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Piano</text:p>
          </table:table-cell>
          <table:table-cell table:number-columns-repeated="3"/>
          <table:table-cell table:formula="of:=[.D1]&amp;&quot; &quot;&amp;[.E1]&amp;&quot; &quot;&amp;[.F1]&amp;&quot; &quot;&amp;[.G1]&amp;&quot; &quot;&amp;[.H1]" office:value-type="string" office:string-value="Grand Piano   " calcext:value-type="string">
            <text:p>Grand Pian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Piano</text:p>
          </table:table-cell>
          <table:table-cell table:number-columns-repeated="3"/>
          <table:table-cell table:formula="of:=[.D2]&amp;&quot; &quot;&amp;[.E2]&amp;&quot; &quot;&amp;[.F2]&amp;&quot; &quot;&amp;[.G2]&amp;&quot; &quot;&amp;[.H2]" office:value-type="string" office:string-value="Bright Piano   " calcext:value-type="string">
            <text:p>Bright Pian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I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Piano</text:p>
          </table:table-cell>
          <table:table-cell table:number-columns-repeated="2"/>
          <table:table-cell table:formula="of:=[.D3]&amp;&quot; &quot;&amp;[.E3]&amp;&quot; &quot;&amp;[.F3]&amp;&quot; &quot;&amp;[.G3]&amp;&quot; &quot;&amp;[.H3]" office:value-type="string" office:string-value="MIDI Grand Piano  " calcext:value-type="string">
            <text:p>MIDI Grand Piano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ky-tonk</text:p>
          </table:table-cell>
          <table:table-cell office:value-type="string" calcext:value-type="string">
            <text:p>Piano</text:p>
          </table:table-cell>
          <table:table-cell table:number-columns-repeated="3"/>
          <table:table-cell table:formula="of:=[.D4]&amp;&quot; &quot;&amp;[.E4]&amp;&quot; &quot;&amp;[.F4]&amp;&quot; &quot;&amp;[.G4]&amp;&quot; &quot;&amp;[.H4]" office:value-type="string" office:string-value="Honky-tonk Piano   " calcext:value-type="string">
            <text:p>Honky-tonk Pian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sichord</text:p>
          </table:table-cell>
          <table:table-cell table:number-columns-repeated="4"/>
          <table:table-cell table:formula="of:=[.D5]&amp;&quot; &quot;&amp;[.E5]&amp;&quot; &quot;&amp;[.F5]&amp;&quot; &quot;&amp;[.G5]&amp;&quot; &quot;&amp;[.H5]" office:value-type="string" office:string-value="Harpsichord    " calcext:value-type="string">
            <text:p>Harpsichord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k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table:number-columns-repeated="2"/>
          <table:table-cell table:formula="of:=[.D6]&amp;&quot; &quot;&amp;[.E6]&amp;&quot; &quot;&amp;[.F6]&amp;&quot; &quot;&amp;[.G6]&amp;&quot; &quot;&amp;[.H6]" office:value-type="string" office:string-value="Funky Electric Piano  " calcext:value-type="string">
            <text:p>Funky Electric Piano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ol!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/>
          <table:table-cell table:formula="of:=[.D7]&amp;&quot; &quot;&amp;[.E7]&amp;&quot; &quot;&amp;[.F7]&amp;&quot; &quot;&amp;[.G7]&amp;&quot; &quot;&amp;[.H7]" office:value-type="string" office:string-value="Cool! Galaxy Electric Piano " calcext:value-type="string">
            <text:p>Cool! Galaxy Electric Piano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/>
          <table:table-cell table:formula="of:=[.D8]&amp;&quot; &quot;&amp;[.E8]&amp;&quot; &quot;&amp;[.F8]&amp;&quot; &quot;&amp;[.G8]&amp;&quot; &quot;&amp;[.H8]" office:value-type="string" office:string-value="DX Modern Electric Piano " calcext:value-type="string">
            <text:p>DX Modern Electric Piano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per</text:p>
          </table:table-cell>
          <table:table-cell office:value-type="string" calcext:value-type="string">
            <text:p>Tines</text:p>
          </table:table-cell>
          <table:table-cell table:number-columns-repeated="3"/>
          <table:table-cell table:formula="of:=[.D9]&amp;&quot; &quot;&amp;[.E9]&amp;&quot; &quot;&amp;[.F9]&amp;&quot; &quot;&amp;[.G9]&amp;&quot; &quot;&amp;[.H9]" office:value-type="string" office:string-value="Hyper Tines   " calcext:value-type="string">
            <text:p>Hyper Tine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table:number-columns-repeated="2"/>
          <table:table-cell table:formula="of:=[.D10]&amp;&quot; &quot;&amp;[.E10]&amp;&quot; &quot;&amp;[.F10]&amp;&quot; &quot;&amp;[.G10]&amp;&quot; &quot;&amp;[.H10]" office:value-type="string" office:string-value="Venus Electric Piano  " calcext:value-type="string">
            <text:p>Venus Electric Piano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80</text:p>
          </table:table-cell>
          <table:table-cell table:number-columns-repeated="4"/>
          <table:table-cell table:formula="of:=[.D11]&amp;&quot; &quot;&amp;[.E11]&amp;&quot; &quot;&amp;[.F11]&amp;&quot; &quot;&amp;[.G11]&amp;&quot; &quot;&amp;[.H11]" office:value-type="string" office:string-value="CP80    " calcext:value-type="string">
            <text:p>CP80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vi</text:p>
          </table:table-cell>
          <table:table-cell table:number-columns-repeated="4"/>
          <table:table-cell table:formula="of:=[.D12]&amp;&quot; &quot;&amp;[.E12]&amp;&quot; &quot;&amp;[.F12]&amp;&quot; &quot;&amp;[.G12]&amp;&quot; &quot;&amp;[.H12]" office:value-type="string" office:string-value="Clavi    " calcext:value-type="string">
            <text:p>Clavi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3]&amp;&quot; &quot;&amp;[.E13]&amp;&quot; &quot;&amp;[.F13]&amp;&quot; &quot;&amp;[.G13]&amp;&quot; &quot;&amp;[.H13]" office:value-type="string" office:string-value="Jazz Organ   " calcext:value-type="string">
            <text:p>Jazz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Org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4]&amp;&quot; &quot;&amp;[.E14]&amp;&quot; &quot;&amp;[.F14]&amp;&quot; &quot;&amp;[.G14]&amp;&quot; &quot;&amp;[.H14]" office:value-type="string" office:string-value="Jazz Organ 2  " calcext:value-type="string">
            <text:p>Jazz Organ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5]&amp;&quot; &quot;&amp;[.E15]&amp;&quot; &quot;&amp;[.F15]&amp;&quot; &quot;&amp;[.G15]&amp;&quot; &quot;&amp;[.H15]" office:value-type="string" office:string-value="Bright Organ   " calcext:value-type="string">
            <text:p>Bright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6]&amp;&quot; &quot;&amp;[.E16]&amp;&quot; &quot;&amp;[.F16]&amp;&quot; &quot;&amp;[.G16]&amp;&quot; &quot;&amp;[.H16]" office:value-type="string" office:string-value="Click Organ   " calcext:value-type="string">
            <text:p>Click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7]&amp;&quot; &quot;&amp;[.E17]&amp;&quot; &quot;&amp;[.F17]&amp;&quot; &quot;&amp;[.G17]&amp;&quot; &quot;&amp;[.H17]" office:value-type="string" office:string-value="Rock Organ   " calcext:value-type="string">
            <text:p>Rock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8]&amp;&quot; &quot;&amp;[.E18]&amp;&quot; &quot;&amp;[.F18]&amp;&quot; &quot;&amp;[.G18]&amp;&quot; &quot;&amp;[.H18]" office:value-type="string" office:string-value="Purple Organ   " calcext:value-type="string">
            <text:p>Purple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9]&amp;&quot; &quot;&amp;[.E19]&amp;&quot; &quot;&amp;[.F19]&amp;&quot; &quot;&amp;[.G19]&amp;&quot; &quot;&amp;[.H19]" office:value-type="string" office:string-value="Theater Organ   " calcext:value-type="string">
            <text:p>Theater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0]&amp;&quot; &quot;&amp;[.E20]&amp;&quot; &quot;&amp;[.F20]&amp;&quot; &quot;&amp;[.G20]&amp;&quot; &quot;&amp;[.H20]" office:value-type="string" office:string-value="Pipe Organ   " calcext:value-type="string">
            <text:p>Pipe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pel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1]&amp;&quot; &quot;&amp;[.E21]&amp;&quot; &quot;&amp;[.F21]&amp;&quot; &quot;&amp;[.G21]&amp;&quot; &quot;&amp;[.H21]" office:value-type="string" office:string-value="Chapel Organ   " calcext:value-type="string">
            <text:p>Chapel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'+4'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2]&amp;&quot; &quot;&amp;[.E22]&amp;&quot; &quot;&amp;[.F22]&amp;&quot; &quot;&amp;[.G22]&amp;&quot; &quot;&amp;[.H22]" office:value-type="string" office:string-value="16'+4' Organ   " calcext:value-type="string">
            <text:p>16'+4'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'+2'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3]&amp;&quot; &quot;&amp;[.E23]&amp;&quot; &quot;&amp;[.F23]&amp;&quot; &quot;&amp;[.G23]&amp;&quot; &quot;&amp;[.H23]" office:value-type="string" office:string-value="16'+2' Organ   " calcext:value-type="string">
            <text:p>16'+2'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4]&amp;&quot; &quot;&amp;[.E24]&amp;&quot; &quot;&amp;[.F24]&amp;&quot; &quot;&amp;[.G24]&amp;&quot; &quot;&amp;[.H24]" office:value-type="string" office:string-value="Reed Organ   " calcext:value-type="string">
            <text:p>Reed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sette</text:p>
          </table:table-cell>
          <table:table-cell office:value-type="string" calcext:value-type="string">
            <text:p>Accordion</text:p>
          </table:table-cell>
          <table:table-cell table:number-columns-repeated="3"/>
          <table:table-cell table:formula="of:=[.D25]&amp;&quot; &quot;&amp;[.E25]&amp;&quot; &quot;&amp;[.F25]&amp;&quot; &quot;&amp;[.G25]&amp;&quot; &quot;&amp;[.H25]" office:value-type="string" office:string-value="Musette Accordion   " calcext:value-type="string">
            <text:p>Musette Accord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Accordion</text:p>
          </table:table-cell>
          <table:table-cell table:number-columns-repeated="3"/>
          <table:table-cell table:formula="of:=[.D26]&amp;&quot; &quot;&amp;[.E26]&amp;&quot; &quot;&amp;[.F26]&amp;&quot; &quot;&amp;[.G26]&amp;&quot; &quot;&amp;[.H26]" office:value-type="string" office:string-value="Traditional Accordion   " calcext:value-type="string">
            <text:p>Traditional Accord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rmonica</text:p>
          </table:table-cell>
          <table:table-cell table:number-columns-repeated="4"/>
          <table:table-cell table:formula="of:=[.D27]&amp;&quot; &quot;&amp;[.E27]&amp;&quot; &quot;&amp;[.F27]&amp;&quot; &quot;&amp;[.G27]&amp;&quot; &quot;&amp;[.H27]" office:value-type="string" office:string-value="Harmonica    " calcext:value-type="string">
            <text:p>Harmonic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ndoneon</text:p>
          </table:table-cell>
          <table:table-cell table:number-columns-repeated="4"/>
          <table:table-cell table:formula="of:=[.D28]&amp;&quot; &quot;&amp;[.E28]&amp;&quot; &quot;&amp;[.F28]&amp;&quot; &quot;&amp;[.G28]&amp;&quot; &quot;&amp;[.H28]" office:value-type="string" office:string-value="Bandoneon    " calcext:value-type="string">
            <text:p>Bandoneo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9]&amp;&quot; &quot;&amp;[.E29]&amp;&quot; &quot;&amp;[.F29]&amp;&quot; &quot;&amp;[.G29]&amp;&quot; &quot;&amp;[.H29]" office:value-type="string" office:string-value="Classical Guitar   " calcext:value-type="string">
            <text:p>Classical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0]&amp;&quot; &quot;&amp;[.E30]&amp;&quot; &quot;&amp;[.F30]&amp;&quot; &quot;&amp;[.G30]&amp;&quot; &quot;&amp;[.H30]" office:value-type="string" office:string-value="Folk Guitar   " calcext:value-type="string">
            <text:p>Folk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String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1]&amp;&quot; &quot;&amp;[.E31]&amp;&quot; &quot;&amp;[.F31]&amp;&quot; &quot;&amp;[.G31]&amp;&quot; &quot;&amp;[.H31]" office:value-type="string" office:string-value="12String Guitar   " calcext:value-type="string">
            <text:p>12String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2]&amp;&quot; &quot;&amp;[.E32]&amp;&quot; &quot;&amp;[.F32]&amp;&quot; &quot;&amp;[.G32]&amp;&quot; &quot;&amp;[.H32]" office:value-type="string" office:string-value="Jazz Guitar   " calcext:value-type="string">
            <text:p>Jazz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3]&amp;&quot; &quot;&amp;[.E33]&amp;&quot; &quot;&amp;[.F33]&amp;&quot; &quot;&amp;[.G33]&amp;&quot; &quot;&amp;[.H33]" office:value-type="string" office:string-value="Octave Guitar   " calcext:value-type="string">
            <text:p>Octave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4]&amp;&quot; &quot;&amp;[.E34]&amp;&quot; &quot;&amp;[.F34]&amp;&quot; &quot;&amp;[.G34]&amp;&quot; &quot;&amp;[.H34]" office:value-type="string" office:string-value="Clean Guitar   " calcext:value-type="string">
            <text:p>Clea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uitar</text:p>
          </table:table-cell>
          <table:table-cell table:number-columns-repeated="2"/>
          <table:table-cell table:formula="of:=[.D35]&amp;&quot; &quot;&amp;[.E35]&amp;&quot; &quot;&amp;[.F35]&amp;&quot; &quot;&amp;[.G35]&amp;&quot; &quot;&amp;[.H35]" office:value-type="string" office:string-value="60s Clean Guitar  " calcext:value-type="string">
            <text:p>60s Clean Guitar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6]&amp;&quot; &quot;&amp;[.E36]&amp;&quot; &quot;&amp;[.F36]&amp;&quot; &quot;&amp;[.G36]&amp;&quot; &quot;&amp;[.H36]" office:value-type="string" office:string-value="Muted Guitar   " calcext:value-type="string">
            <text:p>Muted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verdrive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7]&amp;&quot; &quot;&amp;[.E37]&amp;&quot; &quot;&amp;[.F37]&amp;&quot; &quot;&amp;[.G37]&amp;&quot; &quot;&amp;[.H37]" office:value-type="string" office:string-value="Overdriven Guitar   " calcext:value-type="string">
            <text:p>Overdrive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8]&amp;&quot; &quot;&amp;[.E38]&amp;&quot; &quot;&amp;[.F38]&amp;&quot; &quot;&amp;[.G38]&amp;&quot; &quot;&amp;[.H38]" office:value-type="string" office:string-value="Distortion Guitar   " calcext:value-type="string">
            <text:p>Distortio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9]&amp;&quot; &quot;&amp;[.E39]&amp;&quot; &quot;&amp;[.F39]&amp;&quot; &quot;&amp;[.G39]&amp;&quot; &quot;&amp;[.H39]" office:value-type="string" office:string-value="Crunch Guitar   " calcext:value-type="string">
            <text:p>Crunch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40]&amp;&quot; &quot;&amp;[.E40]&amp;&quot; &quot;&amp;[.F40]&amp;&quot; &quot;&amp;[.G40]&amp;&quot; &quot;&amp;[.H40]" office:value-type="string" office:string-value="Acoustic Bass   " calcext:value-type="string">
            <text:p>Acoustic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41]&amp;&quot; &quot;&amp;[.E41]&amp;&quot; &quot;&amp;[.F41]&amp;&quot; &quot;&amp;[.G41]&amp;&quot; &quot;&amp;[.H41]" office:value-type="string" office:string-value="Finger Bass   " calcext:value-type="string">
            <text:p>Finger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42]&amp;&quot; &quot;&amp;[.E42]&amp;&quot; &quot;&amp;[.F42]&amp;&quot; &quot;&amp;[.G42]&amp;&quot; &quot;&amp;[.H42]" office:value-type="string" office:string-value="Pick Bass   " calcext:value-type="string">
            <text:p>Pick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43]&amp;&quot; &quot;&amp;[.E43]&amp;&quot; &quot;&amp;[.F43]&amp;&quot; &quot;&amp;[.G43]&amp;&quot; &quot;&amp;[.H43]" office:value-type="string" office:string-value="Fretless Bass   " calcext:value-type="string">
            <text:p>Fretless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44]&amp;&quot; &quot;&amp;[.E44]&amp;&quot; &quot;&amp;[.F44]&amp;&quot; &quot;&amp;[.G44]&amp;&quot; &quot;&amp;[.H44]" office:value-type="string" office:string-value="Slap Bass   " calcext:value-type="string">
            <text:p>Slap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45]&amp;&quot; &quot;&amp;[.E45]&amp;&quot; &quot;&amp;[.F45]&amp;&quot; &quot;&amp;[.G45]&amp;&quot; &quot;&amp;[.H45]" office:value-type="string" office:string-value="Synth Bass   " calcext:value-type="string">
            <text:p>Synth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-Q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46]&amp;&quot; &quot;&amp;[.E46]&amp;&quot; &quot;&amp;[.F46]&amp;&quot; &quot;&amp;[.G46]&amp;&quot; &quot;&amp;[.H46]" office:value-type="string" office:string-value="Hi-Q Bass   " calcext:value-type="string">
            <text:p>Hi-Q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47]&amp;&quot; &quot;&amp;[.E47]&amp;&quot; &quot;&amp;[.F47]&amp;&quot; &quot;&amp;[.G47]&amp;&quot; &quot;&amp;[.H47]" office:value-type="string" office:string-value="Dance Bass   " calcext:value-type="string">
            <text:p>Dance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olin</text:p>
          </table:table-cell>
          <table:table-cell table:number-columns-repeated="4"/>
          <table:table-cell table:formula="of:=[.D48]&amp;&quot; &quot;&amp;[.E48]&amp;&quot; &quot;&amp;[.F48]&amp;&quot; &quot;&amp;[.G48]&amp;&quot; &quot;&amp;[.H48]" office:value-type="string" office:string-value="Violin    " calcext:value-type="string">
            <text:p>Violi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ello</text:p>
          </table:table-cell>
          <table:table-cell table:number-columns-repeated="4"/>
          <table:table-cell table:formula="of:=[.D49]&amp;&quot; &quot;&amp;[.E49]&amp;&quot; &quot;&amp;[.F49]&amp;&quot; &quot;&amp;[.G49]&amp;&quot; &quot;&amp;[.H49]" office:value-type="string" office:string-value="Cello    " calcext:value-type="string">
            <text:p>Cello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ntrabass</text:p>
          </table:table-cell>
          <table:table-cell table:number-columns-repeated="4"/>
          <table:table-cell table:formula="of:=[.D50]&amp;&quot; &quot;&amp;[.E50]&amp;&quot; &quot;&amp;[.F50]&amp;&quot; &quot;&amp;[.G50]&amp;&quot; &quot;&amp;[.H50]" office:value-type="string" office:string-value="Contrabass    " calcext:value-type="string">
            <text:p>Contrabass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emol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51]&amp;&quot; &quot;&amp;[.E51]&amp;&quot; &quot;&amp;[.F51]&amp;&quot; &quot;&amp;[.G51]&amp;&quot; &quot;&amp;[.H51]" office:value-type="string" office:string-value="Tremolo Strings   " calcext:value-type="string">
            <text:p>Tremol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izzicat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52]&amp;&quot; &quot;&amp;[.E52]&amp;&quot; &quot;&amp;[.F52]&amp;&quot; &quot;&amp;[.G52]&amp;&quot; &quot;&amp;[.H52]" office:value-type="string" office:string-value="Pizzicato Strings   " calcext:value-type="string">
            <text:p>Pizzicat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rp</text:p>
          </table:table-cell>
          <table:table-cell table:number-columns-repeated="4"/>
          <table:table-cell table:formula="of:=[.D53]&amp;&quot; &quot;&amp;[.E53]&amp;&quot; &quot;&amp;[.F53]&amp;&quot; &quot;&amp;[.G53]&amp;&quot; &quot;&amp;[.H53]" office:value-type="string" office:string-value="Harp    " calcext:value-type="string">
            <text:p>Harp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anjo</text:p>
          </table:table-cell>
          <table:table-cell table:number-columns-repeated="4"/>
          <table:table-cell table:formula="of:=[.D54]&amp;&quot; &quot;&amp;[.E54]&amp;&quot; &quot;&amp;[.F54]&amp;&quot; &quot;&amp;[.G54]&amp;&quot; &quot;&amp;[.H54]" office:value-type="string" office:string-value="Banjo    " calcext:value-type="string">
            <text:p>Banjo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rings</text:p>
          </table:table-cell>
          <table:table-cell table:number-columns-repeated="4"/>
          <table:table-cell table:formula="of:=[.D55]&amp;&quot; &quot;&amp;[.E55]&amp;&quot; &quot;&amp;[.F55]&amp;&quot; &quot;&amp;[.G55]&amp;&quot; &quot;&amp;[.H55]" office:value-type="string" office:string-value="Strings    " calcext:value-type="string">
            <text:p>Strings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56]&amp;&quot; &quot;&amp;[.E56]&amp;&quot; &quot;&amp;[.F56]&amp;&quot; &quot;&amp;[.G56]&amp;&quot; &quot;&amp;[.H56]" office:value-type="string" office:string-value="Chamber Strings   " calcext:value-type="string">
            <text:p>Chamber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57]&amp;&quot; &quot;&amp;[.E57]&amp;&quot; &quot;&amp;[.F57]&amp;&quot; &quot;&amp;[.G57]&amp;&quot; &quot;&amp;[.H57]" office:value-type="string" office:string-value="Slow Strings   " calcext:value-type="string">
            <text:p>Slow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rcat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58]&amp;&quot; &quot;&amp;[.E58]&amp;&quot; &quot;&amp;[.F58]&amp;&quot; &quot;&amp;[.G58]&amp;&quot; &quot;&amp;[.H58]" office:value-type="string" office:string-value="Marcato Strings   " calcext:value-type="string">
            <text:p>Marcat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59]&amp;&quot; &quot;&amp;[.E59]&amp;&quot; &quot;&amp;[.F59]&amp;&quot; &quot;&amp;[.G59]&amp;&quot; &quot;&amp;[.H59]" office:value-type="string" office:string-value="Synth Strings   " calcext:value-type="string">
            <text:p>Synth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Hit</text:p>
          </table:table-cell>
          <table:table-cell table:number-columns-repeated="3"/>
          <table:table-cell table:formula="of:=[.D60]&amp;&quot; &quot;&amp;[.E60]&amp;&quot; &quot;&amp;[.F60]&amp;&quot; &quot;&amp;[.G60]&amp;&quot; &quot;&amp;[.H60]" office:value-type="string" office:string-value="Orchestra Hit   " calcext:value-type="string">
            <text:p>Orchestra Hit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oir</text:p>
          </table:table-cell>
          <table:table-cell table:number-columns-repeated="4"/>
          <table:table-cell table:formula="of:=[.D61]&amp;&quot; &quot;&amp;[.E61]&amp;&quot; &quot;&amp;[.F61]&amp;&quot; &quot;&amp;[.G61]&amp;&quot; &quot;&amp;[.H61]" office:value-type="string" office:string-value="Choir    " calcext:value-type="string">
            <text:p>Choir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ocal</text:p>
          </table:table-cell>
          <table:table-cell office:value-type="string" calcext:value-type="string">
            <text:p>Ensemble</text:p>
          </table:table-cell>
          <table:table-cell table:number-columns-repeated="3"/>
          <table:table-cell table:formula="of:=[.D62]&amp;&quot; &quot;&amp;[.E62]&amp;&quot; &quot;&amp;[.F62]&amp;&quot; &quot;&amp;[.G62]&amp;&quot; &quot;&amp;[.H62]" office:value-type="string" office:string-value="Vocal Ensemble   " calcext:value-type="string">
            <text:p>Vocal Ensembl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Humana</text:p>
          </table:table-cell>
          <table:table-cell table:number-columns-repeated="3"/>
          <table:table-cell table:formula="of:=[.D63]&amp;&quot; &quot;&amp;[.E63]&amp;&quot; &quot;&amp;[.F63]&amp;&quot; &quot;&amp;[.G63]&amp;&quot; &quot;&amp;[.H63]" office:value-type="string" office:string-value="Vox Humana   " calcext:value-type="string">
            <text:p>Vox Humana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Choir</text:p>
          </table:table-cell>
          <table:table-cell table:number-columns-repeated="3"/>
          <table:table-cell table:formula="of:=[.D64]&amp;&quot; &quot;&amp;[.E64]&amp;&quot; &quot;&amp;[.F64]&amp;&quot; &quot;&amp;[.G64]&amp;&quot; &quot;&amp;[.H64]" office:value-type="string" office:string-value="Air Choir   " calcext:value-type="string">
            <text:p>Air Choi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mpet</text:p>
          </table:table-cell>
          <table:table-cell table:number-columns-repeated="4"/>
          <table:table-cell table:formula="of:=[.D65]&amp;&quot; &quot;&amp;[.E65]&amp;&quot; &quot;&amp;[.F65]&amp;&quot; &quot;&amp;[.G65]&amp;&quot; &quot;&amp;[.H65]" office:value-type="string" office:string-value="Trumpet    " calcext:value-type="string">
            <text:p>Trumpet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weet!</text:p>
          </table:table-cell>
          <table:table-cell office:value-type="string" calcext:value-type="string">
            <text:p>Trumpet</text:p>
          </table:table-cell>
          <table:table-cell table:number-columns-repeated="3"/>
          <table:table-cell table:formula="of:=[.D66]&amp;&quot; &quot;&amp;[.E66]&amp;&quot; &quot;&amp;[.F66]&amp;&quot; &quot;&amp;[.G66]&amp;&quot; &quot;&amp;[.H66]" office:value-type="string" office:string-value="Sweet! Trumpet   " calcext:value-type="string">
            <text:p>Sweet! Trumpet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ombone</text:p>
          </table:table-cell>
          <table:table-cell table:number-columns-repeated="4"/>
          <table:table-cell table:formula="of:=[.D67]&amp;&quot; &quot;&amp;[.E67]&amp;&quot; &quot;&amp;[.F67]&amp;&quot; &quot;&amp;[.G67]&amp;&quot; &quot;&amp;[.H67]" office:value-type="string" office:string-value="Trombone    " calcext:value-type="string">
            <text:p>Trombon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ombone</text:p>
          </table:table-cell>
          <table:table-cell office:value-type="string" calcext:value-type="string">
            <text:p>Section</text:p>
          </table:table-cell>
          <table:table-cell table:number-columns-repeated="3"/>
          <table:table-cell table:formula="of:=[.D68]&amp;&quot; &quot;&amp;[.E68]&amp;&quot; &quot;&amp;[.F68]&amp;&quot; &quot;&amp;[.G68]&amp;&quot; &quot;&amp;[.H68]" office:value-type="string" office:string-value="Trombone Section   " calcext:value-type="string">
            <text:p>Trombone Sect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uba</text:p>
          </table:table-cell>
          <table:table-cell table:number-columns-repeated="4"/>
          <table:table-cell table:formula="of:=[.D69]&amp;&quot; &quot;&amp;[.E69]&amp;&quot; &quot;&amp;[.F69]&amp;&quot; &quot;&amp;[.G69]&amp;&quot; &quot;&amp;[.H69]" office:value-type="string" office:string-value="Tuba    " calcext:value-type="string">
            <text:p>Tub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Trumpet</text:p>
          </table:table-cell>
          <table:table-cell table:number-columns-repeated="3"/>
          <table:table-cell table:formula="of:=[.D70]&amp;&quot; &quot;&amp;[.E70]&amp;&quot; &quot;&amp;[.F70]&amp;&quot; &quot;&amp;[.G70]&amp;&quot; &quot;&amp;[.H70]" office:value-type="string" office:string-value="Muted Trumpet   " calcext:value-type="string">
            <text:p>Muted Trumpet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Horn</text:p>
          </table:table-cell>
          <table:table-cell table:number-columns-repeated="3"/>
          <table:table-cell table:formula="of:=[.D71]&amp;&quot; &quot;&amp;[.E71]&amp;&quot; &quot;&amp;[.F71]&amp;&quot; &quot;&amp;[.G71]&amp;&quot; &quot;&amp;[.H71]" office:value-type="string" office:string-value="French Horn   " calcext:value-type="string">
            <text:p>French Hor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ection</text:p>
          </table:table-cell>
          <table:table-cell table:number-columns-repeated="3"/>
          <table:table-cell table:formula="of:=[.D72]&amp;&quot; &quot;&amp;[.E72]&amp;&quot; &quot;&amp;[.F72]&amp;&quot; &quot;&amp;[.G72]&amp;&quot; &quot;&amp;[.H72]" office:value-type="string" office:string-value="Brass Section   " calcext:value-type="string">
            <text:p>Brass Sect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rass</text:p>
          </table:table-cell>
          <table:table-cell table:number-columns-repeated="2"/>
          <table:table-cell table:formula="of:=[.D73]&amp;&quot; &quot;&amp;[.E73]&amp;&quot; &quot;&amp;[.F73]&amp;&quot; &quot;&amp;[.G73]&amp;&quot; &quot;&amp;[.H73]" office:value-type="string" office:string-value="Big Band Brass  " calcext:value-type="string">
            <text:p>Big Band Bras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ellow</text:p>
          </table:table-cell>
          <table:table-cell office:value-type="string" calcext:value-type="string">
            <text:p>Horns</text:p>
          </table:table-cell>
          <table:table-cell table:number-columns-repeated="3"/>
          <table:table-cell table:formula="of:=[.D74]&amp;&quot; &quot;&amp;[.E74]&amp;&quot; &quot;&amp;[.F74]&amp;&quot; &quot;&amp;[.G74]&amp;&quot; &quot;&amp;[.H74]" office:value-type="string" office:string-value="Mellow Horns   " calcext:value-type="string">
            <text:p>Mellow Horn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ass</text:p>
          </table:table-cell>
          <table:table-cell table:number-columns-repeated="3"/>
          <table:table-cell table:formula="of:=[.D75]&amp;&quot; &quot;&amp;[.E75]&amp;&quot; &quot;&amp;[.F75]&amp;&quot; &quot;&amp;[.G75]&amp;&quot; &quot;&amp;[.H75]" office:value-type="string" office:string-value="Synth Brass   " calcext:value-type="string">
            <text:p>Synth Br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Brass</text:p>
          </table:table-cell>
          <table:table-cell table:number-columns-repeated="3"/>
          <table:table-cell table:formula="of:=[.D76]&amp;&quot; &quot;&amp;[.E76]&amp;&quot; &quot;&amp;[.F76]&amp;&quot; &quot;&amp;[.G76]&amp;&quot; &quot;&amp;[.H76]" office:value-type="string" office:string-value="80s Brass   " calcext:value-type="string">
            <text:p>80s Br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Brass</text:p>
          </table:table-cell>
          <table:table-cell table:number-columns-repeated="3"/>
          <table:table-cell table:formula="of:=[.D77]&amp;&quot; &quot;&amp;[.E77]&amp;&quot; &quot;&amp;[.F77]&amp;&quot; &quot;&amp;[.G77]&amp;&quot; &quot;&amp;[.H77]" office:value-type="string" office:string-value="Techno Brass   " calcext:value-type="string">
            <text:p>Techno Br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prano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78]&amp;&quot; &quot;&amp;[.E78]&amp;&quot; &quot;&amp;[.F78]&amp;&quot; &quot;&amp;[.G78]&amp;&quot; &quot;&amp;[.H78]" office:value-type="string" office:string-value="Soprano Sax   " calcext:value-type="string">
            <text:p>Soprano Sa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weet!</text:p>
          </table:table-cell>
          <table:table-cell office:value-type="string" calcext:value-type="string">
            <text:p>Soprano</text:p>
          </table:table-cell>
          <table:table-cell office:value-type="string" calcext:value-type="string">
            <text:p>Sax</text:p>
          </table:table-cell>
          <table:table-cell table:number-columns-repeated="2"/>
          <table:table-cell table:formula="of:=[.D79]&amp;&quot; &quot;&amp;[.E79]&amp;&quot; &quot;&amp;[.F79]&amp;&quot; &quot;&amp;[.G79]&amp;&quot; &quot;&amp;[.H79]" office:value-type="string" office:string-value="Sweet! Soprano Sax  " calcext:value-type="string">
            <text:p>Sweet! Soprano Sax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80]&amp;&quot; &quot;&amp;[.E80]&amp;&quot; &quot;&amp;[.F80]&amp;&quot; &quot;&amp;[.G80]&amp;&quot; &quot;&amp;[.H80]" office:value-type="string" office:string-value="Alto Sax   " calcext:value-type="string">
            <text:p>Alto Sa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81]&amp;&quot; &quot;&amp;[.E81]&amp;&quot; &quot;&amp;[.F81]&amp;&quot; &quot;&amp;[.G81]&amp;&quot; &quot;&amp;[.H81]" office:value-type="string" office:string-value="Tenor Sax   " calcext:value-type="string">
            <text:p>Tenor Sa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eathy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ax</text:p>
          </table:table-cell>
          <table:table-cell table:number-columns-repeated="2"/>
          <table:table-cell table:formula="of:=[.D82]&amp;&quot; &quot;&amp;[.E82]&amp;&quot; &quot;&amp;[.F82]&amp;&quot; &quot;&amp;[.G82]&amp;&quot; &quot;&amp;[.H82]" office:value-type="string" office:string-value="Breathy Tenor Sax  " calcext:value-type="string">
            <text:p>Breathy Tenor Sax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Section</text:p>
          </table:table-cell>
          <table:table-cell table:number-columns-repeated="3"/>
          <table:table-cell table:formula="of:=[.D83]&amp;&quot; &quot;&amp;[.E83]&amp;&quot; &quot;&amp;[.F83]&amp;&quot; &quot;&amp;[.G83]&amp;&quot; &quot;&amp;[.H83]" office:value-type="string" office:string-value="Sax Section   " calcext:value-type="string">
            <text:p>Sax Sect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weet!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ax</text:p>
          </table:table-cell>
          <table:table-cell table:number-columns-repeated="2"/>
          <table:table-cell table:formula="of:=[.D84]&amp;&quot; &quot;&amp;[.E84]&amp;&quot; &quot;&amp;[.F84]&amp;&quot; &quot;&amp;[.G84]&amp;&quot; &quot;&amp;[.H84]" office:value-type="string" office:string-value="Sweet! Tenor Sax  " calcext:value-type="string">
            <text:p>Sweet! Tenor Sax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aritone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85]&amp;&quot; &quot;&amp;[.E85]&amp;&quot; &quot;&amp;[.F85]&amp;&quot; &quot;&amp;[.G85]&amp;&quot; &quot;&amp;[.H85]" office:value-type="string" office:string-value="Baritone Sax   " calcext:value-type="string">
            <text:p>Baritone Sa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boe</text:p>
          </table:table-cell>
          <table:table-cell table:number-columns-repeated="4"/>
          <table:table-cell table:formula="of:=[.D86]&amp;&quot; &quot;&amp;[.E86]&amp;&quot; &quot;&amp;[.F86]&amp;&quot; &quot;&amp;[.G86]&amp;&quot; &quot;&amp;[.H86]" office:value-type="string" office:string-value="Oboe    " calcext:value-type="string">
            <text:p>Obo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orn</text:p>
          </table:table-cell>
          <table:table-cell table:number-columns-repeated="3"/>
          <table:table-cell table:formula="of:=[.D87]&amp;&quot; &quot;&amp;[.E87]&amp;&quot; &quot;&amp;[.F87]&amp;&quot; &quot;&amp;[.G87]&amp;&quot; &quot;&amp;[.H87]" office:value-type="string" office:string-value="English Horn   " calcext:value-type="string">
            <text:p>English Hor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assoon</text:p>
          </table:table-cell>
          <table:table-cell table:number-columns-repeated="4"/>
          <table:table-cell table:formula="of:=[.D88]&amp;&quot; &quot;&amp;[.E88]&amp;&quot; &quot;&amp;[.F88]&amp;&quot; &quot;&amp;[.G88]&amp;&quot; &quot;&amp;[.H88]" office:value-type="string" office:string-value="Bassoon    " calcext:value-type="string">
            <text:p>Bassoo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larinet</text:p>
          </table:table-cell>
          <table:table-cell table:number-columns-repeated="4"/>
          <table:table-cell table:formula="of:=[.D89]&amp;&quot; &quot;&amp;[.E89]&amp;&quot; &quot;&amp;[.F89]&amp;&quot; &quot;&amp;[.G89]&amp;&quot; &quot;&amp;[.H89]" office:value-type="string" office:string-value="Clarinet    " calcext:value-type="string">
            <text:p>Clarinet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iccolo</text:p>
          </table:table-cell>
          <table:table-cell table:number-columns-repeated="4"/>
          <table:table-cell table:formula="of:=[.D90]&amp;&quot; &quot;&amp;[.E90]&amp;&quot; &quot;&amp;[.F90]&amp;&quot; &quot;&amp;[.G90]&amp;&quot; &quot;&amp;[.H90]" office:value-type="string" office:string-value="Piccolo    " calcext:value-type="string">
            <text:p>Piccolo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lute</text:p>
          </table:table-cell>
          <table:table-cell table:number-columns-repeated="4"/>
          <table:table-cell table:formula="of:=[.D91]&amp;&quot; &quot;&amp;[.E91]&amp;&quot; &quot;&amp;[.F91]&amp;&quot; &quot;&amp;[.G91]&amp;&quot; &quot;&amp;[.H91]" office:value-type="string" office:string-value="Flute    " calcext:value-type="string">
            <text:p>Flut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weet!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Flute</text:p>
          </table:table-cell>
          <table:table-cell table:number-columns-repeated="2"/>
          <table:table-cell table:formula="of:=[.D92]&amp;&quot; &quot;&amp;[.E92]&amp;&quot; &quot;&amp;[.F92]&amp;&quot; &quot;&amp;[.G92]&amp;&quot; &quot;&amp;[.H92]" office:value-type="string" office:string-value="Sweet! Classical Flute  " calcext:value-type="string">
            <text:p>Sweet! Classical Flute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order</text:p>
          </table:table-cell>
          <table:table-cell table:number-columns-repeated="4"/>
          <table:table-cell table:formula="of:=[.D93]&amp;&quot; &quot;&amp;[.E93]&amp;&quot; &quot;&amp;[.F93]&amp;&quot; &quot;&amp;[.G93]&amp;&quot; &quot;&amp;[.H93]" office:value-type="string" office:string-value="Recorder    " calcext:value-type="string">
            <text:p>Recorder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Flute</text:p>
          </table:table-cell>
          <table:table-cell table:number-columns-repeated="3"/>
          <table:table-cell table:formula="of:=[.D94]&amp;&quot; &quot;&amp;[.E94]&amp;&quot; &quot;&amp;[.F94]&amp;&quot; &quot;&amp;[.G94]&amp;&quot; &quot;&amp;[.H94]" office:value-type="string" office:string-value="Pan Flute   " calcext:value-type="string">
            <text:p>Pan Flut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carina</text:p>
          </table:table-cell>
          <table:table-cell table:number-columns-repeated="4"/>
          <table:table-cell table:formula="of:=[.D95]&amp;&quot; &quot;&amp;[.E95]&amp;&quot; &quot;&amp;[.F95]&amp;&quot; &quot;&amp;[.G95]&amp;&quot; &quot;&amp;[.H95]" office:value-type="string" office:string-value="Ocarina    " calcext:value-type="string">
            <text:p>Ocarin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96]&amp;&quot; &quot;&amp;[.E96]&amp;&quot; &quot;&amp;[.F96]&amp;&quot; &quot;&amp;[.G96]&amp;&quot; &quot;&amp;[.H96]" office:value-type="string" office:string-value="Square Lead   " calcext:value-type="string">
            <text:p>Square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wtooth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97]&amp;&quot; &quot;&amp;[.E97]&amp;&quot; &quot;&amp;[.F97]&amp;&quot; &quot;&amp;[.G97]&amp;&quot; &quot;&amp;[.H97]" office:value-type="string" office:string-value="Sawtooth Lead   " calcext:value-type="string">
            <text:p>Sawtooth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alogon</text:p>
          </table:table-cell>
          <table:table-cell table:number-columns-repeated="4"/>
          <table:table-cell table:formula="of:=[.D98]&amp;&quot; &quot;&amp;[.E98]&amp;&quot; &quot;&amp;[.F98]&amp;&quot; &quot;&amp;[.G98]&amp;&quot; &quot;&amp;[.H98]" office:value-type="string" office:string-value="Analogon    " calcext:value-type="string">
            <text:p>Analogo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argo</text:p>
          </table:table-cell>
          <table:table-cell table:number-columns-repeated="4"/>
          <table:table-cell table:formula="of:=[.D99]&amp;&quot; &quot;&amp;[.E99]&amp;&quot; &quot;&amp;[.F99]&amp;&quot; &quot;&amp;[.G99]&amp;&quot; &quot;&amp;[.H99]" office:value-type="string" office:string-value="Fargo    " calcext:value-type="string">
            <text:p>Fargo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100]&amp;&quot; &quot;&amp;[.E100]&amp;&quot; &quot;&amp;[.F100]&amp;&quot; &quot;&amp;[.G100]&amp;&quot; &quot;&amp;[.H100]" office:value-type="string" office:string-value="Voice Lead   " calcext:value-type="string">
            <text:p>Voice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Heim</text:p>
          </table:table-cell>
          <table:table-cell table:number-columns-repeated="3"/>
          <table:table-cell table:formula="of:=[.D101]&amp;&quot; &quot;&amp;[.E101]&amp;&quot; &quot;&amp;[.F101]&amp;&quot; &quot;&amp;[.G101]&amp;&quot; &quot;&amp;[.H101]" office:value-type="string" office:string-value="Under Heim   " calcext:value-type="string">
            <text:p>Under Hei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oon</text:p>
          </table:table-cell>
          <table:table-cell table:number-columns-repeated="3"/>
          <table:table-cell table:formula="of:=[.D102]&amp;&quot; &quot;&amp;[.E102]&amp;&quot; &quot;&amp;[.F102]&amp;&quot; &quot;&amp;[.G102]&amp;&quot; &quot;&amp;[.H102]" office:value-type="string" office:string-value="Dark Moon   " calcext:value-type="string">
            <text:p>Dark Mo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ntasia</text:p>
          </table:table-cell>
          <table:table-cell table:number-columns-repeated="4"/>
          <table:table-cell table:formula="of:=[.D103]&amp;&quot; &quot;&amp;[.E103]&amp;&quot; &quot;&amp;[.F103]&amp;&quot; &quot;&amp;[.G103]&amp;&quot; &quot;&amp;[.H103]" office:value-type="string" office:string-value="Fantasia    " calcext:value-type="string">
            <text:p>Fantasi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104]&amp;&quot; &quot;&amp;[.E104]&amp;&quot; &quot;&amp;[.F104]&amp;&quot; &quot;&amp;[.G104]&amp;&quot; &quot;&amp;[.H104]" office:value-type="string" office:string-value="Xenon Pad   " calcext:value-type="string">
            <text:p>Xenon P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quinox</text:p>
          </table:table-cell>
          <table:table-cell table:number-columns-repeated="4"/>
          <table:table-cell table:formula="of:=[.D105]&amp;&quot; &quot;&amp;[.E105]&amp;&quot; &quot;&amp;[.F105]&amp;&quot; &quot;&amp;[.G105]&amp;&quot; &quot;&amp;[.H105]" office:value-type="string" office:string-value="Equinox    " calcext:value-type="string">
            <text:p>Equinox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ust</text:p>
          </table:table-cell>
          <table:table-cell table:number-columns-repeated="3"/>
          <table:table-cell table:formula="of:=[.D106]&amp;&quot; &quot;&amp;[.E106]&amp;&quot; &quot;&amp;[.F106]&amp;&quot; &quot;&amp;[.G106]&amp;&quot; &quot;&amp;[.H106]" office:value-type="string" office:string-value="Star Dust   " calcext:value-type="string">
            <text:p>Star Dust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107]&amp;&quot; &quot;&amp;[.E107]&amp;&quot; &quot;&amp;[.F107]&amp;&quot; &quot;&amp;[.G107]&amp;&quot; &quot;&amp;[.H107]" office:value-type="string" office:string-value="Bell Pad   " calcext:value-type="string">
            <text:p>Bell P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rightness</text:p>
          </table:table-cell>
          <table:table-cell table:number-columns-repeated="4"/>
          <table:table-cell table:formula="of:=[.D108]&amp;&quot; &quot;&amp;[.E108]&amp;&quot; &quot;&amp;[.F108]&amp;&quot; &quot;&amp;[.G108]&amp;&quot; &quot;&amp;[.H108]" office:value-type="string" office:string-value="Brightness    " calcext:value-type="string">
            <text:p>Brightness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esta</text:p>
          </table:table-cell>
          <table:table-cell table:number-columns-repeated="4"/>
          <table:table-cell table:formula="of:=[.D109]&amp;&quot; &quot;&amp;[.E109]&amp;&quot; &quot;&amp;[.F109]&amp;&quot; &quot;&amp;[.G109]&amp;&quot; &quot;&amp;[.H109]" office:value-type="string" office:string-value="Celesta    " calcext:value-type="string">
            <text:p>Celest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Box</text:p>
          </table:table-cell>
          <table:table-cell table:number-columns-repeated="3"/>
          <table:table-cell table:formula="of:=[.D110]&amp;&quot; &quot;&amp;[.E110]&amp;&quot; &quot;&amp;[.F110]&amp;&quot; &quot;&amp;[.G110]&amp;&quot; &quot;&amp;[.H110]" office:value-type="string" office:string-value="Music Box   " calcext:value-type="string">
            <text:p>Music Bo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braphone</text:p>
          </table:table-cell>
          <table:table-cell table:number-columns-repeated="4"/>
          <table:table-cell table:formula="of:=[.D111]&amp;&quot; &quot;&amp;[.E111]&amp;&quot; &quot;&amp;[.F111]&amp;&quot; &quot;&amp;[.G111]&amp;&quot; &quot;&amp;[.H111]" office:value-type="string" office:string-value="Vibraphone    " calcext:value-type="string">
            <text:p>Vibraphon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imba</text:p>
          </table:table-cell>
          <table:table-cell table:number-columns-repeated="4"/>
          <table:table-cell table:formula="of:=[.D112]&amp;&quot; &quot;&amp;[.E112]&amp;&quot; &quot;&amp;[.F112]&amp;&quot; &quot;&amp;[.G112]&amp;&quot; &quot;&amp;[.H112]" office:value-type="string" office:string-value="Marimba    " calcext:value-type="string">
            <text:p>Marimb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ylophone</text:p>
          </table:table-cell>
          <table:table-cell table:number-columns-repeated="4"/>
          <table:table-cell table:formula="of:=[.D113]&amp;&quot; &quot;&amp;[.E113]&amp;&quot; &quot;&amp;[.F113]&amp;&quot; &quot;&amp;[.G113]&amp;&quot; &quot;&amp;[.H113]" office:value-type="string" office:string-value="Xylophone    " calcext:value-type="string">
            <text:p>Xylophon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114]&amp;&quot; &quot;&amp;[.E114]&amp;&quot; &quot;&amp;[.F114]&amp;&quot; &quot;&amp;[.G114]&amp;&quot; &quot;&amp;[.H114]" office:value-type="string" office:string-value="Tubular Bells   " calcext:value-type="string">
            <text:p>Tubular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impani</text:p>
          </table:table-cell>
          <table:table-cell table:number-columns-repeated="4"/>
          <table:table-cell table:formula="of:=[.D115]&amp;&quot; &quot;&amp;[.E115]&amp;&quot; &quot;&amp;[.F115]&amp;&quot; &quot;&amp;[.G115]&amp;&quot; &quot;&amp;[.H115]" office:value-type="string" office:string-value="Timpani    " calcext:value-type="string">
            <text:p>Timpani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ums</text:p>
          </table:table-cell>
          <table:table-cell table:number-columns-repeated="3"/>
          <table:table-cell table:formula="of:=[.D116]&amp;&quot; &quot;&amp;[.E116]&amp;&quot; &quot;&amp;[.F116]&amp;&quot; &quot;&amp;[.G116]&amp;&quot; &quot;&amp;[.H116]" office:value-type="string" office:string-value="Steel Drums   " calcext:value-type="string">
            <text:p>Steel Drums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17]&amp;&quot; &quot;&amp;[.E117]&amp;&quot; &quot;&amp;[.F117]&amp;&quot; &quot;&amp;[.G117]&amp;&quot; &quot;&amp;[.H117]" office:value-type="string" office:string-value="Standard Kit 1  " calcext:value-type="string">
            <text:p>Standard Kit 1 <text:s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18]&amp;&quot; &quot;&amp;[.E118]&amp;&quot; &quot;&amp;[.F118]&amp;&quot; &quot;&amp;[.G118]&amp;&quot; &quot;&amp;[.H118]" office:value-type="string" office:string-value="Standard Kit 2  " calcext:value-type="string">
            <text:p>Standard Kit 2 <text:s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19]&amp;&quot; &quot;&amp;[.E119]&amp;&quot; &quot;&amp;[.F119]&amp;&quot; &quot;&amp;[.G119]&amp;&quot; &quot;&amp;[.H119]" office:value-type="string" office:string-value="Maple Kit   " calcext:value-type="string">
            <text:p>Maple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20]&amp;&quot; &quot;&amp;[.E120]&amp;&quot; &quot;&amp;[.F120]&amp;&quot; &quot;&amp;[.G120]&amp;&quot; &quot;&amp;[.H120]" office:value-type="string" office:string-value="Oak Kit   " calcext:value-type="string">
            <text:p>Oak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21]&amp;&quot; &quot;&amp;[.E121]&amp;&quot; &quot;&amp;[.F121]&amp;&quot; &quot;&amp;[.G121]&amp;&quot; &quot;&amp;[.H121]" office:value-type="string" office:string-value="Room Kit   " calcext:value-type="string">
            <text:p>Room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22]&amp;&quot; &quot;&amp;[.E122]&amp;&quot; &quot;&amp;[.F122]&amp;&quot; &quot;&amp;[.G122]&amp;&quot; &quot;&amp;[.H122]" office:value-type="string" office:string-value="Rock Kit   " calcext:value-type="string">
            <text:p>Rock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Kit</text:p>
          </table:table-cell>
          <table:table-cell table:number-columns-repeated="2"/>
          <table:table-cell table:formula="of:=[.D123]&amp;&quot; &quot;&amp;[.E123]&amp;&quot; &quot;&amp;[.F123]&amp;&quot; &quot;&amp;[.G123]&amp;&quot; &quot;&amp;[.H123]" office:value-type="string" office:string-value="Hard Rock Kit  " calcext:value-type="string">
            <text:p>Hard Rock Kit <text:s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24]&amp;&quot; &quot;&amp;[.E124]&amp;&quot; &quot;&amp;[.F124]&amp;&quot; &quot;&amp;[.G124]&amp;&quot; &quot;&amp;[.H124]" office:value-type="string" office:string-value="Electronic Kit   " calcext:value-type="string">
            <text:p>Electronic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25]&amp;&quot; &quot;&amp;[.E125]&amp;&quot; &quot;&amp;[.F125]&amp;&quot; &quot;&amp;[.G125]&amp;&quot; &quot;&amp;[.H125]" office:value-type="string" office:string-value="Analog Kit   " calcext:value-type="string">
            <text:p>Analog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26]&amp;&quot; &quot;&amp;[.E126]&amp;&quot; &quot;&amp;[.F126]&amp;&quot; &quot;&amp;[.G126]&amp;&quot; &quot;&amp;[.H126]" office:value-type="string" office:string-value="Jazz Kit   " calcext:value-type="string">
            <text:p>Jazz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27]&amp;&quot; &quot;&amp;[.E127]&amp;&quot; &quot;&amp;[.F127]&amp;&quot; &quot;&amp;[.G127]&amp;&quot; &quot;&amp;[.H127]" office:value-type="string" office:string-value="Brush Kit   " calcext:value-type="string">
            <text:p>Brush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28]&amp;&quot; &quot;&amp;[.E128]&amp;&quot; &quot;&amp;[.F128]&amp;&quot; &quot;&amp;[.G128]&amp;&quot; &quot;&amp;[.H128]" office:value-type="string" office:string-value="Symphony Kit   " calcext:value-type="string">
            <text:p>Symphony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Kit</text:p>
          </table:table-cell>
          <table:table-cell table:number-columns-repeated="2"/>
          <table:table-cell table:formula="of:=[.D129]&amp;&quot; &quot;&amp;[.E129]&amp;&quot; &quot;&amp;[.F129]&amp;&quot; &quot;&amp;[.G129]&amp;&quot; &quot;&amp;[.H129]" office:value-type="string" office:string-value="Analog T8 Kit  " calcext:value-type="string">
            <text:p>Analog T8 Kit <text:s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30]&amp;&quot; &quot;&amp;[.E130]&amp;&quot; &quot;&amp;[.F130]&amp;&quot; &quot;&amp;[.G130]&amp;&quot; &quot;&amp;[.H130]" office:value-type="string" office:string-value="Stereo Power Kit 1 " calcext:value-type="string">
            <text:p>Stereo Power Kit 1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31]&amp;&quot; &quot;&amp;[.E131]&amp;&quot; &quot;&amp;[.F131]&amp;&quot; &quot;&amp;[.G131]&amp;&quot; &quot;&amp;[.H131]" office:value-type="string" office:string-value="Stereo Power Kit 2 " calcext:value-type="string">
            <text:p>Stereo Power Kit 2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32]&amp;&quot; &quot;&amp;[.E132]&amp;&quot; &quot;&amp;[.F132]&amp;&quot; &quot;&amp;[.G132]&amp;&quot; &quot;&amp;[.H132]" office:value-type="string" office:string-value="Dance Kit   " calcext:value-type="string">
            <text:p>Dance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33]&amp;&quot; &quot;&amp;[.E133]&amp;&quot; &quot;&amp;[.F133]&amp;&quot; &quot;&amp;[.G133]&amp;&quot; &quot;&amp;[.H133]" office:value-type="string" office:string-value="Vox Kit   " calcext:value-type="string">
            <text:p>Vox Kit <text:s text:c="2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34]&amp;&quot; &quot;&amp;[.E134]&amp;&quot; &quot;&amp;[.F134]&amp;&quot; &quot;&amp;[.G134]&amp;&quot; &quot;&amp;[.H134]" office:value-type="string" office:string-value="SFX Kit 1  " calcext:value-type="string">
            <text:p>SFX Kit 1 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35]&amp;&quot; &quot;&amp;[.E135]&amp;&quot; &quot;&amp;[.F135]&amp;&quot; &quot;&amp;[.G135]&amp;&quot; &quot;&amp;[.H135]" office:value-type="string" office:string-value="SFX Kit 2  " calcext:value-type="string">
            <text:p>SFX Kit 2 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36]&amp;&quot; &quot;&amp;[.E136]&amp;&quot; &quot;&amp;[.F136]&amp;&quot; &quot;&amp;[.G136]&amp;&quot; &quot;&amp;[.H136]" office:value-type="string" office:string-value="China Kit   " calcext:value-type="string">
            <text:p>China Kit <text:s text:c="2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37]&amp;&quot; &quot;&amp;[.E137]&amp;&quot; &quot;&amp;[.F137]&amp;&quot; &quot;&amp;[.G137]&amp;&quot; &quot;&amp;[.H137]" office:value-type="string" office:string-value="Arabic Kit   " calcext:value-type="string">
            <text:p>Arabic Kit <text:s text:c="2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38]&amp;&quot; &quot;&amp;[.E138]&amp;&quot; &quot;&amp;[.F138]&amp;&quot; &quot;&amp;[.G138]&amp;&quot; &quot;&amp;[.H138]" office:value-type="string" office:string-value="Indian Kit 1  " calcext:value-type="string">
            <text:p>Indian Kit 1 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Kit</text:p>
          </table:table-cell>
          <table:table-cell table:number-columns-repeated="2"/>
          <table:table-cell table:formula="of:=[.D139]&amp;&quot; &quot;&amp;[.E139]&amp;&quot; &quot;&amp;[.F139]&amp;&quot; &quot;&amp;[.G139]&amp;&quot; &quot;&amp;[.H139]" office:value-type="string" office:string-value="Pop Latin Kit  " calcext:value-type="string">
            <text:p>Pop Latin Kit 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40]&amp;&quot; &quot;&amp;[.E140]&amp;&quot; &quot;&amp;[.F140]&amp;&quot; &quot;&amp;[.G140]&amp;&quot; &quot;&amp;[.H140]" office:value-type="string" office:string-value="Brazil Kit   " calcext:value-type="string">
            <text:p>Brazil Kit <text:s text:c="2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Kit</text:p>
          </table:table-cell>
          <table:table-cell table:number-columns-repeated="2"/>
          <table:table-cell table:formula="of:=[.D141]&amp;&quot; &quot;&amp;[.E141]&amp;&quot; &quot;&amp;[.F141]&amp;&quot; &quot;&amp;[.G141]&amp;&quot; &quot;&amp;[.H141]" office:value-type="string" office:string-value="Sound Effect Kit  " calcext:value-type="string">
            <text:p>Sound Effect Kit 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42]&amp;&quot; &quot;&amp;[.E142]&amp;&quot; &quot;&amp;[.F142]&amp;&quot; &quot;&amp;[.G142]&amp;&quot; &quot;&amp;[.H142]" office:value-type="string" office:string-value="World Kit   " calcext:value-type="string">
            <text:p>World Kit <text:s text:c="2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43]&amp;&quot; &quot;&amp;[.E143]&amp;&quot; &quot;&amp;[.F143]&amp;&quot; &quot;&amp;[.G143]&amp;&quot; &quot;&amp;[.H143]" office:value-type="string" office:string-value="Indian Kit 2  " calcext:value-type="string">
            <text:p>Indian Kit 2 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44]&amp;&quot; &quot;&amp;[.E144]&amp;&quot; &quot;&amp;[.F144]&amp;&quot; &quot;&amp;[.G144]&amp;&quot; &quot;&amp;[.H144]" office:value-type="string" office:string-value="Metronome Kit   " calcext:value-type="string">
            <text:p>Metronome Kit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Piano</text:p>
          </table:table-cell>
          <table:table-cell table:number-columns-repeated="3"/>
          <table:table-cell table:formula="of:=[.D145]&amp;&quot; &quot;&amp;[.E145]&amp;&quot; &quot;&amp;[.F145]&amp;&quot; &quot;&amp;[.G145]&amp;&quot; &quot;&amp;[.H145]" office:value-type="string" office:string-value="Grand Piano   " calcext:value-type="string">
            <text:p>Grand Pian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KSP</text:p>
          </table:table-cell>
          <table:table-cell table:number-columns-repeated="2"/>
          <table:table-cell table:formula="of:=[.D146]&amp;&quot; &quot;&amp;[.E146]&amp;&quot; &quot;&amp;[.F146]&amp;&quot; &quot;&amp;[.G146]&amp;&quot; &quot;&amp;[.H146]" office:value-type="string" office:string-value="Grand Piano KSP  " calcext:value-type="string">
            <text:p>Grand Piano KSP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147]&amp;&quot; &quot;&amp;[.E147]&amp;&quot; &quot;&amp;[.F147]&amp;&quot; &quot;&amp;[.G147]&amp;&quot; &quot;&amp;[.H147]" office:value-type="string" office:string-value="Piano Strings   " calcext:value-type="string">
            <text:p>Pian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am</text:p>
          </table:table-cell>
          <table:table-cell table:number-columns-repeated="4"/>
          <table:table-cell table:formula="of:=[.D148]&amp;&quot; &quot;&amp;[.E148]&amp;&quot; &quot;&amp;[.F148]&amp;&quot; &quot;&amp;[.G148]&amp;&quot; &quot;&amp;[.H148]" office:value-type="string" office:string-value="Dream    " calcext:value-type="string">
            <text:p>Dream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Piano</text:p>
          </table:table-cell>
          <table:table-cell table:number-columns-repeated="3"/>
          <table:table-cell table:formula="of:=[.D149]&amp;&quot; &quot;&amp;[.E149]&amp;&quot; &quot;&amp;[.F149]&amp;&quot; &quot;&amp;[.G149]&amp;&quot; &quot;&amp;[.H149]" office:value-type="string" office:string-value="Bright Piano   " calcext:value-type="string">
            <text:p>Bright Pian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KSP</text:p>
          </table:table-cell>
          <table:table-cell table:number-columns-repeated="2"/>
          <table:table-cell table:formula="of:=[.D150]&amp;&quot; &quot;&amp;[.E150]&amp;&quot; &quot;&amp;[.F150]&amp;&quot; &quot;&amp;[.G150]&amp;&quot; &quot;&amp;[.H150]" office:value-type="string" office:string-value="Bright Piano KSP  " calcext:value-type="string">
            <text:p>Bright Piano KSP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Piano</text:p>
          </table:table-cell>
          <table:table-cell table:number-columns-repeated="2"/>
          <table:table-cell table:formula="of:=[.D151]&amp;&quot; &quot;&amp;[.E151]&amp;&quot; &quot;&amp;[.F151]&amp;&quot; &quot;&amp;[.G151]&amp;&quot; &quot;&amp;[.H151]" office:value-type="string" office:string-value="Electric Grand Piano  " calcext:value-type="string">
            <text:p>Electric Grand Piano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KSP</text:p>
          </table:table-cell>
          <table:table-cell/>
          <table:table-cell table:formula="of:=[.D152]&amp;&quot; &quot;&amp;[.E152]&amp;&quot; &quot;&amp;[.F152]&amp;&quot; &quot;&amp;[.G152]&amp;&quot; &quot;&amp;[.H152]" office:value-type="string" office:string-value="Electric Grand Piano KSP " calcext:value-type="string">
            <text:p>Electric Grand Piano KSP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uned</text:p>
          </table:table-cell>
          <table:table-cell office:value-type="string" calcext:value-type="string">
            <text:p>CP80</text:p>
          </table:table-cell>
          <table:table-cell table:number-columns-repeated="3"/>
          <table:table-cell table:formula="of:=[.D153]&amp;&quot; &quot;&amp;[.E153]&amp;&quot; &quot;&amp;[.F153]&amp;&quot; &quot;&amp;[.G153]&amp;&quot; &quot;&amp;[.H153]" office:value-type="string" office:string-value="Detuned CP80   " calcext:value-type="string">
            <text:p>Detuned CP80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ky-tonk</text:p>
          </table:table-cell>
          <table:table-cell office:value-type="string" calcext:value-type="string">
            <text:p>Piano</text:p>
          </table:table-cell>
          <table:table-cell table:number-columns-repeated="3"/>
          <table:table-cell table:formula="of:=[.D154]&amp;&quot; &quot;&amp;[.E154]&amp;&quot; &quot;&amp;[.F154]&amp;&quot; &quot;&amp;[.G154]&amp;&quot; &quot;&amp;[.H154]" office:value-type="string" office:string-value="Honky-tonk Piano   " calcext:value-type="string">
            <text:p>Honky-tonk Pian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ky-tonk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KSP</text:p>
          </table:table-cell>
          <table:table-cell table:number-columns-repeated="2"/>
          <table:table-cell table:formula="of:=[.D155]&amp;&quot; &quot;&amp;[.E155]&amp;&quot; &quot;&amp;[.F155]&amp;&quot; &quot;&amp;[.G155]&amp;&quot; &quot;&amp;[.H155]" office:value-type="string" office:string-value="Honky-tonk Piano KSP  " calcext:value-type="string">
            <text:p>Honky-tonk Piano KSP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56]&amp;&quot; &quot;&amp;[.E156]&amp;&quot; &quot;&amp;[.F156]&amp;&quot; &quot;&amp;[.G156]&amp;&quot; &quot;&amp;[.H156]" office:value-type="string" office:string-value="Electric Piano 1  " calcext:value-type="string">
            <text:p>Electric Piano 1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P</text:p>
          </table:table-cell>
          <table:table-cell/>
          <table:table-cell table:formula="of:=[.D157]&amp;&quot; &quot;&amp;[.E157]&amp;&quot; &quot;&amp;[.F157]&amp;&quot; &quot;&amp;[.G157]&amp;&quot; &quot;&amp;[.H157]" office:value-type="string" office:string-value="Electric Piano 1 KSP " calcext:value-type="string">
            <text:p>Electric Piano 1 KSP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58]&amp;&quot; &quot;&amp;[.E158]&amp;&quot; &quot;&amp;[.F158]&amp;&quot; &quot;&amp;[.G158]&amp;&quot; &quot;&amp;[.H158]" office:value-type="string" office:string-value="Chorus Electric Piano 1 " calcext:value-type="string">
            <text:p>Chorus Electric Piano 1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59]&amp;&quot; &quot;&amp;[.E159]&amp;&quot; &quot;&amp;[.F159]&amp;&quot; &quot;&amp;[.G159]&amp;&quot; &quot;&amp;[.H159]" office:value-type="string" office:string-value="Electric Piano 2  " calcext:value-type="string">
            <text:p>Electric Piano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P</text:p>
          </table:table-cell>
          <table:table-cell/>
          <table:table-cell table:formula="of:=[.D160]&amp;&quot; &quot;&amp;[.E160]&amp;&quot; &quot;&amp;[.F160]&amp;&quot; &quot;&amp;[.G160]&amp;&quot; &quot;&amp;[.H160]" office:value-type="string" office:string-value="Electric Piano 2 KSP " calcext:value-type="string">
            <text:p>Electric Piano 2 KSP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formula="of:=[.D161]&amp;&quot; &quot;&amp;[.E161]&amp;&quot; &quot;&amp;[.F161]&amp;&quot; &quot;&amp;[.G161]&amp;&quot; &quot;&amp;[.H161]" office:value-type="string" office:string-value="Chorus Electric Piano 2 *" calcext:value-type="string">
            <text:p>Chorus Electric Piano 2 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table:formula="of:=[.D162]&amp;&quot; &quot;&amp;[.E162]&amp;&quot; &quot;&amp;[.F162]&amp;&quot; &quot;&amp;[.G162]&amp;&quot; &quot;&amp;[.H162]" office:value-type="string" office:string-value="DX + Analog Electric Piano" calcext:value-type="string">
            <text:p>DX + Analog Electric Pian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sichord</text:p>
          </table:table-cell>
          <table:table-cell table:number-columns-repeated="4"/>
          <table:table-cell table:formula="of:=[.D163]&amp;&quot; &quot;&amp;[.E163]&amp;&quot; &quot;&amp;[.F163]&amp;&quot; &quot;&amp;[.G163]&amp;&quot; &quot;&amp;[.H163]" office:value-type="string" office:string-value="Harpsichord    " calcext:value-type="string">
            <text:p>Harpsichord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sichord</text:p>
          </table:table-cell>
          <table:table-cell office:value-type="string" calcext:value-type="string">
            <text:p>KSP</text:p>
          </table:table-cell>
          <table:table-cell table:number-columns-repeated="3"/>
          <table:table-cell table:formula="of:=[.D164]&amp;&quot; &quot;&amp;[.E164]&amp;&quot; &quot;&amp;[.F164]&amp;&quot; &quot;&amp;[.G164]&amp;&quot; &quot;&amp;[.H164]" office:value-type="string" office:string-value="Harpsichord KSP   " calcext:value-type="string">
            <text:p>Harpsichord KSP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sichor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65]&amp;&quot; &quot;&amp;[.E165]&amp;&quot; &quot;&amp;[.F165]&amp;&quot; &quot;&amp;[.G165]&amp;&quot; &quot;&amp;[.H165]" office:value-type="string" office:string-value="Harpsichord 2   " calcext:value-type="string">
            <text:p>Harpsichord 2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vi</text:p>
          </table:table-cell>
          <table:table-cell table:number-columns-repeated="4"/>
          <table:table-cell table:formula="of:=[.D166]&amp;&quot; &quot;&amp;[.E166]&amp;&quot; &quot;&amp;[.F166]&amp;&quot; &quot;&amp;[.G166]&amp;&quot; &quot;&amp;[.H166]" office:value-type="string" office:string-value="Clavi    " calcext:value-type="string">
            <text:p>Clavi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vi</text:p>
          </table:table-cell>
          <table:table-cell office:value-type="string" calcext:value-type="string">
            <text:p>KSP</text:p>
          </table:table-cell>
          <table:table-cell table:number-columns-repeated="3"/>
          <table:table-cell table:formula="of:=[.D167]&amp;&quot; &quot;&amp;[.E167]&amp;&quot; &quot;&amp;[.F167]&amp;&quot; &quot;&amp;[.G167]&amp;&quot; &quot;&amp;[.H167]" office:value-type="string" office:string-value="Clavi KSP   " calcext:value-type="string">
            <text:p>Clavi KSP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esta</text:p>
          </table:table-cell>
          <table:table-cell table:number-columns-repeated="4"/>
          <table:table-cell table:formula="of:=[.D168]&amp;&quot; &quot;&amp;[.E168]&amp;&quot; &quot;&amp;[.F168]&amp;&quot; &quot;&amp;[.G168]&amp;&quot; &quot;&amp;[.H168]" office:value-type="string" office:string-value="Celesta    " calcext:value-type="string">
            <text:p>Celest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ckenspiel</text:p>
          </table:table-cell>
          <table:table-cell table:number-columns-repeated="4"/>
          <table:table-cell table:formula="of:=[.D169]&amp;&quot; &quot;&amp;[.E169]&amp;&quot; &quot;&amp;[.F169]&amp;&quot; &quot;&amp;[.G169]&amp;&quot; &quot;&amp;[.H169]" office:value-type="string" office:string-value="Glockenspiel    " calcext:value-type="string">
            <text:p>Glockenspiel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Box</text:p>
          </table:table-cell>
          <table:table-cell table:number-columns-repeated="3"/>
          <table:table-cell table:formula="of:=[.D170]&amp;&quot; &quot;&amp;[.E170]&amp;&quot; &quot;&amp;[.F170]&amp;&quot; &quot;&amp;[.G170]&amp;&quot; &quot;&amp;[.H170]" office:value-type="string" office:string-value="Music Box   " calcext:value-type="string">
            <text:p>Music Bo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71]&amp;&quot; &quot;&amp;[.E171]&amp;&quot; &quot;&amp;[.F171]&amp;&quot; &quot;&amp;[.G171]&amp;&quot; &quot;&amp;[.H171]" office:value-type="string" office:string-value="Music Box 2  " calcext:value-type="string">
            <text:p>Music Box 2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braphone</text:p>
          </table:table-cell>
          <table:table-cell table:number-columns-repeated="4"/>
          <table:table-cell table:formula="of:=[.D172]&amp;&quot; &quot;&amp;[.E172]&amp;&quot; &quot;&amp;[.F172]&amp;&quot; &quot;&amp;[.G172]&amp;&quot; &quot;&amp;[.H172]" office:value-type="string" office:string-value="Vibraphone    " calcext:value-type="string">
            <text:p>Vibraphon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braphone</text:p>
          </table:table-cell>
          <table:table-cell office:value-type="string" calcext:value-type="string">
            <text:p>KSP</text:p>
          </table:table-cell>
          <table:table-cell table:number-columns-repeated="3"/>
          <table:table-cell table:formula="of:=[.D173]&amp;&quot; &quot;&amp;[.E173]&amp;&quot; &quot;&amp;[.F173]&amp;&quot; &quot;&amp;[.G173]&amp;&quot; &quot;&amp;[.H173]" office:value-type="string" office:string-value="Vibraphone KSP   " calcext:value-type="string">
            <text:p>Vibraphone KSP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imba</text:p>
          </table:table-cell>
          <table:table-cell table:number-columns-repeated="4"/>
          <table:table-cell table:formula="of:=[.D174]&amp;&quot; &quot;&amp;[.E174]&amp;&quot; &quot;&amp;[.F174]&amp;&quot; &quot;&amp;[.G174]&amp;&quot; &quot;&amp;[.H174]" office:value-type="string" office:string-value="Marimba    " calcext:value-type="string">
            <text:p>Marimb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imba</text:p>
          </table:table-cell>
          <table:table-cell office:value-type="string" calcext:value-type="string">
            <text:p>KSP</text:p>
          </table:table-cell>
          <table:table-cell table:number-columns-repeated="3"/>
          <table:table-cell table:formula="of:=[.D175]&amp;&quot; &quot;&amp;[.E175]&amp;&quot; &quot;&amp;[.F175]&amp;&quot; &quot;&amp;[.G175]&amp;&quot; &quot;&amp;[.H175]" office:value-type="string" office:string-value="Marimba KSP   " calcext:value-type="string">
            <text:p>Marimba KSP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Marimba</text:p>
          </table:table-cell>
          <table:table-cell table:number-columns-repeated="3"/>
          <table:table-cell table:formula="of:=[.D176]&amp;&quot; &quot;&amp;[.E176]&amp;&quot; &quot;&amp;[.F176]&amp;&quot; &quot;&amp;[.G176]&amp;&quot; &quot;&amp;[.H176]" office:value-type="string" office:string-value="Sine Marimba   " calcext:value-type="string">
            <text:p>Sine Marimba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imba</text:p>
          </table:table-cell>
          <table:table-cell table:number-columns-repeated="4"/>
          <table:table-cell table:formula="of:=[.D177]&amp;&quot; &quot;&amp;[.E177]&amp;&quot; &quot;&amp;[.F177]&amp;&quot; &quot;&amp;[.G177]&amp;&quot; &quot;&amp;[.H177]" office:value-type="string" office:string-value="Balimba    " calcext:value-type="string">
            <text:p>Balimb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ums</text:p>
          </table:table-cell>
          <table:table-cell table:number-columns-repeated="3"/>
          <table:table-cell table:formula="of:=[.D178]&amp;&quot; &quot;&amp;[.E178]&amp;&quot; &quot;&amp;[.F178]&amp;&quot; &quot;&amp;[.G178]&amp;&quot; &quot;&amp;[.H178]" office:value-type="string" office:string-value="Log Drums   " calcext:value-type="string">
            <text:p>Log Drum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ylophone</text:p>
          </table:table-cell>
          <table:table-cell table:number-columns-repeated="4"/>
          <table:table-cell table:formula="of:=[.D179]&amp;&quot; &quot;&amp;[.E179]&amp;&quot; &quot;&amp;[.F179]&amp;&quot; &quot;&amp;[.G179]&amp;&quot; &quot;&amp;[.H179]" office:value-type="string" office:string-value="Xylophone    " calcext:value-type="string">
            <text:p>Xylophon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180]&amp;&quot; &quot;&amp;[.E180]&amp;&quot; &quot;&amp;[.F180]&amp;&quot; &quot;&amp;[.G180]&amp;&quot; &quot;&amp;[.H180]" office:value-type="string" office:string-value="Tubular Bells   " calcext:value-type="string">
            <text:p>Tubular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181]&amp;&quot; &quot;&amp;[.E181]&amp;&quot; &quot;&amp;[.F181]&amp;&quot; &quot;&amp;[.G181]&amp;&quot; &quot;&amp;[.H181]" office:value-type="string" office:string-value="Church Bells   " calcext:value-type="string">
            <text:p>Church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illon</text:p>
          </table:table-cell>
          <table:table-cell table:number-columns-repeated="4"/>
          <table:table-cell table:formula="of:=[.D182]&amp;&quot; &quot;&amp;[.E182]&amp;&quot; &quot;&amp;[.F182]&amp;&quot; &quot;&amp;[.G182]&amp;&quot; &quot;&amp;[.H182]" office:value-type="string" office:string-value="Carillon    " calcext:value-type="string">
            <text:p>Carillon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lcimer</text:p>
          </table:table-cell>
          <table:table-cell table:number-columns-repeated="4"/>
          <table:table-cell table:formula="of:=[.D183]&amp;&quot; &quot;&amp;[.E183]&amp;&quot; &quot;&amp;[.F183]&amp;&quot; &quot;&amp;[.G183]&amp;&quot; &quot;&amp;[.H183]" office:value-type="string" office:string-value="Dulcimer    " calcext:value-type="string">
            <text:p>Dulcimer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lcim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84]&amp;&quot; &quot;&amp;[.E184]&amp;&quot; &quot;&amp;[.F184]&amp;&quot; &quot;&amp;[.G184]&amp;&quot; &quot;&amp;[.H184]" office:value-type="string" office:string-value="Dulcimer 2   " calcext:value-type="string">
            <text:p>Dulcimer 2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mbalom</text:p>
          </table:table-cell>
          <table:table-cell table:number-columns-repeated="4"/>
          <table:table-cell table:formula="of:=[.D185]&amp;&quot; &quot;&amp;[.E185]&amp;&quot; &quot;&amp;[.F185]&amp;&quot; &quot;&amp;[.G185]&amp;&quot; &quot;&amp;[.H185]" office:value-type="string" office:string-value="Cimbalom    " calcext:value-type="string">
            <text:p>Cimbalom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tur</text:p>
          </table:table-cell>
          <table:table-cell table:number-columns-repeated="4"/>
          <table:table-cell table:formula="of:=[.D186]&amp;&quot; &quot;&amp;[.E186]&amp;&quot; &quot;&amp;[.F186]&amp;&quot; &quot;&amp;[.G186]&amp;&quot; &quot;&amp;[.H186]" office:value-type="string" office:string-value="Santur    " calcext:value-type="string">
            <text:p>Santur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87]&amp;&quot; &quot;&amp;[.E187]&amp;&quot; &quot;&amp;[.F187]&amp;&quot; &quot;&amp;[.G187]&amp;&quot; &quot;&amp;[.H187]" office:value-type="string" office:string-value="Drawbar Organ   " calcext:value-type="string">
            <text:p>Drawbar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tuned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188]&amp;&quot; &quot;&amp;[.E188]&amp;&quot; &quot;&amp;[.F188]&amp;&quot; &quot;&amp;[.G188]&amp;&quot; &quot;&amp;[.H188]" office:value-type="string" office:string-value="Detuned Drawbar Organ  " calcext:value-type="string">
            <text:p>Detuned Drawbar Organ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189]&amp;&quot; &quot;&amp;[.E189]&amp;&quot; &quot;&amp;[.F189]&amp;&quot; &quot;&amp;[.G189]&amp;&quot; &quot;&amp;[.H189]" office:value-type="string" office:string-value="60s Drawbar Organ  " calcext:value-type="string">
            <text:p>60s Drawbar Organ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90]&amp;&quot; &quot;&amp;[.E190]&amp;&quot; &quot;&amp;[.F190]&amp;&quot; &quot;&amp;[.G190]&amp;&quot; &quot;&amp;[.H190]" office:value-type="string" office:string-value="60s Drawbar Organ 2 " calcext:value-type="string">
            <text:p>60s Drawbar Organ 2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191]&amp;&quot; &quot;&amp;[.E191]&amp;&quot; &quot;&amp;[.F191]&amp;&quot; &quot;&amp;[.G191]&amp;&quot; &quot;&amp;[.H191]" office:value-type="string" office:string-value="70s Drawbar Organ  " calcext:value-type="string">
            <text:p>70s Drawbar Organ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92]&amp;&quot; &quot;&amp;[.E192]&amp;&quot; &quot;&amp;[.F192]&amp;&quot; &quot;&amp;[.G192]&amp;&quot; &quot;&amp;[.H192]" office:value-type="string" office:string-value="60s Drawbar Organ 3 " calcext:value-type="string">
            <text:p>60s Drawbar Organ 3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'+2'2/3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93]&amp;&quot; &quot;&amp;[.E193]&amp;&quot; &quot;&amp;[.F193]&amp;&quot; &quot;&amp;[.G193]&amp;&quot; &quot;&amp;[.H193]" office:value-type="string" office:string-value="16'+2'2/3 Organ   " calcext:value-type="string">
            <text:p>16'+2'2/3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194]&amp;&quot; &quot;&amp;[.E194]&amp;&quot; &quot;&amp;[.F194]&amp;&quot; &quot;&amp;[.G194]&amp;&quot; &quot;&amp;[.H194]" office:value-type="string" office:string-value="Organ Bass   " calcext:value-type="string">
            <text:p>Organ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95]&amp;&quot; &quot;&amp;[.E195]&amp;&quot; &quot;&amp;[.F195]&amp;&quot; &quot;&amp;[.G195]&amp;&quot; &quot;&amp;[.H195]" office:value-type="string" office:string-value="70s Drawbar Organ 2 " calcext:value-type="string">
            <text:p>70s Drawbar Organ 2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eezy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96]&amp;&quot; &quot;&amp;[.E196]&amp;&quot; &quot;&amp;[.F196]&amp;&quot; &quot;&amp;[.G196]&amp;&quot; &quot;&amp;[.H196]" office:value-type="string" office:string-value="Cheezy Organ   " calcext:value-type="string">
            <text:p>Cheezy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97]&amp;&quot; &quot;&amp;[.E197]&amp;&quot; &quot;&amp;[.F197]&amp;&quot; &quot;&amp;[.G197]&amp;&quot; &quot;&amp;[.H197]" office:value-type="string" office:string-value="Drawbar Organ 2  " calcext:value-type="string">
            <text:p>Drawbar Organ 2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rcussive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98]&amp;&quot; &quot;&amp;[.E198]&amp;&quot; &quot;&amp;[.F198]&amp;&quot; &quot;&amp;[.G198]&amp;&quot; &quot;&amp;[.H198]" office:value-type="string" office:string-value="Percussive Organ   " calcext:value-type="string">
            <text:p>Percussive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ercussive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199]&amp;&quot; &quot;&amp;[.E199]&amp;&quot; &quot;&amp;[.F199]&amp;&quot; &quot;&amp;[.G199]&amp;&quot; &quot;&amp;[.H199]" office:value-type="string" office:string-value="70s Percussive Organ  " calcext:value-type="string">
            <text:p>70s Percussive Organ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tuned</text:p>
          </table:table-cell>
          <table:table-cell office:value-type="string" calcext:value-type="string">
            <text:p>Percussive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200]&amp;&quot; &quot;&amp;[.E200]&amp;&quot; &quot;&amp;[.F200]&amp;&quot; &quot;&amp;[.G200]&amp;&quot; &quot;&amp;[.H200]" office:value-type="string" office:string-value="Detuned Percussive Organ  " calcext:value-type="string">
            <text:p>Detuned Percussive Organ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01]&amp;&quot; &quot;&amp;[.E201]&amp;&quot; &quot;&amp;[.F201]&amp;&quot; &quot;&amp;[.G201]&amp;&quot; &quot;&amp;[.H201]" office:value-type="string" office:string-value="Light Organ   " calcext:value-type="string">
            <text:p>Light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rcussive</text:p>
          </table:table-cell>
          <table:table-cell office:value-type="string" calcext:value-type="string">
            <text:p>Org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02]&amp;&quot; &quot;&amp;[.E202]&amp;&quot; &quot;&amp;[.F202]&amp;&quot; &quot;&amp;[.G202]&amp;&quot; &quot;&amp;[.H202]" office:value-type="string" office:string-value="Percussive Organ 2  " calcext:value-type="string">
            <text:p>Percussive Organ 2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03]&amp;&quot; &quot;&amp;[.E203]&amp;&quot; &quot;&amp;[.F203]&amp;&quot; &quot;&amp;[.G203]&amp;&quot; &quot;&amp;[.H203]" office:value-type="string" office:string-value="Rock Organ   " calcext:value-type="string">
            <text:p>Rock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tary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04]&amp;&quot; &quot;&amp;[.E204]&amp;&quot; &quot;&amp;[.F204]&amp;&quot; &quot;&amp;[.G204]&amp;&quot; &quot;&amp;[.H204]" office:value-type="string" office:string-value="Rotary Organ   " calcext:value-type="string">
            <text:p>Rotary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Rotary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205]&amp;&quot; &quot;&amp;[.E205]&amp;&quot; &quot;&amp;[.F205]&amp;&quot; &quot;&amp;[.G205]&amp;&quot; &quot;&amp;[.H205]" office:value-type="string" office:string-value="Slow Rotary Organ  " calcext:value-type="string">
            <text:p>Slow Rotary Organ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otary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206]&amp;&quot; &quot;&amp;[.E206]&amp;&quot; &quot;&amp;[.F206]&amp;&quot; &quot;&amp;[.G206]&amp;&quot; &quot;&amp;[.H206]" office:value-type="string" office:string-value="Fast Rotary Organ  " calcext:value-type="string">
            <text:p>Fast Rotary Organ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07]&amp;&quot; &quot;&amp;[.E207]&amp;&quot; &quot;&amp;[.F207]&amp;&quot; &quot;&amp;[.G207]&amp;&quot; &quot;&amp;[.H207]" office:value-type="string" office:string-value="Church Organ   " calcext:value-type="string">
            <text:p>Church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Orga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208]&amp;&quot; &quot;&amp;[.E208]&amp;&quot; &quot;&amp;[.F208]&amp;&quot; &quot;&amp;[.G208]&amp;&quot; &quot;&amp;[.H208]" office:value-type="string" office:string-value="Church Organ 3  " calcext:value-type="string">
            <text:p>Church Organ 3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Org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09]&amp;&quot; &quot;&amp;[.E209]&amp;&quot; &quot;&amp;[.F209]&amp;&quot; &quot;&amp;[.G209]&amp;&quot; &quot;&amp;[.H209]" office:value-type="string" office:string-value="Church Organ 2  " calcext:value-type="string">
            <text:p>Church Organ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re</text:p>
          </table:table-cell>
          <table:table-cell office:value-type="string" calcext:value-type="string">
            <text:p>Dame</text:p>
          </table:table-cell>
          <table:table-cell table:number-columns-repeated="3"/>
          <table:table-cell table:formula="of:=[.D210]&amp;&quot; &quot;&amp;[.E210]&amp;&quot; &quot;&amp;[.F210]&amp;&quot; &quot;&amp;[.G210]&amp;&quot; &quot;&amp;[.H210]" office:value-type="string" office:string-value="Notre Dame   " calcext:value-type="string">
            <text:p>Notre Dam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Flute</text:p>
          </table:table-cell>
          <table:table-cell table:number-columns-repeated="3"/>
          <table:table-cell table:formula="of:=[.D211]&amp;&quot; &quot;&amp;[.E211]&amp;&quot; &quot;&amp;[.F211]&amp;&quot; &quot;&amp;[.G211]&amp;&quot; &quot;&amp;[.H211]" office:value-type="string" office:string-value="Organ Flute   " calcext:value-type="string">
            <text:p>Organ Flut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emolo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Flute</text:p>
          </table:table-cell>
          <table:table-cell table:number-columns-repeated="2"/>
          <table:table-cell table:formula="of:=[.D212]&amp;&quot; &quot;&amp;[.E212]&amp;&quot; &quot;&amp;[.F212]&amp;&quot; &quot;&amp;[.G212]&amp;&quot; &quot;&amp;[.H212]" office:value-type="string" office:string-value="Tremolo Organ Flute  " calcext:value-type="string">
            <text:p>Tremolo Organ Flute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13]&amp;&quot; &quot;&amp;[.E213]&amp;&quot; &quot;&amp;[.F213]&amp;&quot; &quot;&amp;[.G213]&amp;&quot; &quot;&amp;[.H213]" office:value-type="string" office:string-value="Reed Organ   " calcext:value-type="string">
            <text:p>Reed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uff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14]&amp;&quot; &quot;&amp;[.E214]&amp;&quot; &quot;&amp;[.F214]&amp;&quot; &quot;&amp;[.G214]&amp;&quot; &quot;&amp;[.H214]" office:value-type="string" office:string-value="Puff Organ   " calcext:value-type="string">
            <text:p>Puff Orga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ccordion</text:p>
          </table:table-cell>
          <table:table-cell table:number-columns-repeated="4"/>
          <table:table-cell table:formula="of:=[.D215]&amp;&quot; &quot;&amp;[.E215]&amp;&quot; &quot;&amp;[.F215]&amp;&quot; &quot;&amp;[.G215]&amp;&quot; &quot;&amp;[.H215]" office:value-type="string" office:string-value="Accordion    " calcext:value-type="string">
            <text:p>Accordion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rmonica</text:p>
          </table:table-cell>
          <table:table-cell table:number-columns-repeated="4"/>
          <table:table-cell table:formula="of:=[.D216]&amp;&quot; &quot;&amp;[.E216]&amp;&quot; &quot;&amp;[.F216]&amp;&quot; &quot;&amp;[.G216]&amp;&quot; &quot;&amp;[.H216]" office:value-type="string" office:string-value="Harmonica    " calcext:value-type="string">
            <text:p>Harmonic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rmonic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17]&amp;&quot; &quot;&amp;[.E217]&amp;&quot; &quot;&amp;[.F217]&amp;&quot; &quot;&amp;[.G217]&amp;&quot; &quot;&amp;[.H217]" office:value-type="string" office:string-value="Harmonica 2   " calcext:value-type="string">
            <text:p>Harmonica 2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Accordion</text:p>
          </table:table-cell>
          <table:table-cell table:number-columns-repeated="3"/>
          <table:table-cell table:formula="of:=[.D218]&amp;&quot; &quot;&amp;[.E218]&amp;&quot; &quot;&amp;[.F218]&amp;&quot; &quot;&amp;[.G218]&amp;&quot; &quot;&amp;[.H218]" office:value-type="string" office:string-value="Tango Accordion   " calcext:value-type="string">
            <text:p>Tango Accord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Accord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19]&amp;&quot; &quot;&amp;[.E219]&amp;&quot; &quot;&amp;[.F219]&amp;&quot; &quot;&amp;[.G219]&amp;&quot; &quot;&amp;[.H219]" office:value-type="string" office:string-value="Tango Accordion 2  " calcext:value-type="string">
            <text:p>Tango Accordion 2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20]&amp;&quot; &quot;&amp;[.E220]&amp;&quot; &quot;&amp;[.F220]&amp;&quot; &quot;&amp;[.G220]&amp;&quot; &quot;&amp;[.H220]" office:value-type="string" office:string-value="Nylon Guitar   " calcext:value-type="string">
            <text:p>Nylo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Harmonics</text:p>
          </table:table-cell>
          <table:table-cell table:number-columns-repeated="2"/>
          <table:table-cell table:formula="of:=[.D221]&amp;&quot; &quot;&amp;[.E221]&amp;&quot; &quot;&amp;[.F221]&amp;&quot; &quot;&amp;[.G221]&amp;&quot; &quot;&amp;[.H221]" office:value-type="string" office:string-value="Velocity Guitar Harmonics  " calcext:value-type="string">
            <text:p>Velocity Guitar Harmonic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kulele</text:p>
          </table:table-cell>
          <table:table-cell table:number-columns-repeated="4"/>
          <table:table-cell table:formula="of:=[.D222]&amp;&quot; &quot;&amp;[.E222]&amp;&quot; &quot;&amp;[.F222]&amp;&quot; &quot;&amp;[.G222]&amp;&quot; &quot;&amp;[.H222]" office:value-type="string" office:string-value="Ukulele    " calcext:value-type="string">
            <text:p>Ukulel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23]&amp;&quot; &quot;&amp;[.E223]&amp;&quot; &quot;&amp;[.F223]&amp;&quot; &quot;&amp;[.G223]&amp;&quot; &quot;&amp;[.H223]" office:value-type="string" office:string-value="Steel Guitar   " calcext:value-type="string">
            <text:p>Steel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String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24]&amp;&quot; &quot;&amp;[.E224]&amp;&quot; &quot;&amp;[.F224]&amp;&quot; &quot;&amp;[.G224]&amp;&quot; &quot;&amp;[.H224]" office:value-type="string" office:string-value="12String Guitar   " calcext:value-type="string">
            <text:p>12String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uitar</text:p>
          </table:table-cell>
          <table:table-cell/>
          <table:table-cell table:formula="of:=[.D225]&amp;&quot; &quot;&amp;[.E225]&amp;&quot; &quot;&amp;[.F225]&amp;&quot; &quot;&amp;[.G225]&amp;&quot; &quot;&amp;[.H225]" office:value-type="string" office:string-value="Nylon &amp; Steel Guitar " calcext:value-type="string">
            <text:p>Nylon &amp; Steel Guitar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ound</text:p>
          </table:table-cell>
          <table:table-cell table:formula="of:=[.D226]&amp;&quot; &quot;&amp;[.E226]&amp;&quot; &quot;&amp;[.F226]&amp;&quot; &quot;&amp;[.G226]&amp;&quot; &quot;&amp;[.H226]" office:value-type="string" office:string-value="Steel Guitar with Body Sound" calcext:value-type="string">
            <text:p>Steel Guitar with Body S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ndolin</text:p>
          </table:table-cell>
          <table:table-cell table:number-columns-repeated="4"/>
          <table:table-cell table:formula="of:=[.D227]&amp;&quot; &quot;&amp;[.E227]&amp;&quot; &quot;&amp;[.F227]&amp;&quot; &quot;&amp;[.G227]&amp;&quot; &quot;&amp;[.H227]" office:value-type="string" office:string-value="Mandolin    " calcext:value-type="string">
            <text:p>Mandolin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28]&amp;&quot; &quot;&amp;[.E228]&amp;&quot; &quot;&amp;[.F228]&amp;&quot; &quot;&amp;[.G228]&amp;&quot; &quot;&amp;[.H228]" office:value-type="string" office:string-value="Jazz Guitar   " calcext:value-type="string">
            <text:p>Jazz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Amp</text:p>
          </table:table-cell>
          <table:table-cell table:number-columns-repeated="3"/>
          <table:table-cell table:formula="of:=[.D229]&amp;&quot; &quot;&amp;[.E229]&amp;&quot; &quot;&amp;[.F229]&amp;&quot; &quot;&amp;[.G229]&amp;&quot; &quot;&amp;[.H229]" office:value-type="string" office:string-value="Jazz Amp   " calcext:value-type="string">
            <text:p>Jazz Amp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30]&amp;&quot; &quot;&amp;[.E230]&amp;&quot; &quot;&amp;[.F230]&amp;&quot; &quot;&amp;[.G230]&amp;&quot; &quot;&amp;[.H230]" office:value-type="string" office:string-value="Clean Guitar   " calcext:value-type="string">
            <text:p>Clea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31]&amp;&quot; &quot;&amp;[.E231]&amp;&quot; &quot;&amp;[.F231]&amp;&quot; &quot;&amp;[.G231]&amp;&quot; &quot;&amp;[.H231]" office:value-type="string" office:string-value="Chorus Guitar   " calcext:value-type="string">
            <text:p>Chorus Guitar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32]&amp;&quot; &quot;&amp;[.E232]&amp;&quot; &quot;&amp;[.F232]&amp;&quot; &quot;&amp;[.G232]&amp;&quot; &quot;&amp;[.H232]" office:value-type="string" office:string-value="Muted Guitar   " calcext:value-type="string">
            <text:p>Muted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33]&amp;&quot; &quot;&amp;[.E233]&amp;&quot; &quot;&amp;[.F233]&amp;&quot; &quot;&amp;[.G233]&amp;&quot; &quot;&amp;[.H233]" office:value-type="string" office:string-value="Funk Guitar   " calcext:value-type="string">
            <text:p>Funk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uitar</text:p>
          </table:table-cell>
          <table:table-cell table:number-columns-repeated="2"/>
          <table:table-cell table:formula="of:=[.D234]&amp;&quot; &quot;&amp;[.E234]&amp;&quot; &quot;&amp;[.F234]&amp;&quot; &quot;&amp;[.G234]&amp;&quot; &quot;&amp;[.H234]" office:value-type="string" office:string-value="Muted Steel Guitar  " calcext:value-type="string">
            <text:p>Muted Steel Guitar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Man</text:p>
          </table:table-cell>
          <table:table-cell table:number-columns-repeated="3"/>
          <table:table-cell table:formula="of:=[.D235]&amp;&quot; &quot;&amp;[.E235]&amp;&quot; &quot;&amp;[.F235]&amp;&quot; &quot;&amp;[.G235]&amp;&quot; &quot;&amp;[.H235]" office:value-type="string" office:string-value="Jazz Man   " calcext:value-type="string">
            <text:p>Jazz Ma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verdrive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36]&amp;&quot; &quot;&amp;[.E236]&amp;&quot; &quot;&amp;[.F236]&amp;&quot; &quot;&amp;[.G236]&amp;&quot; &quot;&amp;[.H236]" office:value-type="string" office:string-value="Overdriven Guitar   " calcext:value-type="string">
            <text:p>Overdrive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Pinch</text:p>
          </table:table-cell>
          <table:table-cell table:number-columns-repeated="3"/>
          <table:table-cell table:formula="of:=[.D237]&amp;&quot; &quot;&amp;[.E237]&amp;&quot; &quot;&amp;[.F237]&amp;&quot; &quot;&amp;[.G237]&amp;&quot; &quot;&amp;[.H237]" office:value-type="string" office:string-value="Guitar Pinch   " calcext:value-type="string">
            <text:p>Guitar Pinch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38]&amp;&quot; &quot;&amp;[.E238]&amp;&quot; &quot;&amp;[.F238]&amp;&quot; &quot;&amp;[.G238]&amp;&quot; &quot;&amp;[.H238]" office:value-type="string" office:string-value="Distortion Guitar   " calcext:value-type="string">
            <text:p>Distortio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39]&amp;&quot; &quot;&amp;[.E239]&amp;&quot; &quot;&amp;[.F239]&amp;&quot; &quot;&amp;[.G239]&amp;&quot; &quot;&amp;[.H239]" office:value-type="string" office:string-value="Feedback Guitar   " calcext:value-type="string">
            <text:p>Feedback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Guita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40]&amp;&quot; &quot;&amp;[.E240]&amp;&quot; &quot;&amp;[.F240]&amp;&quot; &quot;&amp;[.G240]&amp;&quot; &quot;&amp;[.H240]" office:value-type="string" office:string-value="Feedback Guitar 2  " calcext:value-type="string">
            <text:p>Feedback Guitar 2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Harmonics</text:p>
          </table:table-cell>
          <table:table-cell table:number-columns-repeated="3"/>
          <table:table-cell table:formula="of:=[.D241]&amp;&quot; &quot;&amp;[.E241]&amp;&quot; &quot;&amp;[.F241]&amp;&quot; &quot;&amp;[.G241]&amp;&quot; &quot;&amp;[.H241]" office:value-type="string" office:string-value="Guitar Harmonics   " calcext:value-type="string">
            <text:p>Guitar Harmonic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Feedback</text:p>
          </table:table-cell>
          <table:table-cell table:number-columns-repeated="3"/>
          <table:table-cell table:formula="of:=[.D242]&amp;&quot; &quot;&amp;[.E242]&amp;&quot; &quot;&amp;[.F242]&amp;&quot; &quot;&amp;[.G242]&amp;&quot; &quot;&amp;[.H242]" office:value-type="string" office:string-value="Guitar Feedback   " calcext:value-type="string">
            <text:p>Guitar Feedback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Harmonic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43]&amp;&quot; &quot;&amp;[.E243]&amp;&quot; &quot;&amp;[.F243]&amp;&quot; &quot;&amp;[.G243]&amp;&quot; &quot;&amp;[.H243]" office:value-type="string" office:string-value="Guitar Harmonics 2  " calcext:value-type="string">
            <text:p>Guitar Harmonics 2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44]&amp;&quot; &quot;&amp;[.E244]&amp;&quot; &quot;&amp;[.F244]&amp;&quot; &quot;&amp;[.G244]&amp;&quot; &quot;&amp;[.H244]" office:value-type="string" office:string-value="Acoustic Bass   " calcext:value-type="string">
            <text:p>Acoustic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Rhythm</text:p>
          </table:table-cell>
          <table:table-cell table:number-columns-repeated="3"/>
          <table:table-cell table:formula="of:=[.D245]&amp;&quot; &quot;&amp;[.E245]&amp;&quot; &quot;&amp;[.F245]&amp;&quot; &quot;&amp;[.G245]&amp;&quot; &quot;&amp;[.H245]" office:value-type="string" office:string-value="Jazz Rhythm   " calcext:value-type="string">
            <text:p>Jazz Rhyth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Crossfade</text:p>
          </table:table-cell>
          <table:table-cell office:value-type="string" calcext:value-type="string">
            <text:p>Upright</text:p>
          </table:table-cell>
          <table:table-cell office:value-type="string" calcext:value-type="string">
            <text:p>Bass</text:p>
          </table:table-cell>
          <table:table-cell/>
          <table:table-cell table:formula="of:=[.D246]&amp;&quot; &quot;&amp;[.E246]&amp;&quot; &quot;&amp;[.F246]&amp;&quot; &quot;&amp;[.G246]&amp;&quot; &quot;&amp;[.H246]" office:value-type="string" office:string-value="Velocity Crossfade Upright Bass " calcext:value-type="string">
            <text:p>Velocity Crossfade Upright Bass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47]&amp;&quot; &quot;&amp;[.E247]&amp;&quot; &quot;&amp;[.F247]&amp;&quot; &quot;&amp;[.G247]&amp;&quot; &quot;&amp;[.H247]" office:value-type="string" office:string-value="Finger Bass   " calcext:value-type="string">
            <text:p>Finger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Dark</text:p>
          </table:table-cell>
          <table:table-cell table:number-columns-repeated="2"/>
          <table:table-cell table:formula="of:=[.D248]&amp;&quot; &quot;&amp;[.E248]&amp;&quot; &quot;&amp;[.F248]&amp;&quot; &quot;&amp;[.G248]&amp;&quot; &quot;&amp;[.H248]" office:value-type="string" office:string-value="Finger Bass Dark  " calcext:value-type="string">
            <text:p>Finger Bass Dark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storted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uitar</text:p>
          </table:table-cell>
          <table:table-cell table:formula="of:=[.D249]&amp;&quot; &quot;&amp;[.E249]&amp;&quot; &quot;&amp;[.F249]&amp;&quot; &quot;&amp;[.G249]&amp;&quot; &quot;&amp;[.H249]" office:value-type="string" office:string-value="Bass &amp; Distorted Electric Guitar" calcext:value-type="string">
            <text:p>Bass &amp; Distorted Electric Guit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table:formula="of:=[.D250]&amp;&quot; &quot;&amp;[.E250]&amp;&quot; &quot;&amp;[.F250]&amp;&quot; &quot;&amp;[.G250]&amp;&quot; &quot;&amp;[.H250]" office:value-type="string" office:string-value="Finger Slap Bass  " calcext:value-type="string">
            <text:p>Finger Slap Bas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Ba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51]&amp;&quot; &quot;&amp;[.E251]&amp;&quot; &quot;&amp;[.F251]&amp;&quot; &quot;&amp;[.G251]&amp;&quot; &quot;&amp;[.H251]" office:value-type="string" office:string-value="Finger Bass 2  " calcext:value-type="string">
            <text:p>Finger Bass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dulated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52]&amp;&quot; &quot;&amp;[.E252]&amp;&quot; &quot;&amp;[.F252]&amp;&quot; &quot;&amp;[.G252]&amp;&quot; &quot;&amp;[.H252]" office:value-type="string" office:string-value="Modulated Bass   " calcext:value-type="string">
            <text:p>Modulated Bas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53]&amp;&quot; &quot;&amp;[.E253]&amp;&quot; &quot;&amp;[.F253]&amp;&quot; &quot;&amp;[.G253]&amp;&quot; &quot;&amp;[.H253]" office:value-type="string" office:string-value="Pick Bass   " calcext:value-type="string">
            <text:p>Pick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table:formula="of:=[.D254]&amp;&quot; &quot;&amp;[.E254]&amp;&quot; &quot;&amp;[.F254]&amp;&quot; &quot;&amp;[.G254]&amp;&quot; &quot;&amp;[.H254]" office:value-type="string" office:string-value="Muted Pick Bass  " calcext:value-type="string">
            <text:p>Muted Pick Bass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55]&amp;&quot; &quot;&amp;[.E255]&amp;&quot; &quot;&amp;[.F255]&amp;&quot; &quot;&amp;[.G255]&amp;&quot; &quot;&amp;[.H255]" office:value-type="string" office:string-value="Fretless Bass   " calcext:value-type="string">
            <text:p>Fretless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</text:p>
          </table:table-cell>
          <table:table-cell office:value-type="string" calcext:value-type="string">
            <text:p>Ba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56]&amp;&quot; &quot;&amp;[.E256]&amp;&quot; &quot;&amp;[.F256]&amp;&quot; &quot;&amp;[.G256]&amp;&quot; &quot;&amp;[.H256]" office:value-type="string" office:string-value="Fretless Bass 2  " calcext:value-type="string">
            <text:p>Fretless Bass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</text:p>
          </table:table-cell>
          <table:table-cell office:value-type="string" calcext:value-type="string">
            <text:p>Bas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257]&amp;&quot; &quot;&amp;[.E257]&amp;&quot; &quot;&amp;[.F257]&amp;&quot; &quot;&amp;[.G257]&amp;&quot; &quot;&amp;[.H257]" office:value-type="string" office:string-value="Fretless Bass 3  " calcext:value-type="string">
            <text:p>Fretless Bass 3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</text:p>
          </table:table-cell>
          <table:table-cell office:value-type="string" calcext:value-type="string">
            <text:p>Bas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D258]&amp;&quot; &quot;&amp;[.E258]&amp;&quot; &quot;&amp;[.F258]&amp;&quot; &quot;&amp;[.G258]&amp;&quot; &quot;&amp;[.H258]" office:value-type="string" office:string-value="Fretless Bass 4  " calcext:value-type="string">
            <text:p>Fretless Bass 4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Ba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59]&amp;&quot; &quot;&amp;[.E259]&amp;&quot; &quot;&amp;[.F259]&amp;&quot; &quot;&amp;[.G259]&amp;&quot; &quot;&amp;[.H259]" office:value-type="string" office:string-value="Slap Bass 1  " calcext:value-type="string">
            <text:p>Slap Bass 1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table:formula="of:=[.D260]&amp;&quot; &quot;&amp;[.E260]&amp;&quot; &quot;&amp;[.F260]&amp;&quot; &quot;&amp;[.G260]&amp;&quot; &quot;&amp;[.H260]" office:value-type="string" office:string-value="Punch Thumb Bass  " calcext:value-type="string">
            <text:p>Punch Thumb Bass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Ba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61]&amp;&quot; &quot;&amp;[.E261]&amp;&quot; &quot;&amp;[.F261]&amp;&quot; &quot;&amp;[.G261]&amp;&quot; &quot;&amp;[.H261]" office:value-type="string" office:string-value="Slap Bass 2  " calcext:value-type="string">
            <text:p>Slap Bass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lap</text:p>
          </table:table-cell>
          <table:table-cell table:number-columns-repeated="2"/>
          <table:table-cell table:formula="of:=[.D262]&amp;&quot; &quot;&amp;[.E262]&amp;&quot; &quot;&amp;[.F262]&amp;&quot; &quot;&amp;[.G262]&amp;&quot; &quot;&amp;[.H262]" office:value-type="string" office:string-value="Velocity Switch Slap  " calcext:value-type="string">
            <text:p>Velocity Switch Slap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63]&amp;&quot; &quot;&amp;[.E263]&amp;&quot; &quot;&amp;[.F263]&amp;&quot; &quot;&amp;[.G263]&amp;&quot; &quot;&amp;[.H263]" office:value-type="string" office:string-value="Synth Bass 1  " calcext:value-type="string">
            <text:p>Synth Bass 1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table:formula="of:=[.D264]&amp;&quot; &quot;&amp;[.E264]&amp;&quot; &quot;&amp;[.F264]&amp;&quot; &quot;&amp;[.G264]&amp;&quot; &quot;&amp;[.H264]" office:value-type="string" office:string-value="Techno Synth Bass  " calcext:value-type="string">
            <text:p>Techno Synth Bass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65]&amp;&quot; &quot;&amp;[.E265]&amp;&quot; &quot;&amp;[.F265]&amp;&quot; &quot;&amp;[.G265]&amp;&quot; &quot;&amp;[.H265]" office:value-type="string" office:string-value="Synth Bass 2  " calcext:value-type="string">
            <text:p>Synth Bass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llow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table:formula="of:=[.D266]&amp;&quot; &quot;&amp;[.E266]&amp;&quot; &quot;&amp;[.F266]&amp;&quot; &quot;&amp;[.G266]&amp;&quot; &quot;&amp;[.H266]" office:value-type="string" office:string-value="Mellow Synth Bass  " calcext:value-type="string">
            <text:p>Mellow Synth Bas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quenced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67]&amp;&quot; &quot;&amp;[.E267]&amp;&quot; &quot;&amp;[.F267]&amp;&quot; &quot;&amp;[.G267]&amp;&quot; &quot;&amp;[.H267]" office:value-type="string" office:string-value="Sequenced Bass   " calcext:value-type="string">
            <text:p>Sequenced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table:formula="of:=[.D268]&amp;&quot; &quot;&amp;[.E268]&amp;&quot; &quot;&amp;[.F268]&amp;&quot; &quot;&amp;[.G268]&amp;&quot; &quot;&amp;[.H268]" office:value-type="string" office:string-value="Click Synth Bass  " calcext:value-type="string">
            <text:p>Click Synth Bas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/>
          <table:table-cell table:formula="of:=[.D269]&amp;&quot; &quot;&amp;[.E269]&amp;&quot; &quot;&amp;[.F269]&amp;&quot; &quot;&amp;[.G269]&amp;&quot; &quot;&amp;[.H269]" office:value-type="string" office:string-value="Synth Bass 2 Dark " calcext:value-type="string">
            <text:p>Synth Bass 2 Dark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*</text:p>
          </table:table-cell>
          <table:table-cell/>
          <table:table-cell table:formula="of:=[.D270]&amp;&quot; &quot;&amp;[.E270]&amp;&quot; &quot;&amp;[.F270]&amp;&quot; &quot;&amp;[.G270]&amp;&quot; &quot;&amp;[.H270]" office:value-type="string" office:string-value="Modular Synth Bass * " calcext:value-type="string">
            <text:p>Modular Synth Bass *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71]&amp;&quot; &quot;&amp;[.E271]&amp;&quot; &quot;&amp;[.F271]&amp;&quot; &quot;&amp;[.G271]&amp;&quot; &quot;&amp;[.H271]" office:value-type="string" office:string-value="DX Bass   " calcext:value-type="string">
            <text:p>DX Bas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olin</text:p>
          </table:table-cell>
          <table:table-cell table:number-columns-repeated="4"/>
          <table:table-cell table:formula="of:=[.D272]&amp;&quot; &quot;&amp;[.E272]&amp;&quot; &quot;&amp;[.F272]&amp;&quot; &quot;&amp;[.G272]&amp;&quot; &quot;&amp;[.H272]" office:value-type="string" office:string-value="Violin    " calcext:value-type="string">
            <text:p>Violi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Violin</text:p>
          </table:table-cell>
          <table:table-cell table:number-columns-repeated="3"/>
          <table:table-cell table:formula="of:=[.D273]&amp;&quot; &quot;&amp;[.E273]&amp;&quot; &quot;&amp;[.F273]&amp;&quot; &quot;&amp;[.G273]&amp;&quot; &quot;&amp;[.H273]" office:value-type="string" office:string-value="Slow Violin   " calcext:value-type="string">
            <text:p>Slow Violi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iola</text:p>
          </table:table-cell>
          <table:table-cell table:number-columns-repeated="4"/>
          <table:table-cell table:formula="of:=[.D274]&amp;&quot; &quot;&amp;[.E274]&amp;&quot; &quot;&amp;[.F274]&amp;&quot; &quot;&amp;[.G274]&amp;&quot; &quot;&amp;[.H274]" office:value-type="string" office:string-value="Viola    " calcext:value-type="string">
            <text:p>Viol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ello</text:p>
          </table:table-cell>
          <table:table-cell table:number-columns-repeated="4"/>
          <table:table-cell table:formula="of:=[.D275]&amp;&quot; &quot;&amp;[.E275]&amp;&quot; &quot;&amp;[.F275]&amp;&quot; &quot;&amp;[.G275]&amp;&quot; &quot;&amp;[.H275]" office:value-type="string" office:string-value="Cello    " calcext:value-type="string">
            <text:p>Cello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ntrabass</text:p>
          </table:table-cell>
          <table:table-cell table:number-columns-repeated="4"/>
          <table:table-cell table:formula="of:=[.D276]&amp;&quot; &quot;&amp;[.E276]&amp;&quot; &quot;&amp;[.F276]&amp;&quot; &quot;&amp;[.G276]&amp;&quot; &quot;&amp;[.H276]" office:value-type="string" office:string-value="Contrabass    " calcext:value-type="string">
            <text:p>Contrabass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emol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277]&amp;&quot; &quot;&amp;[.E277]&amp;&quot; &quot;&amp;[.F277]&amp;&quot; &quot;&amp;[.G277]&amp;&quot; &quot;&amp;[.H277]" office:value-type="string" office:string-value="Tremolo Strings   " calcext:value-type="string">
            <text:p>Tremol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remolo</text:p>
          </table:table-cell>
          <table:table-cell office:value-type="string" calcext:value-type="string">
            <text:p>Strings</text:p>
          </table:table-cell>
          <table:table-cell table:number-columns-repeated="2"/>
          <table:table-cell table:formula="of:=[.D278]&amp;&quot; &quot;&amp;[.E278]&amp;&quot; &quot;&amp;[.F278]&amp;&quot; &quot;&amp;[.G278]&amp;&quot; &quot;&amp;[.H278]" office:value-type="string" office:string-value="Slow Tremolo Strings  " calcext:value-type="string">
            <text:p>Slow Tremolo String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spense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279]&amp;&quot; &quot;&amp;[.E279]&amp;&quot; &quot;&amp;[.F279]&amp;&quot; &quot;&amp;[.G279]&amp;&quot; &quot;&amp;[.H279]" office:value-type="string" office:string-value="Suspense Strings   " calcext:value-type="string">
            <text:p>Suspense String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izzicat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280]&amp;&quot; &quot;&amp;[.E280]&amp;&quot; &quot;&amp;[.F280]&amp;&quot; &quot;&amp;[.G280]&amp;&quot; &quot;&amp;[.H280]" office:value-type="string" office:string-value="Pizzicato Strings   " calcext:value-type="string">
            <text:p>Pizzicato String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rchestral</text:p>
          </table:table-cell>
          <table:table-cell office:value-type="string" calcext:value-type="string">
            <text:p>Harp</text:p>
          </table:table-cell>
          <table:table-cell table:number-columns-repeated="3"/>
          <table:table-cell table:formula="of:=[.D281]&amp;&quot; &quot;&amp;[.E281]&amp;&quot; &quot;&amp;[.F281]&amp;&quot; &quot;&amp;[.G281]&amp;&quot; &quot;&amp;[.H281]" office:value-type="string" office:string-value="Orchestral Harp   " calcext:value-type="string">
            <text:p>Orchestral Harp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Qin</text:p>
          </table:table-cell>
          <table:table-cell table:number-columns-repeated="3"/>
          <table:table-cell table:formula="of:=[.D282]&amp;&quot; &quot;&amp;[.E282]&amp;&quot; &quot;&amp;[.F282]&amp;&quot; &quot;&amp;[.G282]&amp;&quot; &quot;&amp;[.H282]" office:value-type="string" office:string-value="Yang Qin   " calcext:value-type="string">
            <text:p>Yang Qi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impani</text:p>
          </table:table-cell>
          <table:table-cell table:number-columns-repeated="4"/>
          <table:table-cell table:formula="of:=[.D283]&amp;&quot; &quot;&amp;[.E283]&amp;&quot; &quot;&amp;[.F283]&amp;&quot; &quot;&amp;[.G283]&amp;&quot; &quot;&amp;[.H283]" office:value-type="string" office:string-value="Timpani    " calcext:value-type="string">
            <text:p>Timpani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284]&amp;&quot; &quot;&amp;[.E284]&amp;&quot; &quot;&amp;[.F284]&amp;&quot; &quot;&amp;[.G284]&amp;&quot; &quot;&amp;[.H284]" office:value-type="string" office:string-value="Strings 1   " calcext:value-type="string">
            <text:p>Strings 1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285]&amp;&quot; &quot;&amp;[.E285]&amp;&quot; &quot;&amp;[.F285]&amp;&quot; &quot;&amp;[.G285]&amp;&quot; &quot;&amp;[.H285]" office:value-type="string" office:string-value="Stereo Strings   " calcext:value-type="string">
            <text:p>Stere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286]&amp;&quot; &quot;&amp;[.E286]&amp;&quot; &quot;&amp;[.F286]&amp;&quot; &quot;&amp;[.G286]&amp;&quot; &quot;&amp;[.H286]" office:value-type="string" office:string-value="Slow Strings   " calcext:value-type="string">
            <text:p>Slow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287]&amp;&quot; &quot;&amp;[.E287]&amp;&quot; &quot;&amp;[.F287]&amp;&quot; &quot;&amp;[.G287]&amp;&quot; &quot;&amp;[.H287]" office:value-type="string" office:string-value="60s Strings   " calcext:value-type="string">
            <text:p>60s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rchestra</text:p>
          </table:table-cell>
          <table:table-cell table:number-columns-repeated="4"/>
          <table:table-cell table:formula="of:=[.D288]&amp;&quot; &quot;&amp;[.E288]&amp;&quot; &quot;&amp;[.F288]&amp;&quot; &quot;&amp;[.G288]&amp;&quot; &quot;&amp;[.H288]" office:value-type="string" office:string-value="Orchestra    " calcext:value-type="string">
            <text:p>Orchestr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89]&amp;&quot; &quot;&amp;[.E289]&amp;&quot; &quot;&amp;[.F289]&amp;&quot; &quot;&amp;[.G289]&amp;&quot; &quot;&amp;[.H289]" office:value-type="string" office:string-value="Orchestra 2   " calcext:value-type="string">
            <text:p>Orchestra 2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emolo</text:p>
          </table:table-cell>
          <table:table-cell office:value-type="string" calcext:value-type="string">
            <text:p>Orchestra</text:p>
          </table:table-cell>
          <table:table-cell table:number-columns-repeated="3"/>
          <table:table-cell table:formula="of:=[.D290]&amp;&quot; &quot;&amp;[.E290]&amp;&quot; &quot;&amp;[.F290]&amp;&quot; &quot;&amp;[.G290]&amp;&quot; &quot;&amp;[.H290]" office:value-type="string" office:string-value="Tremolo Orchestra   " calcext:value-type="string">
            <text:p>Tremolo Orchestra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291]&amp;&quot; &quot;&amp;[.E291]&amp;&quot; &quot;&amp;[.F291]&amp;&quot; &quot;&amp;[.G291]&amp;&quot; &quot;&amp;[.H291]" office:value-type="string" office:string-value="Velocity Strings   " calcext:value-type="string">
            <text:p>Velocity String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ing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92]&amp;&quot; &quot;&amp;[.E292]&amp;&quot; &quot;&amp;[.F292]&amp;&quot; &quot;&amp;[.G292]&amp;&quot; &quot;&amp;[.H292]" office:value-type="string" office:string-value="Strings 2   " calcext:value-type="string">
            <text:p>Strings 2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trings</text:p>
          </table:table-cell>
          <table:table-cell table:number-columns-repeated="2"/>
          <table:table-cell table:formula="of:=[.D293]&amp;&quot; &quot;&amp;[.E293]&amp;&quot; &quot;&amp;[.F293]&amp;&quot; &quot;&amp;[.G293]&amp;&quot; &quot;&amp;[.H293]" office:value-type="string" office:string-value="Stereo Slow Strings  " calcext:value-type="string">
            <text:p>Stereo Slow String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gat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294]&amp;&quot; &quot;&amp;[.E294]&amp;&quot; &quot;&amp;[.F294]&amp;&quot; &quot;&amp;[.G294]&amp;&quot; &quot;&amp;[.H294]" office:value-type="string" office:string-value="Legato Strings   " calcext:value-type="string">
            <text:p>Legat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295]&amp;&quot; &quot;&amp;[.E295]&amp;&quot; &quot;&amp;[.F295]&amp;&quot; &quot;&amp;[.G295]&amp;&quot; &quot;&amp;[.H295]" office:value-type="string" office:string-value="Warm Strings   " calcext:value-type="string">
            <text:p>Warm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dom</text:p>
          </table:table-cell>
          <table:table-cell table:number-columns-repeated="4"/>
          <table:table-cell table:formula="of:=[.D296]&amp;&quot; &quot;&amp;[.E296]&amp;&quot; &quot;&amp;[.F296]&amp;&quot; &quot;&amp;[.G296]&amp;&quot; &quot;&amp;[.H296]" office:value-type="string" office:string-value="Kingdom    " calcext:value-type="string">
            <text:p>Kingdom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97]&amp;&quot; &quot;&amp;[.E297]&amp;&quot; &quot;&amp;[.F297]&amp;&quot; &quot;&amp;[.G297]&amp;&quot; &quot;&amp;[.H297]" office:value-type="string" office:string-value="Synth Strings 1  " calcext:value-type="string">
            <text:p>Synth Strings 1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ring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98]&amp;&quot; &quot;&amp;[.E298]&amp;&quot; &quot;&amp;[.F298]&amp;&quot; &quot;&amp;[.G298]&amp;&quot; &quot;&amp;[.H298]" office:value-type="string" office:string-value="Synth Strings 2  " calcext:value-type="string">
            <text:p>Synth Strings 2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Aahs</text:p>
          </table:table-cell>
          <table:table-cell table:number-columns-repeated="3"/>
          <table:table-cell table:formula="of:=[.D299]&amp;&quot; &quot;&amp;[.E299]&amp;&quot; &quot;&amp;[.F299]&amp;&quot; &quot;&amp;[.G299]&amp;&quot; &quot;&amp;[.H299]" office:value-type="string" office:string-value="Choir Aahs   " calcext:value-type="string">
            <text:p>Choir Aah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Choir</text:p>
          </table:table-cell>
          <table:table-cell table:number-columns-repeated="3"/>
          <table:table-cell table:formula="of:=[.D300]&amp;&quot; &quot;&amp;[.E300]&amp;&quot; &quot;&amp;[.F300]&amp;&quot; &quot;&amp;[.G300]&amp;&quot; &quot;&amp;[.H300]" office:value-type="string" office:string-value="Stereo Choir   " calcext:value-type="string">
            <text:p>Stereo Choi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llow</text:p>
          </table:table-cell>
          <table:table-cell office:value-type="string" calcext:value-type="string">
            <text:p>Choir</text:p>
          </table:table-cell>
          <table:table-cell table:number-columns-repeated="3"/>
          <table:table-cell table:formula="of:=[.D301]&amp;&quot; &quot;&amp;[.E301]&amp;&quot; &quot;&amp;[.F301]&amp;&quot; &quot;&amp;[.G301]&amp;&quot; &quot;&amp;[.H301]" office:value-type="string" office:string-value="Mellow Choir   " calcext:value-type="string">
            <text:p>Mellow Choi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302]&amp;&quot; &quot;&amp;[.E302]&amp;&quot; &quot;&amp;[.F302]&amp;&quot; &quot;&amp;[.G302]&amp;&quot; &quot;&amp;[.H302]" office:value-type="string" office:string-value="Choir Strings   " calcext:value-type="string">
            <text:p>Choir String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Oohs</text:p>
          </table:table-cell>
          <table:table-cell table:number-columns-repeated="3"/>
          <table:table-cell table:formula="of:=[.D303]&amp;&quot; &quot;&amp;[.E303]&amp;&quot; &quot;&amp;[.F303]&amp;&quot; &quot;&amp;[.G303]&amp;&quot; &quot;&amp;[.H303]" office:value-type="string" office:string-value="Voice Oohs   " calcext:value-type="string">
            <text:p>Voice Ooh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table:formula="of:=[.D304]&amp;&quot; &quot;&amp;[.E304]&amp;&quot; &quot;&amp;[.F304]&amp;&quot; &quot;&amp;[.G304]&amp;&quot; &quot;&amp;[.H304]" office:value-type="string" office:string-value="Synth Voice   " calcext:value-type="string">
            <text:p>Synth Voic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Voic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05]&amp;&quot; &quot;&amp;[.E305]&amp;&quot; &quot;&amp;[.F305]&amp;&quot; &quot;&amp;[.G305]&amp;&quot; &quot;&amp;[.H305]" office:value-type="string" office:string-value="Synth Voice 2  " calcext:value-type="string">
            <text:p>Synth Voice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oral</text:p>
          </table:table-cell>
          <table:table-cell table:number-columns-repeated="4"/>
          <table:table-cell table:formula="of:=[.D306]&amp;&quot; &quot;&amp;[.E306]&amp;&quot; &quot;&amp;[.F306]&amp;&quot; &quot;&amp;[.G306]&amp;&quot; &quot;&amp;[.H306]" office:value-type="string" office:string-value="Choral    " calcext:value-type="string">
            <text:p>Choral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table:formula="of:=[.D307]&amp;&quot; &quot;&amp;[.E307]&amp;&quot; &quot;&amp;[.F307]&amp;&quot; &quot;&amp;[.G307]&amp;&quot; &quot;&amp;[.H307]" office:value-type="string" office:string-value="Analog Voice   " calcext:value-type="string">
            <text:p>Analog Voice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Hit</text:p>
          </table:table-cell>
          <table:table-cell table:number-columns-repeated="3"/>
          <table:table-cell table:formula="of:=[.D308]&amp;&quot; &quot;&amp;[.E308]&amp;&quot; &quot;&amp;[.F308]&amp;&quot; &quot;&amp;[.G308]&amp;&quot; &quot;&amp;[.H308]" office:value-type="string" office:string-value="Orchestra Hit   " calcext:value-type="string">
            <text:p>Orchestra Hit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H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09]&amp;&quot; &quot;&amp;[.E309]&amp;&quot; &quot;&amp;[.F309]&amp;&quot; &quot;&amp;[.G309]&amp;&quot; &quot;&amp;[.H309]" office:value-type="string" office:string-value="Orchestra Hit 2  " calcext:value-type="string">
            <text:p>Orchestra Hit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pact</text:p>
          </table:table-cell>
          <table:table-cell table:number-columns-repeated="4"/>
          <table:table-cell table:formula="of:=[.D310]&amp;&quot; &quot;&amp;[.E310]&amp;&quot; &quot;&amp;[.F310]&amp;&quot; &quot;&amp;[.G310]&amp;&quot; &quot;&amp;[.H310]" office:value-type="string" office:string-value="Impact    " calcext:value-type="string">
            <text:p>Impact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mpet</text:p>
          </table:table-cell>
          <table:table-cell table:number-columns-repeated="4"/>
          <table:table-cell table:formula="of:=[.D311]&amp;&quot; &quot;&amp;[.E311]&amp;&quot; &quot;&amp;[.F311]&amp;&quot; &quot;&amp;[.G311]&amp;&quot; &quot;&amp;[.H311]" office:value-type="string" office:string-value="Trumpet    " calcext:value-type="string">
            <text:p>Trumpet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rumpet</text:p>
          </table:table-cell>
          <table:table-cell table:number-columns-repeated="3"/>
          <table:table-cell table:formula="of:=[.D312]&amp;&quot; &quot;&amp;[.E312]&amp;&quot; &quot;&amp;[.F312]&amp;&quot; &quot;&amp;[.G312]&amp;&quot; &quot;&amp;[.H312]" office:value-type="string" office:string-value="Warm Trumpet   " calcext:value-type="string">
            <text:p>Warm Trumpet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ombone</text:p>
          </table:table-cell>
          <table:table-cell table:number-columns-repeated="4"/>
          <table:table-cell table:formula="of:=[.D313]&amp;&quot; &quot;&amp;[.E313]&amp;&quot; &quot;&amp;[.F313]&amp;&quot; &quot;&amp;[.G313]&amp;&quot; &quot;&amp;[.H313]" office:value-type="string" office:string-value="Trombone    " calcext:value-type="string">
            <text:p>Trombon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ombon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314]&amp;&quot; &quot;&amp;[.E314]&amp;&quot; &quot;&amp;[.F314]&amp;&quot; &quot;&amp;[.G314]&amp;&quot; &quot;&amp;[.H314]" office:value-type="string" office:string-value="Trombone 2   " calcext:value-type="string">
            <text:p>Trombone 2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uba</text:p>
          </table:table-cell>
          <table:table-cell table:number-columns-repeated="4"/>
          <table:table-cell table:formula="of:=[.D315]&amp;&quot; &quot;&amp;[.E315]&amp;&quot; &quot;&amp;[.F315]&amp;&quot; &quot;&amp;[.G315]&amp;&quot; &quot;&amp;[.H315]" office:value-type="string" office:string-value="Tuba    " calcext:value-type="string">
            <text:p>Tub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Trumpet</text:p>
          </table:table-cell>
          <table:table-cell table:number-columns-repeated="3"/>
          <table:table-cell table:formula="of:=[.D316]&amp;&quot; &quot;&amp;[.E316]&amp;&quot; &quot;&amp;[.F316]&amp;&quot; &quot;&amp;[.G316]&amp;&quot; &quot;&amp;[.H316]" office:value-type="string" office:string-value="Muted Trumpet   " calcext:value-type="string">
            <text:p>Muted Trumpet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Horn</text:p>
          </table:table-cell>
          <table:table-cell table:number-columns-repeated="3"/>
          <table:table-cell table:formula="of:=[.D317]&amp;&quot; &quot;&amp;[.E317]&amp;&quot; &quot;&amp;[.F317]&amp;&quot; &quot;&amp;[.G317]&amp;&quot; &quot;&amp;[.H317]" office:value-type="string" office:string-value="French Horn   " calcext:value-type="string">
            <text:p>French Hor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Solo</text:p>
          </table:table-cell>
          <table:table-cell table:number-columns-repeated="2"/>
          <table:table-cell table:formula="of:=[.D318]&amp;&quot; &quot;&amp;[.E318]&amp;&quot; &quot;&amp;[.F318]&amp;&quot; &quot;&amp;[.G318]&amp;&quot; &quot;&amp;[.H318]" office:value-type="string" office:string-value="French Horn Solo  " calcext:value-type="string">
            <text:p>French Horn Solo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Hor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19]&amp;&quot; &quot;&amp;[.E319]&amp;&quot; &quot;&amp;[.F319]&amp;&quot; &quot;&amp;[.G319]&amp;&quot; &quot;&amp;[.H319]" office:value-type="string" office:string-value="French Horn 2  " calcext:value-type="string">
            <text:p>French Horn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Orchestra</text:p>
          </table:table-cell>
          <table:table-cell table:number-columns-repeated="3"/>
          <table:table-cell table:formula="of:=[.D320]&amp;&quot; &quot;&amp;[.E320]&amp;&quot; &quot;&amp;[.F320]&amp;&quot; &quot;&amp;[.G320]&amp;&quot; &quot;&amp;[.H320]" office:value-type="string" office:string-value="Horn Orchestra   " calcext:value-type="string">
            <text:p>Horn Orchestra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ection</text:p>
          </table:table-cell>
          <table:table-cell table:number-columns-repeated="3"/>
          <table:table-cell table:formula="of:=[.D321]&amp;&quot; &quot;&amp;[.E321]&amp;&quot; &quot;&amp;[.F321]&amp;&quot; &quot;&amp;[.G321]&amp;&quot; &quot;&amp;[.H321]" office:value-type="string" office:string-value="Brass Section   " calcext:value-type="string">
            <text:p>Brass Sect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rombone</text:p>
          </table:table-cell>
          <table:table-cell office:value-type="string" calcext:value-type="string">
            <text:p>Section</text:p>
          </table:table-cell>
          <table:table-cell/>
          <table:table-cell table:formula="of:=[.D322]&amp;&quot; &quot;&amp;[.E322]&amp;&quot; &quot;&amp;[.F322]&amp;&quot; &quot;&amp;[.G322]&amp;&quot; &quot;&amp;[.H322]" office:value-type="string" office:string-value="Trumpet &amp; Trombone Section " calcext:value-type="string">
            <text:p>Trumpet &amp; Trombone Section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23]&amp;&quot; &quot;&amp;[.E323]&amp;&quot; &quot;&amp;[.F323]&amp;&quot; &quot;&amp;[.G323]&amp;&quot; &quot;&amp;[.H323]" office:value-type="string" office:string-value="Synth Brass 1  " calcext:value-type="string">
            <text:p>Synth Brass 1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esonant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ass</text:p>
          </table:table-cell>
          <table:table-cell table:number-columns-repeated="2"/>
          <table:table-cell table:formula="of:=[.D324]&amp;&quot; &quot;&amp;[.E324]&amp;&quot; &quot;&amp;[.F324]&amp;&quot; &quot;&amp;[.G324]&amp;&quot; &quot;&amp;[.H324]" office:value-type="string" office:string-value="Resonant Synth Brass  " calcext:value-type="string">
            <text:p>Resonant Synth Brass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a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25]&amp;&quot; &quot;&amp;[.E325]&amp;&quot; &quot;&amp;[.F325]&amp;&quot; &quot;&amp;[.G325]&amp;&quot; &quot;&amp;[.H325]" office:value-type="string" office:string-value="Synth Brass 2  " calcext:value-type="string">
            <text:p>Synth Brass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Brass</text:p>
          </table:table-cell>
          <table:table-cell table:number-columns-repeated="3"/>
          <table:table-cell table:formula="of:=[.D326]&amp;&quot; &quot;&amp;[.E326]&amp;&quot; &quot;&amp;[.F326]&amp;&quot; &quot;&amp;[.G326]&amp;&quot; &quot;&amp;[.H326]" office:value-type="string" office:string-value="Soft Brass   " calcext:value-type="string">
            <text:p>Soft Br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Brass</text:p>
          </table:table-cell>
          <table:table-cell table:number-columns-repeated="3"/>
          <table:table-cell table:formula="of:=[.D327]&amp;&quot; &quot;&amp;[.E327]&amp;&quot; &quot;&amp;[.F327]&amp;&quot; &quot;&amp;[.G327]&amp;&quot; &quot;&amp;[.H327]" office:value-type="string" office:string-value="Choir Brass   " calcext:value-type="string">
            <text:p>Choir Bras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prano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328]&amp;&quot; &quot;&amp;[.E328]&amp;&quot; &quot;&amp;[.F328]&amp;&quot; &quot;&amp;[.G328]&amp;&quot; &quot;&amp;[.H328]" office:value-type="string" office:string-value="Soprano Sax   " calcext:value-type="string">
            <text:p>Soprano Sax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329]&amp;&quot; &quot;&amp;[.E329]&amp;&quot; &quot;&amp;[.F329]&amp;&quot; &quot;&amp;[.G329]&amp;&quot; &quot;&amp;[.H329]" office:value-type="string" office:string-value="Alto Sax   " calcext:value-type="string">
            <text:p>Alto Sa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Section</text:p>
          </table:table-cell>
          <table:table-cell table:number-columns-repeated="3"/>
          <table:table-cell table:formula="of:=[.D330]&amp;&quot; &quot;&amp;[.E330]&amp;&quot; &quot;&amp;[.F330]&amp;&quot; &quot;&amp;[.G330]&amp;&quot; &quot;&amp;[.H330]" office:value-type="string" office:string-value="Sax Section   " calcext:value-type="string">
            <text:p>Sax Sectio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331]&amp;&quot; &quot;&amp;[.E331]&amp;&quot; &quot;&amp;[.F331]&amp;&quot; &quot;&amp;[.G331]&amp;&quot; &quot;&amp;[.H331]" office:value-type="string" office:string-value="Tenor Sax   " calcext:value-type="string">
            <text:p>Tenor Sa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eathy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ax</text:p>
          </table:table-cell>
          <table:table-cell table:number-columns-repeated="2"/>
          <table:table-cell table:formula="of:=[.D332]&amp;&quot; &quot;&amp;[.E332]&amp;&quot; &quot;&amp;[.F332]&amp;&quot; &quot;&amp;[.G332]&amp;&quot; &quot;&amp;[.H332]" office:value-type="string" office:string-value="Breathy Tenor Sax  " calcext:value-type="string">
            <text:p>Breathy Tenor Sax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aritone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333]&amp;&quot; &quot;&amp;[.E333]&amp;&quot; &quot;&amp;[.F333]&amp;&quot; &quot;&amp;[.G333]&amp;&quot; &quot;&amp;[.H333]" office:value-type="string" office:string-value="Baritone Sax   " calcext:value-type="string">
            <text:p>Baritone Sax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boe</text:p>
          </table:table-cell>
          <table:table-cell table:number-columns-repeated="4"/>
          <table:table-cell table:formula="of:=[.D334]&amp;&quot; &quot;&amp;[.E334]&amp;&quot; &quot;&amp;[.F334]&amp;&quot; &quot;&amp;[.G334]&amp;&quot; &quot;&amp;[.H334]" office:value-type="string" office:string-value="Oboe    " calcext:value-type="string">
            <text:p>Obo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orn</text:p>
          </table:table-cell>
          <table:table-cell table:number-columns-repeated="3"/>
          <table:table-cell table:formula="of:=[.D335]&amp;&quot; &quot;&amp;[.E335]&amp;&quot; &quot;&amp;[.F335]&amp;&quot; &quot;&amp;[.G335]&amp;&quot; &quot;&amp;[.H335]" office:value-type="string" office:string-value="English Horn   " calcext:value-type="string">
            <text:p>English Hor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assoon</text:p>
          </table:table-cell>
          <table:table-cell table:number-columns-repeated="4"/>
          <table:table-cell table:formula="of:=[.D336]&amp;&quot; &quot;&amp;[.E336]&amp;&quot; &quot;&amp;[.F336]&amp;&quot; &quot;&amp;[.G336]&amp;&quot; &quot;&amp;[.H336]" office:value-type="string" office:string-value="Bassoon    " calcext:value-type="string">
            <text:p>Bassoon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larinet</text:p>
          </table:table-cell>
          <table:table-cell table:number-columns-repeated="4"/>
          <table:table-cell table:formula="of:=[.D337]&amp;&quot; &quot;&amp;[.E337]&amp;&quot; &quot;&amp;[.F337]&amp;&quot; &quot;&amp;[.G337]&amp;&quot; &quot;&amp;[.H337]" office:value-type="string" office:string-value="Clarinet    " calcext:value-type="string">
            <text:p>Clarinet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iccolo</text:p>
          </table:table-cell>
          <table:table-cell table:number-columns-repeated="4"/>
          <table:table-cell table:formula="of:=[.D338]&amp;&quot; &quot;&amp;[.E338]&amp;&quot; &quot;&amp;[.F338]&amp;&quot; &quot;&amp;[.G338]&amp;&quot; &quot;&amp;[.H338]" office:value-type="string" office:string-value="Piccolo    " calcext:value-type="string">
            <text:p>Piccolo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lute</text:p>
          </table:table-cell>
          <table:table-cell table:number-columns-repeated="4"/>
          <table:table-cell table:formula="of:=[.D339]&amp;&quot; &quot;&amp;[.E339]&amp;&quot; &quot;&amp;[.F339]&amp;&quot; &quot;&amp;[.G339]&amp;&quot; &quot;&amp;[.H339]" office:value-type="string" office:string-value="Flute    " calcext:value-type="string">
            <text:p>Flut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order</text:p>
          </table:table-cell>
          <table:table-cell table:number-columns-repeated="4"/>
          <table:table-cell table:formula="of:=[.D340]&amp;&quot; &quot;&amp;[.E340]&amp;&quot; &quot;&amp;[.F340]&amp;&quot; &quot;&amp;[.G340]&amp;&quot; &quot;&amp;[.H340]" office:value-type="string" office:string-value="Recorder    " calcext:value-type="string">
            <text:p>Recorder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Flute</text:p>
          </table:table-cell>
          <table:table-cell table:number-columns-repeated="3"/>
          <table:table-cell table:formula="of:=[.D341]&amp;&quot; &quot;&amp;[.E341]&amp;&quot; &quot;&amp;[.F341]&amp;&quot; &quot;&amp;[.G341]&amp;&quot; &quot;&amp;[.H341]" office:value-type="string" office:string-value="Pan Flute   " calcext:value-type="string">
            <text:p>Pan Flute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lown</text:p>
          </table:table-cell>
          <table:table-cell office:value-type="string" calcext:value-type="string">
            <text:p>Bottle</text:p>
          </table:table-cell>
          <table:table-cell table:number-columns-repeated="3"/>
          <table:table-cell table:formula="of:=[.D342]&amp;&quot; &quot;&amp;[.E342]&amp;&quot; &quot;&amp;[.F342]&amp;&quot; &quot;&amp;[.G342]&amp;&quot; &quot;&amp;[.H342]" office:value-type="string" office:string-value="Blown Bottle   " calcext:value-type="string">
            <text:p>Blown Bottle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hakuhachi</text:p>
          </table:table-cell>
          <table:table-cell table:number-columns-repeated="4"/>
          <table:table-cell table:formula="of:=[.D343]&amp;&quot; &quot;&amp;[.E343]&amp;&quot; &quot;&amp;[.F343]&amp;&quot; &quot;&amp;[.G343]&amp;&quot; &quot;&amp;[.H343]" office:value-type="string" office:string-value="Shakuhachi    " calcext:value-type="string">
            <text:p>Shakuhachi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histle</text:p>
          </table:table-cell>
          <table:table-cell table:number-columns-repeated="4"/>
          <table:table-cell table:formula="of:=[.D344]&amp;&quot; &quot;&amp;[.E344]&amp;&quot; &quot;&amp;[.F344]&amp;&quot; &quot;&amp;[.G344]&amp;&quot; &quot;&amp;[.H344]" office:value-type="string" office:string-value="Whistle    " calcext:value-type="string">
            <text:p>Whistl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carina</text:p>
          </table:table-cell>
          <table:table-cell table:number-columns-repeated="4"/>
          <table:table-cell table:formula="of:=[.D345]&amp;&quot; &quot;&amp;[.E345]&amp;&quot; &quot;&amp;[.F345]&amp;&quot; &quot;&amp;[.G345]&amp;&quot; &quot;&amp;[.H345]" office:value-type="string" office:string-value="Ocarina    " calcext:value-type="string">
            <text:p>Ocarin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46]&amp;&quot; &quot;&amp;[.E346]&amp;&quot; &quot;&amp;[.F346]&amp;&quot; &quot;&amp;[.G346]&amp;&quot; &quot;&amp;[.H346]" office:value-type="string" office:string-value="Square Lead   " calcext:value-type="string">
            <text:p>Square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Le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47]&amp;&quot; &quot;&amp;[.E347]&amp;&quot; &quot;&amp;[.F347]&amp;&quot; &quot;&amp;[.G347]&amp;&quot; &quot;&amp;[.H347]" office:value-type="string" office:string-value="Square Lead 2  " calcext:value-type="string">
            <text:p>Square Lead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Square</text:p>
          </table:table-cell>
          <table:table-cell table:number-columns-repeated="3"/>
          <table:table-cell table:formula="of:=[.D348]&amp;&quot; &quot;&amp;[.E348]&amp;&quot; &quot;&amp;[.F348]&amp;&quot; &quot;&amp;[.G348]&amp;&quot; &quot;&amp;[.H348]" office:value-type="string" office:string-value="LM Square   " calcext:value-type="string">
            <text:p>LM Squar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ollow</text:p>
          </table:table-cell>
          <table:table-cell table:number-columns-repeated="4"/>
          <table:table-cell table:formula="of:=[.D349]&amp;&quot; &quot;&amp;[.E349]&amp;&quot; &quot;&amp;[.F349]&amp;&quot; &quot;&amp;[.G349]&amp;&quot; &quot;&amp;[.H349]" office:value-type="string" office:string-value="Hollow    " calcext:value-type="string">
            <text:p>Hollow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hroud</text:p>
          </table:table-cell>
          <table:table-cell table:number-columns-repeated="4"/>
          <table:table-cell table:formula="of:=[.D350]&amp;&quot; &quot;&amp;[.E350]&amp;&quot; &quot;&amp;[.F350]&amp;&quot; &quot;&amp;[.G350]&amp;&quot; &quot;&amp;[.H350]" office:value-type="string" office:string-value="Shroud    " calcext:value-type="string">
            <text:p>Shroud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ellow</text:p>
          </table:table-cell>
          <table:table-cell table:number-columns-repeated="4"/>
          <table:table-cell table:formula="of:=[.D351]&amp;&quot; &quot;&amp;[.E351]&amp;&quot; &quot;&amp;[.F351]&amp;&quot; &quot;&amp;[.G351]&amp;&quot; &quot;&amp;[.H351]" office:value-type="string" office:string-value="Mellow    " calcext:value-type="string">
            <text:p>Mellow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Sine</text:p>
          </table:table-cell>
          <table:table-cell table:number-columns-repeated="3"/>
          <table:table-cell table:formula="of:=[.D352]&amp;&quot; &quot;&amp;[.E352]&amp;&quot; &quot;&amp;[.F352]&amp;&quot; &quot;&amp;[.G352]&amp;&quot; &quot;&amp;[.H352]" office:value-type="string" office:string-value="Solo Sine   " calcext:value-type="string">
            <text:p>Solo Sin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53]&amp;&quot; &quot;&amp;[.E353]&amp;&quot; &quot;&amp;[.F353]&amp;&quot; &quot;&amp;[.G353]&amp;&quot; &quot;&amp;[.H353]" office:value-type="string" office:string-value="Sine Lead   " calcext:value-type="string">
            <text:p>Sine Le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wtooth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54]&amp;&quot; &quot;&amp;[.E354]&amp;&quot; &quot;&amp;[.F354]&amp;&quot; &quot;&amp;[.G354]&amp;&quot; &quot;&amp;[.H354]" office:value-type="string" office:string-value="Sawtooth Lead   " calcext:value-type="string">
            <text:p>Sawtooth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wtooth</text:p>
          </table:table-cell>
          <table:table-cell office:value-type="string" calcext:value-type="string">
            <text:p>Le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55]&amp;&quot; &quot;&amp;[.E355]&amp;&quot; &quot;&amp;[.F355]&amp;&quot; &quot;&amp;[.G355]&amp;&quot; &quot;&amp;[.H355]" office:value-type="string" office:string-value="Sawtooth Lead 2  " calcext:value-type="string">
            <text:p>Sawtooth Lead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Sawtooth</text:p>
          </table:table-cell>
          <table:table-cell table:number-columns-repeated="3"/>
          <table:table-cell table:formula="of:=[.D356]&amp;&quot; &quot;&amp;[.E356]&amp;&quot; &quot;&amp;[.F356]&amp;&quot; &quot;&amp;[.G356]&amp;&quot; &quot;&amp;[.H356]" office:value-type="string" office:string-value="Thick Sawtooth   " calcext:value-type="string">
            <text:p>Thick Sawtooth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Sawtooth</text:p>
          </table:table-cell>
          <table:table-cell table:number-columns-repeated="3"/>
          <table:table-cell table:formula="of:=[.D357]&amp;&quot; &quot;&amp;[.E357]&amp;&quot; &quot;&amp;[.F357]&amp;&quot; &quot;&amp;[.G357]&amp;&quot; &quot;&amp;[.H357]" office:value-type="string" office:string-value="Dynamic Sawtooth   " calcext:value-type="string">
            <text:p>Dynamic Sawtooth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awtooth</text:p>
          </table:table-cell>
          <table:table-cell table:number-columns-repeated="3"/>
          <table:table-cell table:formula="of:=[.D358]&amp;&quot; &quot;&amp;[.E358]&amp;&quot; &quot;&amp;[.F358]&amp;&quot; &quot;&amp;[.G358]&amp;&quot; &quot;&amp;[.H358]" office:value-type="string" office:string-value="Digital Sawtooth   " calcext:value-type="string">
            <text:p>Digital Sawtooth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59]&amp;&quot; &quot;&amp;[.E359]&amp;&quot; &quot;&amp;[.F359]&amp;&quot; &quot;&amp;[.G359]&amp;&quot; &quot;&amp;[.H359]" office:value-type="string" office:string-value="Big Lead   " calcext:value-type="string">
            <text:p>Big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quenced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formula="of:=[.D360]&amp;&quot; &quot;&amp;[.E360]&amp;&quot; &quot;&amp;[.F360]&amp;&quot; &quot;&amp;[.G360]&amp;&quot; &quot;&amp;[.H360]" office:value-type="string" office:string-value="Sequenced Analog   " calcext:value-type="string">
            <text:p>Sequenced Analog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alliop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61]&amp;&quot; &quot;&amp;[.E361]&amp;&quot; &quot;&amp;[.F361]&amp;&quot; &quot;&amp;[.G361]&amp;&quot; &quot;&amp;[.H361]" office:value-type="string" office:string-value="Calliope Lead   " calcext:value-type="string">
            <text:p>Calliope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62]&amp;&quot; &quot;&amp;[.E362]&amp;&quot; &quot;&amp;[.F362]&amp;&quot; &quot;&amp;[.G362]&amp;&quot; &quot;&amp;[.H362]" office:value-type="string" office:string-value="Pure Lead   " calcext:value-type="string">
            <text:p>Pure Le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hiff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63]&amp;&quot; &quot;&amp;[.E363]&amp;&quot; &quot;&amp;[.F363]&amp;&quot; &quot;&amp;[.G363]&amp;&quot; &quot;&amp;[.H363]" office:value-type="string" office:string-value="Chiff Lead   " calcext:value-type="string">
            <text:p>Chiff Le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64]&amp;&quot; &quot;&amp;[.E364]&amp;&quot; &quot;&amp;[.F364]&amp;&quot; &quot;&amp;[.G364]&amp;&quot; &quot;&amp;[.H364]" office:value-type="string" office:string-value="Charang Lead   " calcext:value-type="string">
            <text:p>Charang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istorted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65]&amp;&quot; &quot;&amp;[.E365]&amp;&quot; &quot;&amp;[.F365]&amp;&quot; &quot;&amp;[.G365]&amp;&quot; &quot;&amp;[.H365]" office:value-type="string" office:string-value="Distorted Lead   " calcext:value-type="string">
            <text:p>Distorted Le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66]&amp;&quot; &quot;&amp;[.E366]&amp;&quot; &quot;&amp;[.F366]&amp;&quot; &quot;&amp;[.G366]&amp;&quot; &quot;&amp;[.H366]" office:value-type="string" office:string-value="Voice Lead   " calcext:value-type="string">
            <text:p>Voice Le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ifths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67]&amp;&quot; &quot;&amp;[.E367]&amp;&quot; &quot;&amp;[.F367]&amp;&quot; &quot;&amp;[.G367]&amp;&quot; &quot;&amp;[.H367]" office:value-type="string" office:string-value="Fifths Lead   " calcext:value-type="string">
            <text:p>Fifths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Five</text:p>
          </table:table-cell>
          <table:table-cell table:number-columns-repeated="3"/>
          <table:table-cell table:formula="of:=[.D368]&amp;&quot; &quot;&amp;[.E368]&amp;&quot; &quot;&amp;[.F368]&amp;&quot; &quot;&amp;[.G368]&amp;&quot; &quot;&amp;[.H368]" office:value-type="string" office:string-value="Big Five   " calcext:value-type="string">
            <text:p>Big Five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table:formula="of:=[.D369]&amp;&quot; &quot;&amp;[.E369]&amp;&quot; &quot;&amp;[.F369]&amp;&quot; &quot;&amp;[.G369]&amp;&quot; &quot;&amp;[.H369]" office:value-type="string" office:string-value="Bass &amp; Lead  " calcext:value-type="string">
            <text:p>Bass &amp; Lead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ow</text:p>
          </table:table-cell>
          <table:table-cell table:number-columns-repeated="2"/>
          <table:table-cell table:formula="of:=[.D370]&amp;&quot; &quot;&amp;[.E370]&amp;&quot; &quot;&amp;[.F370]&amp;&quot; &quot;&amp;[.G370]&amp;&quot; &quot;&amp;[.H370]" office:value-type="string" office:string-value="Big &amp; Low  " calcext:value-type="string">
            <text:p>Big &amp; Low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ky</text:p>
          </table:table-cell>
          <table:table-cell table:number-columns-repeated="2"/>
          <table:table-cell table:formula="of:=[.D371]&amp;&quot; &quot;&amp;[.E371]&amp;&quot; &quot;&amp;[.F371]&amp;&quot; &quot;&amp;[.G371]&amp;&quot; &quot;&amp;[.H371]" office:value-type="string" office:string-value="Fat &amp; Perky  " calcext:value-type="string">
            <text:p>Fat &amp; Perky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Whirl</text:p>
          </table:table-cell>
          <table:table-cell table:number-columns-repeated="3"/>
          <table:table-cell table:formula="of:=[.D372]&amp;&quot; &quot;&amp;[.E372]&amp;&quot; &quot;&amp;[.F372]&amp;&quot; &quot;&amp;[.G372]&amp;&quot; &quot;&amp;[.H372]" office:value-type="string" office:string-value="Soft Whirl   " calcext:value-type="string">
            <text:p>Soft Whirl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ad</text:p>
          </table:table-cell>
          <table:table-cell table:number-columns-repeated="2"/>
          <table:table-cell table:formula="of:=[.D373]&amp;&quot; &quot;&amp;[.E373]&amp;&quot; &quot;&amp;[.F373]&amp;&quot; &quot;&amp;[.G373]&amp;&quot; &quot;&amp;[.H373]" office:value-type="string" office:string-value="New Age Pad  " calcext:value-type="string">
            <text:p>New Age Pad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antasy</text:p>
          </table:table-cell>
          <table:table-cell table:number-columns-repeated="4"/>
          <table:table-cell table:formula="of:=[.D374]&amp;&quot; &quot;&amp;[.E374]&amp;&quot; &quot;&amp;[.F374]&amp;&quot; &quot;&amp;[.G374]&amp;&quot; &quot;&amp;[.H374]" office:value-type="string" office:string-value="Fantasy    " calcext:value-type="string">
            <text:p>Fantasy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375]&amp;&quot; &quot;&amp;[.E375]&amp;&quot; &quot;&amp;[.F375]&amp;&quot; &quot;&amp;[.G375]&amp;&quot; &quot;&amp;[.H375]" office:value-type="string" office:string-value="Warm Pad   " calcext:value-type="string">
            <text:p>Warm P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ad</text:p>
          </table:table-cell>
          <table:table-cell table:number-columns-repeated="2"/>
          <table:table-cell table:formula="of:=[.D376]&amp;&quot; &quot;&amp;[.E376]&amp;&quot; &quot;&amp;[.F376]&amp;&quot; &quot;&amp;[.G376]&amp;&quot; &quot;&amp;[.H376]" office:value-type="string" office:string-value="Poly Synth Pad  " calcext:value-type="string">
            <text:p>Poly Synth Pad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377]&amp;&quot; &quot;&amp;[.E377]&amp;&quot; &quot;&amp;[.F377]&amp;&quot; &quot;&amp;[.G377]&amp;&quot; &quot;&amp;[.H377]" office:value-type="string" office:string-value="Choir Pad   " calcext:value-type="string">
            <text:p>Choir P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topia</text:p>
          </table:table-cell>
          <table:table-cell table:number-columns-repeated="4"/>
          <table:table-cell table:formula="of:=[.D378]&amp;&quot; &quot;&amp;[.E378]&amp;&quot; &quot;&amp;[.F378]&amp;&quot; &quot;&amp;[.G378]&amp;&quot; &quot;&amp;[.H378]" office:value-type="string" office:string-value="Itopia    " calcext:value-type="string">
            <text:p>Itopi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owed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379]&amp;&quot; &quot;&amp;[.E379]&amp;&quot; &quot;&amp;[.F379]&amp;&quot; &quot;&amp;[.G379]&amp;&quot; &quot;&amp;[.H379]" office:value-type="string" office:string-value="Bowed Pad   " calcext:value-type="string">
            <text:p>Bowed P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380]&amp;&quot; &quot;&amp;[.E380]&amp;&quot; &quot;&amp;[.F380]&amp;&quot; &quot;&amp;[.G380]&amp;&quot; &quot;&amp;[.H380]" office:value-type="string" office:string-value="Metallic Pad   " calcext:value-type="string">
            <text:p>Metallic P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381]&amp;&quot; &quot;&amp;[.E381]&amp;&quot; &quot;&amp;[.F381]&amp;&quot; &quot;&amp;[.G381]&amp;&quot; &quot;&amp;[.H381]" office:value-type="string" office:string-value="Halo Pad   " calcext:value-type="string">
            <text:p>Halo P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382]&amp;&quot; &quot;&amp;[.E382]&amp;&quot; &quot;&amp;[.F382]&amp;&quot; &quot;&amp;[.G382]&amp;&quot; &quot;&amp;[.H382]" office:value-type="string" office:string-value="Sweep Pad   " calcext:value-type="string">
            <text:p>Sweep P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ain</text:p>
          </table:table-cell>
          <table:table-cell table:number-columns-repeated="4"/>
          <table:table-cell table:formula="of:=[.D383]&amp;&quot; &quot;&amp;[.E383]&amp;&quot; &quot;&amp;[.F383]&amp;&quot; &quot;&amp;[.G383]&amp;&quot; &quot;&amp;[.H383]" office:value-type="string" office:string-value="Rain    " calcext:value-type="string">
            <text:p>Rai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rican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table:formula="of:=[.D384]&amp;&quot; &quot;&amp;[.E384]&amp;&quot; &quot;&amp;[.F384]&amp;&quot; &quot;&amp;[.G384]&amp;&quot; &quot;&amp;[.H384]" office:value-type="string" office:string-value="African Wind   " calcext:value-type="string">
            <text:p>African Win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arib</text:p>
          </table:table-cell>
          <table:table-cell table:number-columns-repeated="4"/>
          <table:table-cell table:formula="of:=[.D385]&amp;&quot; &quot;&amp;[.E385]&amp;&quot; &quot;&amp;[.F385]&amp;&quot; &quot;&amp;[.G385]&amp;&quot; &quot;&amp;[.H385]" office:value-type="string" office:string-value="Carib    " calcext:value-type="string">
            <text:p>Carib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rack</text:p>
          </table:table-cell>
          <table:table-cell table:number-columns-repeated="3"/>
          <table:table-cell table:formula="of:=[.D386]&amp;&quot; &quot;&amp;[.E386]&amp;&quot; &quot;&amp;[.F386]&amp;&quot; &quot;&amp;[.G386]&amp;&quot; &quot;&amp;[.H386]" office:value-type="string" office:string-value="Sound Track   " calcext:value-type="string">
            <text:p>Sound Track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rologue</text:p>
          </table:table-cell>
          <table:table-cell table:number-columns-repeated="4"/>
          <table:table-cell table:formula="of:=[.D387]&amp;&quot; &quot;&amp;[.E387]&amp;&quot; &quot;&amp;[.F387]&amp;&quot; &quot;&amp;[.G387]&amp;&quot; &quot;&amp;[.H387]" office:value-type="string" office:string-value="Prologue    " calcext:value-type="string">
            <text:p>Prologu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rystal</text:p>
          </table:table-cell>
          <table:table-cell table:number-columns-repeated="4"/>
          <table:table-cell table:formula="of:=[.D388]&amp;&quot; &quot;&amp;[.E388]&amp;&quot; &quot;&amp;[.F388]&amp;&quot; &quot;&amp;[.G388]&amp;&quot; &quot;&amp;[.H388]" office:value-type="string" office:string-value="Crystal    " calcext:value-type="string">
            <text:p>Crystal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Comp</text:p>
          </table:table-cell>
          <table:table-cell table:number-columns-repeated="2"/>
          <table:table-cell table:formula="of:=[.D389]&amp;&quot; &quot;&amp;[.E389]&amp;&quot; &quot;&amp;[.F389]&amp;&quot; &quot;&amp;[.G389]&amp;&quot; &quot;&amp;[.H389]" office:value-type="string" office:string-value="Synth Drum Comp  " calcext:value-type="string">
            <text:p>Synth Drum Comp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corn</text:p>
          </table:table-cell>
          <table:table-cell table:number-columns-repeated="4"/>
          <table:table-cell table:formula="of:=[.D390]&amp;&quot; &quot;&amp;[.E390]&amp;&quot; &quot;&amp;[.F390]&amp;&quot; &quot;&amp;[.G390]&amp;&quot; &quot;&amp;[.H390]" office:value-type="string" office:string-value="Popcorn    " calcext:value-type="string">
            <text:p>Popcor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391]&amp;&quot; &quot;&amp;[.E391]&amp;&quot; &quot;&amp;[.F391]&amp;&quot; &quot;&amp;[.G391]&amp;&quot; &quot;&amp;[.H391]" office:value-type="string" office:string-value="Tiny Bells   " calcext:value-type="string">
            <text:p>Tiny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Glockenspiel</text:p>
          </table:table-cell>
          <table:table-cell table:number-columns-repeated="3"/>
          <table:table-cell table:formula="of:=[.D392]&amp;&quot; &quot;&amp;[.E392]&amp;&quot; &quot;&amp;[.F392]&amp;&quot; &quot;&amp;[.G392]&amp;&quot; &quot;&amp;[.H392]" office:value-type="string" office:string-value="Round Glockenspiel   " calcext:value-type="string">
            <text:p>Round Glockenspiel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lockenspiel</text:p>
          </table:table-cell>
          <table:table-cell office:value-type="string" calcext:value-type="string">
            <text:p>Chimes</text:p>
          </table:table-cell>
          <table:table-cell table:number-columns-repeated="3"/>
          <table:table-cell table:formula="of:=[.D393]&amp;&quot; &quot;&amp;[.E393]&amp;&quot; &quot;&amp;[.F393]&amp;&quot; &quot;&amp;[.G393]&amp;&quot; &quot;&amp;[.H393]" office:value-type="string" office:string-value="Glockenspiel Chimes   " calcext:value-type="string">
            <text:p>Glockenspiel Chime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394]&amp;&quot; &quot;&amp;[.E394]&amp;&quot; &quot;&amp;[.F394]&amp;&quot; &quot;&amp;[.G394]&amp;&quot; &quot;&amp;[.H394]" office:value-type="string" office:string-value="Clear Bells   " calcext:value-type="string">
            <text:p>Clear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395]&amp;&quot; &quot;&amp;[.E395]&amp;&quot; &quot;&amp;[.F395]&amp;&quot; &quot;&amp;[.G395]&amp;&quot; &quot;&amp;[.H395]" office:value-type="string" office:string-value="Chorus Bells   " calcext:value-type="string">
            <text:p>Chorus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formula="of:=[.D396]&amp;&quot; &quot;&amp;[.E396]&amp;&quot; &quot;&amp;[.F396]&amp;&quot; &quot;&amp;[.G396]&amp;&quot; &quot;&amp;[.H396]" office:value-type="string" office:string-value="Soft Crystal   " calcext:value-type="string">
            <text:p>Soft Crystal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397]&amp;&quot; &quot;&amp;[.E397]&amp;&quot; &quot;&amp;[.F397]&amp;&quot; &quot;&amp;[.G397]&amp;&quot; &quot;&amp;[.H397]" office:value-type="string" office:string-value="Air Bells   " calcext:value-type="string">
            <text:p>Air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Harp</text:p>
          </table:table-cell>
          <table:table-cell table:number-columns-repeated="3"/>
          <table:table-cell table:formula="of:=[.D398]&amp;&quot; &quot;&amp;[.E398]&amp;&quot; &quot;&amp;[.F398]&amp;&quot; &quot;&amp;[.G398]&amp;&quot; &quot;&amp;[.H398]" office:value-type="string" office:string-value="Bell Harp   " calcext:value-type="string">
            <text:p>Bell Harp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amelimba</text:p>
          </table:table-cell>
          <table:table-cell table:number-columns-repeated="4"/>
          <table:table-cell table:formula="of:=[.D399]&amp;&quot; &quot;&amp;[.E399]&amp;&quot; &quot;&amp;[.F399]&amp;&quot; &quot;&amp;[.G399]&amp;&quot; &quot;&amp;[.H399]" office:value-type="string" office:string-value="Gamelimba    " calcext:value-type="string">
            <text:p>Gamelimb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mosphere</text:p>
          </table:table-cell>
          <table:table-cell table:number-columns-repeated="4"/>
          <table:table-cell table:formula="of:=[.D400]&amp;&quot; &quot;&amp;[.E400]&amp;&quot; &quot;&amp;[.F400]&amp;&quot; &quot;&amp;[.G400]&amp;&quot; &quot;&amp;[.H400]" office:value-type="string" office:string-value="Atmosphere    " calcext:value-type="string">
            <text:p>Atmospher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Atmosphere</text:p>
          </table:table-cell>
          <table:table-cell table:number-columns-repeated="3"/>
          <table:table-cell table:formula="of:=[.D401]&amp;&quot; &quot;&amp;[.E401]&amp;&quot; &quot;&amp;[.F401]&amp;&quot; &quot;&amp;[.G401]&amp;&quot; &quot;&amp;[.H401]" office:value-type="string" office:string-value="Warm Atmosphere   " calcext:value-type="string">
            <text:p>Warm Atmospher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Release</text:p>
          </table:table-cell>
          <table:table-cell table:number-columns-repeated="3"/>
          <table:table-cell table:formula="of:=[.D402]&amp;&quot; &quot;&amp;[.E402]&amp;&quot; &quot;&amp;[.F402]&amp;&quot; &quot;&amp;[.G402]&amp;&quot; &quot;&amp;[.H402]" office:value-type="string" office:string-value="Hollow Release   " calcext:value-type="string">
            <text:p>Hollow Releas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table:number-columns-repeated="2"/>
          <table:table-cell table:formula="of:=[.D403]&amp;&quot; &quot;&amp;[.E403]&amp;&quot; &quot;&amp;[.F403]&amp;&quot; &quot;&amp;[.G403]&amp;&quot; &quot;&amp;[.H403]" office:value-type="string" office:string-value="Nylon Electric Piano  " calcext:value-type="string">
            <text:p>Nylon Electric Piano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Harp</text:p>
          </table:table-cell>
          <table:table-cell table:number-columns-repeated="3"/>
          <table:table-cell table:formula="of:=[.D404]&amp;&quot; &quot;&amp;[.E404]&amp;&quot; &quot;&amp;[.F404]&amp;&quot; &quot;&amp;[.G404]&amp;&quot; &quot;&amp;[.H404]" office:value-type="string" office:string-value="Nylon Harp   " calcext:value-type="string">
            <text:p>Nylon Harp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Vox</text:p>
          </table:table-cell>
          <table:table-cell table:number-columns-repeated="3"/>
          <table:table-cell table:formula="of:=[.D405]&amp;&quot; &quot;&amp;[.E405]&amp;&quot; &quot;&amp;[.F405]&amp;&quot; &quot;&amp;[.G405]&amp;&quot; &quot;&amp;[.H405]" office:value-type="string" office:string-value="Harp Vox   " calcext:value-type="string">
            <text:p>Harp Vo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406]&amp;&quot; &quot;&amp;[.E406]&amp;&quot; &quot;&amp;[.F406]&amp;&quot; &quot;&amp;[.G406]&amp;&quot; &quot;&amp;[.H406]" office:value-type="string" office:string-value="Atmosphere Pad   " calcext:value-type="string">
            <text:p>Atmosphere P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rightness</text:p>
          </table:table-cell>
          <table:table-cell table:number-columns-repeated="4"/>
          <table:table-cell table:formula="of:=[.D407]&amp;&quot; &quot;&amp;[.E407]&amp;&quot; &quot;&amp;[.F407]&amp;&quot; &quot;&amp;[.G407]&amp;&quot; &quot;&amp;[.H407]" office:value-type="string" office:string-value="Brightness    " calcext:value-type="string">
            <text:p>Brightness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oblins</text:p>
          </table:table-cell>
          <table:table-cell table:number-columns-repeated="4"/>
          <table:table-cell table:formula="of:=[.D408]&amp;&quot; &quot;&amp;[.E408]&amp;&quot; &quot;&amp;[.F408]&amp;&quot; &quot;&amp;[.G408]&amp;&quot; &quot;&amp;[.H408]" office:value-type="string" office:string-value="Goblins    " calcext:value-type="string">
            <text:p>Goblins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oblins</text:p>
          </table:table-cell>
          <table:table-cell office:value-type="string" calcext:value-type="string">
            <text:p>Synth</text:p>
          </table:table-cell>
          <table:table-cell table:number-columns-repeated="3"/>
          <table:table-cell table:formula="of:=[.D409]&amp;&quot; &quot;&amp;[.E409]&amp;&quot; &quot;&amp;[.F409]&amp;&quot; &quot;&amp;[.G409]&amp;&quot; &quot;&amp;[.H409]" office:value-type="string" office:string-value="Goblins Synth   " calcext:value-type="string">
            <text:p>Goblins Synth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reeper</text:p>
          </table:table-cell>
          <table:table-cell table:number-columns-repeated="4"/>
          <table:table-cell table:formula="of:=[.D410]&amp;&quot; &quot;&amp;[.E410]&amp;&quot; &quot;&amp;[.F410]&amp;&quot; &quot;&amp;[.G410]&amp;&quot; &quot;&amp;[.H410]" office:value-type="string" office:string-value="Creeper    " calcext:value-type="string">
            <text:p>Creeper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itual</text:p>
          </table:table-cell>
          <table:table-cell table:number-columns-repeated="4"/>
          <table:table-cell table:formula="of:=[.D411]&amp;&quot; &quot;&amp;[.E411]&amp;&quot; &quot;&amp;[.F411]&amp;&quot; &quot;&amp;[.G411]&amp;&quot; &quot;&amp;[.H411]" office:value-type="string" office:string-value="Ritual    " calcext:value-type="string">
            <text:p>Ritual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eaven</text:p>
          </table:table-cell>
          <table:table-cell table:number-columns-repeated="3"/>
          <table:table-cell table:formula="of:=[.D412]&amp;&quot; &quot;&amp;[.E412]&amp;&quot; &quot;&amp;[.F412]&amp;&quot; &quot;&amp;[.G412]&amp;&quot; &quot;&amp;[.H412]" office:value-type="string" office:string-value="To Heaven   " calcext:value-type="string">
            <text:p>To Heave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ight</text:p>
          </table:table-cell>
          <table:table-cell table:number-columns-repeated="4"/>
          <table:table-cell table:formula="of:=[.D413]&amp;&quot; &quot;&amp;[.E413]&amp;&quot; &quot;&amp;[.F413]&amp;&quot; &quot;&amp;[.G413]&amp;&quot; &quot;&amp;[.H413]" office:value-type="string" office:string-value="Night    " calcext:value-type="string">
            <text:p>Night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isten</text:p>
          </table:table-cell>
          <table:table-cell table:number-columns-repeated="4"/>
          <table:table-cell table:formula="of:=[.D414]&amp;&quot; &quot;&amp;[.E414]&amp;&quot; &quot;&amp;[.F414]&amp;&quot; &quot;&amp;[.G414]&amp;&quot; &quot;&amp;[.H414]" office:value-type="string" office:string-value="Glisten    " calcext:value-type="string">
            <text:p>Gliste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hoir</text:p>
          </table:table-cell>
          <table:table-cell table:number-columns-repeated="3"/>
          <table:table-cell table:formula="of:=[.D415]&amp;&quot; &quot;&amp;[.E415]&amp;&quot; &quot;&amp;[.F415]&amp;&quot; &quot;&amp;[.G415]&amp;&quot; &quot;&amp;[.H415]" office:value-type="string" office:string-value="Bell Choir   " calcext:value-type="string">
            <text:p>Bell Choir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choes</text:p>
          </table:table-cell>
          <table:table-cell table:number-columns-repeated="4"/>
          <table:table-cell table:formula="of:=[.D416]&amp;&quot; &quot;&amp;[.E416]&amp;&quot; &quot;&amp;[.F416]&amp;&quot; &quot;&amp;[.G416]&amp;&quot; &quot;&amp;[.H416]" office:value-type="string" office:string-value="Echoes    " calcext:value-type="string">
            <text:p>Echoes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ci-Fi</text:p>
          </table:table-cell>
          <table:table-cell table:number-columns-repeated="4"/>
          <table:table-cell table:formula="of:=[.D417]&amp;&quot; &quot;&amp;[.E417]&amp;&quot; &quot;&amp;[.F417]&amp;&quot; &quot;&amp;[.G417]&amp;&quot; &quot;&amp;[.H417]" office:value-type="string" office:string-value="Sci-Fi    " calcext:value-type="string">
            <text:p>Sci-Fi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tar</text:p>
          </table:table-cell>
          <table:table-cell table:number-columns-repeated="4"/>
          <table:table-cell table:formula="of:=[.D418]&amp;&quot; &quot;&amp;[.E418]&amp;&quot; &quot;&amp;[.F418]&amp;&quot; &quot;&amp;[.G418]&amp;&quot; &quot;&amp;[.H418]" office:value-type="string" office:string-value="Sitar    " calcext:value-type="string">
            <text:p>Sitar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tuned</text:p>
          </table:table-cell>
          <table:table-cell office:value-type="string" calcext:value-type="string">
            <text:p>Sitar</text:p>
          </table:table-cell>
          <table:table-cell table:number-columns-repeated="3"/>
          <table:table-cell table:formula="of:=[.D419]&amp;&quot; &quot;&amp;[.E419]&amp;&quot; &quot;&amp;[.F419]&amp;&quot; &quot;&amp;[.G419]&amp;&quot; &quot;&amp;[.H419]" office:value-type="string" office:string-value="Detuned Sitar   " calcext:value-type="string">
            <text:p>Detuned S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ta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20]&amp;&quot; &quot;&amp;[.E420]&amp;&quot; &quot;&amp;[.F420]&amp;&quot; &quot;&amp;[.G420]&amp;&quot; &quot;&amp;[.H420]" office:value-type="string" office:string-value="Sitar 2   " calcext:value-type="string">
            <text:p>Sitar 2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amboura</text:p>
          </table:table-cell>
          <table:table-cell table:number-columns-repeated="4"/>
          <table:table-cell table:formula="of:=[.D421]&amp;&quot; &quot;&amp;[.E421]&amp;&quot; &quot;&amp;[.F421]&amp;&quot; &quot;&amp;[.G421]&amp;&quot; &quot;&amp;[.H421]" office:value-type="string" office:string-value="Tamboura    " calcext:value-type="string">
            <text:p>Tambour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anjo</text:p>
          </table:table-cell>
          <table:table-cell table:number-columns-repeated="4"/>
          <table:table-cell table:formula="of:=[.D422]&amp;&quot; &quot;&amp;[.E422]&amp;&quot; &quot;&amp;[.F422]&amp;&quot; &quot;&amp;[.G422]&amp;&quot; &quot;&amp;[.H422]" office:value-type="string" office:string-value="Banjo    " calcext:value-type="string">
            <text:p>Banjo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Banjo</text:p>
          </table:table-cell>
          <table:table-cell table:number-columns-repeated="3"/>
          <table:table-cell table:formula="of:=[.D423]&amp;&quot; &quot;&amp;[.E423]&amp;&quot; &quot;&amp;[.F423]&amp;&quot; &quot;&amp;[.G423]&amp;&quot; &quot;&amp;[.H423]" office:value-type="string" office:string-value="Muted Banjo   " calcext:value-type="string">
            <text:p>Muted Banj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bab</text:p>
          </table:table-cell>
          <table:table-cell table:number-columns-repeated="4"/>
          <table:table-cell table:formula="of:=[.D424]&amp;&quot; &quot;&amp;[.E424]&amp;&quot; &quot;&amp;[.F424]&amp;&quot; &quot;&amp;[.G424]&amp;&quot; &quot;&amp;[.H424]" office:value-type="string" office:string-value="Rabab    " calcext:value-type="string">
            <text:p>Rabab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opichant</text:p>
          </table:table-cell>
          <table:table-cell table:number-columns-repeated="4"/>
          <table:table-cell table:formula="of:=[.D425]&amp;&quot; &quot;&amp;[.E425]&amp;&quot; &quot;&amp;[.F425]&amp;&quot; &quot;&amp;[.G425]&amp;&quot; &quot;&amp;[.H425]" office:value-type="string" office:string-value="Gopichant    " calcext:value-type="string">
            <text:p>Gopichant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ud</text:p>
          </table:table-cell>
          <table:table-cell table:number-columns-repeated="4"/>
          <table:table-cell table:formula="of:=[.D426]&amp;&quot; &quot;&amp;[.E426]&amp;&quot; &quot;&amp;[.F426]&amp;&quot; &quot;&amp;[.G426]&amp;&quot; &quot;&amp;[.H426]" office:value-type="string" office:string-value="Oud    " calcext:value-type="string">
            <text:p>Oud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amisen</text:p>
          </table:table-cell>
          <table:table-cell table:number-columns-repeated="4"/>
          <table:table-cell table:formula="of:=[.D427]&amp;&quot; &quot;&amp;[.E427]&amp;&quot; &quot;&amp;[.F427]&amp;&quot; &quot;&amp;[.G427]&amp;&quot; &quot;&amp;[.H427]" office:value-type="string" office:string-value="Shamisen    " calcext:value-type="string">
            <text:p>Shamisen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oto</text:p>
          </table:table-cell>
          <table:table-cell table:number-columns-repeated="4"/>
          <table:table-cell table:formula="of:=[.D428]&amp;&quot; &quot;&amp;[.E428]&amp;&quot; &quot;&amp;[.F428]&amp;&quot; &quot;&amp;[.G428]&amp;&quot; &quot;&amp;[.H428]" office:value-type="string" office:string-value="Koto    " calcext:value-type="string">
            <text:p>Koto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aisho-kin</text:p>
          </table:table-cell>
          <table:table-cell table:number-columns-repeated="4"/>
          <table:table-cell table:formula="of:=[.D429]&amp;&quot; &quot;&amp;[.E429]&amp;&quot; &quot;&amp;[.F429]&amp;&quot; &quot;&amp;[.G429]&amp;&quot; &quot;&amp;[.H429]" office:value-type="string" office:string-value="Taisho-kin    " calcext:value-type="string">
            <text:p>Taisho-ki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noon</text:p>
          </table:table-cell>
          <table:table-cell table:number-columns-repeated="4"/>
          <table:table-cell table:formula="of:=[.D430]&amp;&quot; &quot;&amp;[.E430]&amp;&quot; &quot;&amp;[.F430]&amp;&quot; &quot;&amp;[.G430]&amp;&quot; &quot;&amp;[.H430]" office:value-type="string" office:string-value="Kanoon    " calcext:value-type="string">
            <text:p>Kanoon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alimba</text:p>
          </table:table-cell>
          <table:table-cell table:number-columns-repeated="4"/>
          <table:table-cell table:formula="of:=[.D431]&amp;&quot; &quot;&amp;[.E431]&amp;&quot; &quot;&amp;[.F431]&amp;&quot; &quot;&amp;[.G431]&amp;&quot; &quot;&amp;[.H431]" office:value-type="string" office:string-value="Kalimba    " calcext:value-type="string">
            <text:p>Kalimb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agpipe</text:p>
          </table:table-cell>
          <table:table-cell table:number-columns-repeated="4"/>
          <table:table-cell table:formula="of:=[.D432]&amp;&quot; &quot;&amp;[.E432]&amp;&quot; &quot;&amp;[.F432]&amp;&quot; &quot;&amp;[.G432]&amp;&quot; &quot;&amp;[.H432]" office:value-type="string" office:string-value="Bagpipe    " calcext:value-type="string">
            <text:p>Bagpip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ddle</text:p>
          </table:table-cell>
          <table:table-cell table:number-columns-repeated="4"/>
          <table:table-cell table:formula="of:=[.D433]&amp;&quot; &quot;&amp;[.E433]&amp;&quot; &quot;&amp;[.F433]&amp;&quot; &quot;&amp;[.G433]&amp;&quot; &quot;&amp;[.H433]" office:value-type="string" office:string-value="Fiddle    " calcext:value-type="string">
            <text:p>Fiddl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hehnai</text:p>
          </table:table-cell>
          <table:table-cell table:number-columns-repeated="4"/>
          <table:table-cell table:formula="of:=[.D434]&amp;&quot; &quot;&amp;[.E434]&amp;&quot; &quot;&amp;[.F434]&amp;&quot; &quot;&amp;[.G434]&amp;&quot; &quot;&amp;[.H434]" office:value-type="string" office:string-value="Shehnai    " calcext:value-type="string">
            <text:p>Shehnai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inkle</text:p>
          </table:table-cell>
          <table:table-cell office:value-type="string" calcext:value-type="string">
            <text:p>Bell</text:p>
          </table:table-cell>
          <table:table-cell table:number-columns-repeated="3"/>
          <table:table-cell table:formula="of:=[.D435]&amp;&quot; &quot;&amp;[.E435]&amp;&quot; &quot;&amp;[.F435]&amp;&quot; &quot;&amp;[.G435]&amp;&quot; &quot;&amp;[.H435]" office:value-type="string" office:string-value="Tinkle Bell   " calcext:value-type="string">
            <text:p>Tinkle Bell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onang</text:p>
          </table:table-cell>
          <table:table-cell table:number-columns-repeated="4"/>
          <table:table-cell table:formula="of:=[.D436]&amp;&quot; &quot;&amp;[.E436]&amp;&quot; &quot;&amp;[.F436]&amp;&quot; &quot;&amp;[.G436]&amp;&quot; &quot;&amp;[.H436]" office:value-type="string" office:string-value="Bonang    " calcext:value-type="string">
            <text:p>Bonang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tair</text:p>
          </table:table-cell>
          <table:table-cell table:number-columns-repeated="4"/>
          <table:table-cell table:formula="of:=[.D437]&amp;&quot; &quot;&amp;[.E437]&amp;&quot; &quot;&amp;[.F437]&amp;&quot; &quot;&amp;[.G437]&amp;&quot; &quot;&amp;[.H437]" office:value-type="string" office:string-value="Altair    " calcext:value-type="string">
            <text:p>Altair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amelan</text:p>
          </table:table-cell>
          <table:table-cell office:value-type="string" calcext:value-type="string">
            <text:p>Gongs</text:p>
          </table:table-cell>
          <table:table-cell table:number-columns-repeated="3"/>
          <table:table-cell table:formula="of:=[.D438]&amp;&quot; &quot;&amp;[.E438]&amp;&quot; &quot;&amp;[.F438]&amp;&quot; &quot;&amp;[.G438]&amp;&quot; &quot;&amp;[.H438]" office:value-type="string" office:string-value="Gamelan Gongs   " calcext:value-type="string">
            <text:p>Gamelan Go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Gamelan</text:p>
          </table:table-cell>
          <table:table-cell office:value-type="string" calcext:value-type="string">
            <text:p>Gongs</text:p>
          </table:table-cell>
          <table:table-cell table:number-columns-repeated="2"/>
          <table:table-cell table:formula="of:=[.D439]&amp;&quot; &quot;&amp;[.E439]&amp;&quot; &quot;&amp;[.F439]&amp;&quot; &quot;&amp;[.G439]&amp;&quot; &quot;&amp;[.H439]" office:value-type="string" office:string-value="Stereo Gamelan Gongs  " calcext:value-type="string">
            <text:p>Stereo Gamelan Gong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Cymbal</text:p>
          </table:table-cell>
          <table:table-cell table:number-columns-repeated="3"/>
          <table:table-cell table:formula="of:=[.D440]&amp;&quot; &quot;&amp;[.E440]&amp;&quot; &quot;&amp;[.F440]&amp;&quot; &quot;&amp;[.G440]&amp;&quot; &quot;&amp;[.H440]" office:value-type="string" office:string-value="Rama Cymbal   " calcext:value-type="string">
            <text:p>Rama Cymbal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gogo</text:p>
          </table:table-cell>
          <table:table-cell table:number-columns-repeated="4"/>
          <table:table-cell table:formula="of:=[.D441]&amp;&quot; &quot;&amp;[.E441]&amp;&quot; &quot;&amp;[.F441]&amp;&quot; &quot;&amp;[.G441]&amp;&quot; &quot;&amp;[.H441]" office:value-type="string" office:string-value="Agogo    " calcext:value-type="string">
            <text:p>Agogo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ums</text:p>
          </table:table-cell>
          <table:table-cell table:number-columns-repeated="3"/>
          <table:table-cell table:formula="of:=[.D442]&amp;&quot; &quot;&amp;[.E442]&amp;&quot; &quot;&amp;[.F442]&amp;&quot; &quot;&amp;[.G442]&amp;&quot; &quot;&amp;[.H442]" office:value-type="string" office:string-value="Steel Drums   " calcext:value-type="string">
            <text:p>Steel Drum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ercussion</text:p>
          </table:table-cell>
          <table:table-cell table:number-columns-repeated="3"/>
          <table:table-cell table:formula="of:=[.D443]&amp;&quot; &quot;&amp;[.E443]&amp;&quot; &quot;&amp;[.F443]&amp;&quot; &quot;&amp;[.G443]&amp;&quot; &quot;&amp;[.H443]" office:value-type="string" office:string-value="Glass Percussion   " calcext:value-type="string">
            <text:p>Glass Percuss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444]&amp;&quot; &quot;&amp;[.E444]&amp;&quot; &quot;&amp;[.F444]&amp;&quot; &quot;&amp;[.G444]&amp;&quot; &quot;&amp;[.H444]" office:value-type="string" office:string-value="Thai Bells   " calcext:value-type="string">
            <text:p>Thai Bell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oodblock</text:p>
          </table:table-cell>
          <table:table-cell table:number-columns-repeated="4"/>
          <table:table-cell table:formula="of:=[.D445]&amp;&quot; &quot;&amp;[.E445]&amp;&quot; &quot;&amp;[.F445]&amp;&quot; &quot;&amp;[.G445]&amp;&quot; &quot;&amp;[.H445]" office:value-type="string" office:string-value="Woodblock    " calcext:value-type="string">
            <text:p>Woodblock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stanets</text:p>
          </table:table-cell>
          <table:table-cell table:number-columns-repeated="4"/>
          <table:table-cell table:formula="of:=[.D446]&amp;&quot; &quot;&amp;[.E446]&amp;&quot; &quot;&amp;[.F446]&amp;&quot; &quot;&amp;[.G446]&amp;&quot; &quot;&amp;[.H446]" office:value-type="string" office:string-value="Castanets    " calcext:value-type="string">
            <text:p>Castanets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Drum</text:p>
          </table:table-cell>
          <table:table-cell table:number-columns-repeated="3"/>
          <table:table-cell table:formula="of:=[.D447]&amp;&quot; &quot;&amp;[.E447]&amp;&quot; &quot;&amp;[.F447]&amp;&quot; &quot;&amp;[.G447]&amp;&quot; &quot;&amp;[.H447]" office:value-type="string" office:string-value="Taiko Drum   " calcext:value-type="string">
            <text:p>Taiko Dru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ran</text:p>
          </table:table-cell>
          <table:table-cell office:value-type="string" calcext:value-type="string">
            <text:p>Cassa</text:p>
          </table:table-cell>
          <table:table-cell table:number-columns-repeated="3"/>
          <table:table-cell table:formula="of:=[.D448]&amp;&quot; &quot;&amp;[.E448]&amp;&quot; &quot;&amp;[.F448]&amp;&quot; &quot;&amp;[.G448]&amp;&quot; &quot;&amp;[.H448]" office:value-type="string" office:string-value="Gran Cassa   " calcext:value-type="string">
            <text:p>Gran Cassa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Tom</text:p>
          </table:table-cell>
          <table:table-cell table:number-columns-repeated="3"/>
          <table:table-cell table:formula="of:=[.D449]&amp;&quot; &quot;&amp;[.E449]&amp;&quot; &quot;&amp;[.F449]&amp;&quot; &quot;&amp;[.G449]&amp;&quot; &quot;&amp;[.H449]" office:value-type="string" office:string-value="Melodic Tom   " calcext:value-type="string">
            <text:p>Melodic To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To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450]&amp;&quot; &quot;&amp;[.E450]&amp;&quot; &quot;&amp;[.F450]&amp;&quot; &quot;&amp;[.G450]&amp;&quot; &quot;&amp;[.H450]" office:value-type="string" office:string-value="Melodic Tom 2  " calcext:value-type="string">
            <text:p>Melodic Tom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om</text:p>
          </table:table-cell>
          <table:table-cell table:number-columns-repeated="3"/>
          <table:table-cell table:formula="of:=[.D451]&amp;&quot; &quot;&amp;[.E451]&amp;&quot; &quot;&amp;[.F451]&amp;&quot; &quot;&amp;[.G451]&amp;&quot; &quot;&amp;[.H451]" office:value-type="string" office:string-value="Real Tom   " calcext:value-type="string">
            <text:p>Real To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Tom</text:p>
          </table:table-cell>
          <table:table-cell table:number-columns-repeated="3"/>
          <table:table-cell table:formula="of:=[.D452]&amp;&quot; &quot;&amp;[.E452]&amp;&quot; &quot;&amp;[.F452]&amp;&quot; &quot;&amp;[.G452]&amp;&quot; &quot;&amp;[.H452]" office:value-type="string" office:string-value="Rock Tom   " calcext:value-type="string">
            <text:p>Rock Tom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Drum</text:p>
          </table:table-cell>
          <table:table-cell table:number-columns-repeated="3"/>
          <table:table-cell table:formula="of:=[.D453]&amp;&quot; &quot;&amp;[.E453]&amp;&quot; &quot;&amp;[.F453]&amp;&quot; &quot;&amp;[.G453]&amp;&quot; &quot;&amp;[.H453]" office:value-type="string" office:string-value="Synth Drum   " calcext:value-type="string">
            <text:p>Synth Dru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Tom</text:p>
          </table:table-cell>
          <table:table-cell table:number-columns-repeated="3"/>
          <table:table-cell table:formula="of:=[.D454]&amp;&quot; &quot;&amp;[.E454]&amp;&quot; &quot;&amp;[.F454]&amp;&quot; &quot;&amp;[.G454]&amp;&quot; &quot;&amp;[.H454]" office:value-type="string" office:string-value="Analog Tom   " calcext:value-type="string">
            <text:p>Analog To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Percussion</text:p>
          </table:table-cell>
          <table:table-cell table:number-columns-repeated="3"/>
          <table:table-cell table:formula="of:=[.D455]&amp;&quot; &quot;&amp;[.E455]&amp;&quot; &quot;&amp;[.F455]&amp;&quot; &quot;&amp;[.G455]&amp;&quot; &quot;&amp;[.H455]" office:value-type="string" office:string-value="Electronic Percussion   " calcext:value-type="string">
            <text:p>Electronic Percussio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Cymbal</text:p>
          </table:table-cell>
          <table:table-cell table:number-columns-repeated="3"/>
          <table:table-cell table:formula="of:=[.D456]&amp;&quot; &quot;&amp;[.E456]&amp;&quot; &quot;&amp;[.F456]&amp;&quot; &quot;&amp;[.G456]&amp;&quot; &quot;&amp;[.H456]" office:value-type="string" office:string-value="Reverse Cymbal   " calcext:value-type="string">
            <text:p>Reverse Cymbal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et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table:formula="of:=[.D457]&amp;&quot; &quot;&amp;[.E457]&amp;&quot; &quot;&amp;[.F457]&amp;&quot; &quot;&amp;[.G457]&amp;&quot; &quot;&amp;[.H457]" office:value-type="string" office:string-value="Fret Noise   " calcext:value-type="string">
            <text:p>Fret Noise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table:formula="of:=[.D458]&amp;&quot; &quot;&amp;[.E458]&amp;&quot; &quot;&amp;[.F458]&amp;&quot; &quot;&amp;[.G458]&amp;&quot; &quot;&amp;[.H458]" office:value-type="string" office:string-value="Breath Noise   " calcext:value-type="string">
            <text:p>Breath Noise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ashore</text:p>
          </table:table-cell>
          <table:table-cell table:number-columns-repeated="4"/>
          <table:table-cell table:formula="of:=[.D459]&amp;&quot; &quot;&amp;[.E459]&amp;&quot; &quot;&amp;[.F459]&amp;&quot; &quot;&amp;[.G459]&amp;&quot; &quot;&amp;[.H459]" office:value-type="string" office:string-value="Seashore    " calcext:value-type="string">
            <text:p>Seashor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Tweet</text:p>
          </table:table-cell>
          <table:table-cell table:number-columns-repeated="3"/>
          <table:table-cell table:formula="of:=[.D460]&amp;&quot; &quot;&amp;[.E460]&amp;&quot; &quot;&amp;[.F460]&amp;&quot; &quot;&amp;[.G460]&amp;&quot; &quot;&amp;[.H460]" office:value-type="string" office:string-value="Bird Tweet   " calcext:value-type="string">
            <text:p>Bird Tweet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Ring</text:p>
          </table:table-cell>
          <table:table-cell table:number-columns-repeated="3"/>
          <table:table-cell table:formula="of:=[.D461]&amp;&quot; &quot;&amp;[.E461]&amp;&quot; &quot;&amp;[.F461]&amp;&quot; &quot;&amp;[.G461]&amp;&quot; &quot;&amp;[.H461]" office:value-type="string" office:string-value="Telephone Ring   " calcext:value-type="string">
            <text:p>Telephone Ring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elicopter</text:p>
          </table:table-cell>
          <table:table-cell table:number-columns-repeated="4"/>
          <table:table-cell table:formula="of:=[.D462]&amp;&quot; &quot;&amp;[.E462]&amp;&quot; &quot;&amp;[.F462]&amp;&quot; &quot;&amp;[.G462]&amp;&quot; &quot;&amp;[.H462]" office:value-type="string" office:string-value="Helicopter    " calcext:value-type="string">
            <text:p>Helicopter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pplause</text:p>
          </table:table-cell>
          <table:table-cell table:number-columns-repeated="4"/>
          <table:table-cell table:formula="of:=[.D463]&amp;&quot; &quot;&amp;[.E463]&amp;&quot; &quot;&amp;[.F463]&amp;&quot; &quot;&amp;[.G463]&amp;&quot; &quot;&amp;[.H463]" office:value-type="string" office:string-value="Applause    " calcext:value-type="string">
            <text:p>Applaus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nshot</text:p>
          </table:table-cell>
          <table:table-cell table:number-columns-repeated="4"/>
          <table:table-cell table:formula="of:=[.D464]&amp;&quot; &quot;&amp;[.E464]&amp;&quot; &quot;&amp;[.F464]&amp;&quot; &quot;&amp;[.G464]&amp;&quot; &quot;&amp;[.H464]" office:value-type="string" office:string-value="Gunshot    " calcext:value-type="string">
            <text:p>Gunshot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465]&amp;&quot; &quot;&amp;[.E465]&amp;&quot; &quot;&amp;[.F465]&amp;&quot; &quot;&amp;[.G465]&amp;&quot; &quot;&amp;[.H465]" office:value-type="string" office:string-value="Cutting Noise 1  " calcext:value-type="string">
            <text:p>Cutting Noise 1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Nois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466]&amp;&quot; &quot;&amp;[.E466]&amp;&quot; &quot;&amp;[.F466]&amp;&quot; &quot;&amp;[.G466]&amp;&quot; &quot;&amp;[.H466]" office:value-type="string" office:string-value="Cutting Noise 2  " calcext:value-type="string">
            <text:p>Cutting Noise 2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lap</text:p>
          </table:table-cell>
          <table:table-cell table:number-columns-repeated="3"/>
          <table:table-cell table:formula="of:=[.D467]&amp;&quot; &quot;&amp;[.E467]&amp;&quot; &quot;&amp;[.F467]&amp;&quot; &quot;&amp;[.G467]&amp;&quot; &quot;&amp;[.H467]" office:value-type="string" office:string-value="String Slap   " calcext:value-type="string">
            <text:p>String Slap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table:formula="of:=[.D468]&amp;&quot; &quot;&amp;[.E468]&amp;&quot; &quot;&amp;[.F468]&amp;&quot; &quot;&amp;[.G468]&amp;&quot; &quot;&amp;[.H468]" office:value-type="string" office:string-value="Flute Key Click  " calcext:value-type="string">
            <text:p>Flute Key Click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hower</text:p>
          </table:table-cell>
          <table:table-cell table:number-columns-repeated="4"/>
          <table:table-cell table:formula="of:=[.D469]&amp;&quot; &quot;&amp;[.E469]&amp;&quot; &quot;&amp;[.F469]&amp;&quot; &quot;&amp;[.G469]&amp;&quot; &quot;&amp;[.H469]" office:value-type="string" office:string-value="Shower    " calcext:value-type="string">
            <text:p>Shower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under</text:p>
          </table:table-cell>
          <table:table-cell table:number-columns-repeated="4"/>
          <table:table-cell table:formula="of:=[.D470]&amp;&quot; &quot;&amp;[.E470]&amp;&quot; &quot;&amp;[.F470]&amp;&quot; &quot;&amp;[.G470]&amp;&quot; &quot;&amp;[.H470]" office:value-type="string" office:string-value="Thunder    " calcext:value-type="string">
            <text:p>Thunder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table:formula="of:=[.D471]&amp;&quot; &quot;&amp;[.E471]&amp;&quot; &quot;&amp;[.F471]&amp;&quot; &quot;&amp;[.G471]&amp;&quot; &quot;&amp;[.H471]" office:value-type="string" office:string-value="Wind    " calcext:value-type="string">
            <text:p>Wind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eam</text:p>
          </table:table-cell>
          <table:table-cell table:number-columns-repeated="4"/>
          <table:table-cell table:formula="of:=[.D472]&amp;&quot; &quot;&amp;[.E472]&amp;&quot; &quot;&amp;[.F472]&amp;&quot; &quot;&amp;[.G472]&amp;&quot; &quot;&amp;[.H472]" office:value-type="string" office:string-value="Stream    " calcext:value-type="string">
            <text:p>Stream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bble</text:p>
          </table:table-cell>
          <table:table-cell table:number-columns-repeated="4"/>
          <table:table-cell table:formula="of:=[.D473]&amp;&quot; &quot;&amp;[.E473]&amp;&quot; &quot;&amp;[.F473]&amp;&quot; &quot;&amp;[.G473]&amp;&quot; &quot;&amp;[.H473]" office:value-type="string" office:string-value="Bubble    " calcext:value-type="string">
            <text:p>Bubble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ed</text:p>
          </table:table-cell>
          <table:table-cell table:number-columns-repeated="4"/>
          <table:table-cell table:formula="of:=[.D474]&amp;&quot; &quot;&amp;[.E474]&amp;&quot; &quot;&amp;[.F474]&amp;&quot; &quot;&amp;[.G474]&amp;&quot; &quot;&amp;[.H474]" office:value-type="string" office:string-value="Feed    " calcext:value-type="string">
            <text:p>Feed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og</text:p>
          </table:table-cell>
          <table:table-cell table:number-columns-repeated="4"/>
          <table:table-cell table:formula="of:=[.D475]&amp;&quot; &quot;&amp;[.E475]&amp;&quot; &quot;&amp;[.F475]&amp;&quot; &quot;&amp;[.G475]&amp;&quot; &quot;&amp;[.H475]" office:value-type="string" office:string-value="Dog    " calcext:value-type="string">
            <text:p>Dog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rse</text:p>
          </table:table-cell>
          <table:table-cell table:number-columns-repeated="4"/>
          <table:table-cell table:formula="of:=[.D476]&amp;&quot; &quot;&amp;[.E476]&amp;&quot; &quot;&amp;[.F476]&amp;&quot; &quot;&amp;[.G476]&amp;&quot; &quot;&amp;[.H476]" office:value-type="string" office:string-value="Horse    " calcext:value-type="string">
            <text:p>Horse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Twe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477]&amp;&quot; &quot;&amp;[.E477]&amp;&quot; &quot;&amp;[.F477]&amp;&quot; &quot;&amp;[.G477]&amp;&quot; &quot;&amp;[.H477]" office:value-type="string" office:string-value="Bird Tweet 2  " calcext:value-type="string">
            <text:p>Bird Tweet 2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ou</text:p>
          </table:table-cell>
          <table:table-cell table:number-columns-repeated="4"/>
          <table:table-cell table:formula="of:=[.D478]&amp;&quot; &quot;&amp;[.E478]&amp;&quot; &quot;&amp;[.F478]&amp;&quot; &quot;&amp;[.G478]&amp;&quot; &quot;&amp;[.H478]" office:value-type="string" office:string-value="Maou    " calcext:value-type="string">
            <text:p>Maou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all</text:p>
          </table:table-cell>
          <table:table-cell table:number-columns-repeated="3"/>
          <table:table-cell table:formula="of:=[.D479]&amp;&quot; &quot;&amp;[.E479]&amp;&quot; &quot;&amp;[.F479]&amp;&quot; &quot;&amp;[.G479]&amp;&quot; &quot;&amp;[.H479]" office:value-type="string" office:string-value="Phone Call   " calcext:value-type="string">
            <text:p>Phone Call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Squeak</text:p>
          </table:table-cell>
          <table:table-cell table:number-columns-repeated="3"/>
          <table:table-cell table:formula="of:=[.D480]&amp;&quot; &quot;&amp;[.E480]&amp;&quot; &quot;&amp;[.F480]&amp;&quot; &quot;&amp;[.G480]&amp;&quot; &quot;&amp;[.H480]" office:value-type="string" office:string-value="Door Squeak   " calcext:value-type="string">
            <text:p>Door Squeak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Slam</text:p>
          </table:table-cell>
          <table:table-cell table:number-columns-repeated="3"/>
          <table:table-cell table:formula="of:=[.D481]&amp;&quot; &quot;&amp;[.E481]&amp;&quot; &quot;&amp;[.F481]&amp;&quot; &quot;&amp;[.G481]&amp;&quot; &quot;&amp;[.H481]" office:value-type="string" office:string-value="Door Slam   " calcext:value-type="string">
            <text:p>Door Slam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ut</text:p>
          </table:table-cell>
          <table:table-cell table:number-columns-repeated="3"/>
          <table:table-cell table:formula="of:=[.D482]&amp;&quot; &quot;&amp;[.E482]&amp;&quot; &quot;&amp;[.F482]&amp;&quot; &quot;&amp;[.G482]&amp;&quot; &quot;&amp;[.H482]" office:value-type="string" office:string-value="Scratch Cut   " calcext:value-type="string">
            <text:p>Scratch Cut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table:formula="of:=[.D483]&amp;&quot; &quot;&amp;[.E483]&amp;&quot; &quot;&amp;[.F483]&amp;&quot; &quot;&amp;[.G483]&amp;&quot; &quot;&amp;[.H483]" office:value-type="string" office:string-value="Scratch Split   " calcext:value-type="string">
            <text:p>Scratch Split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Chime</text:p>
          </table:table-cell>
          <table:table-cell table:number-columns-repeated="3"/>
          <table:table-cell table:formula="of:=[.D484]&amp;&quot; &quot;&amp;[.E484]&amp;&quot; &quot;&amp;[.F484]&amp;&quot; &quot;&amp;[.G484]&amp;&quot; &quot;&amp;[.H484]" office:value-type="string" office:string-value="Wind Chime   " calcext:value-type="string">
            <text:p>Wind Chime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485]&amp;&quot; &quot;&amp;[.E485]&amp;&quot; &quot;&amp;[.F485]&amp;&quot; &quot;&amp;[.G485]&amp;&quot; &quot;&amp;[.H485]" office:value-type="string" office:string-value="Telephone Ring 2  " calcext:value-type="string">
            <text:p>Telephone Ring 2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Ignition</text:p>
          </table:table-cell>
          <table:table-cell table:number-columns-repeated="2"/>
          <table:table-cell table:formula="of:=[.D486]&amp;&quot; &quot;&amp;[.E486]&amp;&quot; &quot;&amp;[.F486]&amp;&quot; &quot;&amp;[.G486]&amp;&quot; &quot;&amp;[.H486]" office:value-type="string" office:string-value="Car Engine Ignition  " calcext:value-type="string">
            <text:p>Car Engine Ignition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Squeal</text:p>
          </table:table-cell>
          <table:table-cell table:number-columns-repeated="2"/>
          <table:table-cell table:formula="of:=[.D487]&amp;&quot; &quot;&amp;[.E487]&amp;&quot; &quot;&amp;[.F487]&amp;&quot; &quot;&amp;[.G487]&amp;&quot; &quot;&amp;[.H487]" office:value-type="string" office:string-value="Car Tires Squeal  " calcext:value-type="string">
            <text:p>Car Tires Squeal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ssing</text:p>
          </table:table-cell>
          <table:table-cell table:number-columns-repeated="3"/>
          <table:table-cell table:formula="of:=[.D488]&amp;&quot; &quot;&amp;[.E488]&amp;&quot; &quot;&amp;[.F488]&amp;&quot; &quot;&amp;[.G488]&amp;&quot; &quot;&amp;[.H488]" office:value-type="string" office:string-value="Car Passing   " calcext:value-type="string">
            <text:p>Car Passing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ash</text:p>
          </table:table-cell>
          <table:table-cell table:number-columns-repeated="3"/>
          <table:table-cell table:formula="of:=[.D489]&amp;&quot; &quot;&amp;[.E489]&amp;&quot; &quot;&amp;[.F489]&amp;&quot; &quot;&amp;[.G489]&amp;&quot; &quot;&amp;[.H489]" office:value-type="string" office:string-value="Car Crash   " calcext:value-type="string">
            <text:p>Car Crash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iren</text:p>
          </table:table-cell>
          <table:table-cell table:number-columns-repeated="4"/>
          <table:table-cell table:formula="of:=[.D490]&amp;&quot; &quot;&amp;[.E490]&amp;&quot; &quot;&amp;[.F490]&amp;&quot; &quot;&amp;[.G490]&amp;&quot; &quot;&amp;[.H490]" office:value-type="string" office:string-value="Siren    " calcext:value-type="string">
            <text:p>Siren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in</text:p>
          </table:table-cell>
          <table:table-cell table:number-columns-repeated="4"/>
          <table:table-cell table:formula="of:=[.D491]&amp;&quot; &quot;&amp;[.E491]&amp;&quot; &quot;&amp;[.F491]&amp;&quot; &quot;&amp;[.G491]&amp;&quot; &quot;&amp;[.H491]" office:value-type="string" office:string-value="Train    " calcext:value-type="string">
            <text:p>Train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Plane</text:p>
          </table:table-cell>
          <table:table-cell table:number-columns-repeated="3"/>
          <table:table-cell table:formula="of:=[.D492]&amp;&quot; &quot;&amp;[.E492]&amp;&quot; &quot;&amp;[.F492]&amp;&quot; &quot;&amp;[.G492]&amp;&quot; &quot;&amp;[.H492]" office:value-type="string" office:string-value="Jet Plane   " calcext:value-type="string">
            <text:p>Jet Plane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arship</text:p>
          </table:table-cell>
          <table:table-cell table:number-columns-repeated="4"/>
          <table:table-cell table:formula="of:=[.D493]&amp;&quot; &quot;&amp;[.E493]&amp;&quot; &quot;&amp;[.F493]&amp;&quot; &quot;&amp;[.G493]&amp;&quot; &quot;&amp;[.H493]" office:value-type="string" office:string-value="Starship    " calcext:value-type="string">
            <text:p>Starship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urst</text:p>
          </table:table-cell>
          <table:table-cell table:number-columns-repeated="4"/>
          <table:table-cell table:formula="of:=[.D494]&amp;&quot; &quot;&amp;[.E494]&amp;&quot; &quot;&amp;[.F494]&amp;&quot; &quot;&amp;[.G494]&amp;&quot; &quot;&amp;[.H494]" office:value-type="string" office:string-value="Burst    " calcext:value-type="string">
            <text:p>Burst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Coaster</text:p>
          </table:table-cell>
          <table:table-cell table:number-columns-repeated="3"/>
          <table:table-cell table:formula="of:=[.D495]&amp;&quot; &quot;&amp;[.E495]&amp;&quot; &quot;&amp;[.F495]&amp;&quot; &quot;&amp;[.G495]&amp;&quot; &quot;&amp;[.H495]" office:value-type="string" office:string-value="Roller Coaster   " calcext:value-type="string">
            <text:p>Roller Coaster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ubmarine</text:p>
          </table:table-cell>
          <table:table-cell table:number-columns-repeated="4"/>
          <table:table-cell table:formula="of:=[.D496]&amp;&quot; &quot;&amp;[.E496]&amp;&quot; &quot;&amp;[.F496]&amp;&quot; &quot;&amp;[.G496]&amp;&quot; &quot;&amp;[.H496]" office:value-type="string" office:string-value="Submarine    " calcext:value-type="string">
            <text:p>Submarine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ugh</text:p>
          </table:table-cell>
          <table:table-cell table:number-columns-repeated="4"/>
          <table:table-cell table:formula="of:=[.D497]&amp;&quot; &quot;&amp;[.E497]&amp;&quot; &quot;&amp;[.F497]&amp;&quot; &quot;&amp;[.G497]&amp;&quot; &quot;&amp;[.H497]" office:value-type="string" office:string-value="Laugh    " calcext:value-type="string">
            <text:p>Laugh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cream</text:p>
          </table:table-cell>
          <table:table-cell table:number-columns-repeated="4"/>
          <table:table-cell table:formula="of:=[.D498]&amp;&quot; &quot;&amp;[.E498]&amp;&quot; &quot;&amp;[.F498]&amp;&quot; &quot;&amp;[.G498]&amp;&quot; &quot;&amp;[.H498]" office:value-type="string" office:string-value="Scream    " calcext:value-type="string">
            <text:p>Scream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unch</text:p>
          </table:table-cell>
          <table:table-cell table:number-columns-repeated="4"/>
          <table:table-cell table:formula="of:=[.D499]&amp;&quot; &quot;&amp;[.E499]&amp;&quot; &quot;&amp;[.F499]&amp;&quot; &quot;&amp;[.G499]&amp;&quot; &quot;&amp;[.H499]" office:value-type="string" office:string-value="Punch    " calcext:value-type="string">
            <text:p>Punch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rtbeat</text:p>
          </table:table-cell>
          <table:table-cell table:number-columns-repeated="4"/>
          <table:table-cell table:formula="of:=[.D500]&amp;&quot; &quot;&amp;[.E500]&amp;&quot; &quot;&amp;[.F500]&amp;&quot; &quot;&amp;[.G500]&amp;&quot; &quot;&amp;[.H500]" office:value-type="string" office:string-value="Heartbeat    " calcext:value-type="string">
            <text:p>Heartbeat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ootsteps</text:p>
          </table:table-cell>
          <table:table-cell table:number-columns-repeated="4"/>
          <table:table-cell table:formula="of:=[.D501]&amp;&quot; &quot;&amp;[.E501]&amp;&quot; &quot;&amp;[.F501]&amp;&quot; &quot;&amp;[.G501]&amp;&quot; &quot;&amp;[.H501]" office:value-type="string" office:string-value="Footsteps    " calcext:value-type="string">
            <text:p>Footsteps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Gun</text:p>
          </table:table-cell>
          <table:table-cell table:number-columns-repeated="3"/>
          <table:table-cell table:formula="of:=[.D502]&amp;&quot; &quot;&amp;[.E502]&amp;&quot; &quot;&amp;[.F502]&amp;&quot; &quot;&amp;[.G502]&amp;&quot; &quot;&amp;[.H502]" office:value-type="string" office:string-value="Machine Gun   " calcext:value-type="string">
            <text:p>Machine Gun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Gun</text:p>
          </table:table-cell>
          <table:table-cell table:number-columns-repeated="3"/>
          <table:table-cell table:formula="of:=[.D503]&amp;&quot; &quot;&amp;[.E503]&amp;&quot; &quot;&amp;[.F503]&amp;&quot; &quot;&amp;[.G503]&amp;&quot; &quot;&amp;[.H503]" office:value-type="string" office:string-value="Laser Gun   " calcext:value-type="string">
            <text:p>Laser Gun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xplosion</text:p>
          </table:table-cell>
          <table:table-cell table:number-columns-repeated="4"/>
          <table:table-cell table:formula="of:=[.D504]&amp;&quot; &quot;&amp;[.E504]&amp;&quot; &quot;&amp;[.F504]&amp;&quot; &quot;&amp;[.G504]&amp;&quot; &quot;&amp;[.H504]" office:value-type="string" office:string-value="Explosion    " calcext:value-type="string">
            <text:p>Explosion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irework</text:p>
          </table:table-cell>
          <table:table-cell table:number-columns-repeated="4"/>
          <table:table-cell table:formula="of:=[.D505]&amp;&quot; &quot;&amp;[.E505]&amp;&quot; &quot;&amp;[.F505]&amp;&quot; &quot;&amp;[.G505]&amp;&quot; &quot;&amp;[.H505]" office:value-type="string" office:string-value="Firework    " calcext:value-type="string">
            <text:p>Firework <text:s text:c="3"/>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IAN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Piano</text:p>
          </table:table-cell>
          <table:table-cell table:number-columns-repeated="3"/>
          <table:table-cell table:formula="of:=[.D2]&amp;&quot; &quot;&amp;[.E2]&amp;&quot; &quot;&amp;[.F2]&amp;&quot; &quot;&amp;[.G2]&amp;&quot; &quot;&amp;[.H2]" office:value-type="string" office:string-value="Grand Piano   " calcext:value-type="string">
            <text:p>Grand Pian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Piano</text:p>
          </table:table-cell>
          <table:table-cell table:number-columns-repeated="3"/>
          <table:table-cell table:formula="of:=[.D3]&amp;&quot; &quot;&amp;[.E3]&amp;&quot; &quot;&amp;[.F3]&amp;&quot; &quot;&amp;[.G3]&amp;&quot; &quot;&amp;[.H3]" office:value-type="string" office:string-value="Bright Piano   " calcext:value-type="string">
            <text:p>Bright Pian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I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Piano</text:p>
          </table:table-cell>
          <table:table-cell table:number-columns-repeated="2"/>
          <table:table-cell table:formula="of:=[.D4]&amp;&quot; &quot;&amp;[.E4]&amp;&quot; &quot;&amp;[.F4]&amp;&quot; &quot;&amp;[.G4]&amp;&quot; &quot;&amp;[.H4]" office:value-type="string" office:string-value="MIDI Grand Piano  " calcext:value-type="string">
            <text:p>MIDI Grand Piano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ky-tonk</text:p>
          </table:table-cell>
          <table:table-cell office:value-type="string" calcext:value-type="string">
            <text:p>Piano</text:p>
          </table:table-cell>
          <table:table-cell table:number-columns-repeated="3"/>
          <table:table-cell table:formula="of:=[.D5]&amp;&quot; &quot;&amp;[.E5]&amp;&quot; &quot;&amp;[.F5]&amp;&quot; &quot;&amp;[.G5]&amp;&quot; &quot;&amp;[.H5]" office:value-type="string" office:string-value="Honky-tonk Piano   " calcext:value-type="string">
            <text:p>Honky-tonk Pian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sichord</text:p>
          </table:table-cell>
          <table:table-cell table:number-columns-repeated="4"/>
          <table:table-cell table:formula="of:=[.D6]&amp;&quot; &quot;&amp;[.E6]&amp;&quot; &quot;&amp;[.F6]&amp;&quot; &quot;&amp;[.G6]&amp;&quot; &quot;&amp;[.H6]" office:value-type="string" office:string-value="Harpsichord    " calcext:value-type="string">
            <text:p>Harpsichord <text:s text:c="3"/></text:p>
          </table:table-cell>
        </table:table-row>
        <table:table-row table:style-name="ro1">
          <table:table-cell office:value-type="string" calcext:value-type="string">
            <text:p>E.PIANO</text:p>
          </table:table-cell>
          <table:table-cell table:number-columns-repeated="7"/>
          <table:table-cell table:formula="of:=[.D7]&amp;&quot; &quot;&amp;[.E7]&amp;&quot; &quot;&amp;[.F7]&amp;&quot; &quot;&amp;[.G7]&amp;&quot; &quot;&amp;[.H7]" office:value-type="string" office:string-value="    " calcext:value-type="string">
            <text:p>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k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table:number-columns-repeated="2"/>
          <table:table-cell table:formula="of:=[.D8]&amp;&quot; &quot;&amp;[.E8]&amp;&quot; &quot;&amp;[.F8]&amp;&quot; &quot;&amp;[.G8]&amp;&quot; &quot;&amp;[.H8]" office:value-type="string" office:string-value="Funky Electric Piano  " calcext:value-type="string">
            <text:p>Funky Electric Piano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ol!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/>
          <table:table-cell table:formula="of:=[.D9]&amp;&quot; &quot;&amp;[.E9]&amp;&quot; &quot;&amp;[.F9]&amp;&quot; &quot;&amp;[.G9]&amp;&quot; &quot;&amp;[.H9]" office:value-type="string" office:string-value="Cool! Galaxy Electric Piano " calcext:value-type="string">
            <text:p>Cool! Galaxy Electric Piano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/>
          <table:table-cell table:formula="of:=[.D10]&amp;&quot; &quot;&amp;[.E10]&amp;&quot; &quot;&amp;[.F10]&amp;&quot; &quot;&amp;[.G10]&amp;&quot; &quot;&amp;[.H10]" office:value-type="string" office:string-value="DX Modern Electric Piano " calcext:value-type="string">
            <text:p>DX Modern Electric Piano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per</text:p>
          </table:table-cell>
          <table:table-cell office:value-type="string" calcext:value-type="string">
            <text:p>Tines</text:p>
          </table:table-cell>
          <table:table-cell table:number-columns-repeated="3"/>
          <table:table-cell table:formula="of:=[.D11]&amp;&quot; &quot;&amp;[.E11]&amp;&quot; &quot;&amp;[.F11]&amp;&quot; &quot;&amp;[.G11]&amp;&quot; &quot;&amp;[.H11]" office:value-type="string" office:string-value="Hyper Tines   " calcext:value-type="string">
            <text:p>Hyper Tine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table:number-columns-repeated="2"/>
          <table:table-cell table:formula="of:=[.D12]&amp;&quot; &quot;&amp;[.E12]&amp;&quot; &quot;&amp;[.F12]&amp;&quot; &quot;&amp;[.G12]&amp;&quot; &quot;&amp;[.H12]" office:value-type="string" office:string-value="Venus Electric Piano  " calcext:value-type="string">
            <text:p>Venus Electric Piano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80</text:p>
          </table:table-cell>
          <table:table-cell table:number-columns-repeated="4"/>
          <table:table-cell table:formula="of:=[.D13]&amp;&quot; &quot;&amp;[.E13]&amp;&quot; &quot;&amp;[.F13]&amp;&quot; &quot;&amp;[.G13]&amp;&quot; &quot;&amp;[.H13]" office:value-type="string" office:string-value="CP80    " calcext:value-type="string">
            <text:p>CP80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vi</text:p>
          </table:table-cell>
          <table:table-cell table:number-columns-repeated="4"/>
          <table:table-cell table:formula="of:=[.D14]&amp;&quot; &quot;&amp;[.E14]&amp;&quot; &quot;&amp;[.F14]&amp;&quot; &quot;&amp;[.G14]&amp;&quot; &quot;&amp;[.H14]" office:value-type="string" office:string-value="Clavi    " calcext:value-type="string">
            <text:p>Clavi <text:s text:c="3"/></text:p>
          </table:table-cell>
        </table:table-row>
        <table:table-row table:style-name="ro1">
          <table:table-cell office:value-type="string" calcext:value-type="string">
            <text:p>ORGAN</text:p>
          </table:table-cell>
          <table:table-cell table:number-columns-repeated="7"/>
          <table:table-cell table:formula="of:=[.D15]&amp;&quot; &quot;&amp;[.E15]&amp;&quot; &quot;&amp;[.F15]&amp;&quot; &quot;&amp;[.G15]&amp;&quot; &quot;&amp;[.H15]" office:value-type="string" office:string-value="    " calcext:value-type="string">
            <text:p>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6]&amp;&quot; &quot;&amp;[.E16]&amp;&quot; &quot;&amp;[.F16]&amp;&quot; &quot;&amp;[.G16]&amp;&quot; &quot;&amp;[.H16]" office:value-type="string" office:string-value="Jazz Organ   " calcext:value-type="string">
            <text:p>Jazz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Org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7]&amp;&quot; &quot;&amp;[.E17]&amp;&quot; &quot;&amp;[.F17]&amp;&quot; &quot;&amp;[.G17]&amp;&quot; &quot;&amp;[.H17]" office:value-type="string" office:string-value="Jazz Organ 2  " calcext:value-type="string">
            <text:p>Jazz Organ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8]&amp;&quot; &quot;&amp;[.E18]&amp;&quot; &quot;&amp;[.F18]&amp;&quot; &quot;&amp;[.G18]&amp;&quot; &quot;&amp;[.H18]" office:value-type="string" office:string-value="Bright Organ   " calcext:value-type="string">
            <text:p>Bright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19]&amp;&quot; &quot;&amp;[.E19]&amp;&quot; &quot;&amp;[.F19]&amp;&quot; &quot;&amp;[.G19]&amp;&quot; &quot;&amp;[.H19]" office:value-type="string" office:string-value="Click Organ   " calcext:value-type="string">
            <text:p>Click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0]&amp;&quot; &quot;&amp;[.E20]&amp;&quot; &quot;&amp;[.F20]&amp;&quot; &quot;&amp;[.G20]&amp;&quot; &quot;&amp;[.H20]" office:value-type="string" office:string-value="Rock Organ   " calcext:value-type="string">
            <text:p>Rock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1]&amp;&quot; &quot;&amp;[.E21]&amp;&quot; &quot;&amp;[.F21]&amp;&quot; &quot;&amp;[.G21]&amp;&quot; &quot;&amp;[.H21]" office:value-type="string" office:string-value="Purple Organ   " calcext:value-type="string">
            <text:p>Purple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2]&amp;&quot; &quot;&amp;[.E22]&amp;&quot; &quot;&amp;[.F22]&amp;&quot; &quot;&amp;[.G22]&amp;&quot; &quot;&amp;[.H22]" office:value-type="string" office:string-value="Theater Organ   " calcext:value-type="string">
            <text:p>Theater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3]&amp;&quot; &quot;&amp;[.E23]&amp;&quot; &quot;&amp;[.F23]&amp;&quot; &quot;&amp;[.G23]&amp;&quot; &quot;&amp;[.H23]" office:value-type="string" office:string-value="Pipe Organ   " calcext:value-type="string">
            <text:p>Pipe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pel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4]&amp;&quot; &quot;&amp;[.E24]&amp;&quot; &quot;&amp;[.F24]&amp;&quot; &quot;&amp;[.G24]&amp;&quot; &quot;&amp;[.H24]" office:value-type="string" office:string-value="Chapel Organ   " calcext:value-type="string">
            <text:p>Chapel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'+4'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5]&amp;&quot; &quot;&amp;[.E25]&amp;&quot; &quot;&amp;[.F25]&amp;&quot; &quot;&amp;[.G25]&amp;&quot; &quot;&amp;[.H25]" office:value-type="string" office:string-value="16'+4' Organ   " calcext:value-type="string">
            <text:p>16'+4'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'+2'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6]&amp;&quot; &quot;&amp;[.E26]&amp;&quot; &quot;&amp;[.F26]&amp;&quot; &quot;&amp;[.G26]&amp;&quot; &quot;&amp;[.H26]" office:value-type="string" office:string-value="16'+2' Organ   " calcext:value-type="string">
            <text:p>16'+2'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7]&amp;&quot; &quot;&amp;[.E27]&amp;&quot; &quot;&amp;[.F27]&amp;&quot; &quot;&amp;[.G27]&amp;&quot; &quot;&amp;[.H27]" office:value-type="string" office:string-value="Reed Organ   " calcext:value-type="string">
            <text:p>Reed Organ <text:s text:c="2"/>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table:number-columns-repeated="7"/>
          <table:table-cell table:formula="of:=[.D28]&amp;&quot; &quot;&amp;[.E28]&amp;&quot; &quot;&amp;[.F28]&amp;&quot; &quot;&amp;[.G28]&amp;&quot; &quot;&amp;[.H28]" office:value-type="string" office:string-value="    " calcext:value-type="string">
            <text:p>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sette</text:p>
          </table:table-cell>
          <table:table-cell office:value-type="string" calcext:value-type="string">
            <text:p>Accordion</text:p>
          </table:table-cell>
          <table:table-cell table:number-columns-repeated="3"/>
          <table:table-cell table:formula="of:=[.D29]&amp;&quot; &quot;&amp;[.E29]&amp;&quot; &quot;&amp;[.F29]&amp;&quot; &quot;&amp;[.G29]&amp;&quot; &quot;&amp;[.H29]" office:value-type="string" office:string-value="Musette Accordion   " calcext:value-type="string">
            <text:p>Musette Accord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Accordion</text:p>
          </table:table-cell>
          <table:table-cell table:number-columns-repeated="3"/>
          <table:table-cell table:formula="of:=[.D30]&amp;&quot; &quot;&amp;[.E30]&amp;&quot; &quot;&amp;[.F30]&amp;&quot; &quot;&amp;[.G30]&amp;&quot; &quot;&amp;[.H30]" office:value-type="string" office:string-value="Traditional Accordion   " calcext:value-type="string">
            <text:p>Traditional Accord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rmonica</text:p>
          </table:table-cell>
          <table:table-cell table:number-columns-repeated="4"/>
          <table:table-cell table:formula="of:=[.D31]&amp;&quot; &quot;&amp;[.E31]&amp;&quot; &quot;&amp;[.F31]&amp;&quot; &quot;&amp;[.G31]&amp;&quot; &quot;&amp;[.H31]" office:value-type="string" office:string-value="Harmonica    " calcext:value-type="string">
            <text:p>Harmonic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ndoneon</text:p>
          </table:table-cell>
          <table:table-cell table:number-columns-repeated="4"/>
          <table:table-cell table:formula="of:=[.D32]&amp;&quot; &quot;&amp;[.E32]&amp;&quot; &quot;&amp;[.F32]&amp;&quot; &quot;&amp;[.G32]&amp;&quot; &quot;&amp;[.H32]" office:value-type="string" office:string-value="Bandoneon    " calcext:value-type="string">
            <text:p>Bandoneon <text:s text:c="3"/></text:p>
          </table:table-cell>
        </table:table-row>
        <table:table-row table:style-name="ro1">
          <table:table-cell office:value-type="string" calcext:value-type="string">
            <text:p>GUITAR</text:p>
          </table:table-cell>
          <table:table-cell table:number-columns-repeated="7"/>
          <table:table-cell table:formula="of:=[.D33]&amp;&quot; &quot;&amp;[.E33]&amp;&quot; &quot;&amp;[.F33]&amp;&quot; &quot;&amp;[.G33]&amp;&quot; &quot;&amp;[.H33]" office:value-type="string" office:string-value="    " calcext:value-type="string">
            <text:p>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4]&amp;&quot; &quot;&amp;[.E34]&amp;&quot; &quot;&amp;[.F34]&amp;&quot; &quot;&amp;[.G34]&amp;&quot; &quot;&amp;[.H34]" office:value-type="string" office:string-value="Classical Guitar   " calcext:value-type="string">
            <text:p>Classical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5]&amp;&quot; &quot;&amp;[.E35]&amp;&quot; &quot;&amp;[.F35]&amp;&quot; &quot;&amp;[.G35]&amp;&quot; &quot;&amp;[.H35]" office:value-type="string" office:string-value="Folk Guitar   " calcext:value-type="string">
            <text:p>Folk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String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6]&amp;&quot; &quot;&amp;[.E36]&amp;&quot; &quot;&amp;[.F36]&amp;&quot; &quot;&amp;[.G36]&amp;&quot; &quot;&amp;[.H36]" office:value-type="string" office:string-value="12String Guitar   " calcext:value-type="string">
            <text:p>12String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7]&amp;&quot; &quot;&amp;[.E37]&amp;&quot; &quot;&amp;[.F37]&amp;&quot; &quot;&amp;[.G37]&amp;&quot; &quot;&amp;[.H37]" office:value-type="string" office:string-value="Jazz Guitar   " calcext:value-type="string">
            <text:p>Jazz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8]&amp;&quot; &quot;&amp;[.E38]&amp;&quot; &quot;&amp;[.F38]&amp;&quot; &quot;&amp;[.G38]&amp;&quot; &quot;&amp;[.H38]" office:value-type="string" office:string-value="Octave Guitar   " calcext:value-type="string">
            <text:p>Octave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39]&amp;&quot; &quot;&amp;[.E39]&amp;&quot; &quot;&amp;[.F39]&amp;&quot; &quot;&amp;[.G39]&amp;&quot; &quot;&amp;[.H39]" office:value-type="string" office:string-value="Clean Guitar   " calcext:value-type="string">
            <text:p>Clea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uitar</text:p>
          </table:table-cell>
          <table:table-cell table:number-columns-repeated="2"/>
          <table:table-cell table:formula="of:=[.D40]&amp;&quot; &quot;&amp;[.E40]&amp;&quot; &quot;&amp;[.F40]&amp;&quot; &quot;&amp;[.G40]&amp;&quot; &quot;&amp;[.H40]" office:value-type="string" office:string-value="60s Clean Guitar  " calcext:value-type="string">
            <text:p>60s Clean Guitar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41]&amp;&quot; &quot;&amp;[.E41]&amp;&quot; &quot;&amp;[.F41]&amp;&quot; &quot;&amp;[.G41]&amp;&quot; &quot;&amp;[.H41]" office:value-type="string" office:string-value="Muted Guitar   " calcext:value-type="string">
            <text:p>Muted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verdrive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42]&amp;&quot; &quot;&amp;[.E42]&amp;&quot; &quot;&amp;[.F42]&amp;&quot; &quot;&amp;[.G42]&amp;&quot; &quot;&amp;[.H42]" office:value-type="string" office:string-value="Overdriven Guitar   " calcext:value-type="string">
            <text:p>Overdrive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43]&amp;&quot; &quot;&amp;[.E43]&amp;&quot; &quot;&amp;[.F43]&amp;&quot; &quot;&amp;[.G43]&amp;&quot; &quot;&amp;[.H43]" office:value-type="string" office:string-value="Distortion Guitar   " calcext:value-type="string">
            <text:p>Distortio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44]&amp;&quot; &quot;&amp;[.E44]&amp;&quot; &quot;&amp;[.F44]&amp;&quot; &quot;&amp;[.G44]&amp;&quot; &quot;&amp;[.H44]" office:value-type="string" office:string-value="Crunch Guitar   " calcext:value-type="string">
            <text:p>Crunch Guitar <text:s text:c="2"/>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table:number-columns-repeated="7"/>
          <table:table-cell table:formula="of:=[.D45]&amp;&quot; &quot;&amp;[.E45]&amp;&quot; &quot;&amp;[.F45]&amp;&quot; &quot;&amp;[.G45]&amp;&quot; &quot;&amp;[.H45]" office:value-type="string" office:string-value="    " calcext:value-type="string">
            <text:p>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46]&amp;&quot; &quot;&amp;[.E46]&amp;&quot; &quot;&amp;[.F46]&amp;&quot; &quot;&amp;[.G46]&amp;&quot; &quot;&amp;[.H46]" office:value-type="string" office:string-value="Acoustic Bass   " calcext:value-type="string">
            <text:p>Acoustic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47]&amp;&quot; &quot;&amp;[.E47]&amp;&quot; &quot;&amp;[.F47]&amp;&quot; &quot;&amp;[.G47]&amp;&quot; &quot;&amp;[.H47]" office:value-type="string" office:string-value="Finger Bass   " calcext:value-type="string">
            <text:p>Finger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48]&amp;&quot; &quot;&amp;[.E48]&amp;&quot; &quot;&amp;[.F48]&amp;&quot; &quot;&amp;[.G48]&amp;&quot; &quot;&amp;[.H48]" office:value-type="string" office:string-value="Pick Bass   " calcext:value-type="string">
            <text:p>Pick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49]&amp;&quot; &quot;&amp;[.E49]&amp;&quot; &quot;&amp;[.F49]&amp;&quot; &quot;&amp;[.G49]&amp;&quot; &quot;&amp;[.H49]" office:value-type="string" office:string-value="Fretless Bass   " calcext:value-type="string">
            <text:p>Fretless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50]&amp;&quot; &quot;&amp;[.E50]&amp;&quot; &quot;&amp;[.F50]&amp;&quot; &quot;&amp;[.G50]&amp;&quot; &quot;&amp;[.H50]" office:value-type="string" office:string-value="Slap Bass   " calcext:value-type="string">
            <text:p>Slap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51]&amp;&quot; &quot;&amp;[.E51]&amp;&quot; &quot;&amp;[.F51]&amp;&quot; &quot;&amp;[.G51]&amp;&quot; &quot;&amp;[.H51]" office:value-type="string" office:string-value="Synth Bass   " calcext:value-type="string">
            <text:p>Synth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-Q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52]&amp;&quot; &quot;&amp;[.E52]&amp;&quot; &quot;&amp;[.F52]&amp;&quot; &quot;&amp;[.G52]&amp;&quot; &quot;&amp;[.H52]" office:value-type="string" office:string-value="Hi-Q Bass   " calcext:value-type="string">
            <text:p>Hi-Q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53]&amp;&quot; &quot;&amp;[.E53]&amp;&quot; &quot;&amp;[.F53]&amp;&quot; &quot;&amp;[.G53]&amp;&quot; &quot;&amp;[.H53]" office:value-type="string" office:string-value="Dance Bass   " calcext:value-type="string">
            <text:p>Dance Bass <text:s text:c="2"/></text:p>
          </table:table-cell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7"/>
          <table:table-cell table:formula="of:=[.D54]&amp;&quot; &quot;&amp;[.E54]&amp;&quot; &quot;&amp;[.F54]&amp;&quot; &quot;&amp;[.G54]&amp;&quot; &quot;&amp;[.H54]" office:value-type="string" office:string-value="    " calcext:value-type="string">
            <text:p>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olin</text:p>
          </table:table-cell>
          <table:table-cell table:number-columns-repeated="4"/>
          <table:table-cell table:formula="of:=[.D55]&amp;&quot; &quot;&amp;[.E55]&amp;&quot; &quot;&amp;[.F55]&amp;&quot; &quot;&amp;[.G55]&amp;&quot; &quot;&amp;[.H55]" office:value-type="string" office:string-value="Violin    " calcext:value-type="string">
            <text:p>Violi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ello</text:p>
          </table:table-cell>
          <table:table-cell table:number-columns-repeated="4"/>
          <table:table-cell table:formula="of:=[.D56]&amp;&quot; &quot;&amp;[.E56]&amp;&quot; &quot;&amp;[.F56]&amp;&quot; &quot;&amp;[.G56]&amp;&quot; &quot;&amp;[.H56]" office:value-type="string" office:string-value="Cello    " calcext:value-type="string">
            <text:p>Cello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ntrabass</text:p>
          </table:table-cell>
          <table:table-cell table:number-columns-repeated="4"/>
          <table:table-cell table:formula="of:=[.D57]&amp;&quot; &quot;&amp;[.E57]&amp;&quot; &quot;&amp;[.F57]&amp;&quot; &quot;&amp;[.G57]&amp;&quot; &quot;&amp;[.H57]" office:value-type="string" office:string-value="Contrabass    " calcext:value-type="string">
            <text:p>Contrabass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emol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58]&amp;&quot; &quot;&amp;[.E58]&amp;&quot; &quot;&amp;[.F58]&amp;&quot; &quot;&amp;[.G58]&amp;&quot; &quot;&amp;[.H58]" office:value-type="string" office:string-value="Tremolo Strings   " calcext:value-type="string">
            <text:p>Tremol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izzicat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59]&amp;&quot; &quot;&amp;[.E59]&amp;&quot; &quot;&amp;[.F59]&amp;&quot; &quot;&amp;[.G59]&amp;&quot; &quot;&amp;[.H59]" office:value-type="string" office:string-value="Pizzicato Strings   " calcext:value-type="string">
            <text:p>Pizzicat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rp</text:p>
          </table:table-cell>
          <table:table-cell table:number-columns-repeated="4"/>
          <table:table-cell table:formula="of:=[.D60]&amp;&quot; &quot;&amp;[.E60]&amp;&quot; &quot;&amp;[.F60]&amp;&quot; &quot;&amp;[.G60]&amp;&quot; &quot;&amp;[.H60]" office:value-type="string" office:string-value="Harp    " calcext:value-type="string">
            <text:p>Harp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anjo</text:p>
          </table:table-cell>
          <table:table-cell table:number-columns-repeated="4"/>
          <table:table-cell table:formula="of:=[.D61]&amp;&quot; &quot;&amp;[.E61]&amp;&quot; &quot;&amp;[.F61]&amp;&quot; &quot;&amp;[.G61]&amp;&quot; &quot;&amp;[.H61]" office:value-type="string" office:string-value="Banjo    " calcext:value-type="string">
            <text:p>Banjo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rings</text:p>
          </table:table-cell>
          <table:table-cell table:number-columns-repeated="4"/>
          <table:table-cell table:formula="of:=[.D62]&amp;&quot; &quot;&amp;[.E62]&amp;&quot; &quot;&amp;[.F62]&amp;&quot; &quot;&amp;[.G62]&amp;&quot; &quot;&amp;[.H62]" office:value-type="string" office:string-value="Strings    " calcext:value-type="string">
            <text:p>Strings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63]&amp;&quot; &quot;&amp;[.E63]&amp;&quot; &quot;&amp;[.F63]&amp;&quot; &quot;&amp;[.G63]&amp;&quot; &quot;&amp;[.H63]" office:value-type="string" office:string-value="Chamber Strings   " calcext:value-type="string">
            <text:p>Chamber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64]&amp;&quot; &quot;&amp;[.E64]&amp;&quot; &quot;&amp;[.F64]&amp;&quot; &quot;&amp;[.G64]&amp;&quot; &quot;&amp;[.H64]" office:value-type="string" office:string-value="Slow Strings   " calcext:value-type="string">
            <text:p>Slow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rcat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65]&amp;&quot; &quot;&amp;[.E65]&amp;&quot; &quot;&amp;[.F65]&amp;&quot; &quot;&amp;[.G65]&amp;&quot; &quot;&amp;[.H65]" office:value-type="string" office:string-value="Marcato Strings   " calcext:value-type="string">
            <text:p>Marcat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66]&amp;&quot; &quot;&amp;[.E66]&amp;&quot; &quot;&amp;[.F66]&amp;&quot; &quot;&amp;[.G66]&amp;&quot; &quot;&amp;[.H66]" office:value-type="string" office:string-value="Synth Strings   " calcext:value-type="string">
            <text:p>Synth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Hit</text:p>
          </table:table-cell>
          <table:table-cell table:number-columns-repeated="3"/>
          <table:table-cell table:formula="of:=[.D67]&amp;&quot; &quot;&amp;[.E67]&amp;&quot; &quot;&amp;[.F67]&amp;&quot; &quot;&amp;[.G67]&amp;&quot; &quot;&amp;[.H67]" office:value-type="string" office:string-value="Orchestra Hit   " calcext:value-type="string">
            <text:p>Orchestra Hit <text:s text:c="2"/></text:p>
          </table:table-cell>
        </table:table-row>
        <table:table-row table:style-name="ro1">
          <table:table-cell office:value-type="string" calcext:value-type="string">
            <text:p>CHOIR</text:p>
          </table:table-cell>
          <table:table-cell table:number-columns-repeated="7"/>
          <table:table-cell table:formula="of:=[.D68]&amp;&quot; &quot;&amp;[.E68]&amp;&quot; &quot;&amp;[.F68]&amp;&quot; &quot;&amp;[.G68]&amp;&quot; &quot;&amp;[.H68]" office:value-type="string" office:string-value="    " calcext:value-type="string">
            <text:p>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oir</text:p>
          </table:table-cell>
          <table:table-cell table:number-columns-repeated="4"/>
          <table:table-cell table:formula="of:=[.D69]&amp;&quot; &quot;&amp;[.E69]&amp;&quot; &quot;&amp;[.F69]&amp;&quot; &quot;&amp;[.G69]&amp;&quot; &quot;&amp;[.H69]" office:value-type="string" office:string-value="Choir    " calcext:value-type="string">
            <text:p>Choir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ocal</text:p>
          </table:table-cell>
          <table:table-cell office:value-type="string" calcext:value-type="string">
            <text:p>Ensemble</text:p>
          </table:table-cell>
          <table:table-cell table:number-columns-repeated="3"/>
          <table:table-cell table:formula="of:=[.D70]&amp;&quot; &quot;&amp;[.E70]&amp;&quot; &quot;&amp;[.F70]&amp;&quot; &quot;&amp;[.G70]&amp;&quot; &quot;&amp;[.H70]" office:value-type="string" office:string-value="Vocal Ensemble   " calcext:value-type="string">
            <text:p>Vocal Ensembl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Humana</text:p>
          </table:table-cell>
          <table:table-cell table:number-columns-repeated="3"/>
          <table:table-cell table:formula="of:=[.D71]&amp;&quot; &quot;&amp;[.E71]&amp;&quot; &quot;&amp;[.F71]&amp;&quot; &quot;&amp;[.G71]&amp;&quot; &quot;&amp;[.H71]" office:value-type="string" office:string-value="Vox Humana   " calcext:value-type="string">
            <text:p>Vox Humana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Choir</text:p>
          </table:table-cell>
          <table:table-cell table:number-columns-repeated="3"/>
          <table:table-cell table:formula="of:=[.D72]&amp;&quot; &quot;&amp;[.E72]&amp;&quot; &quot;&amp;[.F72]&amp;&quot; &quot;&amp;[.G72]&amp;&quot; &quot;&amp;[.H72]" office:value-type="string" office:string-value="Air Choir   " calcext:value-type="string">
            <text:p>Air Choir <text:s text:c="2"/>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table:number-columns-repeated="7"/>
          <table:table-cell table:formula="of:=[.D73]&amp;&quot; &quot;&amp;[.E73]&amp;&quot; &quot;&amp;[.F73]&amp;&quot; &quot;&amp;[.G73]&amp;&quot; &quot;&amp;[.H73]" office:value-type="string" office:string-value="    " calcext:value-type="string">
            <text:p>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mpet</text:p>
          </table:table-cell>
          <table:table-cell table:number-columns-repeated="4"/>
          <table:table-cell table:formula="of:=[.D74]&amp;&quot; &quot;&amp;[.E74]&amp;&quot; &quot;&amp;[.F74]&amp;&quot; &quot;&amp;[.G74]&amp;&quot; &quot;&amp;[.H74]" office:value-type="string" office:string-value="Trumpet    " calcext:value-type="string">
            <text:p>Trumpet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weet!</text:p>
          </table:table-cell>
          <table:table-cell office:value-type="string" calcext:value-type="string">
            <text:p>Trumpet</text:p>
          </table:table-cell>
          <table:table-cell table:number-columns-repeated="3"/>
          <table:table-cell table:formula="of:=[.D75]&amp;&quot; &quot;&amp;[.E75]&amp;&quot; &quot;&amp;[.F75]&amp;&quot; &quot;&amp;[.G75]&amp;&quot; &quot;&amp;[.H75]" office:value-type="string" office:string-value="Sweet! Trumpet   " calcext:value-type="string">
            <text:p>Sweet! Trumpet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ombone</text:p>
          </table:table-cell>
          <table:table-cell table:number-columns-repeated="4"/>
          <table:table-cell table:formula="of:=[.D76]&amp;&quot; &quot;&amp;[.E76]&amp;&quot; &quot;&amp;[.F76]&amp;&quot; &quot;&amp;[.G76]&amp;&quot; &quot;&amp;[.H76]" office:value-type="string" office:string-value="Trombone    " calcext:value-type="string">
            <text:p>Trombon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ombone</text:p>
          </table:table-cell>
          <table:table-cell office:value-type="string" calcext:value-type="string">
            <text:p>Section</text:p>
          </table:table-cell>
          <table:table-cell table:number-columns-repeated="3"/>
          <table:table-cell table:formula="of:=[.D77]&amp;&quot; &quot;&amp;[.E77]&amp;&quot; &quot;&amp;[.F77]&amp;&quot; &quot;&amp;[.G77]&amp;&quot; &quot;&amp;[.H77]" office:value-type="string" office:string-value="Trombone Section   " calcext:value-type="string">
            <text:p>Trombone Sect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uba</text:p>
          </table:table-cell>
          <table:table-cell table:number-columns-repeated="4"/>
          <table:table-cell table:formula="of:=[.D78]&amp;&quot; &quot;&amp;[.E78]&amp;&quot; &quot;&amp;[.F78]&amp;&quot; &quot;&amp;[.G78]&amp;&quot; &quot;&amp;[.H78]" office:value-type="string" office:string-value="Tuba    " calcext:value-type="string">
            <text:p>Tub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Trumpet</text:p>
          </table:table-cell>
          <table:table-cell table:number-columns-repeated="3"/>
          <table:table-cell table:formula="of:=[.D79]&amp;&quot; &quot;&amp;[.E79]&amp;&quot; &quot;&amp;[.F79]&amp;&quot; &quot;&amp;[.G79]&amp;&quot; &quot;&amp;[.H79]" office:value-type="string" office:string-value="Muted Trumpet   " calcext:value-type="string">
            <text:p>Muted Trumpet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Horn</text:p>
          </table:table-cell>
          <table:table-cell table:number-columns-repeated="3"/>
          <table:table-cell table:formula="of:=[.D80]&amp;&quot; &quot;&amp;[.E80]&amp;&quot; &quot;&amp;[.F80]&amp;&quot; &quot;&amp;[.G80]&amp;&quot; &quot;&amp;[.H80]" office:value-type="string" office:string-value="French Horn   " calcext:value-type="string">
            <text:p>French Hor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ection</text:p>
          </table:table-cell>
          <table:table-cell table:number-columns-repeated="3"/>
          <table:table-cell table:formula="of:=[.D81]&amp;&quot; &quot;&amp;[.E81]&amp;&quot; &quot;&amp;[.F81]&amp;&quot; &quot;&amp;[.G81]&amp;&quot; &quot;&amp;[.H81]" office:value-type="string" office:string-value="Brass Section   " calcext:value-type="string">
            <text:p>Brass Sect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rass</text:p>
          </table:table-cell>
          <table:table-cell table:number-columns-repeated="2"/>
          <table:table-cell table:formula="of:=[.D82]&amp;&quot; &quot;&amp;[.E82]&amp;&quot; &quot;&amp;[.F82]&amp;&quot; &quot;&amp;[.G82]&amp;&quot; &quot;&amp;[.H82]" office:value-type="string" office:string-value="Big Band Brass  " calcext:value-type="string">
            <text:p>Big Band Bras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ellow</text:p>
          </table:table-cell>
          <table:table-cell office:value-type="string" calcext:value-type="string">
            <text:p>Horns</text:p>
          </table:table-cell>
          <table:table-cell table:number-columns-repeated="3"/>
          <table:table-cell table:formula="of:=[.D83]&amp;&quot; &quot;&amp;[.E83]&amp;&quot; &quot;&amp;[.F83]&amp;&quot; &quot;&amp;[.G83]&amp;&quot; &quot;&amp;[.H83]" office:value-type="string" office:string-value="Mellow Horns   " calcext:value-type="string">
            <text:p>Mellow Horn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ass</text:p>
          </table:table-cell>
          <table:table-cell table:number-columns-repeated="3"/>
          <table:table-cell table:formula="of:=[.D84]&amp;&quot; &quot;&amp;[.E84]&amp;&quot; &quot;&amp;[.F84]&amp;&quot; &quot;&amp;[.G84]&amp;&quot; &quot;&amp;[.H84]" office:value-type="string" office:string-value="Synth Brass   " calcext:value-type="string">
            <text:p>Synth Br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Brass</text:p>
          </table:table-cell>
          <table:table-cell table:number-columns-repeated="3"/>
          <table:table-cell table:formula="of:=[.D85]&amp;&quot; &quot;&amp;[.E85]&amp;&quot; &quot;&amp;[.F85]&amp;&quot; &quot;&amp;[.G85]&amp;&quot; &quot;&amp;[.H85]" office:value-type="string" office:string-value="80s Brass   " calcext:value-type="string">
            <text:p>80s Br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Brass</text:p>
          </table:table-cell>
          <table:table-cell table:number-columns-repeated="3"/>
          <table:table-cell table:formula="of:=[.D86]&amp;&quot; &quot;&amp;[.E86]&amp;&quot; &quot;&amp;[.F86]&amp;&quot; &quot;&amp;[.G86]&amp;&quot; &quot;&amp;[.H86]" office:value-type="string" office:string-value="Techno Brass   " calcext:value-type="string">
            <text:p>Techno Brass <text:s text:c="2"/></text:p>
          </table:table-cell>
        </table:table-row>
        <table:table-row table:style-name="ro1">
          <table:table-cell office:value-type="string" calcext:value-type="string">
            <text:p>WOODWIND</text:p>
          </table:table-cell>
          <table:table-cell table:number-columns-repeated="7"/>
          <table:table-cell table:formula="of:=[.D87]&amp;&quot; &quot;&amp;[.E87]&amp;&quot; &quot;&amp;[.F87]&amp;&quot; &quot;&amp;[.G87]&amp;&quot; &quot;&amp;[.H87]" office:value-type="string" office:string-value="    " calcext:value-type="string">
            <text:p>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prano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88]&amp;&quot; &quot;&amp;[.E88]&amp;&quot; &quot;&amp;[.F88]&amp;&quot; &quot;&amp;[.G88]&amp;&quot; &quot;&amp;[.H88]" office:value-type="string" office:string-value="Soprano Sax   " calcext:value-type="string">
            <text:p>Soprano Sa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weet!</text:p>
          </table:table-cell>
          <table:table-cell office:value-type="string" calcext:value-type="string">
            <text:p>Soprano</text:p>
          </table:table-cell>
          <table:table-cell office:value-type="string" calcext:value-type="string">
            <text:p>Sax</text:p>
          </table:table-cell>
          <table:table-cell table:number-columns-repeated="2"/>
          <table:table-cell table:formula="of:=[.D89]&amp;&quot; &quot;&amp;[.E89]&amp;&quot; &quot;&amp;[.F89]&amp;&quot; &quot;&amp;[.G89]&amp;&quot; &quot;&amp;[.H89]" office:value-type="string" office:string-value="Sweet! Soprano Sax  " calcext:value-type="string">
            <text:p>Sweet! Soprano Sax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90]&amp;&quot; &quot;&amp;[.E90]&amp;&quot; &quot;&amp;[.F90]&amp;&quot; &quot;&amp;[.G90]&amp;&quot; &quot;&amp;[.H90]" office:value-type="string" office:string-value="Alto Sax   " calcext:value-type="string">
            <text:p>Alto Sa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91]&amp;&quot; &quot;&amp;[.E91]&amp;&quot; &quot;&amp;[.F91]&amp;&quot; &quot;&amp;[.G91]&amp;&quot; &quot;&amp;[.H91]" office:value-type="string" office:string-value="Tenor Sax   " calcext:value-type="string">
            <text:p>Tenor Sa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eathy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ax</text:p>
          </table:table-cell>
          <table:table-cell table:number-columns-repeated="2"/>
          <table:table-cell table:formula="of:=[.D92]&amp;&quot; &quot;&amp;[.E92]&amp;&quot; &quot;&amp;[.F92]&amp;&quot; &quot;&amp;[.G92]&amp;&quot; &quot;&amp;[.H92]" office:value-type="string" office:string-value="Breathy Tenor Sax  " calcext:value-type="string">
            <text:p>Breathy Tenor Sax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Section</text:p>
          </table:table-cell>
          <table:table-cell table:number-columns-repeated="3"/>
          <table:table-cell table:formula="of:=[.D93]&amp;&quot; &quot;&amp;[.E93]&amp;&quot; &quot;&amp;[.F93]&amp;&quot; &quot;&amp;[.G93]&amp;&quot; &quot;&amp;[.H93]" office:value-type="string" office:string-value="Sax Section   " calcext:value-type="string">
            <text:p>Sax Sect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weet!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ax</text:p>
          </table:table-cell>
          <table:table-cell table:number-columns-repeated="2"/>
          <table:table-cell table:formula="of:=[.D94]&amp;&quot; &quot;&amp;[.E94]&amp;&quot; &quot;&amp;[.F94]&amp;&quot; &quot;&amp;[.G94]&amp;&quot; &quot;&amp;[.H94]" office:value-type="string" office:string-value="Sweet! Tenor Sax  " calcext:value-type="string">
            <text:p>Sweet! Tenor Sax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aritone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95]&amp;&quot; &quot;&amp;[.E95]&amp;&quot; &quot;&amp;[.F95]&amp;&quot; &quot;&amp;[.G95]&amp;&quot; &quot;&amp;[.H95]" office:value-type="string" office:string-value="Baritone Sax   " calcext:value-type="string">
            <text:p>Baritone Sa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boe</text:p>
          </table:table-cell>
          <table:table-cell table:number-columns-repeated="4"/>
          <table:table-cell table:formula="of:=[.D96]&amp;&quot; &quot;&amp;[.E96]&amp;&quot; &quot;&amp;[.F96]&amp;&quot; &quot;&amp;[.G96]&amp;&quot; &quot;&amp;[.H96]" office:value-type="string" office:string-value="Oboe    " calcext:value-type="string">
            <text:p>Obo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orn</text:p>
          </table:table-cell>
          <table:table-cell table:number-columns-repeated="3"/>
          <table:table-cell table:formula="of:=[.D97]&amp;&quot; &quot;&amp;[.E97]&amp;&quot; &quot;&amp;[.F97]&amp;&quot; &quot;&amp;[.G97]&amp;&quot; &quot;&amp;[.H97]" office:value-type="string" office:string-value="English Horn   " calcext:value-type="string">
            <text:p>English Hor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assoon</text:p>
          </table:table-cell>
          <table:table-cell table:number-columns-repeated="4"/>
          <table:table-cell table:formula="of:=[.D98]&amp;&quot; &quot;&amp;[.E98]&amp;&quot; &quot;&amp;[.F98]&amp;&quot; &quot;&amp;[.G98]&amp;&quot; &quot;&amp;[.H98]" office:value-type="string" office:string-value="Bassoon    " calcext:value-type="string">
            <text:p>Bassoo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larinet</text:p>
          </table:table-cell>
          <table:table-cell table:number-columns-repeated="4"/>
          <table:table-cell table:formula="of:=[.D99]&amp;&quot; &quot;&amp;[.E99]&amp;&quot; &quot;&amp;[.F99]&amp;&quot; &quot;&amp;[.G99]&amp;&quot; &quot;&amp;[.H99]" office:value-type="string" office:string-value="Clarinet    " calcext:value-type="string">
            <text:p>Clarinet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iccolo</text:p>
          </table:table-cell>
          <table:table-cell table:number-columns-repeated="4"/>
          <table:table-cell table:formula="of:=[.D100]&amp;&quot; &quot;&amp;[.E100]&amp;&quot; &quot;&amp;[.F100]&amp;&quot; &quot;&amp;[.G100]&amp;&quot; &quot;&amp;[.H100]" office:value-type="string" office:string-value="Piccolo    " calcext:value-type="string">
            <text:p>Piccolo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lute</text:p>
          </table:table-cell>
          <table:table-cell table:number-columns-repeated="4"/>
          <table:table-cell table:formula="of:=[.D101]&amp;&quot; &quot;&amp;[.E101]&amp;&quot; &quot;&amp;[.F101]&amp;&quot; &quot;&amp;[.G101]&amp;&quot; &quot;&amp;[.H101]" office:value-type="string" office:string-value="Flute    " calcext:value-type="string">
            <text:p>Flut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weet!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Flute</text:p>
          </table:table-cell>
          <table:table-cell table:number-columns-repeated="2"/>
          <table:table-cell table:formula="of:=[.D102]&amp;&quot; &quot;&amp;[.E102]&amp;&quot; &quot;&amp;[.F102]&amp;&quot; &quot;&amp;[.G102]&amp;&quot; &quot;&amp;[.H102]" office:value-type="string" office:string-value="Sweet! Classical Flute  " calcext:value-type="string">
            <text:p>Sweet! Classical Flute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order</text:p>
          </table:table-cell>
          <table:table-cell table:number-columns-repeated="4"/>
          <table:table-cell table:formula="of:=[.D103]&amp;&quot; &quot;&amp;[.E103]&amp;&quot; &quot;&amp;[.F103]&amp;&quot; &quot;&amp;[.G103]&amp;&quot; &quot;&amp;[.H103]" office:value-type="string" office:string-value="Recorder    " calcext:value-type="string">
            <text:p>Recorder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Flute</text:p>
          </table:table-cell>
          <table:table-cell table:number-columns-repeated="3"/>
          <table:table-cell table:formula="of:=[.D104]&amp;&quot; &quot;&amp;[.E104]&amp;&quot; &quot;&amp;[.F104]&amp;&quot; &quot;&amp;[.G104]&amp;&quot; &quot;&amp;[.H104]" office:value-type="string" office:string-value="Pan Flute   " calcext:value-type="string">
            <text:p>Pan Flut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carina</text:p>
          </table:table-cell>
          <table:table-cell table:number-columns-repeated="4"/>
          <table:table-cell table:formula="of:=[.D105]&amp;&quot; &quot;&amp;[.E105]&amp;&quot; &quot;&amp;[.F105]&amp;&quot; &quot;&amp;[.G105]&amp;&quot; &quot;&amp;[.H105]" office:value-type="string" office:string-value="Ocarina    " calcext:value-type="string">
            <text:p>Ocarina <text:s text:c="3"/>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table:number-columns-repeated="7"/>
          <table:table-cell table:formula="of:=[.D106]&amp;&quot; &quot;&amp;[.E106]&amp;&quot; &quot;&amp;[.F106]&amp;&quot; &quot;&amp;[.G106]&amp;&quot; &quot;&amp;[.H106]" office:value-type="string" office:string-value="    " calcext:value-type="string">
            <text:p>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107]&amp;&quot; &quot;&amp;[.E107]&amp;&quot; &quot;&amp;[.F107]&amp;&quot; &quot;&amp;[.G107]&amp;&quot; &quot;&amp;[.H107]" office:value-type="string" office:string-value="Square Lead   " calcext:value-type="string">
            <text:p>Square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wtooth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108]&amp;&quot; &quot;&amp;[.E108]&amp;&quot; &quot;&amp;[.F108]&amp;&quot; &quot;&amp;[.G108]&amp;&quot; &quot;&amp;[.H108]" office:value-type="string" office:string-value="Sawtooth Lead   " calcext:value-type="string">
            <text:p>Sawtooth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alogon</text:p>
          </table:table-cell>
          <table:table-cell table:number-columns-repeated="4"/>
          <table:table-cell table:formula="of:=[.D109]&amp;&quot; &quot;&amp;[.E109]&amp;&quot; &quot;&amp;[.F109]&amp;&quot; &quot;&amp;[.G109]&amp;&quot; &quot;&amp;[.H109]" office:value-type="string" office:string-value="Analogon    " calcext:value-type="string">
            <text:p>Analogo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argo</text:p>
          </table:table-cell>
          <table:table-cell table:number-columns-repeated="4"/>
          <table:table-cell table:formula="of:=[.D110]&amp;&quot; &quot;&amp;[.E110]&amp;&quot; &quot;&amp;[.F110]&amp;&quot; &quot;&amp;[.G110]&amp;&quot; &quot;&amp;[.H110]" office:value-type="string" office:string-value="Fargo    " calcext:value-type="string">
            <text:p>Fargo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111]&amp;&quot; &quot;&amp;[.E111]&amp;&quot; &quot;&amp;[.F111]&amp;&quot; &quot;&amp;[.G111]&amp;&quot; &quot;&amp;[.H111]" office:value-type="string" office:string-value="Voice Lead   " calcext:value-type="string">
            <text:p>Voice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Heim</text:p>
          </table:table-cell>
          <table:table-cell table:number-columns-repeated="3"/>
          <table:table-cell table:formula="of:=[.D112]&amp;&quot; &quot;&amp;[.E112]&amp;&quot; &quot;&amp;[.F112]&amp;&quot; &quot;&amp;[.G112]&amp;&quot; &quot;&amp;[.H112]" office:value-type="string" office:string-value="Under Heim   " calcext:value-type="string">
            <text:p>Under Hei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oon</text:p>
          </table:table-cell>
          <table:table-cell table:number-columns-repeated="3"/>
          <table:table-cell table:formula="of:=[.D113]&amp;&quot; &quot;&amp;[.E113]&amp;&quot; &quot;&amp;[.F113]&amp;&quot; &quot;&amp;[.G113]&amp;&quot; &quot;&amp;[.H113]" office:value-type="string" office:string-value="Dark Moon   " calcext:value-type="string">
            <text:p>Dark Mo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ntasia</text:p>
          </table:table-cell>
          <table:table-cell table:number-columns-repeated="4"/>
          <table:table-cell table:formula="of:=[.D114]&amp;&quot; &quot;&amp;[.E114]&amp;&quot; &quot;&amp;[.F114]&amp;&quot; &quot;&amp;[.G114]&amp;&quot; &quot;&amp;[.H114]" office:value-type="string" office:string-value="Fantasia    " calcext:value-type="string">
            <text:p>Fantasi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115]&amp;&quot; &quot;&amp;[.E115]&amp;&quot; &quot;&amp;[.F115]&amp;&quot; &quot;&amp;[.G115]&amp;&quot; &quot;&amp;[.H115]" office:value-type="string" office:string-value="Xenon Pad   " calcext:value-type="string">
            <text:p>Xenon P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quinox</text:p>
          </table:table-cell>
          <table:table-cell table:number-columns-repeated="4"/>
          <table:table-cell table:formula="of:=[.D116]&amp;&quot; &quot;&amp;[.E116]&amp;&quot; &quot;&amp;[.F116]&amp;&quot; &quot;&amp;[.G116]&amp;&quot; &quot;&amp;[.H116]" office:value-type="string" office:string-value="Equinox    " calcext:value-type="string">
            <text:p>Equinox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ust</text:p>
          </table:table-cell>
          <table:table-cell table:number-columns-repeated="3"/>
          <table:table-cell table:formula="of:=[.D117]&amp;&quot; &quot;&amp;[.E117]&amp;&quot; &quot;&amp;[.F117]&amp;&quot; &quot;&amp;[.G117]&amp;&quot; &quot;&amp;[.H117]" office:value-type="string" office:string-value="Star Dust   " calcext:value-type="string">
            <text:p>Star Dust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118]&amp;&quot; &quot;&amp;[.E118]&amp;&quot; &quot;&amp;[.F118]&amp;&quot; &quot;&amp;[.G118]&amp;&quot; &quot;&amp;[.H118]" office:value-type="string" office:string-value="Bell Pad   " calcext:value-type="string">
            <text:p>Bell P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rightness</text:p>
          </table:table-cell>
          <table:table-cell table:number-columns-repeated="4"/>
          <table:table-cell table:formula="of:=[.D119]&amp;&quot; &quot;&amp;[.E119]&amp;&quot; &quot;&amp;[.F119]&amp;&quot; &quot;&amp;[.G119]&amp;&quot; &quot;&amp;[.H119]" office:value-type="string" office:string-value="Brightness    " calcext:value-type="string">
            <text:p>Brightness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esta</text:p>
          </table:table-cell>
          <table:table-cell table:number-columns-repeated="4"/>
          <table:table-cell table:formula="of:=[.D120]&amp;&quot; &quot;&amp;[.E120]&amp;&quot; &quot;&amp;[.F120]&amp;&quot; &quot;&amp;[.G120]&amp;&quot; &quot;&amp;[.H120]" office:value-type="string" office:string-value="Celesta    " calcext:value-type="string">
            <text:p>Celest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Box</text:p>
          </table:table-cell>
          <table:table-cell table:number-columns-repeated="3"/>
          <table:table-cell table:formula="of:=[.D121]&amp;&quot; &quot;&amp;[.E121]&amp;&quot; &quot;&amp;[.F121]&amp;&quot; &quot;&amp;[.G121]&amp;&quot; &quot;&amp;[.H121]" office:value-type="string" office:string-value="Music Box   " calcext:value-type="string">
            <text:p>Music Bo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braphone</text:p>
          </table:table-cell>
          <table:table-cell table:number-columns-repeated="4"/>
          <table:table-cell table:formula="of:=[.D122]&amp;&quot; &quot;&amp;[.E122]&amp;&quot; &quot;&amp;[.F122]&amp;&quot; &quot;&amp;[.G122]&amp;&quot; &quot;&amp;[.H122]" office:value-type="string" office:string-value="Vibraphone    " calcext:value-type="string">
            <text:p>Vibraphon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imba</text:p>
          </table:table-cell>
          <table:table-cell table:number-columns-repeated="4"/>
          <table:table-cell table:formula="of:=[.D123]&amp;&quot; &quot;&amp;[.E123]&amp;&quot; &quot;&amp;[.F123]&amp;&quot; &quot;&amp;[.G123]&amp;&quot; &quot;&amp;[.H123]" office:value-type="string" office:string-value="Marimba    " calcext:value-type="string">
            <text:p>Marimb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ylophone</text:p>
          </table:table-cell>
          <table:table-cell table:number-columns-repeated="4"/>
          <table:table-cell table:formula="of:=[.D124]&amp;&quot; &quot;&amp;[.E124]&amp;&quot; &quot;&amp;[.F124]&amp;&quot; &quot;&amp;[.G124]&amp;&quot; &quot;&amp;[.H124]" office:value-type="string" office:string-value="Xylophone    " calcext:value-type="string">
            <text:p>Xylophon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125]&amp;&quot; &quot;&amp;[.E125]&amp;&quot; &quot;&amp;[.F125]&amp;&quot; &quot;&amp;[.G125]&amp;&quot; &quot;&amp;[.H125]" office:value-type="string" office:string-value="Tubular Bells   " calcext:value-type="string">
            <text:p>Tubular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impani</text:p>
          </table:table-cell>
          <table:table-cell table:number-columns-repeated="4"/>
          <table:table-cell table:formula="of:=[.D126]&amp;&quot; &quot;&amp;[.E126]&amp;&quot; &quot;&amp;[.F126]&amp;&quot; &quot;&amp;[.G126]&amp;&quot; &quot;&amp;[.H126]" office:value-type="string" office:string-value="Timpani    " calcext:value-type="string">
            <text:p>Timpani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ums</text:p>
          </table:table-cell>
          <table:table-cell table:number-columns-repeated="3"/>
          <table:table-cell table:formula="of:=[.D127]&amp;&quot; &quot;&amp;[.E127]&amp;&quot; &quot;&amp;[.F127]&amp;&quot; &quot;&amp;[.G127]&amp;&quot; &quot;&amp;[.H127]" office:value-type="string" office:string-value="Steel Drums   " calcext:value-type="string">
            <text:p>Steel Drums <text:s text:c="2"/></text:p>
          </table:table-cell>
        </table:table-row>
        <table:table-row table:style-name="ro1">
          <table:table-cell office:value-type="string" calcext:value-type="string">
            <text:p>DRUM</text:p>
          </table:table-cell>
          <table:table-cell office:value-type="string" calcext:value-type="string">
            <text:p>KITS</text:p>
          </table:table-cell>
          <table:table-cell table:number-columns-repeated="6"/>
          <table:table-cell table:formula="of:=[.D128]&amp;&quot; &quot;&amp;[.E128]&amp;&quot; &quot;&amp;[.F128]&amp;&quot; &quot;&amp;[.G128]&amp;&quot; &quot;&amp;[.H128]" office:value-type="string" office:string-value="    " calcext:value-type="string">
            <text:p><text:s text:c="4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29]&amp;&quot; &quot;&amp;[.E129]&amp;&quot; &quot;&amp;[.F129]&amp;&quot; &quot;&amp;[.G129]&amp;&quot; &quot;&amp;[.H129]" office:value-type="string" office:string-value="Standard Kit 1  " calcext:value-type="string">
            <text:p>Standard Kit 1 <text:s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30]&amp;&quot; &quot;&amp;[.E130]&amp;&quot; &quot;&amp;[.F130]&amp;&quot; &quot;&amp;[.G130]&amp;&quot; &quot;&amp;[.H130]" office:value-type="string" office:string-value="Standard Kit 2  " calcext:value-type="string">
            <text:p>Standard Kit 2 <text:s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31]&amp;&quot; &quot;&amp;[.E131]&amp;&quot; &quot;&amp;[.F131]&amp;&quot; &quot;&amp;[.G131]&amp;&quot; &quot;&amp;[.H131]" office:value-type="string" office:string-value="Maple Kit   " calcext:value-type="string">
            <text:p>Maple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32]&amp;&quot; &quot;&amp;[.E132]&amp;&quot; &quot;&amp;[.F132]&amp;&quot; &quot;&amp;[.G132]&amp;&quot; &quot;&amp;[.H132]" office:value-type="string" office:string-value="Oak Kit   " calcext:value-type="string">
            <text:p>Oak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33]&amp;&quot; &quot;&amp;[.E133]&amp;&quot; &quot;&amp;[.F133]&amp;&quot; &quot;&amp;[.G133]&amp;&quot; &quot;&amp;[.H133]" office:value-type="string" office:string-value="Room Kit   " calcext:value-type="string">
            <text:p>Room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34]&amp;&quot; &quot;&amp;[.E134]&amp;&quot; &quot;&amp;[.F134]&amp;&quot; &quot;&amp;[.G134]&amp;&quot; &quot;&amp;[.H134]" office:value-type="string" office:string-value="Rock Kit   " calcext:value-type="string">
            <text:p>Rock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Kit</text:p>
          </table:table-cell>
          <table:table-cell table:number-columns-repeated="2"/>
          <table:table-cell table:formula="of:=[.D135]&amp;&quot; &quot;&amp;[.E135]&amp;&quot; &quot;&amp;[.F135]&amp;&quot; &quot;&amp;[.G135]&amp;&quot; &quot;&amp;[.H135]" office:value-type="string" office:string-value="Hard Rock Kit  " calcext:value-type="string">
            <text:p>Hard Rock Kit <text:s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36]&amp;&quot; &quot;&amp;[.E136]&amp;&quot; &quot;&amp;[.F136]&amp;&quot; &quot;&amp;[.G136]&amp;&quot; &quot;&amp;[.H136]" office:value-type="string" office:string-value="Electronic Kit   " calcext:value-type="string">
            <text:p>Electronic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37]&amp;&quot; &quot;&amp;[.E137]&amp;&quot; &quot;&amp;[.F137]&amp;&quot; &quot;&amp;[.G137]&amp;&quot; &quot;&amp;[.H137]" office:value-type="string" office:string-value="Analog Kit   " calcext:value-type="string">
            <text:p>Analog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38]&amp;&quot; &quot;&amp;[.E138]&amp;&quot; &quot;&amp;[.F138]&amp;&quot; &quot;&amp;[.G138]&amp;&quot; &quot;&amp;[.H138]" office:value-type="string" office:string-value="Jazz Kit   " calcext:value-type="string">
            <text:p>Jazz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39]&amp;&quot; &quot;&amp;[.E139]&amp;&quot; &quot;&amp;[.F139]&amp;&quot; &quot;&amp;[.G139]&amp;&quot; &quot;&amp;[.H139]" office:value-type="string" office:string-value="Brush Kit   " calcext:value-type="string">
            <text:p>Brush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40]&amp;&quot; &quot;&amp;[.E140]&amp;&quot; &quot;&amp;[.F140]&amp;&quot; &quot;&amp;[.G140]&amp;&quot; &quot;&amp;[.H140]" office:value-type="string" office:string-value="Symphony Kit   " calcext:value-type="string">
            <text:p>Symphony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Kit</text:p>
          </table:table-cell>
          <table:table-cell table:number-columns-repeated="2"/>
          <table:table-cell table:formula="of:=[.D141]&amp;&quot; &quot;&amp;[.E141]&amp;&quot; &quot;&amp;[.F141]&amp;&quot; &quot;&amp;[.G141]&amp;&quot; &quot;&amp;[.H141]" office:value-type="string" office:string-value="Analog T8 Kit  " calcext:value-type="string">
            <text:p>Analog T8 Kit <text:s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42]&amp;&quot; &quot;&amp;[.E142]&amp;&quot; &quot;&amp;[.F142]&amp;&quot; &quot;&amp;[.G142]&amp;&quot; &quot;&amp;[.H142]" office:value-type="string" office:string-value="Stereo Power Kit 1 " calcext:value-type="string">
            <text:p>Stereo Power Kit 1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43]&amp;&quot; &quot;&amp;[.E143]&amp;&quot; &quot;&amp;[.F143]&amp;&quot; &quot;&amp;[.G143]&amp;&quot; &quot;&amp;[.H143]" office:value-type="string" office:string-value="Stereo Power Kit 2 " calcext:value-type="string">
            <text:p>Stereo Power Kit 2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44]&amp;&quot; &quot;&amp;[.E144]&amp;&quot; &quot;&amp;[.F144]&amp;&quot; &quot;&amp;[.G144]&amp;&quot; &quot;&amp;[.H144]" office:value-type="string" office:string-value="Dance Kit   " calcext:value-type="string">
            <text:p>Dance Kit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45]&amp;&quot; &quot;&amp;[.E145]&amp;&quot; &quot;&amp;[.F145]&amp;&quot; &quot;&amp;[.G145]&amp;&quot; &quot;&amp;[.H145]" office:value-type="string" office:string-value="Vox Kit   " calcext:value-type="string">
            <text:p>Vox Kit <text:s text:c="2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46]&amp;&quot; &quot;&amp;[.E146]&amp;&quot; &quot;&amp;[.F146]&amp;&quot; &quot;&amp;[.G146]&amp;&quot; &quot;&amp;[.H146]" office:value-type="string" office:string-value="SFX Kit 1  " calcext:value-type="string">
            <text:p>SFX Kit 1 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47]&amp;&quot; &quot;&amp;[.E147]&amp;&quot; &quot;&amp;[.F147]&amp;&quot; &quot;&amp;[.G147]&amp;&quot; &quot;&amp;[.H147]" office:value-type="string" office:string-value="SFX Kit 2  " calcext:value-type="string">
            <text:p>SFX Kit 2 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48]&amp;&quot; &quot;&amp;[.E148]&amp;&quot; &quot;&amp;[.F148]&amp;&quot; &quot;&amp;[.G148]&amp;&quot; &quot;&amp;[.H148]" office:value-type="string" office:string-value="China Kit   " calcext:value-type="string">
            <text:p>China Kit <text:s text:c="2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49]&amp;&quot; &quot;&amp;[.E149]&amp;&quot; &quot;&amp;[.F149]&amp;&quot; &quot;&amp;[.G149]&amp;&quot; &quot;&amp;[.H149]" office:value-type="string" office:string-value="Arabic Kit   " calcext:value-type="string">
            <text:p>Arabic Kit <text:s text:c="2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50]&amp;&quot; &quot;&amp;[.E150]&amp;&quot; &quot;&amp;[.F150]&amp;&quot; &quot;&amp;[.G150]&amp;&quot; &quot;&amp;[.H150]" office:value-type="string" office:string-value="Indian Kit 1  " calcext:value-type="string">
            <text:p>Indian Kit 1 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Kit</text:p>
          </table:table-cell>
          <table:table-cell table:number-columns-repeated="2"/>
          <table:table-cell table:formula="of:=[.D151]&amp;&quot; &quot;&amp;[.E151]&amp;&quot; &quot;&amp;[.F151]&amp;&quot; &quot;&amp;[.G151]&amp;&quot; &quot;&amp;[.H151]" office:value-type="string" office:string-value="Pop Latin Kit  " calcext:value-type="string">
            <text:p>Pop Latin Kit 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52]&amp;&quot; &quot;&amp;[.E152]&amp;&quot; &quot;&amp;[.F152]&amp;&quot; &quot;&amp;[.G152]&amp;&quot; &quot;&amp;[.H152]" office:value-type="string" office:string-value="Brazil Kit   " calcext:value-type="string">
            <text:p>Brazil Kit <text:s text:c="2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Kit</text:p>
          </table:table-cell>
          <table:table-cell table:number-columns-repeated="2"/>
          <table:table-cell table:formula="of:=[.D153]&amp;&quot; &quot;&amp;[.E153]&amp;&quot; &quot;&amp;[.F153]&amp;&quot; &quot;&amp;[.G153]&amp;&quot; &quot;&amp;[.H153]" office:value-type="string" office:string-value="Sound Effect Kit  " calcext:value-type="string">
            <text:p>Sound Effect Kit 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54]&amp;&quot; &quot;&amp;[.E154]&amp;&quot; &quot;&amp;[.F154]&amp;&quot; &quot;&amp;[.G154]&amp;&quot; &quot;&amp;[.H154]" office:value-type="string" office:string-value="World Kit   " calcext:value-type="string">
            <text:p>World Kit <text:s text:c="2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55]&amp;&quot; &quot;&amp;[.E155]&amp;&quot; &quot;&amp;[.F155]&amp;&quot; &quot;&amp;[.G155]&amp;&quot; &quot;&amp;[.H155]" office:value-type="string" office:string-value="Indian Kit 2  " calcext:value-type="string">
            <text:p>Indian Kit 2 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Kit</text:p>
          </table:table-cell>
          <table:table-cell table:number-columns-repeated="3"/>
          <table:table-cell table:formula="of:=[.D156]&amp;&quot; &quot;&amp;[.E156]&amp;&quot; &quot;&amp;[.F156]&amp;&quot; &quot;&amp;[.G156]&amp;&quot; &quot;&amp;[.H156]" office:value-type="string" office:string-value="Metronome Kit   " calcext:value-type="string">
            <text:p>Metronome Kit <text:s text:c="2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PIANO</text:p>
          </table:table-cell>
          <table:table-cell table:number-columns-repeated="6"/>
          <table:table-cell table:formula="of:=[.D157]&amp;&quot; &quot;&amp;[.E157]&amp;&quot; &quot;&amp;[.F157]&amp;&quot; &quot;&amp;[.G157]&amp;&quot; &quot;&amp;[.H157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Piano</text:p>
          </table:table-cell>
          <table:table-cell table:number-columns-repeated="3"/>
          <table:table-cell table:formula="of:=[.D158]&amp;&quot; &quot;&amp;[.E158]&amp;&quot; &quot;&amp;[.F158]&amp;&quot; &quot;&amp;[.G158]&amp;&quot; &quot;&amp;[.H158]" office:value-type="string" office:string-value="Grand Piano   " calcext:value-type="string">
            <text:p>Grand Pian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KSP</text:p>
          </table:table-cell>
          <table:table-cell table:number-columns-repeated="2"/>
          <table:table-cell table:formula="of:=[.D159]&amp;&quot; &quot;&amp;[.E159]&amp;&quot; &quot;&amp;[.F159]&amp;&quot; &quot;&amp;[.G159]&amp;&quot; &quot;&amp;[.H159]" office:value-type="string" office:string-value="Grand Piano KSP  " calcext:value-type="string">
            <text:p>Grand Piano KSP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160]&amp;&quot; &quot;&amp;[.E160]&amp;&quot; &quot;&amp;[.F160]&amp;&quot; &quot;&amp;[.G160]&amp;&quot; &quot;&amp;[.H160]" office:value-type="string" office:string-value="Piano Strings   " calcext:value-type="string">
            <text:p>Pian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am</text:p>
          </table:table-cell>
          <table:table-cell table:number-columns-repeated="4"/>
          <table:table-cell table:formula="of:=[.D161]&amp;&quot; &quot;&amp;[.E161]&amp;&quot; &quot;&amp;[.F161]&amp;&quot; &quot;&amp;[.G161]&amp;&quot; &quot;&amp;[.H161]" office:value-type="string" office:string-value="Dream    " calcext:value-type="string">
            <text:p>Dream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Piano</text:p>
          </table:table-cell>
          <table:table-cell table:number-columns-repeated="3"/>
          <table:table-cell table:formula="of:=[.D162]&amp;&quot; &quot;&amp;[.E162]&amp;&quot; &quot;&amp;[.F162]&amp;&quot; &quot;&amp;[.G162]&amp;&quot; &quot;&amp;[.H162]" office:value-type="string" office:string-value="Bright Piano   " calcext:value-type="string">
            <text:p>Bright Pian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KSP</text:p>
          </table:table-cell>
          <table:table-cell table:number-columns-repeated="2"/>
          <table:table-cell table:formula="of:=[.D163]&amp;&quot; &quot;&amp;[.E163]&amp;&quot; &quot;&amp;[.F163]&amp;&quot; &quot;&amp;[.G163]&amp;&quot; &quot;&amp;[.H163]" office:value-type="string" office:string-value="Bright Piano KSP  " calcext:value-type="string">
            <text:p>Bright Piano KSP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Piano</text:p>
          </table:table-cell>
          <table:table-cell table:number-columns-repeated="2"/>
          <table:table-cell table:formula="of:=[.D164]&amp;&quot; &quot;&amp;[.E164]&amp;&quot; &quot;&amp;[.F164]&amp;&quot; &quot;&amp;[.G164]&amp;&quot; &quot;&amp;[.H164]" office:value-type="string" office:string-value="Electric Grand Piano  " calcext:value-type="string">
            <text:p>Electric Grand Piano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KSP</text:p>
          </table:table-cell>
          <table:table-cell/>
          <table:table-cell table:formula="of:=[.D165]&amp;&quot; &quot;&amp;[.E165]&amp;&quot; &quot;&amp;[.F165]&amp;&quot; &quot;&amp;[.G165]&amp;&quot; &quot;&amp;[.H165]" office:value-type="string" office:string-value="Electric Grand Piano KSP " calcext:value-type="string">
            <text:p>Electric Grand Piano KSP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uned</text:p>
          </table:table-cell>
          <table:table-cell office:value-type="string" calcext:value-type="string">
            <text:p>CP80</text:p>
          </table:table-cell>
          <table:table-cell table:number-columns-repeated="3"/>
          <table:table-cell table:formula="of:=[.D166]&amp;&quot; &quot;&amp;[.E166]&amp;&quot; &quot;&amp;[.F166]&amp;&quot; &quot;&amp;[.G166]&amp;&quot; &quot;&amp;[.H166]" office:value-type="string" office:string-value="Detuned CP80   " calcext:value-type="string">
            <text:p>Detuned CP80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ky-tonk</text:p>
          </table:table-cell>
          <table:table-cell office:value-type="string" calcext:value-type="string">
            <text:p>Piano</text:p>
          </table:table-cell>
          <table:table-cell table:number-columns-repeated="3"/>
          <table:table-cell table:formula="of:=[.D167]&amp;&quot; &quot;&amp;[.E167]&amp;&quot; &quot;&amp;[.F167]&amp;&quot; &quot;&amp;[.G167]&amp;&quot; &quot;&amp;[.H167]" office:value-type="string" office:string-value="Honky-tonk Piano   " calcext:value-type="string">
            <text:p>Honky-tonk Pian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ky-tonk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KSP</text:p>
          </table:table-cell>
          <table:table-cell table:number-columns-repeated="2"/>
          <table:table-cell table:formula="of:=[.D168]&amp;&quot; &quot;&amp;[.E168]&amp;&quot; &quot;&amp;[.F168]&amp;&quot; &quot;&amp;[.G168]&amp;&quot; &quot;&amp;[.H168]" office:value-type="string" office:string-value="Honky-tonk Piano KSP  " calcext:value-type="string">
            <text:p>Honky-tonk Piano KSP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69]&amp;&quot; &quot;&amp;[.E169]&amp;&quot; &quot;&amp;[.F169]&amp;&quot; &quot;&amp;[.G169]&amp;&quot; &quot;&amp;[.H169]" office:value-type="string" office:string-value="Electric Piano 1  " calcext:value-type="string">
            <text:p>Electric Piano 1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P</text:p>
          </table:table-cell>
          <table:table-cell/>
          <table:table-cell table:formula="of:=[.D170]&amp;&quot; &quot;&amp;[.E170]&amp;&quot; &quot;&amp;[.F170]&amp;&quot; &quot;&amp;[.G170]&amp;&quot; &quot;&amp;[.H170]" office:value-type="string" office:string-value="Electric Piano 1 KSP " calcext:value-type="string">
            <text:p>Electric Piano 1 KSP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71]&amp;&quot; &quot;&amp;[.E171]&amp;&quot; &quot;&amp;[.F171]&amp;&quot; &quot;&amp;[.G171]&amp;&quot; &quot;&amp;[.H171]" office:value-type="string" office:string-value="Chorus Electric Piano 1 " calcext:value-type="string">
            <text:p>Chorus Electric Piano 1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72]&amp;&quot; &quot;&amp;[.E172]&amp;&quot; &quot;&amp;[.F172]&amp;&quot; &quot;&amp;[.G172]&amp;&quot; &quot;&amp;[.H172]" office:value-type="string" office:string-value="Electric Piano 2  " calcext:value-type="string">
            <text:p>Electric Piano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P</text:p>
          </table:table-cell>
          <table:table-cell/>
          <table:table-cell table:formula="of:=[.D173]&amp;&quot; &quot;&amp;[.E173]&amp;&quot; &quot;&amp;[.F173]&amp;&quot; &quot;&amp;[.G173]&amp;&quot; &quot;&amp;[.H173]" office:value-type="string" office:string-value="Electric Piano 2 KSP " calcext:value-type="string">
            <text:p>Electric Piano 2 KSP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formula="of:=[.D174]&amp;&quot; &quot;&amp;[.E174]&amp;&quot; &quot;&amp;[.F174]&amp;&quot; &quot;&amp;[.G174]&amp;&quot; &quot;&amp;[.H174]" office:value-type="string" office:string-value="Chorus Electric Piano 2 *" calcext:value-type="string">
            <text:p>Chorus Electric Piano 2 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table:formula="of:=[.D175]&amp;&quot; &quot;&amp;[.E175]&amp;&quot; &quot;&amp;[.F175]&amp;&quot; &quot;&amp;[.G175]&amp;&quot; &quot;&amp;[.H175]" office:value-type="string" office:string-value="DX + Analog Electric Piano" calcext:value-type="string">
            <text:p>DX + Analog Electric Pian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sichord</text:p>
          </table:table-cell>
          <table:table-cell table:number-columns-repeated="4"/>
          <table:table-cell table:formula="of:=[.D176]&amp;&quot; &quot;&amp;[.E176]&amp;&quot; &quot;&amp;[.F176]&amp;&quot; &quot;&amp;[.G176]&amp;&quot; &quot;&amp;[.H176]" office:value-type="string" office:string-value="Harpsichord    " calcext:value-type="string">
            <text:p>Harpsichord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sichord</text:p>
          </table:table-cell>
          <table:table-cell office:value-type="string" calcext:value-type="string">
            <text:p>KSP</text:p>
          </table:table-cell>
          <table:table-cell table:number-columns-repeated="3"/>
          <table:table-cell table:formula="of:=[.D177]&amp;&quot; &quot;&amp;[.E177]&amp;&quot; &quot;&amp;[.F177]&amp;&quot; &quot;&amp;[.G177]&amp;&quot; &quot;&amp;[.H177]" office:value-type="string" office:string-value="Harpsichord KSP   " calcext:value-type="string">
            <text:p>Harpsichord KSP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sichor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78]&amp;&quot; &quot;&amp;[.E178]&amp;&quot; &quot;&amp;[.F178]&amp;&quot; &quot;&amp;[.G178]&amp;&quot; &quot;&amp;[.H178]" office:value-type="string" office:string-value="Harpsichord 2   " calcext:value-type="string">
            <text:p>Harpsichord 2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vi</text:p>
          </table:table-cell>
          <table:table-cell table:number-columns-repeated="4"/>
          <table:table-cell table:formula="of:=[.D179]&amp;&quot; &quot;&amp;[.E179]&amp;&quot; &quot;&amp;[.F179]&amp;&quot; &quot;&amp;[.G179]&amp;&quot; &quot;&amp;[.H179]" office:value-type="string" office:string-value="Clavi    " calcext:value-type="string">
            <text:p>Clavi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vi</text:p>
          </table:table-cell>
          <table:table-cell office:value-type="string" calcext:value-type="string">
            <text:p>KSP</text:p>
          </table:table-cell>
          <table:table-cell table:number-columns-repeated="3"/>
          <table:table-cell table:formula="of:=[.D180]&amp;&quot; &quot;&amp;[.E180]&amp;&quot; &quot;&amp;[.F180]&amp;&quot; &quot;&amp;[.G180]&amp;&quot; &quot;&amp;[.H180]" office:value-type="string" office:string-value="Clavi KSP   " calcext:value-type="string">
            <text:p>Clavi KSP <text:s text:c="2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CHROMATIC</text:p>
          </table:table-cell>
          <table:table-cell table:number-columns-repeated="6"/>
          <table:table-cell table:formula="of:=[.D181]&amp;&quot; &quot;&amp;[.E181]&amp;&quot; &quot;&amp;[.F181]&amp;&quot; &quot;&amp;[.G181]&amp;&quot; &quot;&amp;[.H181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lesta</text:p>
          </table:table-cell>
          <table:table-cell table:number-columns-repeated="4"/>
          <table:table-cell table:formula="of:=[.D182]&amp;&quot; &quot;&amp;[.E182]&amp;&quot; &quot;&amp;[.F182]&amp;&quot; &quot;&amp;[.G182]&amp;&quot; &quot;&amp;[.H182]" office:value-type="string" office:string-value="Celesta    " calcext:value-type="string">
            <text:p>Celest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ckenspiel</text:p>
          </table:table-cell>
          <table:table-cell table:number-columns-repeated="4"/>
          <table:table-cell table:formula="of:=[.D183]&amp;&quot; &quot;&amp;[.E183]&amp;&quot; &quot;&amp;[.F183]&amp;&quot; &quot;&amp;[.G183]&amp;&quot; &quot;&amp;[.H183]" office:value-type="string" office:string-value="Glockenspiel    " calcext:value-type="string">
            <text:p>Glockenspiel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Box</text:p>
          </table:table-cell>
          <table:table-cell table:number-columns-repeated="3"/>
          <table:table-cell table:formula="of:=[.D184]&amp;&quot; &quot;&amp;[.E184]&amp;&quot; &quot;&amp;[.F184]&amp;&quot; &quot;&amp;[.G184]&amp;&quot; &quot;&amp;[.H184]" office:value-type="string" office:string-value="Music Box   " calcext:value-type="string">
            <text:p>Music Bo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185]&amp;&quot; &quot;&amp;[.E185]&amp;&quot; &quot;&amp;[.F185]&amp;&quot; &quot;&amp;[.G185]&amp;&quot; &quot;&amp;[.H185]" office:value-type="string" office:string-value="Music Box 2  " calcext:value-type="string">
            <text:p>Music Box 2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braphone</text:p>
          </table:table-cell>
          <table:table-cell table:number-columns-repeated="4"/>
          <table:table-cell table:formula="of:=[.D186]&amp;&quot; &quot;&amp;[.E186]&amp;&quot; &quot;&amp;[.F186]&amp;&quot; &quot;&amp;[.G186]&amp;&quot; &quot;&amp;[.H186]" office:value-type="string" office:string-value="Vibraphone    " calcext:value-type="string">
            <text:p>Vibraphon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braphone</text:p>
          </table:table-cell>
          <table:table-cell office:value-type="string" calcext:value-type="string">
            <text:p>KSP</text:p>
          </table:table-cell>
          <table:table-cell table:number-columns-repeated="3"/>
          <table:table-cell table:formula="of:=[.D187]&amp;&quot; &quot;&amp;[.E187]&amp;&quot; &quot;&amp;[.F187]&amp;&quot; &quot;&amp;[.G187]&amp;&quot; &quot;&amp;[.H187]" office:value-type="string" office:string-value="Vibraphone KSP   " calcext:value-type="string">
            <text:p>Vibraphone KSP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imba</text:p>
          </table:table-cell>
          <table:table-cell table:number-columns-repeated="4"/>
          <table:table-cell table:formula="of:=[.D188]&amp;&quot; &quot;&amp;[.E188]&amp;&quot; &quot;&amp;[.F188]&amp;&quot; &quot;&amp;[.G188]&amp;&quot; &quot;&amp;[.H188]" office:value-type="string" office:string-value="Marimba    " calcext:value-type="string">
            <text:p>Marimb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imba</text:p>
          </table:table-cell>
          <table:table-cell office:value-type="string" calcext:value-type="string">
            <text:p>KSP</text:p>
          </table:table-cell>
          <table:table-cell table:number-columns-repeated="3"/>
          <table:table-cell table:formula="of:=[.D189]&amp;&quot; &quot;&amp;[.E189]&amp;&quot; &quot;&amp;[.F189]&amp;&quot; &quot;&amp;[.G189]&amp;&quot; &quot;&amp;[.H189]" office:value-type="string" office:string-value="Marimba KSP   " calcext:value-type="string">
            <text:p>Marimba KSP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Marimba</text:p>
          </table:table-cell>
          <table:table-cell table:number-columns-repeated="3"/>
          <table:table-cell table:formula="of:=[.D190]&amp;&quot; &quot;&amp;[.E190]&amp;&quot; &quot;&amp;[.F190]&amp;&quot; &quot;&amp;[.G190]&amp;&quot; &quot;&amp;[.H190]" office:value-type="string" office:string-value="Sine Marimba   " calcext:value-type="string">
            <text:p>Sine Marimba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imba</text:p>
          </table:table-cell>
          <table:table-cell table:number-columns-repeated="4"/>
          <table:table-cell table:formula="of:=[.D191]&amp;&quot; &quot;&amp;[.E191]&amp;&quot; &quot;&amp;[.F191]&amp;&quot; &quot;&amp;[.G191]&amp;&quot; &quot;&amp;[.H191]" office:value-type="string" office:string-value="Balimba    " calcext:value-type="string">
            <text:p>Balimb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ums</text:p>
          </table:table-cell>
          <table:table-cell table:number-columns-repeated="3"/>
          <table:table-cell table:formula="of:=[.D192]&amp;&quot; &quot;&amp;[.E192]&amp;&quot; &quot;&amp;[.F192]&amp;&quot; &quot;&amp;[.G192]&amp;&quot; &quot;&amp;[.H192]" office:value-type="string" office:string-value="Log Drums   " calcext:value-type="string">
            <text:p>Log Drum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ylophone</text:p>
          </table:table-cell>
          <table:table-cell table:number-columns-repeated="4"/>
          <table:table-cell table:formula="of:=[.D193]&amp;&quot; &quot;&amp;[.E193]&amp;&quot; &quot;&amp;[.F193]&amp;&quot; &quot;&amp;[.G193]&amp;&quot; &quot;&amp;[.H193]" office:value-type="string" office:string-value="Xylophone    " calcext:value-type="string">
            <text:p>Xylophon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bular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194]&amp;&quot; &quot;&amp;[.E194]&amp;&quot; &quot;&amp;[.F194]&amp;&quot; &quot;&amp;[.G194]&amp;&quot; &quot;&amp;[.H194]" office:value-type="string" office:string-value="Tubular Bells   " calcext:value-type="string">
            <text:p>Tubular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195]&amp;&quot; &quot;&amp;[.E195]&amp;&quot; &quot;&amp;[.F195]&amp;&quot; &quot;&amp;[.G195]&amp;&quot; &quot;&amp;[.H195]" office:value-type="string" office:string-value="Church Bells   " calcext:value-type="string">
            <text:p>Church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illon</text:p>
          </table:table-cell>
          <table:table-cell table:number-columns-repeated="4"/>
          <table:table-cell table:formula="of:=[.D196]&amp;&quot; &quot;&amp;[.E196]&amp;&quot; &quot;&amp;[.F196]&amp;&quot; &quot;&amp;[.G196]&amp;&quot; &quot;&amp;[.H196]" office:value-type="string" office:string-value="Carillon    " calcext:value-type="string">
            <text:p>Carillon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lcimer</text:p>
          </table:table-cell>
          <table:table-cell table:number-columns-repeated="4"/>
          <table:table-cell table:formula="of:=[.D197]&amp;&quot; &quot;&amp;[.E197]&amp;&quot; &quot;&amp;[.F197]&amp;&quot; &quot;&amp;[.G197]&amp;&quot; &quot;&amp;[.H197]" office:value-type="string" office:string-value="Dulcimer    " calcext:value-type="string">
            <text:p>Dulcimer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lcim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198]&amp;&quot; &quot;&amp;[.E198]&amp;&quot; &quot;&amp;[.F198]&amp;&quot; &quot;&amp;[.G198]&amp;&quot; &quot;&amp;[.H198]" office:value-type="string" office:string-value="Dulcimer 2   " calcext:value-type="string">
            <text:p>Dulcimer 2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imbalom</text:p>
          </table:table-cell>
          <table:table-cell table:number-columns-repeated="4"/>
          <table:table-cell table:formula="of:=[.D199]&amp;&quot; &quot;&amp;[.E199]&amp;&quot; &quot;&amp;[.F199]&amp;&quot; &quot;&amp;[.G199]&amp;&quot; &quot;&amp;[.H199]" office:value-type="string" office:string-value="Cimbalom    " calcext:value-type="string">
            <text:p>Cimbalom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tur</text:p>
          </table:table-cell>
          <table:table-cell table:number-columns-repeated="4"/>
          <table:table-cell table:formula="of:=[.D200]&amp;&quot; &quot;&amp;[.E200]&amp;&quot; &quot;&amp;[.F200]&amp;&quot; &quot;&amp;[.G200]&amp;&quot; &quot;&amp;[.H200]" office:value-type="string" office:string-value="Santur    " calcext:value-type="string">
            <text:p>Santur <text:s text:c="3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ORGAN</text:p>
          </table:table-cell>
          <table:table-cell table:number-columns-repeated="6"/>
          <table:table-cell table:formula="of:=[.D201]&amp;&quot; &quot;&amp;[.E201]&amp;&quot; &quot;&amp;[.F201]&amp;&quot; &quot;&amp;[.G201]&amp;&quot; &quot;&amp;[.H201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02]&amp;&quot; &quot;&amp;[.E202]&amp;&quot; &quot;&amp;[.F202]&amp;&quot; &quot;&amp;[.G202]&amp;&quot; &quot;&amp;[.H202]" office:value-type="string" office:string-value="Drawbar Organ   " calcext:value-type="string">
            <text:p>Drawbar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tuned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203]&amp;&quot; &quot;&amp;[.E203]&amp;&quot; &quot;&amp;[.F203]&amp;&quot; &quot;&amp;[.G203]&amp;&quot; &quot;&amp;[.H203]" office:value-type="string" office:string-value="Detuned Drawbar Organ  " calcext:value-type="string">
            <text:p>Detuned Drawbar Organ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204]&amp;&quot; &quot;&amp;[.E204]&amp;&quot; &quot;&amp;[.F204]&amp;&quot; &quot;&amp;[.G204]&amp;&quot; &quot;&amp;[.H204]" office:value-type="string" office:string-value="60s Drawbar Organ  " calcext:value-type="string">
            <text:p>60s Drawbar Organ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05]&amp;&quot; &quot;&amp;[.E205]&amp;&quot; &quot;&amp;[.F205]&amp;&quot; &quot;&amp;[.G205]&amp;&quot; &quot;&amp;[.H205]" office:value-type="string" office:string-value="60s Drawbar Organ 2 " calcext:value-type="string">
            <text:p>60s Drawbar Organ 2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206]&amp;&quot; &quot;&amp;[.E206]&amp;&quot; &quot;&amp;[.F206]&amp;&quot; &quot;&amp;[.G206]&amp;&quot; &quot;&amp;[.H206]" office:value-type="string" office:string-value="70s Drawbar Organ  " calcext:value-type="string">
            <text:p>70s Drawbar Organ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207]&amp;&quot; &quot;&amp;[.E207]&amp;&quot; &quot;&amp;[.F207]&amp;&quot; &quot;&amp;[.G207]&amp;&quot; &quot;&amp;[.H207]" office:value-type="string" office:string-value="60s Drawbar Organ 3 " calcext:value-type="string">
            <text:p>60s Drawbar Organ 3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'+2'2/3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08]&amp;&quot; &quot;&amp;[.E208]&amp;&quot; &quot;&amp;[.F208]&amp;&quot; &quot;&amp;[.G208]&amp;&quot; &quot;&amp;[.H208]" office:value-type="string" office:string-value="16'+2'2/3 Organ   " calcext:value-type="string">
            <text:p>16'+2'2/3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09]&amp;&quot; &quot;&amp;[.E209]&amp;&quot; &quot;&amp;[.F209]&amp;&quot; &quot;&amp;[.G209]&amp;&quot; &quot;&amp;[.H209]" office:value-type="string" office:string-value="Organ Bass   " calcext:value-type="string">
            <text:p>Organ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10]&amp;&quot; &quot;&amp;[.E210]&amp;&quot; &quot;&amp;[.F210]&amp;&quot; &quot;&amp;[.G210]&amp;&quot; &quot;&amp;[.H210]" office:value-type="string" office:string-value="70s Drawbar Organ 2 " calcext:value-type="string">
            <text:p>70s Drawbar Organ 2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eezy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11]&amp;&quot; &quot;&amp;[.E211]&amp;&quot; &quot;&amp;[.F211]&amp;&quot; &quot;&amp;[.G211]&amp;&quot; &quot;&amp;[.H211]" office:value-type="string" office:string-value="Cheezy Organ   " calcext:value-type="string">
            <text:p>Cheezy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awbar</text:p>
          </table:table-cell>
          <table:table-cell office:value-type="string" calcext:value-type="string">
            <text:p>Org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12]&amp;&quot; &quot;&amp;[.E212]&amp;&quot; &quot;&amp;[.F212]&amp;&quot; &quot;&amp;[.G212]&amp;&quot; &quot;&amp;[.H212]" office:value-type="string" office:string-value="Drawbar Organ 2  " calcext:value-type="string">
            <text:p>Drawbar Organ 2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rcussive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13]&amp;&quot; &quot;&amp;[.E213]&amp;&quot; &quot;&amp;[.F213]&amp;&quot; &quot;&amp;[.G213]&amp;&quot; &quot;&amp;[.H213]" office:value-type="string" office:string-value="Percussive Organ   " calcext:value-type="string">
            <text:p>Percussive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ercussive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214]&amp;&quot; &quot;&amp;[.E214]&amp;&quot; &quot;&amp;[.F214]&amp;&quot; &quot;&amp;[.G214]&amp;&quot; &quot;&amp;[.H214]" office:value-type="string" office:string-value="70s Percussive Organ  " calcext:value-type="string">
            <text:p>70s Percussive Organ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tuned</text:p>
          </table:table-cell>
          <table:table-cell office:value-type="string" calcext:value-type="string">
            <text:p>Percussive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215]&amp;&quot; &quot;&amp;[.E215]&amp;&quot; &quot;&amp;[.F215]&amp;&quot; &quot;&amp;[.G215]&amp;&quot; &quot;&amp;[.H215]" office:value-type="string" office:string-value="Detuned Percussive Organ  " calcext:value-type="string">
            <text:p>Detuned Percussive Organ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16]&amp;&quot; &quot;&amp;[.E216]&amp;&quot; &quot;&amp;[.F216]&amp;&quot; &quot;&amp;[.G216]&amp;&quot; &quot;&amp;[.H216]" office:value-type="string" office:string-value="Light Organ   " calcext:value-type="string">
            <text:p>Light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rcussive</text:p>
          </table:table-cell>
          <table:table-cell office:value-type="string" calcext:value-type="string">
            <text:p>Org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17]&amp;&quot; &quot;&amp;[.E217]&amp;&quot; &quot;&amp;[.F217]&amp;&quot; &quot;&amp;[.G217]&amp;&quot; &quot;&amp;[.H217]" office:value-type="string" office:string-value="Percussive Organ 2  " calcext:value-type="string">
            <text:p>Percussive Organ 2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18]&amp;&quot; &quot;&amp;[.E218]&amp;&quot; &quot;&amp;[.F218]&amp;&quot; &quot;&amp;[.G218]&amp;&quot; &quot;&amp;[.H218]" office:value-type="string" office:string-value="Rock Organ   " calcext:value-type="string">
            <text:p>Rock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tary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19]&amp;&quot; &quot;&amp;[.E219]&amp;&quot; &quot;&amp;[.F219]&amp;&quot; &quot;&amp;[.G219]&amp;&quot; &quot;&amp;[.H219]" office:value-type="string" office:string-value="Rotary Organ   " calcext:value-type="string">
            <text:p>Rotary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Rotary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220]&amp;&quot; &quot;&amp;[.E220]&amp;&quot; &quot;&amp;[.F220]&amp;&quot; &quot;&amp;[.G220]&amp;&quot; &quot;&amp;[.H220]" office:value-type="string" office:string-value="Slow Rotary Organ  " calcext:value-type="string">
            <text:p>Slow Rotary Organ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otary</text:p>
          </table:table-cell>
          <table:table-cell office:value-type="string" calcext:value-type="string">
            <text:p>Organ</text:p>
          </table:table-cell>
          <table:table-cell table:number-columns-repeated="2"/>
          <table:table-cell table:formula="of:=[.D221]&amp;&quot; &quot;&amp;[.E221]&amp;&quot; &quot;&amp;[.F221]&amp;&quot; &quot;&amp;[.G221]&amp;&quot; &quot;&amp;[.H221]" office:value-type="string" office:string-value="Fast Rotary Organ  " calcext:value-type="string">
            <text:p>Fast Rotary Organ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22]&amp;&quot; &quot;&amp;[.E222]&amp;&quot; &quot;&amp;[.F222]&amp;&quot; &quot;&amp;[.G222]&amp;&quot; &quot;&amp;[.H222]" office:value-type="string" office:string-value="Church Organ   " calcext:value-type="string">
            <text:p>Church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Orga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223]&amp;&quot; &quot;&amp;[.E223]&amp;&quot; &quot;&amp;[.F223]&amp;&quot; &quot;&amp;[.G223]&amp;&quot; &quot;&amp;[.H223]" office:value-type="string" office:string-value="Church Organ 3  " calcext:value-type="string">
            <text:p>Church Organ 3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Org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24]&amp;&quot; &quot;&amp;[.E224]&amp;&quot; &quot;&amp;[.F224]&amp;&quot; &quot;&amp;[.G224]&amp;&quot; &quot;&amp;[.H224]" office:value-type="string" office:string-value="Church Organ 2  " calcext:value-type="string">
            <text:p>Church Organ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re</text:p>
          </table:table-cell>
          <table:table-cell office:value-type="string" calcext:value-type="string">
            <text:p>Dame</text:p>
          </table:table-cell>
          <table:table-cell table:number-columns-repeated="3"/>
          <table:table-cell table:formula="of:=[.D225]&amp;&quot; &quot;&amp;[.E225]&amp;&quot; &quot;&amp;[.F225]&amp;&quot; &quot;&amp;[.G225]&amp;&quot; &quot;&amp;[.H225]" office:value-type="string" office:string-value="Notre Dame   " calcext:value-type="string">
            <text:p>Notre Dam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Flute</text:p>
          </table:table-cell>
          <table:table-cell table:number-columns-repeated="3"/>
          <table:table-cell table:formula="of:=[.D226]&amp;&quot; &quot;&amp;[.E226]&amp;&quot; &quot;&amp;[.F226]&amp;&quot; &quot;&amp;[.G226]&amp;&quot; &quot;&amp;[.H226]" office:value-type="string" office:string-value="Organ Flute   " calcext:value-type="string">
            <text:p>Organ Flut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emolo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Flute</text:p>
          </table:table-cell>
          <table:table-cell table:number-columns-repeated="2"/>
          <table:table-cell table:formula="of:=[.D227]&amp;&quot; &quot;&amp;[.E227]&amp;&quot; &quot;&amp;[.F227]&amp;&quot; &quot;&amp;[.G227]&amp;&quot; &quot;&amp;[.H227]" office:value-type="string" office:string-value="Tremolo Organ Flute  " calcext:value-type="string">
            <text:p>Tremolo Organ Flute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28]&amp;&quot; &quot;&amp;[.E228]&amp;&quot; &quot;&amp;[.F228]&amp;&quot; &quot;&amp;[.G228]&amp;&quot; &quot;&amp;[.H228]" office:value-type="string" office:string-value="Reed Organ   " calcext:value-type="string">
            <text:p>Reed Orga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uff</text:p>
          </table:table-cell>
          <table:table-cell office:value-type="string" calcext:value-type="string">
            <text:p>Organ</text:p>
          </table:table-cell>
          <table:table-cell table:number-columns-repeated="3"/>
          <table:table-cell table:formula="of:=[.D229]&amp;&quot; &quot;&amp;[.E229]&amp;&quot; &quot;&amp;[.F229]&amp;&quot; &quot;&amp;[.G229]&amp;&quot; &quot;&amp;[.H229]" office:value-type="string" office:string-value="Puff Organ   " calcext:value-type="string">
            <text:p>Puff Orga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ccordion</text:p>
          </table:table-cell>
          <table:table-cell table:number-columns-repeated="4"/>
          <table:table-cell table:formula="of:=[.D230]&amp;&quot; &quot;&amp;[.E230]&amp;&quot; &quot;&amp;[.F230]&amp;&quot; &quot;&amp;[.G230]&amp;&quot; &quot;&amp;[.H230]" office:value-type="string" office:string-value="Accordion    " calcext:value-type="string">
            <text:p>Accordion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rmonica</text:p>
          </table:table-cell>
          <table:table-cell table:number-columns-repeated="4"/>
          <table:table-cell table:formula="of:=[.D231]&amp;&quot; &quot;&amp;[.E231]&amp;&quot; &quot;&amp;[.F231]&amp;&quot; &quot;&amp;[.G231]&amp;&quot; &quot;&amp;[.H231]" office:value-type="string" office:string-value="Harmonica    " calcext:value-type="string">
            <text:p>Harmonic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rmonic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232]&amp;&quot; &quot;&amp;[.E232]&amp;&quot; &quot;&amp;[.F232]&amp;&quot; &quot;&amp;[.G232]&amp;&quot; &quot;&amp;[.H232]" office:value-type="string" office:string-value="Harmonica 2   " calcext:value-type="string">
            <text:p>Harmonica 2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Accordion</text:p>
          </table:table-cell>
          <table:table-cell table:number-columns-repeated="3"/>
          <table:table-cell table:formula="of:=[.D233]&amp;&quot; &quot;&amp;[.E233]&amp;&quot; &quot;&amp;[.F233]&amp;&quot; &quot;&amp;[.G233]&amp;&quot; &quot;&amp;[.H233]" office:value-type="string" office:string-value="Tango Accordion   " calcext:value-type="string">
            <text:p>Tango Accord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Accord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34]&amp;&quot; &quot;&amp;[.E234]&amp;&quot; &quot;&amp;[.F234]&amp;&quot; &quot;&amp;[.G234]&amp;&quot; &quot;&amp;[.H234]" office:value-type="string" office:string-value="Tango Accordion 2  " calcext:value-type="string">
            <text:p>Tango Accordion 2 <text:s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GUITAR</text:p>
          </table:table-cell>
          <table:table-cell table:number-columns-repeated="6"/>
          <table:table-cell table:formula="of:=[.D235]&amp;&quot; &quot;&amp;[.E235]&amp;&quot; &quot;&amp;[.F235]&amp;&quot; &quot;&amp;[.G235]&amp;&quot; &quot;&amp;[.H235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36]&amp;&quot; &quot;&amp;[.E236]&amp;&quot; &quot;&amp;[.F236]&amp;&quot; &quot;&amp;[.G236]&amp;&quot; &quot;&amp;[.H236]" office:value-type="string" office:string-value="Nylon Guitar   " calcext:value-type="string">
            <text:p>Nylo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Harmonics</text:p>
          </table:table-cell>
          <table:table-cell table:number-columns-repeated="2"/>
          <table:table-cell table:formula="of:=[.D237]&amp;&quot; &quot;&amp;[.E237]&amp;&quot; &quot;&amp;[.F237]&amp;&quot; &quot;&amp;[.G237]&amp;&quot; &quot;&amp;[.H237]" office:value-type="string" office:string-value="Velocity Guitar Harmonics  " calcext:value-type="string">
            <text:p>Velocity Guitar Harmonic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kulele</text:p>
          </table:table-cell>
          <table:table-cell table:number-columns-repeated="4"/>
          <table:table-cell table:formula="of:=[.D238]&amp;&quot; &quot;&amp;[.E238]&amp;&quot; &quot;&amp;[.F238]&amp;&quot; &quot;&amp;[.G238]&amp;&quot; &quot;&amp;[.H238]" office:value-type="string" office:string-value="Ukulele    " calcext:value-type="string">
            <text:p>Ukulel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39]&amp;&quot; &quot;&amp;[.E239]&amp;&quot; &quot;&amp;[.F239]&amp;&quot; &quot;&amp;[.G239]&amp;&quot; &quot;&amp;[.H239]" office:value-type="string" office:string-value="Steel Guitar   " calcext:value-type="string">
            <text:p>Steel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String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40]&amp;&quot; &quot;&amp;[.E240]&amp;&quot; &quot;&amp;[.F240]&amp;&quot; &quot;&amp;[.G240]&amp;&quot; &quot;&amp;[.H240]" office:value-type="string" office:string-value="12String Guitar   " calcext:value-type="string">
            <text:p>12String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uitar</text:p>
          </table:table-cell>
          <table:table-cell/>
          <table:table-cell table:formula="of:=[.D241]&amp;&quot; &quot;&amp;[.E241]&amp;&quot; &quot;&amp;[.F241]&amp;&quot; &quot;&amp;[.G241]&amp;&quot; &quot;&amp;[.H241]" office:value-type="string" office:string-value="Nylon &amp; Steel Guitar " calcext:value-type="string">
            <text:p>Nylon &amp; Steel Guitar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ound</text:p>
          </table:table-cell>
          <table:table-cell table:formula="of:=[.D242]&amp;&quot; &quot;&amp;[.E242]&amp;&quot; &quot;&amp;[.F242]&amp;&quot; &quot;&amp;[.G242]&amp;&quot; &quot;&amp;[.H242]" office:value-type="string" office:string-value="Steel Guitar with Body Sound" calcext:value-type="string">
            <text:p>Steel Guitar with Body S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ndolin</text:p>
          </table:table-cell>
          <table:table-cell table:number-columns-repeated="4"/>
          <table:table-cell table:formula="of:=[.D243]&amp;&quot; &quot;&amp;[.E243]&amp;&quot; &quot;&amp;[.F243]&amp;&quot; &quot;&amp;[.G243]&amp;&quot; &quot;&amp;[.H243]" office:value-type="string" office:string-value="Mandolin    " calcext:value-type="string">
            <text:p>Mandolin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44]&amp;&quot; &quot;&amp;[.E244]&amp;&quot; &quot;&amp;[.F244]&amp;&quot; &quot;&amp;[.G244]&amp;&quot; &quot;&amp;[.H244]" office:value-type="string" office:string-value="Jazz Guitar   " calcext:value-type="string">
            <text:p>Jazz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Amp</text:p>
          </table:table-cell>
          <table:table-cell table:number-columns-repeated="3"/>
          <table:table-cell table:formula="of:=[.D245]&amp;&quot; &quot;&amp;[.E245]&amp;&quot; &quot;&amp;[.F245]&amp;&quot; &quot;&amp;[.G245]&amp;&quot; &quot;&amp;[.H245]" office:value-type="string" office:string-value="Jazz Amp   " calcext:value-type="string">
            <text:p>Jazz Amp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46]&amp;&quot; &quot;&amp;[.E246]&amp;&quot; &quot;&amp;[.F246]&amp;&quot; &quot;&amp;[.G246]&amp;&quot; &quot;&amp;[.H246]" office:value-type="string" office:string-value="Clean Guitar   " calcext:value-type="string">
            <text:p>Clea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47]&amp;&quot; &quot;&amp;[.E247]&amp;&quot; &quot;&amp;[.F247]&amp;&quot; &quot;&amp;[.G247]&amp;&quot; &quot;&amp;[.H247]" office:value-type="string" office:string-value="Chorus Guitar   " calcext:value-type="string">
            <text:p>Chorus Guitar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48]&amp;&quot; &quot;&amp;[.E248]&amp;&quot; &quot;&amp;[.F248]&amp;&quot; &quot;&amp;[.G248]&amp;&quot; &quot;&amp;[.H248]" office:value-type="string" office:string-value="Muted Guitar   " calcext:value-type="string">
            <text:p>Muted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49]&amp;&quot; &quot;&amp;[.E249]&amp;&quot; &quot;&amp;[.F249]&amp;&quot; &quot;&amp;[.G249]&amp;&quot; &quot;&amp;[.H249]" office:value-type="string" office:string-value="Funk Guitar   " calcext:value-type="string">
            <text:p>Funk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uitar</text:p>
          </table:table-cell>
          <table:table-cell table:number-columns-repeated="2"/>
          <table:table-cell table:formula="of:=[.D250]&amp;&quot; &quot;&amp;[.E250]&amp;&quot; &quot;&amp;[.F250]&amp;&quot; &quot;&amp;[.G250]&amp;&quot; &quot;&amp;[.H250]" office:value-type="string" office:string-value="Muted Steel Guitar  " calcext:value-type="string">
            <text:p>Muted Steel Guitar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Man</text:p>
          </table:table-cell>
          <table:table-cell table:number-columns-repeated="3"/>
          <table:table-cell table:formula="of:=[.D251]&amp;&quot; &quot;&amp;[.E251]&amp;&quot; &quot;&amp;[.F251]&amp;&quot; &quot;&amp;[.G251]&amp;&quot; &quot;&amp;[.H251]" office:value-type="string" office:string-value="Jazz Man   " calcext:value-type="string">
            <text:p>Jazz Ma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verdrive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52]&amp;&quot; &quot;&amp;[.E252]&amp;&quot; &quot;&amp;[.F252]&amp;&quot; &quot;&amp;[.G252]&amp;&quot; &quot;&amp;[.H252]" office:value-type="string" office:string-value="Overdriven Guitar   " calcext:value-type="string">
            <text:p>Overdrive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Pinch</text:p>
          </table:table-cell>
          <table:table-cell table:number-columns-repeated="3"/>
          <table:table-cell table:formula="of:=[.D253]&amp;&quot; &quot;&amp;[.E253]&amp;&quot; &quot;&amp;[.F253]&amp;&quot; &quot;&amp;[.G253]&amp;&quot; &quot;&amp;[.H253]" office:value-type="string" office:string-value="Guitar Pinch   " calcext:value-type="string">
            <text:p>Guitar Pinch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54]&amp;&quot; &quot;&amp;[.E254]&amp;&quot; &quot;&amp;[.F254]&amp;&quot; &quot;&amp;[.G254]&amp;&quot; &quot;&amp;[.H254]" office:value-type="string" office:string-value="Distortion Guitar   " calcext:value-type="string">
            <text:p>Distortion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Guitar</text:p>
          </table:table-cell>
          <table:table-cell table:number-columns-repeated="3"/>
          <table:table-cell table:formula="of:=[.D255]&amp;&quot; &quot;&amp;[.E255]&amp;&quot; &quot;&amp;[.F255]&amp;&quot; &quot;&amp;[.G255]&amp;&quot; &quot;&amp;[.H255]" office:value-type="string" office:string-value="Feedback Guitar   " calcext:value-type="string">
            <text:p>Feedback Gu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Guita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56]&amp;&quot; &quot;&amp;[.E256]&amp;&quot; &quot;&amp;[.F256]&amp;&quot; &quot;&amp;[.G256]&amp;&quot; &quot;&amp;[.H256]" office:value-type="string" office:string-value="Feedback Guitar 2  " calcext:value-type="string">
            <text:p>Feedback Guitar 2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Harmonics</text:p>
          </table:table-cell>
          <table:table-cell table:number-columns-repeated="3"/>
          <table:table-cell table:formula="of:=[.D257]&amp;&quot; &quot;&amp;[.E257]&amp;&quot; &quot;&amp;[.F257]&amp;&quot; &quot;&amp;[.G257]&amp;&quot; &quot;&amp;[.H257]" office:value-type="string" office:string-value="Guitar Harmonics   " calcext:value-type="string">
            <text:p>Guitar Harmonic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Feedback</text:p>
          </table:table-cell>
          <table:table-cell table:number-columns-repeated="3"/>
          <table:table-cell table:formula="of:=[.D258]&amp;&quot; &quot;&amp;[.E258]&amp;&quot; &quot;&amp;[.F258]&amp;&quot; &quot;&amp;[.G258]&amp;&quot; &quot;&amp;[.H258]" office:value-type="string" office:string-value="Guitar Feedback   " calcext:value-type="string">
            <text:p>Guitar Feedback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Harmonic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59]&amp;&quot; &quot;&amp;[.E259]&amp;&quot; &quot;&amp;[.F259]&amp;&quot; &quot;&amp;[.G259]&amp;&quot; &quot;&amp;[.H259]" office:value-type="string" office:string-value="Guitar Harmonics 2  " calcext:value-type="string">
            <text:p>Guitar Harmonics 2 <text:s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BASS</text:p>
          </table:table-cell>
          <table:table-cell table:number-columns-repeated="6"/>
          <table:table-cell table:formula="of:=[.D260]&amp;&quot; &quot;&amp;[.E260]&amp;&quot; &quot;&amp;[.F260]&amp;&quot; &quot;&amp;[.G260]&amp;&quot; &quot;&amp;[.H260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61]&amp;&quot; &quot;&amp;[.E261]&amp;&quot; &quot;&amp;[.F261]&amp;&quot; &quot;&amp;[.G261]&amp;&quot; &quot;&amp;[.H261]" office:value-type="string" office:string-value="Acoustic Bass   " calcext:value-type="string">
            <text:p>Acoustic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Rhythm</text:p>
          </table:table-cell>
          <table:table-cell table:number-columns-repeated="3"/>
          <table:table-cell table:formula="of:=[.D262]&amp;&quot; &quot;&amp;[.E262]&amp;&quot; &quot;&amp;[.F262]&amp;&quot; &quot;&amp;[.G262]&amp;&quot; &quot;&amp;[.H262]" office:value-type="string" office:string-value="Jazz Rhythm   " calcext:value-type="string">
            <text:p>Jazz Rhyth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Crossfade</text:p>
          </table:table-cell>
          <table:table-cell office:value-type="string" calcext:value-type="string">
            <text:p>Upright</text:p>
          </table:table-cell>
          <table:table-cell office:value-type="string" calcext:value-type="string">
            <text:p>Bass</text:p>
          </table:table-cell>
          <table:table-cell/>
          <table:table-cell table:formula="of:=[.D263]&amp;&quot; &quot;&amp;[.E263]&amp;&quot; &quot;&amp;[.F263]&amp;&quot; &quot;&amp;[.G263]&amp;&quot; &quot;&amp;[.H263]" office:value-type="string" office:string-value="Velocity Crossfade Upright Bass " calcext:value-type="string">
            <text:p>Velocity Crossfade Upright Bass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64]&amp;&quot; &quot;&amp;[.E264]&amp;&quot; &quot;&amp;[.F264]&amp;&quot; &quot;&amp;[.G264]&amp;&quot; &quot;&amp;[.H264]" office:value-type="string" office:string-value="Finger Bass   " calcext:value-type="string">
            <text:p>Finger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Dark</text:p>
          </table:table-cell>
          <table:table-cell table:number-columns-repeated="2"/>
          <table:table-cell table:formula="of:=[.D265]&amp;&quot; &quot;&amp;[.E265]&amp;&quot; &quot;&amp;[.F265]&amp;&quot; &quot;&amp;[.G265]&amp;&quot; &quot;&amp;[.H265]" office:value-type="string" office:string-value="Finger Bass Dark  " calcext:value-type="string">
            <text:p>Finger Bass Dark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storted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uitar</text:p>
          </table:table-cell>
          <table:table-cell table:formula="of:=[.D266]&amp;&quot; &quot;&amp;[.E266]&amp;&quot; &quot;&amp;[.F266]&amp;&quot; &quot;&amp;[.G266]&amp;&quot; &quot;&amp;[.H266]" office:value-type="string" office:string-value="Bass &amp; Distorted Electric Guitar" calcext:value-type="string">
            <text:p>Bass &amp; Distorted Electric Guit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table:formula="of:=[.D267]&amp;&quot; &quot;&amp;[.E267]&amp;&quot; &quot;&amp;[.F267]&amp;&quot; &quot;&amp;[.G267]&amp;&quot; &quot;&amp;[.H267]" office:value-type="string" office:string-value="Finger Slap Bass  " calcext:value-type="string">
            <text:p>Finger Slap Bas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Ba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68]&amp;&quot; &quot;&amp;[.E268]&amp;&quot; &quot;&amp;[.F268]&amp;&quot; &quot;&amp;[.G268]&amp;&quot; &quot;&amp;[.H268]" office:value-type="string" office:string-value="Finger Bass 2  " calcext:value-type="string">
            <text:p>Finger Bass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dulated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69]&amp;&quot; &quot;&amp;[.E269]&amp;&quot; &quot;&amp;[.F269]&amp;&quot; &quot;&amp;[.G269]&amp;&quot; &quot;&amp;[.H269]" office:value-type="string" office:string-value="Modulated Bass   " calcext:value-type="string">
            <text:p>Modulated Bas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70]&amp;&quot; &quot;&amp;[.E270]&amp;&quot; &quot;&amp;[.F270]&amp;&quot; &quot;&amp;[.G270]&amp;&quot; &quot;&amp;[.H270]" office:value-type="string" office:string-value="Pick Bass   " calcext:value-type="string">
            <text:p>Pick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table:formula="of:=[.D271]&amp;&quot; &quot;&amp;[.E271]&amp;&quot; &quot;&amp;[.F271]&amp;&quot; &quot;&amp;[.G271]&amp;&quot; &quot;&amp;[.H271]" office:value-type="string" office:string-value="Muted Pick Bass  " calcext:value-type="string">
            <text:p>Muted Pick Bass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72]&amp;&quot; &quot;&amp;[.E272]&amp;&quot; &quot;&amp;[.F272]&amp;&quot; &quot;&amp;[.G272]&amp;&quot; &quot;&amp;[.H272]" office:value-type="string" office:string-value="Fretless Bass   " calcext:value-type="string">
            <text:p>Fretless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</text:p>
          </table:table-cell>
          <table:table-cell office:value-type="string" calcext:value-type="string">
            <text:p>Ba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73]&amp;&quot; &quot;&amp;[.E273]&amp;&quot; &quot;&amp;[.F273]&amp;&quot; &quot;&amp;[.G273]&amp;&quot; &quot;&amp;[.H273]" office:value-type="string" office:string-value="Fretless Bass 2  " calcext:value-type="string">
            <text:p>Fretless Bass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</text:p>
          </table:table-cell>
          <table:table-cell office:value-type="string" calcext:value-type="string">
            <text:p>Bas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274]&amp;&quot; &quot;&amp;[.E274]&amp;&quot; &quot;&amp;[.F274]&amp;&quot; &quot;&amp;[.G274]&amp;&quot; &quot;&amp;[.H274]" office:value-type="string" office:string-value="Fretless Bass 3  " calcext:value-type="string">
            <text:p>Fretless Bass 3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tless</text:p>
          </table:table-cell>
          <table:table-cell office:value-type="string" calcext:value-type="string">
            <text:p>Bas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D275]&amp;&quot; &quot;&amp;[.E275]&amp;&quot; &quot;&amp;[.F275]&amp;&quot; &quot;&amp;[.G275]&amp;&quot; &quot;&amp;[.H275]" office:value-type="string" office:string-value="Fretless Bass 4  " calcext:value-type="string">
            <text:p>Fretless Bass 4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Ba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76]&amp;&quot; &quot;&amp;[.E276]&amp;&quot; &quot;&amp;[.F276]&amp;&quot; &quot;&amp;[.G276]&amp;&quot; &quot;&amp;[.H276]" office:value-type="string" office:string-value="Slap Bass 1  " calcext:value-type="string">
            <text:p>Slap Bass 1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table:formula="of:=[.D277]&amp;&quot; &quot;&amp;[.E277]&amp;&quot; &quot;&amp;[.F277]&amp;&quot; &quot;&amp;[.G277]&amp;&quot; &quot;&amp;[.H277]" office:value-type="string" office:string-value="Punch Thumb Bass  " calcext:value-type="string">
            <text:p>Punch Thumb Bass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Ba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78]&amp;&quot; &quot;&amp;[.E278]&amp;&quot; &quot;&amp;[.F278]&amp;&quot; &quot;&amp;[.G278]&amp;&quot; &quot;&amp;[.H278]" office:value-type="string" office:string-value="Slap Bass 2  " calcext:value-type="string">
            <text:p>Slap Bass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lap</text:p>
          </table:table-cell>
          <table:table-cell table:number-columns-repeated="2"/>
          <table:table-cell table:formula="of:=[.D279]&amp;&quot; &quot;&amp;[.E279]&amp;&quot; &quot;&amp;[.F279]&amp;&quot; &quot;&amp;[.G279]&amp;&quot; &quot;&amp;[.H279]" office:value-type="string" office:string-value="Velocity Switch Slap  " calcext:value-type="string">
            <text:p>Velocity Switch Slap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280]&amp;&quot; &quot;&amp;[.E280]&amp;&quot; &quot;&amp;[.F280]&amp;&quot; &quot;&amp;[.G280]&amp;&quot; &quot;&amp;[.H280]" office:value-type="string" office:string-value="Synth Bass 1  " calcext:value-type="string">
            <text:p>Synth Bass 1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table:formula="of:=[.D281]&amp;&quot; &quot;&amp;[.E281]&amp;&quot; &quot;&amp;[.F281]&amp;&quot; &quot;&amp;[.G281]&amp;&quot; &quot;&amp;[.H281]" office:value-type="string" office:string-value="Techno Synth Bass  " calcext:value-type="string">
            <text:p>Techno Synth Bass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282]&amp;&quot; &quot;&amp;[.E282]&amp;&quot; &quot;&amp;[.F282]&amp;&quot; &quot;&amp;[.G282]&amp;&quot; &quot;&amp;[.H282]" office:value-type="string" office:string-value="Synth Bass 2  " calcext:value-type="string">
            <text:p>Synth Bass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llow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table:formula="of:=[.D283]&amp;&quot; &quot;&amp;[.E283]&amp;&quot; &quot;&amp;[.F283]&amp;&quot; &quot;&amp;[.G283]&amp;&quot; &quot;&amp;[.H283]" office:value-type="string" office:string-value="Mellow Synth Bass  " calcext:value-type="string">
            <text:p>Mellow Synth Bas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quenced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84]&amp;&quot; &quot;&amp;[.E284]&amp;&quot; &quot;&amp;[.F284]&amp;&quot; &quot;&amp;[.G284]&amp;&quot; &quot;&amp;[.H284]" office:value-type="string" office:string-value="Sequenced Bass   " calcext:value-type="string">
            <text:p>Sequenced B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table:formula="of:=[.D285]&amp;&quot; &quot;&amp;[.E285]&amp;&quot; &quot;&amp;[.F285]&amp;&quot; &quot;&amp;[.G285]&amp;&quot; &quot;&amp;[.H285]" office:value-type="string" office:string-value="Click Synth Bass  " calcext:value-type="string">
            <text:p>Click Synth Bas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/>
          <table:table-cell table:formula="of:=[.D286]&amp;&quot; &quot;&amp;[.E286]&amp;&quot; &quot;&amp;[.F286]&amp;&quot; &quot;&amp;[.G286]&amp;&quot; &quot;&amp;[.H286]" office:value-type="string" office:string-value="Synth Bass 2 Dark " calcext:value-type="string">
            <text:p>Synth Bass 2 Dark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*</text:p>
          </table:table-cell>
          <table:table-cell/>
          <table:table-cell table:formula="of:=[.D287]&amp;&quot; &quot;&amp;[.E287]&amp;&quot; &quot;&amp;[.F287]&amp;&quot; &quot;&amp;[.G287]&amp;&quot; &quot;&amp;[.H287]" office:value-type="string" office:string-value="Modular Synth Bass * " calcext:value-type="string">
            <text:p>Modular Synth Bass *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table:formula="of:=[.D288]&amp;&quot; &quot;&amp;[.E288]&amp;&quot; &quot;&amp;[.F288]&amp;&quot; &quot;&amp;[.G288]&amp;&quot; &quot;&amp;[.H288]" office:value-type="string" office:string-value="DX Bass   " calcext:value-type="string">
            <text:p>DX Bass <text:s text:c="2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STRINGS</text:p>
          </table:table-cell>
          <table:table-cell table:number-columns-repeated="6"/>
          <table:table-cell table:formula="of:=[.D289]&amp;&quot; &quot;&amp;[.E289]&amp;&quot; &quot;&amp;[.F289]&amp;&quot; &quot;&amp;[.G289]&amp;&quot; &quot;&amp;[.H289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olin</text:p>
          </table:table-cell>
          <table:table-cell table:number-columns-repeated="4"/>
          <table:table-cell table:formula="of:=[.D290]&amp;&quot; &quot;&amp;[.E290]&amp;&quot; &quot;&amp;[.F290]&amp;&quot; &quot;&amp;[.G290]&amp;&quot; &quot;&amp;[.H290]" office:value-type="string" office:string-value="Violin    " calcext:value-type="string">
            <text:p>Violi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Violin</text:p>
          </table:table-cell>
          <table:table-cell table:number-columns-repeated="3"/>
          <table:table-cell table:formula="of:=[.D291]&amp;&quot; &quot;&amp;[.E291]&amp;&quot; &quot;&amp;[.F291]&amp;&quot; &quot;&amp;[.G291]&amp;&quot; &quot;&amp;[.H291]" office:value-type="string" office:string-value="Slow Violin   " calcext:value-type="string">
            <text:p>Slow Violi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iola</text:p>
          </table:table-cell>
          <table:table-cell table:number-columns-repeated="4"/>
          <table:table-cell table:formula="of:=[.D292]&amp;&quot; &quot;&amp;[.E292]&amp;&quot; &quot;&amp;[.F292]&amp;&quot; &quot;&amp;[.G292]&amp;&quot; &quot;&amp;[.H292]" office:value-type="string" office:string-value="Viola    " calcext:value-type="string">
            <text:p>Viol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ello</text:p>
          </table:table-cell>
          <table:table-cell table:number-columns-repeated="4"/>
          <table:table-cell table:formula="of:=[.D293]&amp;&quot; &quot;&amp;[.E293]&amp;&quot; &quot;&amp;[.F293]&amp;&quot; &quot;&amp;[.G293]&amp;&quot; &quot;&amp;[.H293]" office:value-type="string" office:string-value="Cello    " calcext:value-type="string">
            <text:p>Cello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ntrabass</text:p>
          </table:table-cell>
          <table:table-cell table:number-columns-repeated="4"/>
          <table:table-cell table:formula="of:=[.D294]&amp;&quot; &quot;&amp;[.E294]&amp;&quot; &quot;&amp;[.F294]&amp;&quot; &quot;&amp;[.G294]&amp;&quot; &quot;&amp;[.H294]" office:value-type="string" office:string-value="Contrabass    " calcext:value-type="string">
            <text:p>Contrabass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emol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295]&amp;&quot; &quot;&amp;[.E295]&amp;&quot; &quot;&amp;[.F295]&amp;&quot; &quot;&amp;[.G295]&amp;&quot; &quot;&amp;[.H295]" office:value-type="string" office:string-value="Tremolo Strings   " calcext:value-type="string">
            <text:p>Tremol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remolo</text:p>
          </table:table-cell>
          <table:table-cell office:value-type="string" calcext:value-type="string">
            <text:p>Strings</text:p>
          </table:table-cell>
          <table:table-cell table:number-columns-repeated="2"/>
          <table:table-cell table:formula="of:=[.D296]&amp;&quot; &quot;&amp;[.E296]&amp;&quot; &quot;&amp;[.F296]&amp;&quot; &quot;&amp;[.G296]&amp;&quot; &quot;&amp;[.H296]" office:value-type="string" office:string-value="Slow Tremolo Strings  " calcext:value-type="string">
            <text:p>Slow Tremolo String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spense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297]&amp;&quot; &quot;&amp;[.E297]&amp;&quot; &quot;&amp;[.F297]&amp;&quot; &quot;&amp;[.G297]&amp;&quot; &quot;&amp;[.H297]" office:value-type="string" office:string-value="Suspense Strings   " calcext:value-type="string">
            <text:p>Suspense String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izzicat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298]&amp;&quot; &quot;&amp;[.E298]&amp;&quot; &quot;&amp;[.F298]&amp;&quot; &quot;&amp;[.G298]&amp;&quot; &quot;&amp;[.H298]" office:value-type="string" office:string-value="Pizzicato Strings   " calcext:value-type="string">
            <text:p>Pizzicato String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rchestral</text:p>
          </table:table-cell>
          <table:table-cell office:value-type="string" calcext:value-type="string">
            <text:p>Harp</text:p>
          </table:table-cell>
          <table:table-cell table:number-columns-repeated="3"/>
          <table:table-cell table:formula="of:=[.D299]&amp;&quot; &quot;&amp;[.E299]&amp;&quot; &quot;&amp;[.F299]&amp;&quot; &quot;&amp;[.G299]&amp;&quot; &quot;&amp;[.H299]" office:value-type="string" office:string-value="Orchestral Harp   " calcext:value-type="string">
            <text:p>Orchestral Harp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Qin</text:p>
          </table:table-cell>
          <table:table-cell table:number-columns-repeated="3"/>
          <table:table-cell table:formula="of:=[.D300]&amp;&quot; &quot;&amp;[.E300]&amp;&quot; &quot;&amp;[.F300]&amp;&quot; &quot;&amp;[.G300]&amp;&quot; &quot;&amp;[.H300]" office:value-type="string" office:string-value="Yang Qin   " calcext:value-type="string">
            <text:p>Yang Qi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impani</text:p>
          </table:table-cell>
          <table:table-cell table:number-columns-repeated="4"/>
          <table:table-cell table:formula="of:=[.D301]&amp;&quot; &quot;&amp;[.E301]&amp;&quot; &quot;&amp;[.F301]&amp;&quot; &quot;&amp;[.G301]&amp;&quot; &quot;&amp;[.H301]" office:value-type="string" office:string-value="Timpani    " calcext:value-type="string">
            <text:p>Timpani <text:s text:c="3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ENSEMBLE</text:p>
          </table:table-cell>
          <table:table-cell table:number-columns-repeated="6"/>
          <table:table-cell table:formula="of:=[.D302]&amp;&quot; &quot;&amp;[.E302]&amp;&quot; &quot;&amp;[.F302]&amp;&quot; &quot;&amp;[.G302]&amp;&quot; &quot;&amp;[.H302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D303]&amp;&quot; &quot;&amp;[.E303]&amp;&quot; &quot;&amp;[.F303]&amp;&quot; &quot;&amp;[.G303]&amp;&quot; &quot;&amp;[.H303]" office:value-type="string" office:string-value="Strings 1   " calcext:value-type="string">
            <text:p>Strings 1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304]&amp;&quot; &quot;&amp;[.E304]&amp;&quot; &quot;&amp;[.F304]&amp;&quot; &quot;&amp;[.G304]&amp;&quot; &quot;&amp;[.H304]" office:value-type="string" office:string-value="Stereo Strings   " calcext:value-type="string">
            <text:p>Stere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305]&amp;&quot; &quot;&amp;[.E305]&amp;&quot; &quot;&amp;[.F305]&amp;&quot; &quot;&amp;[.G305]&amp;&quot; &quot;&amp;[.H305]" office:value-type="string" office:string-value="Slow Strings   " calcext:value-type="string">
            <text:p>Slow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306]&amp;&quot; &quot;&amp;[.E306]&amp;&quot; &quot;&amp;[.F306]&amp;&quot; &quot;&amp;[.G306]&amp;&quot; &quot;&amp;[.H306]" office:value-type="string" office:string-value="60s Strings   " calcext:value-type="string">
            <text:p>60s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rchestra</text:p>
          </table:table-cell>
          <table:table-cell table:number-columns-repeated="4"/>
          <table:table-cell table:formula="of:=[.D307]&amp;&quot; &quot;&amp;[.E307]&amp;&quot; &quot;&amp;[.F307]&amp;&quot; &quot;&amp;[.G307]&amp;&quot; &quot;&amp;[.H307]" office:value-type="string" office:string-value="Orchestra    " calcext:value-type="string">
            <text:p>Orchestra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rchestr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308]&amp;&quot; &quot;&amp;[.E308]&amp;&quot; &quot;&amp;[.F308]&amp;&quot; &quot;&amp;[.G308]&amp;&quot; &quot;&amp;[.H308]" office:value-type="string" office:string-value="Orchestra 2   " calcext:value-type="string">
            <text:p>Orchestra 2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emolo</text:p>
          </table:table-cell>
          <table:table-cell office:value-type="string" calcext:value-type="string">
            <text:p>Orchestra</text:p>
          </table:table-cell>
          <table:table-cell table:number-columns-repeated="3"/>
          <table:table-cell table:formula="of:=[.D309]&amp;&quot; &quot;&amp;[.E309]&amp;&quot; &quot;&amp;[.F309]&amp;&quot; &quot;&amp;[.G309]&amp;&quot; &quot;&amp;[.H309]" office:value-type="string" office:string-value="Tremolo Orchestra   " calcext:value-type="string">
            <text:p>Tremolo Orchestra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310]&amp;&quot; &quot;&amp;[.E310]&amp;&quot; &quot;&amp;[.F310]&amp;&quot; &quot;&amp;[.G310]&amp;&quot; &quot;&amp;[.H310]" office:value-type="string" office:string-value="Velocity Strings   " calcext:value-type="string">
            <text:p>Velocity String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ing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311]&amp;&quot; &quot;&amp;[.E311]&amp;&quot; &quot;&amp;[.F311]&amp;&quot; &quot;&amp;[.G311]&amp;&quot; &quot;&amp;[.H311]" office:value-type="string" office:string-value="Strings 2   " calcext:value-type="string">
            <text:p>Strings 2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trings</text:p>
          </table:table-cell>
          <table:table-cell table:number-columns-repeated="2"/>
          <table:table-cell table:formula="of:=[.D312]&amp;&quot; &quot;&amp;[.E312]&amp;&quot; &quot;&amp;[.F312]&amp;&quot; &quot;&amp;[.G312]&amp;&quot; &quot;&amp;[.H312]" office:value-type="string" office:string-value="Stereo Slow Strings  " calcext:value-type="string">
            <text:p>Stereo Slow String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gato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313]&amp;&quot; &quot;&amp;[.E313]&amp;&quot; &quot;&amp;[.F313]&amp;&quot; &quot;&amp;[.G313]&amp;&quot; &quot;&amp;[.H313]" office:value-type="string" office:string-value="Legato Strings   " calcext:value-type="string">
            <text:p>Legato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314]&amp;&quot; &quot;&amp;[.E314]&amp;&quot; &quot;&amp;[.F314]&amp;&quot; &quot;&amp;[.G314]&amp;&quot; &quot;&amp;[.H314]" office:value-type="string" office:string-value="Warm Strings   " calcext:value-type="string">
            <text:p>Warm Stri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dom</text:p>
          </table:table-cell>
          <table:table-cell table:number-columns-repeated="4"/>
          <table:table-cell table:formula="of:=[.D315]&amp;&quot; &quot;&amp;[.E315]&amp;&quot; &quot;&amp;[.F315]&amp;&quot; &quot;&amp;[.G315]&amp;&quot; &quot;&amp;[.H315]" office:value-type="string" office:string-value="Kingdom    " calcext:value-type="string">
            <text:p>Kingdom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16]&amp;&quot; &quot;&amp;[.E316]&amp;&quot; &quot;&amp;[.F316]&amp;&quot; &quot;&amp;[.G316]&amp;&quot; &quot;&amp;[.H316]" office:value-type="string" office:string-value="Synth Strings 1  " calcext:value-type="string">
            <text:p>Synth Strings 1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ring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17]&amp;&quot; &quot;&amp;[.E317]&amp;&quot; &quot;&amp;[.F317]&amp;&quot; &quot;&amp;[.G317]&amp;&quot; &quot;&amp;[.H317]" office:value-type="string" office:string-value="Synth Strings 2  " calcext:value-type="string">
            <text:p>Synth Strings 2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Aahs</text:p>
          </table:table-cell>
          <table:table-cell table:number-columns-repeated="3"/>
          <table:table-cell table:formula="of:=[.D318]&amp;&quot; &quot;&amp;[.E318]&amp;&quot; &quot;&amp;[.F318]&amp;&quot; &quot;&amp;[.G318]&amp;&quot; &quot;&amp;[.H318]" office:value-type="string" office:string-value="Choir Aahs   " calcext:value-type="string">
            <text:p>Choir Aah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Choir</text:p>
          </table:table-cell>
          <table:table-cell table:number-columns-repeated="3"/>
          <table:table-cell table:formula="of:=[.D319]&amp;&quot; &quot;&amp;[.E319]&amp;&quot; &quot;&amp;[.F319]&amp;&quot; &quot;&amp;[.G319]&amp;&quot; &quot;&amp;[.H319]" office:value-type="string" office:string-value="Stereo Choir   " calcext:value-type="string">
            <text:p>Stereo Choi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llow</text:p>
          </table:table-cell>
          <table:table-cell office:value-type="string" calcext:value-type="string">
            <text:p>Choir</text:p>
          </table:table-cell>
          <table:table-cell table:number-columns-repeated="3"/>
          <table:table-cell table:formula="of:=[.D320]&amp;&quot; &quot;&amp;[.E320]&amp;&quot; &quot;&amp;[.F320]&amp;&quot; &quot;&amp;[.G320]&amp;&quot; &quot;&amp;[.H320]" office:value-type="string" office:string-value="Mellow Choir   " calcext:value-type="string">
            <text:p>Mellow Choi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trings</text:p>
          </table:table-cell>
          <table:table-cell table:number-columns-repeated="3"/>
          <table:table-cell table:formula="of:=[.D321]&amp;&quot; &quot;&amp;[.E321]&amp;&quot; &quot;&amp;[.F321]&amp;&quot; &quot;&amp;[.G321]&amp;&quot; &quot;&amp;[.H321]" office:value-type="string" office:string-value="Choir Strings   " calcext:value-type="string">
            <text:p>Choir String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Oohs</text:p>
          </table:table-cell>
          <table:table-cell table:number-columns-repeated="3"/>
          <table:table-cell table:formula="of:=[.D322]&amp;&quot; &quot;&amp;[.E322]&amp;&quot; &quot;&amp;[.F322]&amp;&quot; &quot;&amp;[.G322]&amp;&quot; &quot;&amp;[.H322]" office:value-type="string" office:string-value="Voice Oohs   " calcext:value-type="string">
            <text:p>Voice Ooh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table:formula="of:=[.D323]&amp;&quot; &quot;&amp;[.E323]&amp;&quot; &quot;&amp;[.F323]&amp;&quot; &quot;&amp;[.G323]&amp;&quot; &quot;&amp;[.H323]" office:value-type="string" office:string-value="Synth Voice   " calcext:value-type="string">
            <text:p>Synth Voic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Voic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24]&amp;&quot; &quot;&amp;[.E324]&amp;&quot; &quot;&amp;[.F324]&amp;&quot; &quot;&amp;[.G324]&amp;&quot; &quot;&amp;[.H324]" office:value-type="string" office:string-value="Synth Voice 2  " calcext:value-type="string">
            <text:p>Synth Voice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oral</text:p>
          </table:table-cell>
          <table:table-cell table:number-columns-repeated="4"/>
          <table:table-cell table:formula="of:=[.D325]&amp;&quot; &quot;&amp;[.E325]&amp;&quot; &quot;&amp;[.F325]&amp;&quot; &quot;&amp;[.G325]&amp;&quot; &quot;&amp;[.H325]" office:value-type="string" office:string-value="Choral    " calcext:value-type="string">
            <text:p>Choral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table:formula="of:=[.D326]&amp;&quot; &quot;&amp;[.E326]&amp;&quot; &quot;&amp;[.F326]&amp;&quot; &quot;&amp;[.G326]&amp;&quot; &quot;&amp;[.H326]" office:value-type="string" office:string-value="Analog Voice   " calcext:value-type="string">
            <text:p>Analog Voice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Hit</text:p>
          </table:table-cell>
          <table:table-cell table:number-columns-repeated="3"/>
          <table:table-cell table:formula="of:=[.D327]&amp;&quot; &quot;&amp;[.E327]&amp;&quot; &quot;&amp;[.F327]&amp;&quot; &quot;&amp;[.G327]&amp;&quot; &quot;&amp;[.H327]" office:value-type="string" office:string-value="Orchestra Hit   " calcext:value-type="string">
            <text:p>Orchestra Hit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H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28]&amp;&quot; &quot;&amp;[.E328]&amp;&quot; &quot;&amp;[.F328]&amp;&quot; &quot;&amp;[.G328]&amp;&quot; &quot;&amp;[.H328]" office:value-type="string" office:string-value="Orchestra Hit 2  " calcext:value-type="string">
            <text:p>Orchestra Hit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pact</text:p>
          </table:table-cell>
          <table:table-cell table:number-columns-repeated="4"/>
          <table:table-cell table:formula="of:=[.D329]&amp;&quot; &quot;&amp;[.E329]&amp;&quot; &quot;&amp;[.F329]&amp;&quot; &quot;&amp;[.G329]&amp;&quot; &quot;&amp;[.H329]" office:value-type="string" office:string-value="Impact    " calcext:value-type="string">
            <text:p>Impact <text:s text:c="3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BRASS</text:p>
          </table:table-cell>
          <table:table-cell table:number-columns-repeated="6"/>
          <table:table-cell table:formula="of:=[.D330]&amp;&quot; &quot;&amp;[.E330]&amp;&quot; &quot;&amp;[.F330]&amp;&quot; &quot;&amp;[.G330]&amp;&quot; &quot;&amp;[.H330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mpet</text:p>
          </table:table-cell>
          <table:table-cell table:number-columns-repeated="4"/>
          <table:table-cell table:formula="of:=[.D331]&amp;&quot; &quot;&amp;[.E331]&amp;&quot; &quot;&amp;[.F331]&amp;&quot; &quot;&amp;[.G331]&amp;&quot; &quot;&amp;[.H331]" office:value-type="string" office:string-value="Trumpet    " calcext:value-type="string">
            <text:p>Trumpet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rumpet</text:p>
          </table:table-cell>
          <table:table-cell table:number-columns-repeated="3"/>
          <table:table-cell table:formula="of:=[.D332]&amp;&quot; &quot;&amp;[.E332]&amp;&quot; &quot;&amp;[.F332]&amp;&quot; &quot;&amp;[.G332]&amp;&quot; &quot;&amp;[.H332]" office:value-type="string" office:string-value="Warm Trumpet   " calcext:value-type="string">
            <text:p>Warm Trumpet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ombone</text:p>
          </table:table-cell>
          <table:table-cell table:number-columns-repeated="4"/>
          <table:table-cell table:formula="of:=[.D333]&amp;&quot; &quot;&amp;[.E333]&amp;&quot; &quot;&amp;[.F333]&amp;&quot; &quot;&amp;[.G333]&amp;&quot; &quot;&amp;[.H333]" office:value-type="string" office:string-value="Trombone    " calcext:value-type="string">
            <text:p>Trombon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ombon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334]&amp;&quot; &quot;&amp;[.E334]&amp;&quot; &quot;&amp;[.F334]&amp;&quot; &quot;&amp;[.G334]&amp;&quot; &quot;&amp;[.H334]" office:value-type="string" office:string-value="Trombone 2   " calcext:value-type="string">
            <text:p>Trombone 2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uba</text:p>
          </table:table-cell>
          <table:table-cell table:number-columns-repeated="4"/>
          <table:table-cell table:formula="of:=[.D335]&amp;&quot; &quot;&amp;[.E335]&amp;&quot; &quot;&amp;[.F335]&amp;&quot; &quot;&amp;[.G335]&amp;&quot; &quot;&amp;[.H335]" office:value-type="string" office:string-value="Tuba    " calcext:value-type="string">
            <text:p>Tub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Trumpet</text:p>
          </table:table-cell>
          <table:table-cell table:number-columns-repeated="3"/>
          <table:table-cell table:formula="of:=[.D336]&amp;&quot; &quot;&amp;[.E336]&amp;&quot; &quot;&amp;[.F336]&amp;&quot; &quot;&amp;[.G336]&amp;&quot; &quot;&amp;[.H336]" office:value-type="string" office:string-value="Muted Trumpet   " calcext:value-type="string">
            <text:p>Muted Trumpet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Horn</text:p>
          </table:table-cell>
          <table:table-cell table:number-columns-repeated="3"/>
          <table:table-cell table:formula="of:=[.D337]&amp;&quot; &quot;&amp;[.E337]&amp;&quot; &quot;&amp;[.F337]&amp;&quot; &quot;&amp;[.G337]&amp;&quot; &quot;&amp;[.H337]" office:value-type="string" office:string-value="French Horn   " calcext:value-type="string">
            <text:p>French Hor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Solo</text:p>
          </table:table-cell>
          <table:table-cell table:number-columns-repeated="2"/>
          <table:table-cell table:formula="of:=[.D338]&amp;&quot; &quot;&amp;[.E338]&amp;&quot; &quot;&amp;[.F338]&amp;&quot; &quot;&amp;[.G338]&amp;&quot; &quot;&amp;[.H338]" office:value-type="string" office:string-value="French Horn Solo  " calcext:value-type="string">
            <text:p>French Horn Solo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Hor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39]&amp;&quot; &quot;&amp;[.E339]&amp;&quot; &quot;&amp;[.F339]&amp;&quot; &quot;&amp;[.G339]&amp;&quot; &quot;&amp;[.H339]" office:value-type="string" office:string-value="French Horn 2  " calcext:value-type="string">
            <text:p>French Horn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Orchestra</text:p>
          </table:table-cell>
          <table:table-cell table:number-columns-repeated="3"/>
          <table:table-cell table:formula="of:=[.D340]&amp;&quot; &quot;&amp;[.E340]&amp;&quot; &quot;&amp;[.F340]&amp;&quot; &quot;&amp;[.G340]&amp;&quot; &quot;&amp;[.H340]" office:value-type="string" office:string-value="Horn Orchestra   " calcext:value-type="string">
            <text:p>Horn Orchestra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ection</text:p>
          </table:table-cell>
          <table:table-cell table:number-columns-repeated="3"/>
          <table:table-cell table:formula="of:=[.D341]&amp;&quot; &quot;&amp;[.E341]&amp;&quot; &quot;&amp;[.F341]&amp;&quot; &quot;&amp;[.G341]&amp;&quot; &quot;&amp;[.H341]" office:value-type="string" office:string-value="Brass Section   " calcext:value-type="string">
            <text:p>Brass Sect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rombone</text:p>
          </table:table-cell>
          <table:table-cell office:value-type="string" calcext:value-type="string">
            <text:p>Section</text:p>
          </table:table-cell>
          <table:table-cell/>
          <table:table-cell table:formula="of:=[.D342]&amp;&quot; &quot;&amp;[.E342]&amp;&quot; &quot;&amp;[.F342]&amp;&quot; &quot;&amp;[.G342]&amp;&quot; &quot;&amp;[.H342]" office:value-type="string" office:string-value="Trumpet &amp; Trombone Section " calcext:value-type="string">
            <text:p>Trumpet &amp; Trombone Section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343]&amp;&quot; &quot;&amp;[.E343]&amp;&quot; &quot;&amp;[.F343]&amp;&quot; &quot;&amp;[.G343]&amp;&quot; &quot;&amp;[.H343]" office:value-type="string" office:string-value="Synth Brass 1  " calcext:value-type="string">
            <text:p>Synth Brass 1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esonant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ass</text:p>
          </table:table-cell>
          <table:table-cell table:number-columns-repeated="2"/>
          <table:table-cell table:formula="of:=[.D344]&amp;&quot; &quot;&amp;[.E344]&amp;&quot; &quot;&amp;[.F344]&amp;&quot; &quot;&amp;[.G344]&amp;&quot; &quot;&amp;[.H344]" office:value-type="string" office:string-value="Resonant Synth Brass  " calcext:value-type="string">
            <text:p>Resonant Synth Brass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a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45]&amp;&quot; &quot;&amp;[.E345]&amp;&quot; &quot;&amp;[.F345]&amp;&quot; &quot;&amp;[.G345]&amp;&quot; &quot;&amp;[.H345]" office:value-type="string" office:string-value="Synth Brass 2  " calcext:value-type="string">
            <text:p>Synth Brass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Brass</text:p>
          </table:table-cell>
          <table:table-cell table:number-columns-repeated="3"/>
          <table:table-cell table:formula="of:=[.D346]&amp;&quot; &quot;&amp;[.E346]&amp;&quot; &quot;&amp;[.F346]&amp;&quot; &quot;&amp;[.G346]&amp;&quot; &quot;&amp;[.H346]" office:value-type="string" office:string-value="Soft Brass   " calcext:value-type="string">
            <text:p>Soft Bras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Brass</text:p>
          </table:table-cell>
          <table:table-cell table:number-columns-repeated="3"/>
          <table:table-cell table:formula="of:=[.D347]&amp;&quot; &quot;&amp;[.E347]&amp;&quot; &quot;&amp;[.F347]&amp;&quot; &quot;&amp;[.G347]&amp;&quot; &quot;&amp;[.H347]" office:value-type="string" office:string-value="Choir Brass   " calcext:value-type="string">
            <text:p>Choir Brass <text:s text:c="2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REED</text:p>
          </table:table-cell>
          <table:table-cell table:number-columns-repeated="6"/>
          <table:table-cell table:formula="of:=[.D348]&amp;&quot; &quot;&amp;[.E348]&amp;&quot; &quot;&amp;[.F348]&amp;&quot; &quot;&amp;[.G348]&amp;&quot; &quot;&amp;[.H348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prano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349]&amp;&quot; &quot;&amp;[.E349]&amp;&quot; &quot;&amp;[.F349]&amp;&quot; &quot;&amp;[.G349]&amp;&quot; &quot;&amp;[.H349]" office:value-type="string" office:string-value="Soprano Sax   " calcext:value-type="string">
            <text:p>Soprano Sax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350]&amp;&quot; &quot;&amp;[.E350]&amp;&quot; &quot;&amp;[.F350]&amp;&quot; &quot;&amp;[.G350]&amp;&quot; &quot;&amp;[.H350]" office:value-type="string" office:string-value="Alto Sax   " calcext:value-type="string">
            <text:p>Alto Sa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Section</text:p>
          </table:table-cell>
          <table:table-cell table:number-columns-repeated="3"/>
          <table:table-cell table:formula="of:=[.D351]&amp;&quot; &quot;&amp;[.E351]&amp;&quot; &quot;&amp;[.F351]&amp;&quot; &quot;&amp;[.G351]&amp;&quot; &quot;&amp;[.H351]" office:value-type="string" office:string-value="Sax Section   " calcext:value-type="string">
            <text:p>Sax Sectio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352]&amp;&quot; &quot;&amp;[.E352]&amp;&quot; &quot;&amp;[.F352]&amp;&quot; &quot;&amp;[.G352]&amp;&quot; &quot;&amp;[.H352]" office:value-type="string" office:string-value="Tenor Sax   " calcext:value-type="string">
            <text:p>Tenor Sa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eathy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ax</text:p>
          </table:table-cell>
          <table:table-cell table:number-columns-repeated="2"/>
          <table:table-cell table:formula="of:=[.D353]&amp;&quot; &quot;&amp;[.E353]&amp;&quot; &quot;&amp;[.F353]&amp;&quot; &quot;&amp;[.G353]&amp;&quot; &quot;&amp;[.H353]" office:value-type="string" office:string-value="Breathy Tenor Sax  " calcext:value-type="string">
            <text:p>Breathy Tenor Sax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aritone</text:p>
          </table:table-cell>
          <table:table-cell office:value-type="string" calcext:value-type="string">
            <text:p>Sax</text:p>
          </table:table-cell>
          <table:table-cell table:number-columns-repeated="3"/>
          <table:table-cell table:formula="of:=[.D354]&amp;&quot; &quot;&amp;[.E354]&amp;&quot; &quot;&amp;[.F354]&amp;&quot; &quot;&amp;[.G354]&amp;&quot; &quot;&amp;[.H354]" office:value-type="string" office:string-value="Baritone Sax   " calcext:value-type="string">
            <text:p>Baritone Sax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boe</text:p>
          </table:table-cell>
          <table:table-cell table:number-columns-repeated="4"/>
          <table:table-cell table:formula="of:=[.D355]&amp;&quot; &quot;&amp;[.E355]&amp;&quot; &quot;&amp;[.F355]&amp;&quot; &quot;&amp;[.G355]&amp;&quot; &quot;&amp;[.H355]" office:value-type="string" office:string-value="Oboe    " calcext:value-type="string">
            <text:p>Obo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orn</text:p>
          </table:table-cell>
          <table:table-cell table:number-columns-repeated="3"/>
          <table:table-cell table:formula="of:=[.D356]&amp;&quot; &quot;&amp;[.E356]&amp;&quot; &quot;&amp;[.F356]&amp;&quot; &quot;&amp;[.G356]&amp;&quot; &quot;&amp;[.H356]" office:value-type="string" office:string-value="English Horn   " calcext:value-type="string">
            <text:p>English Horn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assoon</text:p>
          </table:table-cell>
          <table:table-cell table:number-columns-repeated="4"/>
          <table:table-cell table:formula="of:=[.D357]&amp;&quot; &quot;&amp;[.E357]&amp;&quot; &quot;&amp;[.F357]&amp;&quot; &quot;&amp;[.G357]&amp;&quot; &quot;&amp;[.H357]" office:value-type="string" office:string-value="Bassoon    " calcext:value-type="string">
            <text:p>Bassoon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larinet</text:p>
          </table:table-cell>
          <table:table-cell table:number-columns-repeated="4"/>
          <table:table-cell table:formula="of:=[.D358]&amp;&quot; &quot;&amp;[.E358]&amp;&quot; &quot;&amp;[.F358]&amp;&quot; &quot;&amp;[.G358]&amp;&quot; &quot;&amp;[.H358]" office:value-type="string" office:string-value="Clarinet    " calcext:value-type="string">
            <text:p>Clarinet <text:s text:c="3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PIPE</text:p>
          </table:table-cell>
          <table:table-cell table:number-columns-repeated="6"/>
          <table:table-cell table:formula="of:=[.D359]&amp;&quot; &quot;&amp;[.E359]&amp;&quot; &quot;&amp;[.F359]&amp;&quot; &quot;&amp;[.G359]&amp;&quot; &quot;&amp;[.H359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iccolo</text:p>
          </table:table-cell>
          <table:table-cell table:number-columns-repeated="4"/>
          <table:table-cell table:formula="of:=[.D360]&amp;&quot; &quot;&amp;[.E360]&amp;&quot; &quot;&amp;[.F360]&amp;&quot; &quot;&amp;[.G360]&amp;&quot; &quot;&amp;[.H360]" office:value-type="string" office:string-value="Piccolo    " calcext:value-type="string">
            <text:p>Piccolo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lute</text:p>
          </table:table-cell>
          <table:table-cell table:number-columns-repeated="4"/>
          <table:table-cell table:formula="of:=[.D361]&amp;&quot; &quot;&amp;[.E361]&amp;&quot; &quot;&amp;[.F361]&amp;&quot; &quot;&amp;[.G361]&amp;&quot; &quot;&amp;[.H361]" office:value-type="string" office:string-value="Flute    " calcext:value-type="string">
            <text:p>Flut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order</text:p>
          </table:table-cell>
          <table:table-cell table:number-columns-repeated="4"/>
          <table:table-cell table:formula="of:=[.D362]&amp;&quot; &quot;&amp;[.E362]&amp;&quot; &quot;&amp;[.F362]&amp;&quot; &quot;&amp;[.G362]&amp;&quot; &quot;&amp;[.H362]" office:value-type="string" office:string-value="Recorder    " calcext:value-type="string">
            <text:p>Recorder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Flute</text:p>
          </table:table-cell>
          <table:table-cell table:number-columns-repeated="3"/>
          <table:table-cell table:formula="of:=[.D363]&amp;&quot; &quot;&amp;[.E363]&amp;&quot; &quot;&amp;[.F363]&amp;&quot; &quot;&amp;[.G363]&amp;&quot; &quot;&amp;[.H363]" office:value-type="string" office:string-value="Pan Flute   " calcext:value-type="string">
            <text:p>Pan Flute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lown</text:p>
          </table:table-cell>
          <table:table-cell office:value-type="string" calcext:value-type="string">
            <text:p>Bottle</text:p>
          </table:table-cell>
          <table:table-cell table:number-columns-repeated="3"/>
          <table:table-cell table:formula="of:=[.D364]&amp;&quot; &quot;&amp;[.E364]&amp;&quot; &quot;&amp;[.F364]&amp;&quot; &quot;&amp;[.G364]&amp;&quot; &quot;&amp;[.H364]" office:value-type="string" office:string-value="Blown Bottle   " calcext:value-type="string">
            <text:p>Blown Bottle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hakuhachi</text:p>
          </table:table-cell>
          <table:table-cell table:number-columns-repeated="4"/>
          <table:table-cell table:formula="of:=[.D365]&amp;&quot; &quot;&amp;[.E365]&amp;&quot; &quot;&amp;[.F365]&amp;&quot; &quot;&amp;[.G365]&amp;&quot; &quot;&amp;[.H365]" office:value-type="string" office:string-value="Shakuhachi    " calcext:value-type="string">
            <text:p>Shakuhachi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histle</text:p>
          </table:table-cell>
          <table:table-cell table:number-columns-repeated="4"/>
          <table:table-cell table:formula="of:=[.D366]&amp;&quot; &quot;&amp;[.E366]&amp;&quot; &quot;&amp;[.F366]&amp;&quot; &quot;&amp;[.G366]&amp;&quot; &quot;&amp;[.H366]" office:value-type="string" office:string-value="Whistle    " calcext:value-type="string">
            <text:p>Whistl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carina</text:p>
          </table:table-cell>
          <table:table-cell table:number-columns-repeated="4"/>
          <table:table-cell table:formula="of:=[.D367]&amp;&quot; &quot;&amp;[.E367]&amp;&quot; &quot;&amp;[.F367]&amp;&quot; &quot;&amp;[.G367]&amp;&quot; &quot;&amp;[.H367]" office:value-type="string" office:string-value="Ocarina    " calcext:value-type="string">
            <text:p>Ocarina <text:s text:c="3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EAD</text:p>
          </table:table-cell>
          <table:table-cell table:number-columns-repeated="5"/>
          <table:table-cell table:formula="of:=[.D368]&amp;&quot; &quot;&amp;[.E368]&amp;&quot; &quot;&amp;[.F368]&amp;&quot; &quot;&amp;[.G368]&amp;&quot; &quot;&amp;[.H368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69]&amp;&quot; &quot;&amp;[.E369]&amp;&quot; &quot;&amp;[.F369]&amp;&quot; &quot;&amp;[.G369]&amp;&quot; &quot;&amp;[.H369]" office:value-type="string" office:string-value="Square Lead   " calcext:value-type="string">
            <text:p>Square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Le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70]&amp;&quot; &quot;&amp;[.E370]&amp;&quot; &quot;&amp;[.F370]&amp;&quot; &quot;&amp;[.G370]&amp;&quot; &quot;&amp;[.H370]" office:value-type="string" office:string-value="Square Lead 2  " calcext:value-type="string">
            <text:p>Square Lead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Square</text:p>
          </table:table-cell>
          <table:table-cell table:number-columns-repeated="3"/>
          <table:table-cell table:formula="of:=[.D371]&amp;&quot; &quot;&amp;[.E371]&amp;&quot; &quot;&amp;[.F371]&amp;&quot; &quot;&amp;[.G371]&amp;&quot; &quot;&amp;[.H371]" office:value-type="string" office:string-value="LM Square   " calcext:value-type="string">
            <text:p>LM Squar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ollow</text:p>
          </table:table-cell>
          <table:table-cell table:number-columns-repeated="4"/>
          <table:table-cell table:formula="of:=[.D372]&amp;&quot; &quot;&amp;[.E372]&amp;&quot; &quot;&amp;[.F372]&amp;&quot; &quot;&amp;[.G372]&amp;&quot; &quot;&amp;[.H372]" office:value-type="string" office:string-value="Hollow    " calcext:value-type="string">
            <text:p>Hollow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hroud</text:p>
          </table:table-cell>
          <table:table-cell table:number-columns-repeated="4"/>
          <table:table-cell table:formula="of:=[.D373]&amp;&quot; &quot;&amp;[.E373]&amp;&quot; &quot;&amp;[.F373]&amp;&quot; &quot;&amp;[.G373]&amp;&quot; &quot;&amp;[.H373]" office:value-type="string" office:string-value="Shroud    " calcext:value-type="string">
            <text:p>Shroud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ellow</text:p>
          </table:table-cell>
          <table:table-cell table:number-columns-repeated="4"/>
          <table:table-cell table:formula="of:=[.D374]&amp;&quot; &quot;&amp;[.E374]&amp;&quot; &quot;&amp;[.F374]&amp;&quot; &quot;&amp;[.G374]&amp;&quot; &quot;&amp;[.H374]" office:value-type="string" office:string-value="Mellow    " calcext:value-type="string">
            <text:p>Mellow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Sine</text:p>
          </table:table-cell>
          <table:table-cell table:number-columns-repeated="3"/>
          <table:table-cell table:formula="of:=[.D375]&amp;&quot; &quot;&amp;[.E375]&amp;&quot; &quot;&amp;[.F375]&amp;&quot; &quot;&amp;[.G375]&amp;&quot; &quot;&amp;[.H375]" office:value-type="string" office:string-value="Solo Sine   " calcext:value-type="string">
            <text:p>Solo Sin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76]&amp;&quot; &quot;&amp;[.E376]&amp;&quot; &quot;&amp;[.F376]&amp;&quot; &quot;&amp;[.G376]&amp;&quot; &quot;&amp;[.H376]" office:value-type="string" office:string-value="Sine Lead   " calcext:value-type="string">
            <text:p>Sine Le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wtooth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77]&amp;&quot; &quot;&amp;[.E377]&amp;&quot; &quot;&amp;[.F377]&amp;&quot; &quot;&amp;[.G377]&amp;&quot; &quot;&amp;[.H377]" office:value-type="string" office:string-value="Sawtooth Lead   " calcext:value-type="string">
            <text:p>Sawtooth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wtooth</text:p>
          </table:table-cell>
          <table:table-cell office:value-type="string" calcext:value-type="string">
            <text:p>Le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378]&amp;&quot; &quot;&amp;[.E378]&amp;&quot; &quot;&amp;[.F378]&amp;&quot; &quot;&amp;[.G378]&amp;&quot; &quot;&amp;[.H378]" office:value-type="string" office:string-value="Sawtooth Lead 2  " calcext:value-type="string">
            <text:p>Sawtooth Lead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Sawtooth</text:p>
          </table:table-cell>
          <table:table-cell table:number-columns-repeated="3"/>
          <table:table-cell table:formula="of:=[.D379]&amp;&quot; &quot;&amp;[.E379]&amp;&quot; &quot;&amp;[.F379]&amp;&quot; &quot;&amp;[.G379]&amp;&quot; &quot;&amp;[.H379]" office:value-type="string" office:string-value="Thick Sawtooth   " calcext:value-type="string">
            <text:p>Thick Sawtooth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Sawtooth</text:p>
          </table:table-cell>
          <table:table-cell table:number-columns-repeated="3"/>
          <table:table-cell table:formula="of:=[.D380]&amp;&quot; &quot;&amp;[.E380]&amp;&quot; &quot;&amp;[.F380]&amp;&quot; &quot;&amp;[.G380]&amp;&quot; &quot;&amp;[.H380]" office:value-type="string" office:string-value="Dynamic Sawtooth   " calcext:value-type="string">
            <text:p>Dynamic Sawtooth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awtooth</text:p>
          </table:table-cell>
          <table:table-cell table:number-columns-repeated="3"/>
          <table:table-cell table:formula="of:=[.D381]&amp;&quot; &quot;&amp;[.E381]&amp;&quot; &quot;&amp;[.F381]&amp;&quot; &quot;&amp;[.G381]&amp;&quot; &quot;&amp;[.H381]" office:value-type="string" office:string-value="Digital Sawtooth   " calcext:value-type="string">
            <text:p>Digital Sawtooth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82]&amp;&quot; &quot;&amp;[.E382]&amp;&quot; &quot;&amp;[.F382]&amp;&quot; &quot;&amp;[.G382]&amp;&quot; &quot;&amp;[.H382]" office:value-type="string" office:string-value="Big Lead   " calcext:value-type="string">
            <text:p>Big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quenced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formula="of:=[.D383]&amp;&quot; &quot;&amp;[.E383]&amp;&quot; &quot;&amp;[.F383]&amp;&quot; &quot;&amp;[.G383]&amp;&quot; &quot;&amp;[.H383]" office:value-type="string" office:string-value="Sequenced Analog   " calcext:value-type="string">
            <text:p>Sequenced Analog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alliop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84]&amp;&quot; &quot;&amp;[.E384]&amp;&quot; &quot;&amp;[.F384]&amp;&quot; &quot;&amp;[.G384]&amp;&quot; &quot;&amp;[.H384]" office:value-type="string" office:string-value="Calliope Lead   " calcext:value-type="string">
            <text:p>Calliope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85]&amp;&quot; &quot;&amp;[.E385]&amp;&quot; &quot;&amp;[.F385]&amp;&quot; &quot;&amp;[.G385]&amp;&quot; &quot;&amp;[.H385]" office:value-type="string" office:string-value="Pure Lead   " calcext:value-type="string">
            <text:p>Pure Le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hiff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86]&amp;&quot; &quot;&amp;[.E386]&amp;&quot; &quot;&amp;[.F386]&amp;&quot; &quot;&amp;[.G386]&amp;&quot; &quot;&amp;[.H386]" office:value-type="string" office:string-value="Chiff Lead   " calcext:value-type="string">
            <text:p>Chiff Le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87]&amp;&quot; &quot;&amp;[.E387]&amp;&quot; &quot;&amp;[.F387]&amp;&quot; &quot;&amp;[.G387]&amp;&quot; &quot;&amp;[.H387]" office:value-type="string" office:string-value="Charang Lead   " calcext:value-type="string">
            <text:p>Charang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istorted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88]&amp;&quot; &quot;&amp;[.E388]&amp;&quot; &quot;&amp;[.F388]&amp;&quot; &quot;&amp;[.G388]&amp;&quot; &quot;&amp;[.H388]" office:value-type="string" office:string-value="Distorted Lead   " calcext:value-type="string">
            <text:p>Distorted Le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89]&amp;&quot; &quot;&amp;[.E389]&amp;&quot; &quot;&amp;[.F389]&amp;&quot; &quot;&amp;[.G389]&amp;&quot; &quot;&amp;[.H389]" office:value-type="string" office:string-value="Voice Lead   " calcext:value-type="string">
            <text:p>Voice Le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ifths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table:formula="of:=[.D390]&amp;&quot; &quot;&amp;[.E390]&amp;&quot; &quot;&amp;[.F390]&amp;&quot; &quot;&amp;[.G390]&amp;&quot; &quot;&amp;[.H390]" office:value-type="string" office:string-value="Fifths Lead   " calcext:value-type="string">
            <text:p>Fifths Le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Five</text:p>
          </table:table-cell>
          <table:table-cell table:number-columns-repeated="3"/>
          <table:table-cell table:formula="of:=[.D391]&amp;&quot; &quot;&amp;[.E391]&amp;&quot; &quot;&amp;[.F391]&amp;&quot; &quot;&amp;[.G391]&amp;&quot; &quot;&amp;[.H391]" office:value-type="string" office:string-value="Big Five   " calcext:value-type="string">
            <text:p>Big Five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table:formula="of:=[.D392]&amp;&quot; &quot;&amp;[.E392]&amp;&quot; &quot;&amp;[.F392]&amp;&quot; &quot;&amp;[.G392]&amp;&quot; &quot;&amp;[.H392]" office:value-type="string" office:string-value="Bass &amp; Lead  " calcext:value-type="string">
            <text:p>Bass &amp; Lead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ow</text:p>
          </table:table-cell>
          <table:table-cell table:number-columns-repeated="2"/>
          <table:table-cell table:formula="of:=[.D393]&amp;&quot; &quot;&amp;[.E393]&amp;&quot; &quot;&amp;[.F393]&amp;&quot; &quot;&amp;[.G393]&amp;&quot; &quot;&amp;[.H393]" office:value-type="string" office:string-value="Big &amp; Low  " calcext:value-type="string">
            <text:p>Big &amp; Low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ky</text:p>
          </table:table-cell>
          <table:table-cell table:number-columns-repeated="2"/>
          <table:table-cell table:formula="of:=[.D394]&amp;&quot; &quot;&amp;[.E394]&amp;&quot; &quot;&amp;[.F394]&amp;&quot; &quot;&amp;[.G394]&amp;&quot; &quot;&amp;[.H394]" office:value-type="string" office:string-value="Fat &amp; Perky  " calcext:value-type="string">
            <text:p>Fat &amp; Perky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Whirl</text:p>
          </table:table-cell>
          <table:table-cell table:number-columns-repeated="3"/>
          <table:table-cell table:formula="of:=[.D395]&amp;&quot; &quot;&amp;[.E395]&amp;&quot; &quot;&amp;[.F395]&amp;&quot; &quot;&amp;[.G395]&amp;&quot; &quot;&amp;[.H395]" office:value-type="string" office:string-value="Soft Whirl   " calcext:value-type="string">
            <text:p>Soft Whirl <text:s text:c="2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[.D396]&amp;&quot; &quot;&amp;[.E396]&amp;&quot; &quot;&amp;[.F396]&amp;&quot; &quot;&amp;[.G396]&amp;&quot; &quot;&amp;[.H396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ad</text:p>
          </table:table-cell>
          <table:table-cell table:number-columns-repeated="2"/>
          <table:table-cell table:formula="of:=[.D397]&amp;&quot; &quot;&amp;[.E397]&amp;&quot; &quot;&amp;[.F397]&amp;&quot; &quot;&amp;[.G397]&amp;&quot; &quot;&amp;[.H397]" office:value-type="string" office:string-value="New Age Pad  " calcext:value-type="string">
            <text:p>New Age Pad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antasy</text:p>
          </table:table-cell>
          <table:table-cell table:number-columns-repeated="4"/>
          <table:table-cell table:formula="of:=[.D398]&amp;&quot; &quot;&amp;[.E398]&amp;&quot; &quot;&amp;[.F398]&amp;&quot; &quot;&amp;[.G398]&amp;&quot; &quot;&amp;[.H398]" office:value-type="string" office:string-value="Fantasy    " calcext:value-type="string">
            <text:p>Fantasy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399]&amp;&quot; &quot;&amp;[.E399]&amp;&quot; &quot;&amp;[.F399]&amp;&quot; &quot;&amp;[.G399]&amp;&quot; &quot;&amp;[.H399]" office:value-type="string" office:string-value="Warm Pad   " calcext:value-type="string">
            <text:p>Warm P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ad</text:p>
          </table:table-cell>
          <table:table-cell table:number-columns-repeated="2"/>
          <table:table-cell table:formula="of:=[.D400]&amp;&quot; &quot;&amp;[.E400]&amp;&quot; &quot;&amp;[.F400]&amp;&quot; &quot;&amp;[.G400]&amp;&quot; &quot;&amp;[.H400]" office:value-type="string" office:string-value="Poly Synth Pad  " calcext:value-type="string">
            <text:p>Poly Synth Pad <text:s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401]&amp;&quot; &quot;&amp;[.E401]&amp;&quot; &quot;&amp;[.F401]&amp;&quot; &quot;&amp;[.G401]&amp;&quot; &quot;&amp;[.H401]" office:value-type="string" office:string-value="Choir Pad   " calcext:value-type="string">
            <text:p>Choir Pa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topia</text:p>
          </table:table-cell>
          <table:table-cell table:number-columns-repeated="4"/>
          <table:table-cell table:formula="of:=[.D402]&amp;&quot; &quot;&amp;[.E402]&amp;&quot; &quot;&amp;[.F402]&amp;&quot; &quot;&amp;[.G402]&amp;&quot; &quot;&amp;[.H402]" office:value-type="string" office:string-value="Itopia    " calcext:value-type="string">
            <text:p>Itopi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owed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403]&amp;&quot; &quot;&amp;[.E403]&amp;&quot; &quot;&amp;[.F403]&amp;&quot; &quot;&amp;[.G403]&amp;&quot; &quot;&amp;[.H403]" office:value-type="string" office:string-value="Bowed Pad   " calcext:value-type="string">
            <text:p>Bowed P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404]&amp;&quot; &quot;&amp;[.E404]&amp;&quot; &quot;&amp;[.F404]&amp;&quot; &quot;&amp;[.G404]&amp;&quot; &quot;&amp;[.H404]" office:value-type="string" office:string-value="Metallic Pad   " calcext:value-type="string">
            <text:p>Metallic P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405]&amp;&quot; &quot;&amp;[.E405]&amp;&quot; &quot;&amp;[.F405]&amp;&quot; &quot;&amp;[.G405]&amp;&quot; &quot;&amp;[.H405]" office:value-type="string" office:string-value="Halo Pad   " calcext:value-type="string">
            <text:p>Halo P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406]&amp;&quot; &quot;&amp;[.E406]&amp;&quot; &quot;&amp;[.F406]&amp;&quot; &quot;&amp;[.G406]&amp;&quot; &quot;&amp;[.H406]" office:value-type="string" office:string-value="Sweep Pad   " calcext:value-type="string">
            <text:p>Sweep Pad <text:s text:c="2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FFECT</text:p>
          </table:table-cell>
          <table:table-cell table:number-columns-repeated="5"/>
          <table:table-cell table:formula="of:=[.D407]&amp;&quot; &quot;&amp;[.E407]&amp;&quot; &quot;&amp;[.F407]&amp;&quot; &quot;&amp;[.G407]&amp;&quot; &quot;&amp;[.H407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ain</text:p>
          </table:table-cell>
          <table:table-cell table:number-columns-repeated="4"/>
          <table:table-cell table:formula="of:=[.D408]&amp;&quot; &quot;&amp;[.E408]&amp;&quot; &quot;&amp;[.F408]&amp;&quot; &quot;&amp;[.G408]&amp;&quot; &quot;&amp;[.H408]" office:value-type="string" office:string-value="Rain    " calcext:value-type="string">
            <text:p>Rai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rican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table:formula="of:=[.D409]&amp;&quot; &quot;&amp;[.E409]&amp;&quot; &quot;&amp;[.F409]&amp;&quot; &quot;&amp;[.G409]&amp;&quot; &quot;&amp;[.H409]" office:value-type="string" office:string-value="African Wind   " calcext:value-type="string">
            <text:p>African Wind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arib</text:p>
          </table:table-cell>
          <table:table-cell table:number-columns-repeated="4"/>
          <table:table-cell table:formula="of:=[.D410]&amp;&quot; &quot;&amp;[.E410]&amp;&quot; &quot;&amp;[.F410]&amp;&quot; &quot;&amp;[.G410]&amp;&quot; &quot;&amp;[.H410]" office:value-type="string" office:string-value="Carib    " calcext:value-type="string">
            <text:p>Carib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rack</text:p>
          </table:table-cell>
          <table:table-cell table:number-columns-repeated="3"/>
          <table:table-cell table:formula="of:=[.D411]&amp;&quot; &quot;&amp;[.E411]&amp;&quot; &quot;&amp;[.F411]&amp;&quot; &quot;&amp;[.G411]&amp;&quot; &quot;&amp;[.H411]" office:value-type="string" office:string-value="Sound Track   " calcext:value-type="string">
            <text:p>Sound Track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rologue</text:p>
          </table:table-cell>
          <table:table-cell table:number-columns-repeated="4"/>
          <table:table-cell table:formula="of:=[.D412]&amp;&quot; &quot;&amp;[.E412]&amp;&quot; &quot;&amp;[.F412]&amp;&quot; &quot;&amp;[.G412]&amp;&quot; &quot;&amp;[.H412]" office:value-type="string" office:string-value="Prologue    " calcext:value-type="string">
            <text:p>Prologu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rystal</text:p>
          </table:table-cell>
          <table:table-cell table:number-columns-repeated="4"/>
          <table:table-cell table:formula="of:=[.D413]&amp;&quot; &quot;&amp;[.E413]&amp;&quot; &quot;&amp;[.F413]&amp;&quot; &quot;&amp;[.G413]&amp;&quot; &quot;&amp;[.H413]" office:value-type="string" office:string-value="Crystal    " calcext:value-type="string">
            <text:p>Crystal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Comp</text:p>
          </table:table-cell>
          <table:table-cell table:number-columns-repeated="2"/>
          <table:table-cell table:formula="of:=[.D414]&amp;&quot; &quot;&amp;[.E414]&amp;&quot; &quot;&amp;[.F414]&amp;&quot; &quot;&amp;[.G414]&amp;&quot; &quot;&amp;[.H414]" office:value-type="string" office:string-value="Synth Drum Comp  " calcext:value-type="string">
            <text:p>Synth Drum Comp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corn</text:p>
          </table:table-cell>
          <table:table-cell table:number-columns-repeated="4"/>
          <table:table-cell table:formula="of:=[.D415]&amp;&quot; &quot;&amp;[.E415]&amp;&quot; &quot;&amp;[.F415]&amp;&quot; &quot;&amp;[.G415]&amp;&quot; &quot;&amp;[.H415]" office:value-type="string" office:string-value="Popcorn    " calcext:value-type="string">
            <text:p>Popcor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416]&amp;&quot; &quot;&amp;[.E416]&amp;&quot; &quot;&amp;[.F416]&amp;&quot; &quot;&amp;[.G416]&amp;&quot; &quot;&amp;[.H416]" office:value-type="string" office:string-value="Tiny Bells   " calcext:value-type="string">
            <text:p>Tiny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Glockenspiel</text:p>
          </table:table-cell>
          <table:table-cell table:number-columns-repeated="3"/>
          <table:table-cell table:formula="of:=[.D417]&amp;&quot; &quot;&amp;[.E417]&amp;&quot; &quot;&amp;[.F417]&amp;&quot; &quot;&amp;[.G417]&amp;&quot; &quot;&amp;[.H417]" office:value-type="string" office:string-value="Round Glockenspiel   " calcext:value-type="string">
            <text:p>Round Glockenspiel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lockenspiel</text:p>
          </table:table-cell>
          <table:table-cell office:value-type="string" calcext:value-type="string">
            <text:p>Chimes</text:p>
          </table:table-cell>
          <table:table-cell table:number-columns-repeated="3"/>
          <table:table-cell table:formula="of:=[.D418]&amp;&quot; &quot;&amp;[.E418]&amp;&quot; &quot;&amp;[.F418]&amp;&quot; &quot;&amp;[.G418]&amp;&quot; &quot;&amp;[.H418]" office:value-type="string" office:string-value="Glockenspiel Chimes   " calcext:value-type="string">
            <text:p>Glockenspiel Chime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419]&amp;&quot; &quot;&amp;[.E419]&amp;&quot; &quot;&amp;[.F419]&amp;&quot; &quot;&amp;[.G419]&amp;&quot; &quot;&amp;[.H419]" office:value-type="string" office:string-value="Clear Bells   " calcext:value-type="string">
            <text:p>Clear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420]&amp;&quot; &quot;&amp;[.E420]&amp;&quot; &quot;&amp;[.F420]&amp;&quot; &quot;&amp;[.G420]&amp;&quot; &quot;&amp;[.H420]" office:value-type="string" office:string-value="Chorus Bells   " calcext:value-type="string">
            <text:p>Chorus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formula="of:=[.D421]&amp;&quot; &quot;&amp;[.E421]&amp;&quot; &quot;&amp;[.F421]&amp;&quot; &quot;&amp;[.G421]&amp;&quot; &quot;&amp;[.H421]" office:value-type="string" office:string-value="Soft Crystal   " calcext:value-type="string">
            <text:p>Soft Crystal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422]&amp;&quot; &quot;&amp;[.E422]&amp;&quot; &quot;&amp;[.F422]&amp;&quot; &quot;&amp;[.G422]&amp;&quot; &quot;&amp;[.H422]" office:value-type="string" office:string-value="Air Bells   " calcext:value-type="string">
            <text:p>Air Bell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Harp</text:p>
          </table:table-cell>
          <table:table-cell table:number-columns-repeated="3"/>
          <table:table-cell table:formula="of:=[.D423]&amp;&quot; &quot;&amp;[.E423]&amp;&quot; &quot;&amp;[.F423]&amp;&quot; &quot;&amp;[.G423]&amp;&quot; &quot;&amp;[.H423]" office:value-type="string" office:string-value="Bell Harp   " calcext:value-type="string">
            <text:p>Bell Harp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amelimba</text:p>
          </table:table-cell>
          <table:table-cell table:number-columns-repeated="4"/>
          <table:table-cell table:formula="of:=[.D424]&amp;&quot; &quot;&amp;[.E424]&amp;&quot; &quot;&amp;[.F424]&amp;&quot; &quot;&amp;[.G424]&amp;&quot; &quot;&amp;[.H424]" office:value-type="string" office:string-value="Gamelimba    " calcext:value-type="string">
            <text:p>Gamelimb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mosphere</text:p>
          </table:table-cell>
          <table:table-cell table:number-columns-repeated="4"/>
          <table:table-cell table:formula="of:=[.D425]&amp;&quot; &quot;&amp;[.E425]&amp;&quot; &quot;&amp;[.F425]&amp;&quot; &quot;&amp;[.G425]&amp;&quot; &quot;&amp;[.H425]" office:value-type="string" office:string-value="Atmosphere    " calcext:value-type="string">
            <text:p>Atmosphere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Atmosphere</text:p>
          </table:table-cell>
          <table:table-cell table:number-columns-repeated="3"/>
          <table:table-cell table:formula="of:=[.D426]&amp;&quot; &quot;&amp;[.E426]&amp;&quot; &quot;&amp;[.F426]&amp;&quot; &quot;&amp;[.G426]&amp;&quot; &quot;&amp;[.H426]" office:value-type="string" office:string-value="Warm Atmosphere   " calcext:value-type="string">
            <text:p>Warm Atmospher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Release</text:p>
          </table:table-cell>
          <table:table-cell table:number-columns-repeated="3"/>
          <table:table-cell table:formula="of:=[.D427]&amp;&quot; &quot;&amp;[.E427]&amp;&quot; &quot;&amp;[.F427]&amp;&quot; &quot;&amp;[.G427]&amp;&quot; &quot;&amp;[.H427]" office:value-type="string" office:string-value="Hollow Release   " calcext:value-type="string">
            <text:p>Hollow Releas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iano</text:p>
          </table:table-cell>
          <table:table-cell table:number-columns-repeated="2"/>
          <table:table-cell table:formula="of:=[.D428]&amp;&quot; &quot;&amp;[.E428]&amp;&quot; &quot;&amp;[.F428]&amp;&quot; &quot;&amp;[.G428]&amp;&quot; &quot;&amp;[.H428]" office:value-type="string" office:string-value="Nylon Electric Piano  " calcext:value-type="string">
            <text:p>Nylon Electric Piano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Harp</text:p>
          </table:table-cell>
          <table:table-cell table:number-columns-repeated="3"/>
          <table:table-cell table:formula="of:=[.D429]&amp;&quot; &quot;&amp;[.E429]&amp;&quot; &quot;&amp;[.F429]&amp;&quot; &quot;&amp;[.G429]&amp;&quot; &quot;&amp;[.H429]" office:value-type="string" office:string-value="Nylon Harp   " calcext:value-type="string">
            <text:p>Nylon Harp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Vox</text:p>
          </table:table-cell>
          <table:table-cell table:number-columns-repeated="3"/>
          <table:table-cell table:formula="of:=[.D430]&amp;&quot; &quot;&amp;[.E430]&amp;&quot; &quot;&amp;[.F430]&amp;&quot; &quot;&amp;[.G430]&amp;&quot; &quot;&amp;[.H430]" office:value-type="string" office:string-value="Harp Vox   " calcext:value-type="string">
            <text:p>Harp Vox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Pad</text:p>
          </table:table-cell>
          <table:table-cell table:number-columns-repeated="3"/>
          <table:table-cell table:formula="of:=[.D431]&amp;&quot; &quot;&amp;[.E431]&amp;&quot; &quot;&amp;[.F431]&amp;&quot; &quot;&amp;[.G431]&amp;&quot; &quot;&amp;[.H431]" office:value-type="string" office:string-value="Atmosphere Pad   " calcext:value-type="string">
            <text:p>Atmosphere Pad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rightness</text:p>
          </table:table-cell>
          <table:table-cell table:number-columns-repeated="4"/>
          <table:table-cell table:formula="of:=[.D432]&amp;&quot; &quot;&amp;[.E432]&amp;&quot; &quot;&amp;[.F432]&amp;&quot; &quot;&amp;[.G432]&amp;&quot; &quot;&amp;[.H432]" office:value-type="string" office:string-value="Brightness    " calcext:value-type="string">
            <text:p>Brightness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oblins</text:p>
          </table:table-cell>
          <table:table-cell table:number-columns-repeated="4"/>
          <table:table-cell table:formula="of:=[.D433]&amp;&quot; &quot;&amp;[.E433]&amp;&quot; &quot;&amp;[.F433]&amp;&quot; &quot;&amp;[.G433]&amp;&quot; &quot;&amp;[.H433]" office:value-type="string" office:string-value="Goblins    " calcext:value-type="string">
            <text:p>Goblins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oblins</text:p>
          </table:table-cell>
          <table:table-cell office:value-type="string" calcext:value-type="string">
            <text:p>Synth</text:p>
          </table:table-cell>
          <table:table-cell table:number-columns-repeated="3"/>
          <table:table-cell table:formula="of:=[.D434]&amp;&quot; &quot;&amp;[.E434]&amp;&quot; &quot;&amp;[.F434]&amp;&quot; &quot;&amp;[.G434]&amp;&quot; &quot;&amp;[.H434]" office:value-type="string" office:string-value="Goblins Synth   " calcext:value-type="string">
            <text:p>Goblins Synth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reeper</text:p>
          </table:table-cell>
          <table:table-cell table:number-columns-repeated="4"/>
          <table:table-cell table:formula="of:=[.D435]&amp;&quot; &quot;&amp;[.E435]&amp;&quot; &quot;&amp;[.F435]&amp;&quot; &quot;&amp;[.G435]&amp;&quot; &quot;&amp;[.H435]" office:value-type="string" office:string-value="Creeper    " calcext:value-type="string">
            <text:p>Creeper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itual</text:p>
          </table:table-cell>
          <table:table-cell table:number-columns-repeated="4"/>
          <table:table-cell table:formula="of:=[.D436]&amp;&quot; &quot;&amp;[.E436]&amp;&quot; &quot;&amp;[.F436]&amp;&quot; &quot;&amp;[.G436]&amp;&quot; &quot;&amp;[.H436]" office:value-type="string" office:string-value="Ritual    " calcext:value-type="string">
            <text:p>Ritual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eaven</text:p>
          </table:table-cell>
          <table:table-cell table:number-columns-repeated="3"/>
          <table:table-cell table:formula="of:=[.D437]&amp;&quot; &quot;&amp;[.E437]&amp;&quot; &quot;&amp;[.F437]&amp;&quot; &quot;&amp;[.G437]&amp;&quot; &quot;&amp;[.H437]" office:value-type="string" office:string-value="To Heaven   " calcext:value-type="string">
            <text:p>To Heave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ight</text:p>
          </table:table-cell>
          <table:table-cell table:number-columns-repeated="4"/>
          <table:table-cell table:formula="of:=[.D438]&amp;&quot; &quot;&amp;[.E438]&amp;&quot; &quot;&amp;[.F438]&amp;&quot; &quot;&amp;[.G438]&amp;&quot; &quot;&amp;[.H438]" office:value-type="string" office:string-value="Night    " calcext:value-type="string">
            <text:p>Night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isten</text:p>
          </table:table-cell>
          <table:table-cell table:number-columns-repeated="4"/>
          <table:table-cell table:formula="of:=[.D439]&amp;&quot; &quot;&amp;[.E439]&amp;&quot; &quot;&amp;[.F439]&amp;&quot; &quot;&amp;[.G439]&amp;&quot; &quot;&amp;[.H439]" office:value-type="string" office:string-value="Glisten    " calcext:value-type="string">
            <text:p>Gliste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hoir</text:p>
          </table:table-cell>
          <table:table-cell table:number-columns-repeated="3"/>
          <table:table-cell table:formula="of:=[.D440]&amp;&quot; &quot;&amp;[.E440]&amp;&quot; &quot;&amp;[.F440]&amp;&quot; &quot;&amp;[.G440]&amp;&quot; &quot;&amp;[.H440]" office:value-type="string" office:string-value="Bell Choir   " calcext:value-type="string">
            <text:p>Bell Choir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choes</text:p>
          </table:table-cell>
          <table:table-cell table:number-columns-repeated="4"/>
          <table:table-cell table:formula="of:=[.D441]&amp;&quot; &quot;&amp;[.E441]&amp;&quot; &quot;&amp;[.F441]&amp;&quot; &quot;&amp;[.G441]&amp;&quot; &quot;&amp;[.H441]" office:value-type="string" office:string-value="Echoes    " calcext:value-type="string">
            <text:p>Echoes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ci-Fi</text:p>
          </table:table-cell>
          <table:table-cell table:number-columns-repeated="4"/>
          <table:table-cell table:formula="of:=[.D442]&amp;&quot; &quot;&amp;[.E442]&amp;&quot; &quot;&amp;[.F442]&amp;&quot; &quot;&amp;[.G442]&amp;&quot; &quot;&amp;[.H442]" office:value-type="string" office:string-value="Sci-Fi    " calcext:value-type="string">
            <text:p>Sci-Fi <text:s text:c="3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WORLD</text:p>
          </table:table-cell>
          <table:table-cell table:number-columns-repeated="6"/>
          <table:table-cell table:formula="of:=[.D443]&amp;&quot; &quot;&amp;[.E443]&amp;&quot; &quot;&amp;[.F443]&amp;&quot; &quot;&amp;[.G443]&amp;&quot; &quot;&amp;[.H443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tar</text:p>
          </table:table-cell>
          <table:table-cell table:number-columns-repeated="4"/>
          <table:table-cell table:formula="of:=[.D444]&amp;&quot; &quot;&amp;[.E444]&amp;&quot; &quot;&amp;[.F444]&amp;&quot; &quot;&amp;[.G444]&amp;&quot; &quot;&amp;[.H444]" office:value-type="string" office:string-value="Sitar    " calcext:value-type="string">
            <text:p>Sitar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tuned</text:p>
          </table:table-cell>
          <table:table-cell office:value-type="string" calcext:value-type="string">
            <text:p>Sitar</text:p>
          </table:table-cell>
          <table:table-cell table:number-columns-repeated="3"/>
          <table:table-cell table:formula="of:=[.D445]&amp;&quot; &quot;&amp;[.E445]&amp;&quot; &quot;&amp;[.F445]&amp;&quot; &quot;&amp;[.G445]&amp;&quot; &quot;&amp;[.H445]" office:value-type="string" office:string-value="Detuned Sitar   " calcext:value-type="string">
            <text:p>Detuned Sitar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ta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D446]&amp;&quot; &quot;&amp;[.E446]&amp;&quot; &quot;&amp;[.F446]&amp;&quot; &quot;&amp;[.G446]&amp;&quot; &quot;&amp;[.H446]" office:value-type="string" office:string-value="Sitar 2   " calcext:value-type="string">
            <text:p>Sitar 2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amboura</text:p>
          </table:table-cell>
          <table:table-cell table:number-columns-repeated="4"/>
          <table:table-cell table:formula="of:=[.D447]&amp;&quot; &quot;&amp;[.E447]&amp;&quot; &quot;&amp;[.F447]&amp;&quot; &quot;&amp;[.G447]&amp;&quot; &quot;&amp;[.H447]" office:value-type="string" office:string-value="Tamboura    " calcext:value-type="string">
            <text:p>Tambour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anjo</text:p>
          </table:table-cell>
          <table:table-cell table:number-columns-repeated="4"/>
          <table:table-cell table:formula="of:=[.D448]&amp;&quot; &quot;&amp;[.E448]&amp;&quot; &quot;&amp;[.F448]&amp;&quot; &quot;&amp;[.G448]&amp;&quot; &quot;&amp;[.H448]" office:value-type="string" office:string-value="Banjo    " calcext:value-type="string">
            <text:p>Banjo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ted</text:p>
          </table:table-cell>
          <table:table-cell office:value-type="string" calcext:value-type="string">
            <text:p>Banjo</text:p>
          </table:table-cell>
          <table:table-cell table:number-columns-repeated="3"/>
          <table:table-cell table:formula="of:=[.D449]&amp;&quot; &quot;&amp;[.E449]&amp;&quot; &quot;&amp;[.F449]&amp;&quot; &quot;&amp;[.G449]&amp;&quot; &quot;&amp;[.H449]" office:value-type="string" office:string-value="Muted Banjo   " calcext:value-type="string">
            <text:p>Muted Banjo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bab</text:p>
          </table:table-cell>
          <table:table-cell table:number-columns-repeated="4"/>
          <table:table-cell table:formula="of:=[.D450]&amp;&quot; &quot;&amp;[.E450]&amp;&quot; &quot;&amp;[.F450]&amp;&quot; &quot;&amp;[.G450]&amp;&quot; &quot;&amp;[.H450]" office:value-type="string" office:string-value="Rabab    " calcext:value-type="string">
            <text:p>Rabab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opichant</text:p>
          </table:table-cell>
          <table:table-cell table:number-columns-repeated="4"/>
          <table:table-cell table:formula="of:=[.D451]&amp;&quot; &quot;&amp;[.E451]&amp;&quot; &quot;&amp;[.F451]&amp;&quot; &quot;&amp;[.G451]&amp;&quot; &quot;&amp;[.H451]" office:value-type="string" office:string-value="Gopichant    " calcext:value-type="string">
            <text:p>Gopichant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ud</text:p>
          </table:table-cell>
          <table:table-cell table:number-columns-repeated="4"/>
          <table:table-cell table:formula="of:=[.D452]&amp;&quot; &quot;&amp;[.E452]&amp;&quot; &quot;&amp;[.F452]&amp;&quot; &quot;&amp;[.G452]&amp;&quot; &quot;&amp;[.H452]" office:value-type="string" office:string-value="Oud    " calcext:value-type="string">
            <text:p>Oud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amisen</text:p>
          </table:table-cell>
          <table:table-cell table:number-columns-repeated="4"/>
          <table:table-cell table:formula="of:=[.D453]&amp;&quot; &quot;&amp;[.E453]&amp;&quot; &quot;&amp;[.F453]&amp;&quot; &quot;&amp;[.G453]&amp;&quot; &quot;&amp;[.H453]" office:value-type="string" office:string-value="Shamisen    " calcext:value-type="string">
            <text:p>Shamisen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oto</text:p>
          </table:table-cell>
          <table:table-cell table:number-columns-repeated="4"/>
          <table:table-cell table:formula="of:=[.D454]&amp;&quot; &quot;&amp;[.E454]&amp;&quot; &quot;&amp;[.F454]&amp;&quot; &quot;&amp;[.G454]&amp;&quot; &quot;&amp;[.H454]" office:value-type="string" office:string-value="Koto    " calcext:value-type="string">
            <text:p>Koto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aisho-kin</text:p>
          </table:table-cell>
          <table:table-cell table:number-columns-repeated="4"/>
          <table:table-cell table:formula="of:=[.D455]&amp;&quot; &quot;&amp;[.E455]&amp;&quot; &quot;&amp;[.F455]&amp;&quot; &quot;&amp;[.G455]&amp;&quot; &quot;&amp;[.H455]" office:value-type="string" office:string-value="Taisho-kin    " calcext:value-type="string">
            <text:p>Taisho-kin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noon</text:p>
          </table:table-cell>
          <table:table-cell table:number-columns-repeated="4"/>
          <table:table-cell table:formula="of:=[.D456]&amp;&quot; &quot;&amp;[.E456]&amp;&quot; &quot;&amp;[.F456]&amp;&quot; &quot;&amp;[.G456]&amp;&quot; &quot;&amp;[.H456]" office:value-type="string" office:string-value="Kanoon    " calcext:value-type="string">
            <text:p>Kanoon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alimba</text:p>
          </table:table-cell>
          <table:table-cell table:number-columns-repeated="4"/>
          <table:table-cell table:formula="of:=[.D457]&amp;&quot; &quot;&amp;[.E457]&amp;&quot; &quot;&amp;[.F457]&amp;&quot; &quot;&amp;[.G457]&amp;&quot; &quot;&amp;[.H457]" office:value-type="string" office:string-value="Kalimba    " calcext:value-type="string">
            <text:p>Kalimba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agpipe</text:p>
          </table:table-cell>
          <table:table-cell table:number-columns-repeated="4"/>
          <table:table-cell table:formula="of:=[.D458]&amp;&quot; &quot;&amp;[.E458]&amp;&quot; &quot;&amp;[.F458]&amp;&quot; &quot;&amp;[.G458]&amp;&quot; &quot;&amp;[.H458]" office:value-type="string" office:string-value="Bagpipe    " calcext:value-type="string">
            <text:p>Bagpip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ddle</text:p>
          </table:table-cell>
          <table:table-cell table:number-columns-repeated="4"/>
          <table:table-cell table:formula="of:=[.D459]&amp;&quot; &quot;&amp;[.E459]&amp;&quot; &quot;&amp;[.F459]&amp;&quot; &quot;&amp;[.G459]&amp;&quot; &quot;&amp;[.H459]" office:value-type="string" office:string-value="Fiddle    " calcext:value-type="string">
            <text:p>Fiddl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hehnai</text:p>
          </table:table-cell>
          <table:table-cell table:number-columns-repeated="4"/>
          <table:table-cell table:formula="of:=[.D460]&amp;&quot; &quot;&amp;[.E460]&amp;&quot; &quot;&amp;[.F460]&amp;&quot; &quot;&amp;[.G460]&amp;&quot; &quot;&amp;[.H460]" office:value-type="string" office:string-value="Shehnai    " calcext:value-type="string">
            <text:p>Shehnai <text:s text:c="3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PERCUSSIVE</text:p>
          </table:table-cell>
          <table:table-cell table:number-columns-repeated="6"/>
          <table:table-cell table:formula="of:=[.D461]&amp;&quot; &quot;&amp;[.E461]&amp;&quot; &quot;&amp;[.F461]&amp;&quot; &quot;&amp;[.G461]&amp;&quot; &quot;&amp;[.H461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inkle</text:p>
          </table:table-cell>
          <table:table-cell office:value-type="string" calcext:value-type="string">
            <text:p>Bell</text:p>
          </table:table-cell>
          <table:table-cell table:number-columns-repeated="3"/>
          <table:table-cell table:formula="of:=[.D462]&amp;&quot; &quot;&amp;[.E462]&amp;&quot; &quot;&amp;[.F462]&amp;&quot; &quot;&amp;[.G462]&amp;&quot; &quot;&amp;[.H462]" office:value-type="string" office:string-value="Tinkle Bell   " calcext:value-type="string">
            <text:p>Tinkle Bell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onang</text:p>
          </table:table-cell>
          <table:table-cell table:number-columns-repeated="4"/>
          <table:table-cell table:formula="of:=[.D463]&amp;&quot; &quot;&amp;[.E463]&amp;&quot; &quot;&amp;[.F463]&amp;&quot; &quot;&amp;[.G463]&amp;&quot; &quot;&amp;[.H463]" office:value-type="string" office:string-value="Bonang    " calcext:value-type="string">
            <text:p>Bonang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tair</text:p>
          </table:table-cell>
          <table:table-cell table:number-columns-repeated="4"/>
          <table:table-cell table:formula="of:=[.D464]&amp;&quot; &quot;&amp;[.E464]&amp;&quot; &quot;&amp;[.F464]&amp;&quot; &quot;&amp;[.G464]&amp;&quot; &quot;&amp;[.H464]" office:value-type="string" office:string-value="Altair    " calcext:value-type="string">
            <text:p>Altair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amelan</text:p>
          </table:table-cell>
          <table:table-cell office:value-type="string" calcext:value-type="string">
            <text:p>Gongs</text:p>
          </table:table-cell>
          <table:table-cell table:number-columns-repeated="3"/>
          <table:table-cell table:formula="of:=[.D465]&amp;&quot; &quot;&amp;[.E465]&amp;&quot; &quot;&amp;[.F465]&amp;&quot; &quot;&amp;[.G465]&amp;&quot; &quot;&amp;[.H465]" office:value-type="string" office:string-value="Gamelan Gongs   " calcext:value-type="string">
            <text:p>Gamelan Gong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Gamelan</text:p>
          </table:table-cell>
          <table:table-cell office:value-type="string" calcext:value-type="string">
            <text:p>Gongs</text:p>
          </table:table-cell>
          <table:table-cell table:number-columns-repeated="2"/>
          <table:table-cell table:formula="of:=[.D466]&amp;&quot; &quot;&amp;[.E466]&amp;&quot; &quot;&amp;[.F466]&amp;&quot; &quot;&amp;[.G466]&amp;&quot; &quot;&amp;[.H466]" office:value-type="string" office:string-value="Stereo Gamelan Gongs  " calcext:value-type="string">
            <text:p>Stereo Gamelan Gongs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Cymbal</text:p>
          </table:table-cell>
          <table:table-cell table:number-columns-repeated="3"/>
          <table:table-cell table:formula="of:=[.D467]&amp;&quot; &quot;&amp;[.E467]&amp;&quot; &quot;&amp;[.F467]&amp;&quot; &quot;&amp;[.G467]&amp;&quot; &quot;&amp;[.H467]" office:value-type="string" office:string-value="Rama Cymbal   " calcext:value-type="string">
            <text:p>Rama Cymbal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gogo</text:p>
          </table:table-cell>
          <table:table-cell table:number-columns-repeated="4"/>
          <table:table-cell table:formula="of:=[.D468]&amp;&quot; &quot;&amp;[.E468]&amp;&quot; &quot;&amp;[.F468]&amp;&quot; &quot;&amp;[.G468]&amp;&quot; &quot;&amp;[.H468]" office:value-type="string" office:string-value="Agogo    " calcext:value-type="string">
            <text:p>Agogo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ums</text:p>
          </table:table-cell>
          <table:table-cell table:number-columns-repeated="3"/>
          <table:table-cell table:formula="of:=[.D469]&amp;&quot; &quot;&amp;[.E469]&amp;&quot; &quot;&amp;[.F469]&amp;&quot; &quot;&amp;[.G469]&amp;&quot; &quot;&amp;[.H469]" office:value-type="string" office:string-value="Steel Drums   " calcext:value-type="string">
            <text:p>Steel Drums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ercussion</text:p>
          </table:table-cell>
          <table:table-cell table:number-columns-repeated="3"/>
          <table:table-cell table:formula="of:=[.D470]&amp;&quot; &quot;&amp;[.E470]&amp;&quot; &quot;&amp;[.F470]&amp;&quot; &quot;&amp;[.G470]&amp;&quot; &quot;&amp;[.H470]" office:value-type="string" office:string-value="Glass Percussion   " calcext:value-type="string">
            <text:p>Glass Percussion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Bells</text:p>
          </table:table-cell>
          <table:table-cell table:number-columns-repeated="3"/>
          <table:table-cell table:formula="of:=[.D471]&amp;&quot; &quot;&amp;[.E471]&amp;&quot; &quot;&amp;[.F471]&amp;&quot; &quot;&amp;[.G471]&amp;&quot; &quot;&amp;[.H471]" office:value-type="string" office:string-value="Thai Bells   " calcext:value-type="string">
            <text:p>Thai Bells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oodblock</text:p>
          </table:table-cell>
          <table:table-cell table:number-columns-repeated="4"/>
          <table:table-cell table:formula="of:=[.D472]&amp;&quot; &quot;&amp;[.E472]&amp;&quot; &quot;&amp;[.F472]&amp;&quot; &quot;&amp;[.G472]&amp;&quot; &quot;&amp;[.H472]" office:value-type="string" office:string-value="Woodblock    " calcext:value-type="string">
            <text:p>Woodblock <text:s text:c="3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stanets</text:p>
          </table:table-cell>
          <table:table-cell table:number-columns-repeated="4"/>
          <table:table-cell table:formula="of:=[.D473]&amp;&quot; &quot;&amp;[.E473]&amp;&quot; &quot;&amp;[.F473]&amp;&quot; &quot;&amp;[.G473]&amp;&quot; &quot;&amp;[.H473]" office:value-type="string" office:string-value="Castanets    " calcext:value-type="string">
            <text:p>Castanets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Drum</text:p>
          </table:table-cell>
          <table:table-cell table:number-columns-repeated="3"/>
          <table:table-cell table:formula="of:=[.D474]&amp;&quot; &quot;&amp;[.E474]&amp;&quot; &quot;&amp;[.F474]&amp;&quot; &quot;&amp;[.G474]&amp;&quot; &quot;&amp;[.H474]" office:value-type="string" office:string-value="Taiko Drum   " calcext:value-type="string">
            <text:p>Taiko Dru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ran</text:p>
          </table:table-cell>
          <table:table-cell office:value-type="string" calcext:value-type="string">
            <text:p>Cassa</text:p>
          </table:table-cell>
          <table:table-cell table:number-columns-repeated="3"/>
          <table:table-cell table:formula="of:=[.D475]&amp;&quot; &quot;&amp;[.E475]&amp;&quot; &quot;&amp;[.F475]&amp;&quot; &quot;&amp;[.G475]&amp;&quot; &quot;&amp;[.H475]" office:value-type="string" office:string-value="Gran Cassa   " calcext:value-type="string">
            <text:p>Gran Cassa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Tom</text:p>
          </table:table-cell>
          <table:table-cell table:number-columns-repeated="3"/>
          <table:table-cell table:formula="of:=[.D476]&amp;&quot; &quot;&amp;[.E476]&amp;&quot; &quot;&amp;[.F476]&amp;&quot; &quot;&amp;[.G476]&amp;&quot; &quot;&amp;[.H476]" office:value-type="string" office:string-value="Melodic Tom   " calcext:value-type="string">
            <text:p>Melodic To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To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477]&amp;&quot; &quot;&amp;[.E477]&amp;&quot; &quot;&amp;[.F477]&amp;&quot; &quot;&amp;[.G477]&amp;&quot; &quot;&amp;[.H477]" office:value-type="string" office:string-value="Melodic Tom 2  " calcext:value-type="string">
            <text:p>Melodic Tom 2 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om</text:p>
          </table:table-cell>
          <table:table-cell table:number-columns-repeated="3"/>
          <table:table-cell table:formula="of:=[.D478]&amp;&quot; &quot;&amp;[.E478]&amp;&quot; &quot;&amp;[.F478]&amp;&quot; &quot;&amp;[.G478]&amp;&quot; &quot;&amp;[.H478]" office:value-type="string" office:string-value="Real Tom   " calcext:value-type="string">
            <text:p>Real To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Tom</text:p>
          </table:table-cell>
          <table:table-cell table:number-columns-repeated="3"/>
          <table:table-cell table:formula="of:=[.D479]&amp;&quot; &quot;&amp;[.E479]&amp;&quot; &quot;&amp;[.F479]&amp;&quot; &quot;&amp;[.G479]&amp;&quot; &quot;&amp;[.H479]" office:value-type="string" office:string-value="Rock Tom   " calcext:value-type="string">
            <text:p>Rock Tom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Drum</text:p>
          </table:table-cell>
          <table:table-cell table:number-columns-repeated="3"/>
          <table:table-cell table:formula="of:=[.D480]&amp;&quot; &quot;&amp;[.E480]&amp;&quot; &quot;&amp;[.F480]&amp;&quot; &quot;&amp;[.G480]&amp;&quot; &quot;&amp;[.H480]" office:value-type="string" office:string-value="Synth Drum   " calcext:value-type="string">
            <text:p>Synth Dru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Tom</text:p>
          </table:table-cell>
          <table:table-cell table:number-columns-repeated="3"/>
          <table:table-cell table:formula="of:=[.D481]&amp;&quot; &quot;&amp;[.E481]&amp;&quot; &quot;&amp;[.F481]&amp;&quot; &quot;&amp;[.G481]&amp;&quot; &quot;&amp;[.H481]" office:value-type="string" office:string-value="Analog Tom   " calcext:value-type="string">
            <text:p>Analog Tom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Percussion</text:p>
          </table:table-cell>
          <table:table-cell table:number-columns-repeated="3"/>
          <table:table-cell table:formula="of:=[.D482]&amp;&quot; &quot;&amp;[.E482]&amp;&quot; &quot;&amp;[.F482]&amp;&quot; &quot;&amp;[.G482]&amp;&quot; &quot;&amp;[.H482]" office:value-type="string" office:string-value="Electronic Percussion   " calcext:value-type="string">
            <text:p>Electronic Percussion <text:s text:c="2"/>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FFECTS</text:p>
          </table:table-cell>
          <table:table-cell table:number-columns-repeated="5"/>
          <table:table-cell table:formula="of:=[.D483]&amp;&quot; &quot;&amp;[.E483]&amp;&quot; &quot;&amp;[.F483]&amp;&quot; &quot;&amp;[.G483]&amp;&quot; &quot;&amp;[.H483]" office:value-type="string" office:string-value="    " calcext:value-type="string">
            <text:p><text:s text:c="4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Cymbal</text:p>
          </table:table-cell>
          <table:table-cell table:number-columns-repeated="3"/>
          <table:table-cell table:formula="of:=[.D484]&amp;&quot; &quot;&amp;[.E484]&amp;&quot; &quot;&amp;[.F484]&amp;&quot; &quot;&amp;[.G484]&amp;&quot; &quot;&amp;[.H484]" office:value-type="string" office:string-value="Reverse Cymbal   " calcext:value-type="string">
            <text:p>Reverse Cymbal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et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table:formula="of:=[.D485]&amp;&quot; &quot;&amp;[.E485]&amp;&quot; &quot;&amp;[.F485]&amp;&quot; &quot;&amp;[.G485]&amp;&quot; &quot;&amp;[.H485]" office:value-type="string" office:string-value="Fret Noise   " calcext:value-type="string">
            <text:p>Fret Noise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table:formula="of:=[.D486]&amp;&quot; &quot;&amp;[.E486]&amp;&quot; &quot;&amp;[.F486]&amp;&quot; &quot;&amp;[.G486]&amp;&quot; &quot;&amp;[.H486]" office:value-type="string" office:string-value="Breath Noise   " calcext:value-type="string">
            <text:p>Breath Noise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ashore</text:p>
          </table:table-cell>
          <table:table-cell table:number-columns-repeated="4"/>
          <table:table-cell table:formula="of:=[.D487]&amp;&quot; &quot;&amp;[.E487]&amp;&quot; &quot;&amp;[.F487]&amp;&quot; &quot;&amp;[.G487]&amp;&quot; &quot;&amp;[.H487]" office:value-type="string" office:string-value="Seashore    " calcext:value-type="string">
            <text:p>Seashor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Tweet</text:p>
          </table:table-cell>
          <table:table-cell table:number-columns-repeated="3"/>
          <table:table-cell table:formula="of:=[.D488]&amp;&quot; &quot;&amp;[.E488]&amp;&quot; &quot;&amp;[.F488]&amp;&quot; &quot;&amp;[.G488]&amp;&quot; &quot;&amp;[.H488]" office:value-type="string" office:string-value="Bird Tweet   " calcext:value-type="string">
            <text:p>Bird Tweet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Ring</text:p>
          </table:table-cell>
          <table:table-cell table:number-columns-repeated="3"/>
          <table:table-cell table:formula="of:=[.D489]&amp;&quot; &quot;&amp;[.E489]&amp;&quot; &quot;&amp;[.F489]&amp;&quot; &quot;&amp;[.G489]&amp;&quot; &quot;&amp;[.H489]" office:value-type="string" office:string-value="Telephone Ring   " calcext:value-type="string">
            <text:p>Telephone Ring <text:s text:c="2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elicopter</text:p>
          </table:table-cell>
          <table:table-cell table:number-columns-repeated="4"/>
          <table:table-cell table:formula="of:=[.D490]&amp;&quot; &quot;&amp;[.E490]&amp;&quot; &quot;&amp;[.F490]&amp;&quot; &quot;&amp;[.G490]&amp;&quot; &quot;&amp;[.H490]" office:value-type="string" office:string-value="Helicopter    " calcext:value-type="string">
            <text:p>Helicopter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pplause</text:p>
          </table:table-cell>
          <table:table-cell table:number-columns-repeated="4"/>
          <table:table-cell table:formula="of:=[.D491]&amp;&quot; &quot;&amp;[.E491]&amp;&quot; &quot;&amp;[.F491]&amp;&quot; &quot;&amp;[.G491]&amp;&quot; &quot;&amp;[.H491]" office:value-type="string" office:string-value="Applause    " calcext:value-type="string">
            <text:p>Applause <text:s text:c="3"/>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unshot</text:p>
          </table:table-cell>
          <table:table-cell table:number-columns-repeated="4"/>
          <table:table-cell table:formula="of:=[.D492]&amp;&quot; &quot;&amp;[.E492]&amp;&quot; &quot;&amp;[.F492]&amp;&quot; &quot;&amp;[.G492]&amp;&quot; &quot;&amp;[.H492]" office:value-type="string" office:string-value="Gunshot    " calcext:value-type="string">
            <text:p>Gunshot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493]&amp;&quot; &quot;&amp;[.E493]&amp;&quot; &quot;&amp;[.F493]&amp;&quot; &quot;&amp;[.G493]&amp;&quot; &quot;&amp;[.H493]" office:value-type="string" office:string-value="Cutting Noise 1  " calcext:value-type="string">
            <text:p>Cutting Noise 1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Nois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494]&amp;&quot; &quot;&amp;[.E494]&amp;&quot; &quot;&amp;[.F494]&amp;&quot; &quot;&amp;[.G494]&amp;&quot; &quot;&amp;[.H494]" office:value-type="string" office:string-value="Cutting Noise 2  " calcext:value-type="string">
            <text:p>Cutting Noise 2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lap</text:p>
          </table:table-cell>
          <table:table-cell table:number-columns-repeated="3"/>
          <table:table-cell table:formula="of:=[.D495]&amp;&quot; &quot;&amp;[.E495]&amp;&quot; &quot;&amp;[.F495]&amp;&quot; &quot;&amp;[.G495]&amp;&quot; &quot;&amp;[.H495]" office:value-type="string" office:string-value="String Slap   " calcext:value-type="string">
            <text:p>String Slap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table:formula="of:=[.D496]&amp;&quot; &quot;&amp;[.E496]&amp;&quot; &quot;&amp;[.F496]&amp;&quot; &quot;&amp;[.G496]&amp;&quot; &quot;&amp;[.H496]" office:value-type="string" office:string-value="Flute Key Click  " calcext:value-type="string">
            <text:p>Flute Key Click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hower</text:p>
          </table:table-cell>
          <table:table-cell table:number-columns-repeated="4"/>
          <table:table-cell table:formula="of:=[.D497]&amp;&quot; &quot;&amp;[.E497]&amp;&quot; &quot;&amp;[.F497]&amp;&quot; &quot;&amp;[.G497]&amp;&quot; &quot;&amp;[.H497]" office:value-type="string" office:string-value="Shower    " calcext:value-type="string">
            <text:p>Shower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under</text:p>
          </table:table-cell>
          <table:table-cell table:number-columns-repeated="4"/>
          <table:table-cell table:formula="of:=[.D498]&amp;&quot; &quot;&amp;[.E498]&amp;&quot; &quot;&amp;[.F498]&amp;&quot; &quot;&amp;[.G498]&amp;&quot; &quot;&amp;[.H498]" office:value-type="string" office:string-value="Thunder    " calcext:value-type="string">
            <text:p>Thunder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table:formula="of:=[.D499]&amp;&quot; &quot;&amp;[.E499]&amp;&quot; &quot;&amp;[.F499]&amp;&quot; &quot;&amp;[.G499]&amp;&quot; &quot;&amp;[.H499]" office:value-type="string" office:string-value="Wind    " calcext:value-type="string">
            <text:p>Wind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eam</text:p>
          </table:table-cell>
          <table:table-cell table:number-columns-repeated="4"/>
          <table:table-cell table:formula="of:=[.D500]&amp;&quot; &quot;&amp;[.E500]&amp;&quot; &quot;&amp;[.F500]&amp;&quot; &quot;&amp;[.G500]&amp;&quot; &quot;&amp;[.H500]" office:value-type="string" office:string-value="Stream    " calcext:value-type="string">
            <text:p>Stream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bble</text:p>
          </table:table-cell>
          <table:table-cell table:number-columns-repeated="4"/>
          <table:table-cell table:formula="of:=[.D501]&amp;&quot; &quot;&amp;[.E501]&amp;&quot; &quot;&amp;[.F501]&amp;&quot; &quot;&amp;[.G501]&amp;&quot; &quot;&amp;[.H501]" office:value-type="string" office:string-value="Bubble    " calcext:value-type="string">
            <text:p>Bubble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ed</text:p>
          </table:table-cell>
          <table:table-cell table:number-columns-repeated="4"/>
          <table:table-cell table:formula="of:=[.D502]&amp;&quot; &quot;&amp;[.E502]&amp;&quot; &quot;&amp;[.F502]&amp;&quot; &quot;&amp;[.G502]&amp;&quot; &quot;&amp;[.H502]" office:value-type="string" office:string-value="Feed    " calcext:value-type="string">
            <text:p>Feed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og</text:p>
          </table:table-cell>
          <table:table-cell table:number-columns-repeated="4"/>
          <table:table-cell table:formula="of:=[.D503]&amp;&quot; &quot;&amp;[.E503]&amp;&quot; &quot;&amp;[.F503]&amp;&quot; &quot;&amp;[.G503]&amp;&quot; &quot;&amp;[.H503]" office:value-type="string" office:string-value="Dog    " calcext:value-type="string">
            <text:p>Dog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rse</text:p>
          </table:table-cell>
          <table:table-cell table:number-columns-repeated="4"/>
          <table:table-cell table:formula="of:=[.D504]&amp;&quot; &quot;&amp;[.E504]&amp;&quot; &quot;&amp;[.F504]&amp;&quot; &quot;&amp;[.G504]&amp;&quot; &quot;&amp;[.H504]" office:value-type="string" office:string-value="Horse    " calcext:value-type="string">
            <text:p>Horse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Twe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505]&amp;&quot; &quot;&amp;[.E505]&amp;&quot; &quot;&amp;[.F505]&amp;&quot; &quot;&amp;[.G505]&amp;&quot; &quot;&amp;[.H505]" office:value-type="string" office:string-value="Bird Tweet 2  " calcext:value-type="string">
            <text:p>Bird Tweet 2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ou</text:p>
          </table:table-cell>
          <table:table-cell table:number-columns-repeated="4"/>
          <table:table-cell table:formula="of:=[.D506]&amp;&quot; &quot;&amp;[.E506]&amp;&quot; &quot;&amp;[.F506]&amp;&quot; &quot;&amp;[.G506]&amp;&quot; &quot;&amp;[.H506]" office:value-type="string" office:string-value="Maou    " calcext:value-type="string">
            <text:p>Maou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all</text:p>
          </table:table-cell>
          <table:table-cell table:number-columns-repeated="3"/>
          <table:table-cell table:formula="of:=[.D507]&amp;&quot; &quot;&amp;[.E507]&amp;&quot; &quot;&amp;[.F507]&amp;&quot; &quot;&amp;[.G507]&amp;&quot; &quot;&amp;[.H507]" office:value-type="string" office:string-value="Phone Call   " calcext:value-type="string">
            <text:p>Phone Call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Squeak</text:p>
          </table:table-cell>
          <table:table-cell table:number-columns-repeated="3"/>
          <table:table-cell table:formula="of:=[.D508]&amp;&quot; &quot;&amp;[.E508]&amp;&quot; &quot;&amp;[.F508]&amp;&quot; &quot;&amp;[.G508]&amp;&quot; &quot;&amp;[.H508]" office:value-type="string" office:string-value="Door Squeak   " calcext:value-type="string">
            <text:p>Door Squeak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Slam</text:p>
          </table:table-cell>
          <table:table-cell table:number-columns-repeated="3"/>
          <table:table-cell table:formula="of:=[.D509]&amp;&quot; &quot;&amp;[.E509]&amp;&quot; &quot;&amp;[.F509]&amp;&quot; &quot;&amp;[.G509]&amp;&quot; &quot;&amp;[.H509]" office:value-type="string" office:string-value="Door Slam   " calcext:value-type="string">
            <text:p>Door Slam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ut</text:p>
          </table:table-cell>
          <table:table-cell table:number-columns-repeated="3"/>
          <table:table-cell table:formula="of:=[.D510]&amp;&quot; &quot;&amp;[.E510]&amp;&quot; &quot;&amp;[.F510]&amp;&quot; &quot;&amp;[.G510]&amp;&quot; &quot;&amp;[.H510]" office:value-type="string" office:string-value="Scratch Cut   " calcext:value-type="string">
            <text:p>Scratch Cut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table:formula="of:=[.D511]&amp;&quot; &quot;&amp;[.E511]&amp;&quot; &quot;&amp;[.F511]&amp;&quot; &quot;&amp;[.G511]&amp;&quot; &quot;&amp;[.H511]" office:value-type="string" office:string-value="Scratch Split   " calcext:value-type="string">
            <text:p>Scratch Split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Chime</text:p>
          </table:table-cell>
          <table:table-cell table:number-columns-repeated="3"/>
          <table:table-cell table:formula="of:=[.D512]&amp;&quot; &quot;&amp;[.E512]&amp;&quot; &quot;&amp;[.F512]&amp;&quot; &quot;&amp;[.G512]&amp;&quot; &quot;&amp;[.H512]" office:value-type="string" office:string-value="Wind Chime   " calcext:value-type="string">
            <text:p>Wind Chime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513]&amp;&quot; &quot;&amp;[.E513]&amp;&quot; &quot;&amp;[.F513]&amp;&quot; &quot;&amp;[.G513]&amp;&quot; &quot;&amp;[.H513]" office:value-type="string" office:string-value="Telephone Ring 2  " calcext:value-type="string">
            <text:p>Telephone Ring 2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Ignition</text:p>
          </table:table-cell>
          <table:table-cell table:number-columns-repeated="2"/>
          <table:table-cell table:formula="of:=[.D514]&amp;&quot; &quot;&amp;[.E514]&amp;&quot; &quot;&amp;[.F514]&amp;&quot; &quot;&amp;[.G514]&amp;&quot; &quot;&amp;[.H514]" office:value-type="string" office:string-value="Car Engine Ignition  " calcext:value-type="string">
            <text:p>Car Engine Ignition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ires</text:p>
          </table:table-cell>
          <table:table-cell office:value-type="string" calcext:value-type="string">
            <text:p>Squeal</text:p>
          </table:table-cell>
          <table:table-cell table:number-columns-repeated="2"/>
          <table:table-cell table:formula="of:=[.D515]&amp;&quot; &quot;&amp;[.E515]&amp;&quot; &quot;&amp;[.F515]&amp;&quot; &quot;&amp;[.G515]&amp;&quot; &quot;&amp;[.H515]" office:value-type="string" office:string-value="Car Tires Squeal  " calcext:value-type="string">
            <text:p>Car Tires Squeal 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ssing</text:p>
          </table:table-cell>
          <table:table-cell table:number-columns-repeated="3"/>
          <table:table-cell table:formula="of:=[.D516]&amp;&quot; &quot;&amp;[.E516]&amp;&quot; &quot;&amp;[.F516]&amp;&quot; &quot;&amp;[.G516]&amp;&quot; &quot;&amp;[.H516]" office:value-type="string" office:string-value="Car Passing   " calcext:value-type="string">
            <text:p>Car Passing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ash</text:p>
          </table:table-cell>
          <table:table-cell table:number-columns-repeated="3"/>
          <table:table-cell table:formula="of:=[.D517]&amp;&quot; &quot;&amp;[.E517]&amp;&quot; &quot;&amp;[.F517]&amp;&quot; &quot;&amp;[.G517]&amp;&quot; &quot;&amp;[.H517]" office:value-type="string" office:string-value="Car Crash   " calcext:value-type="string">
            <text:p>Car Crash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iren</text:p>
          </table:table-cell>
          <table:table-cell table:number-columns-repeated="4"/>
          <table:table-cell table:formula="of:=[.D518]&amp;&quot; &quot;&amp;[.E518]&amp;&quot; &quot;&amp;[.F518]&amp;&quot; &quot;&amp;[.G518]&amp;&quot; &quot;&amp;[.H518]" office:value-type="string" office:string-value="Siren    " calcext:value-type="string">
            <text:p>Siren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in</text:p>
          </table:table-cell>
          <table:table-cell table:number-columns-repeated="4"/>
          <table:table-cell table:formula="of:=[.D519]&amp;&quot; &quot;&amp;[.E519]&amp;&quot; &quot;&amp;[.F519]&amp;&quot; &quot;&amp;[.G519]&amp;&quot; &quot;&amp;[.H519]" office:value-type="string" office:string-value="Train    " calcext:value-type="string">
            <text:p>Train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Plane</text:p>
          </table:table-cell>
          <table:table-cell table:number-columns-repeated="3"/>
          <table:table-cell table:formula="of:=[.D520]&amp;&quot; &quot;&amp;[.E520]&amp;&quot; &quot;&amp;[.F520]&amp;&quot; &quot;&amp;[.G520]&amp;&quot; &quot;&amp;[.H520]" office:value-type="string" office:string-value="Jet Plane   " calcext:value-type="string">
            <text:p>Jet Plane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arship</text:p>
          </table:table-cell>
          <table:table-cell table:number-columns-repeated="4"/>
          <table:table-cell table:formula="of:=[.D521]&amp;&quot; &quot;&amp;[.E521]&amp;&quot; &quot;&amp;[.F521]&amp;&quot; &quot;&amp;[.G521]&amp;&quot; &quot;&amp;[.H521]" office:value-type="string" office:string-value="Starship    " calcext:value-type="string">
            <text:p>Starship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urst</text:p>
          </table:table-cell>
          <table:table-cell table:number-columns-repeated="4"/>
          <table:table-cell table:formula="of:=[.D522]&amp;&quot; &quot;&amp;[.E522]&amp;&quot; &quot;&amp;[.F522]&amp;&quot; &quot;&amp;[.G522]&amp;&quot; &quot;&amp;[.H522]" office:value-type="string" office:string-value="Burst    " calcext:value-type="string">
            <text:p>Burst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Coaster</text:p>
          </table:table-cell>
          <table:table-cell table:number-columns-repeated="3"/>
          <table:table-cell table:formula="of:=[.D523]&amp;&quot; &quot;&amp;[.E523]&amp;&quot; &quot;&amp;[.F523]&amp;&quot; &quot;&amp;[.G523]&amp;&quot; &quot;&amp;[.H523]" office:value-type="string" office:string-value="Roller Coaster   " calcext:value-type="string">
            <text:p>Roller Coaster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ubmarine</text:p>
          </table:table-cell>
          <table:table-cell table:number-columns-repeated="4"/>
          <table:table-cell table:formula="of:=[.D524]&amp;&quot; &quot;&amp;[.E524]&amp;&quot; &quot;&amp;[.F524]&amp;&quot; &quot;&amp;[.G524]&amp;&quot; &quot;&amp;[.H524]" office:value-type="string" office:string-value="Submarine    " calcext:value-type="string">
            <text:p>Submarine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ugh</text:p>
          </table:table-cell>
          <table:table-cell table:number-columns-repeated="4"/>
          <table:table-cell table:formula="of:=[.D525]&amp;&quot; &quot;&amp;[.E525]&amp;&quot; &quot;&amp;[.F525]&amp;&quot; &quot;&amp;[.G525]&amp;&quot; &quot;&amp;[.H525]" office:value-type="string" office:string-value="Laugh    " calcext:value-type="string">
            <text:p>Laugh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cream</text:p>
          </table:table-cell>
          <table:table-cell table:number-columns-repeated="4"/>
          <table:table-cell table:formula="of:=[.D526]&amp;&quot; &quot;&amp;[.E526]&amp;&quot; &quot;&amp;[.F526]&amp;&quot; &quot;&amp;[.G526]&amp;&quot; &quot;&amp;[.H526]" office:value-type="string" office:string-value="Scream    " calcext:value-type="string">
            <text:p>Scream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unch</text:p>
          </table:table-cell>
          <table:table-cell table:number-columns-repeated="4"/>
          <table:table-cell table:formula="of:=[.D527]&amp;&quot; &quot;&amp;[.E527]&amp;&quot; &quot;&amp;[.F527]&amp;&quot; &quot;&amp;[.G527]&amp;&quot; &quot;&amp;[.H527]" office:value-type="string" office:string-value="Punch    " calcext:value-type="string">
            <text:p>Punch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rtbeat</text:p>
          </table:table-cell>
          <table:table-cell table:number-columns-repeated="4"/>
          <table:table-cell table:formula="of:=[.D528]&amp;&quot; &quot;&amp;[.E528]&amp;&quot; &quot;&amp;[.F528]&amp;&quot; &quot;&amp;[.G528]&amp;&quot; &quot;&amp;[.H528]" office:value-type="string" office:string-value="Heartbeat    " calcext:value-type="string">
            <text:p>Heartbeat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ootsteps</text:p>
          </table:table-cell>
          <table:table-cell table:number-columns-repeated="4"/>
          <table:table-cell table:formula="of:=[.D529]&amp;&quot; &quot;&amp;[.E529]&amp;&quot; &quot;&amp;[.F529]&amp;&quot; &quot;&amp;[.G529]&amp;&quot; &quot;&amp;[.H529]" office:value-type="string" office:string-value="Footsteps    " calcext:value-type="string">
            <text:p>Footsteps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Gun</text:p>
          </table:table-cell>
          <table:table-cell table:number-columns-repeated="3"/>
          <table:table-cell table:formula="of:=[.D530]&amp;&quot; &quot;&amp;[.E530]&amp;&quot; &quot;&amp;[.F530]&amp;&quot; &quot;&amp;[.G530]&amp;&quot; &quot;&amp;[.H530]" office:value-type="string" office:string-value="Machine Gun   " calcext:value-type="string">
            <text:p>Machine Gun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Gun</text:p>
          </table:table-cell>
          <table:table-cell table:number-columns-repeated="3"/>
          <table:table-cell table:formula="of:=[.D531]&amp;&quot; &quot;&amp;[.E531]&amp;&quot; &quot;&amp;[.F531]&amp;&quot; &quot;&amp;[.G531]&amp;&quot; &quot;&amp;[.H531]" office:value-type="string" office:string-value="Laser Gun   " calcext:value-type="string">
            <text:p>Laser Gun 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xplosion</text:p>
          </table:table-cell>
          <table:table-cell table:number-columns-repeated="4"/>
          <table:table-cell table:formula="of:=[.D532]&amp;&quot; &quot;&amp;[.E532]&amp;&quot; &quot;&amp;[.F532]&amp;&quot; &quot;&amp;[.G532]&amp;&quot; &quot;&amp;[.H532]" office:value-type="string" office:string-value="Explosion    " calcext:value-type="string">
            <text:p>Explosion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irework</text:p>
          </table:table-cell>
          <table:table-cell table:number-columns-repeated="4"/>
          <table:table-cell table:formula="of:=[.D533]&amp;&quot; &quot;&amp;[.E533]&amp;&quot; &quot;&amp;[.F533]&amp;&quot; &quot;&amp;[.G533]&amp;&quot; &quot;&amp;[.H533]" office:value-type="string" office:string-value="Firework    " calcext:value-type="string">
            <text:p>Firework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6T18:21:31.480000000</meta:creation-date>
    <meta:editing-duration>PT9M39S</meta:editing-duration>
    <meta:editing-cycles>4</meta:editing-cycles>
    <meta:generator>LibreOffice/7.3.5.2$Windows_X86_64 LibreOffice_project/184fe81b8c8c30d8b5082578aee2fed2ea847c01</meta:generator>
    <dc:date>2023-09-12T21:46:41.660000000</dc:date>
    <meta:document-statistic meta:table-count="2" meta:cell-count="6136" meta:object-count="0"/>
  </office:meta>
</office:document-meta>
</file>